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721.14pt" svg:y="966.59pt">
            <loext:p draw:notify-on-update-of-ranges="Sheet1.P1:Sheet1.P1 Sheet1.P2:Sheet1.P41 Sheet1.Q1:Sheet1.Q1 Sheet1.Q2:Sheet1.Q41 Sheet1.R1:Sheet1.R1 Sheet1.R2:Sheet1.R41 Sheet1.S1:Sheet1.S1 Sheet1.S2:Sheet1.S41 Sheet1.T1:Sheet1.T1 Sheet1.T2:Sheet1.T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97.75pt" svg:y="703.84pt">
            <loext:p draw:notify-on-update-of-ranges="Sheet1.V1:Sheet1.V1 Sheet1.V2:Sheet1.V41 Sheet1.W1:Sheet1.W1 Sheet1.W2:Sheet1.W41 Sheet1.X1:Sheet1.X1 Sheet1.X2:Sheet1.X41 Sheet1.Y1:Sheet1.Y1 Sheet1.Y2:Sheet1.Y41 Sheet1.Z1:Sheet1.Z1 Sheet1.Z2:Sheet1.Z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Midpoin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/>
          <table:table-cell office:value-type="string" calcext:value-type="string">
            <text:p>Delta 1</text:p>
          </table:table-cell>
          <table:table-cell office:value-type="string" calcext:value-type="string">
            <text:p>Delta 2</text:p>
          </table:table-cell>
          <table:table-cell office:value-type="string" calcext:value-type="string">
            <text:p>Delta 3</text:p>
          </table:table-cell>
          <table:table-cell office:value-type="string" calcext:value-type="string">
            <text:p>Delta 4</text:p>
          </table:table-cell>
          <table:table-cell office:value-type="string" calcext:value-type="string">
            <text:p>Delta 5</text:p>
          </table:table-cell>
          <table:table-cell/>
          <table:table-cell table:formula="of:=[.J1]" office:value-type="string" office:string-value="Delta 1" calcext:value-type="string">
            <text:p>Delta 1</text:p>
          </table:table-cell>
          <table:table-cell table:formula="of:=[.K1]" office:value-type="string" office:string-value="Delta 2" calcext:value-type="string">
            <text:p>Delta 2</text:p>
          </table:table-cell>
          <table:table-cell table:formula="of:=[.L1]" office:value-type="string" office:string-value="Delta 3" calcext:value-type="string">
            <text:p>Delta 3</text:p>
          </table:table-cell>
          <table:table-cell table:formula="of:=[.M1]" office:value-type="string" office:string-value="Delta 4" calcext:value-type="string">
            <text:p>Delta 4</text:p>
          </table:table-cell>
          <table:table-cell table:formula="of:=[.N1]" office:value-type="string" office:string-value="Delta 5" calcext:value-type="string">
            <text:p>Delta 5</text:p>
          </table:table-cell>
          <table:table-cell/>
          <table:table-cell table:formula="of:=[.P1]" office:value-type="string" office:string-value="Delta 1" calcext:value-type="string">
            <text:p>Delta 1</text:p>
          </table:table-cell>
          <table:table-cell table:formula="of:=[.Q1]" office:value-type="string" office:string-value="Delta 2" calcext:value-type="string">
            <text:p>Delta 2</text:p>
          </table:table-cell>
          <table:table-cell table:formula="of:=[.R1]" office:value-type="string" office:string-value="Delta 3" calcext:value-type="string">
            <text:p>Delta 3</text:p>
          </table:table-cell>
          <table:table-cell table:formula="of:=[.S1]" office:value-type="string" office:string-value="Delta 4" calcext:value-type="string">
            <text:p>Delta 4</text:p>
          </table:table-cell>
          <table:table-cell table:formula="of:=[.T1]" office:value-type="string" office:string-value="Delta 5" calcext:value-type="string">
            <text:p>Del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6" calcext:value-type="float">
            <text:p>16.26</text:p>
          </table:table-cell>
          <table:table-cell table:formula="of:=[.B2]/2" office:value-type="float" office:value="8.13" calcext:value-type="float">
            <text:p>8.13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7.79" calcext:value-type="float">
            <text:p>7.79</text:p>
          </table:table-cell>
          <table:table-cell/>
          <table:table-cell office:value-type="float" office:value="7.86" calcext:value-type="float">
            <text:p>7.86</text:p>
          </table:table-cell>
          <table:table-cell table:number-columns-repeated="2"/>
          <table:table-cell table:formula="of:=[.$C2]-[.E2]" office:value-type="float" office:value="0.410000000000001" calcext:value-type="float">
            <text:p>0.41</text:p>
          </table:table-cell>
          <table:table-cell table:formula="of:=[.$C2]-[.F2]" office:value-type="float" office:value="0.340000000000001" calcext:value-type="float">
            <text:p>0.34</text:p>
          </table:table-cell>
          <table:table-cell/>
          <table:table-cell table:formula="of:=[.$C2]-[.H2]" office:value-type="float" office:value="0.27" calcext:value-type="float">
            <text:p>0.27</text:p>
          </table:table-cell>
          <table:table-cell table:number-columns-repeated="2"/>
          <table:table-cell table:formula="of:=0.274725275*[.K2]*1000" office:value-type="float" office:value="112.63736275" calcext:value-type="float">
            <text:p>112.63736275</text:p>
          </table:table-cell>
          <table:table-cell table:formula="of:=0.274725275*[.L2]*1000" office:value-type="float" office:value="93.4065935000002" calcext:value-type="float">
            <text:p>93.4065935</text:p>
          </table:table-cell>
          <table:table-cell/>
          <table:table-cell table:formula="of:=0.274725275*[.N2]*1000" office:value-type="float" office:value="74.1758242500001" calcext:value-type="float">
            <text:p>74.17582425</text:p>
          </table:table-cell>
          <table:table-cell table:number-columns-repeated="2"/>
          <table:table-cell table:formula="of:=[.Q2]-AVERAGE([.$P2:.$T2])" office:value-type="float" office:value="19.2307692500001" calcext:value-type="float">
            <text:p>19.23076925</text:p>
          </table:table-cell>
          <table:table-cell table:formula="of:=[.R2]-AVERAGE([.$P2:.$T2])" office:value-type="float" office:value="0" calcext:value-type="float">
            <text:p>0</text:p>
          </table:table-cell>
          <table:table-cell/>
          <table:table-cell table:formula="of:=[.T2]-AVERAGE([.$P2:.$T2])" office:value-type="float" office:value="-19.2307692500001" calcext:value-type="float">
            <text:p>-19.23076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95" calcext:value-type="float">
            <text:p>15.95</text:p>
          </table:table-cell>
          <table:table-cell table:formula="of:=[.B3]/2" office:value-type="float" office:value="7.975" calcext:value-type="float">
            <text:p>7.975</text:p>
          </table:table-cell>
          <table:table-cell office:value-type="float" office:value="7.48" calcext:value-type="float">
            <text:p>7.48</text:p>
          </table:table-cell>
          <table:table-cell office:value-type="float" office:value="7.52" calcext:value-type="float">
            <text:p>7.52</text:p>
          </table:table-cell>
          <table:table-cell office:value-type="float" office:value="7.71" calcext:value-type="float">
            <text:p>7.71</text:p>
          </table:table-cell>
          <table:table-cell office:value-type="float" office:value="7.67" calcext:value-type="float">
            <text:p>7.67</text:p>
          </table:table-cell>
          <table:table-cell office:value-type="float" office:value="7.68" calcext:value-type="float">
            <text:p>7.68</text:p>
          </table:table-cell>
          <table:table-cell/>
          <table:table-cell table:formula="of:=[.$C3]-[.D3]" office:value-type="float" office:value="0.494999999999999" calcext:value-type="float">
            <text:p>0.495</text:p>
          </table:table-cell>
          <table:table-cell table:formula="of:=[.$C3]-[.E3]" office:value-type="float" office:value="0.455" calcext:value-type="float">
            <text:p>0.455</text:p>
          </table:table-cell>
          <table:table-cell table:formula="of:=[.$C3]-[.F3]" office:value-type="float" office:value="0.265" calcext:value-type="float">
            <text:p>0.265</text:p>
          </table:table-cell>
          <table:table-cell table:formula="of:=[.$C3]-[.G3]" office:value-type="float" office:value="0.305" calcext:value-type="float">
            <text:p>0.305</text:p>
          </table:table-cell>
          <table:table-cell table:formula="of:=[.$C3]-[.H3]" office:value-type="float" office:value="0.295" calcext:value-type="float">
            <text:p>0.295</text:p>
          </table:table-cell>
          <table:table-cell/>
          <table:table-cell table:formula="of:=0.274725275*[.J3]*1000" office:value-type="float" office:value="135.989011125" calcext:value-type="float">
            <text:p>135.989011125</text:p>
          </table:table-cell>
          <table:table-cell table:formula="of:=0.274725275*[.K3]*1000" office:value-type="float" office:value="125.000000125" calcext:value-type="float">
            <text:p>125.000000125</text:p>
          </table:table-cell>
          <table:table-cell table:formula="of:=0.274725275*[.L3]*1000" office:value-type="float" office:value="72.8021978749999" calcext:value-type="float">
            <text:p>72.802197875</text:p>
          </table:table-cell>
          <table:table-cell table:formula="of:=0.274725275*[.M3]*1000" office:value-type="float" office:value="83.7912088749999" calcext:value-type="float">
            <text:p>83.791208875</text:p>
          </table:table-cell>
          <table:table-cell table:formula="of:=0.274725275*[.N3]*1000" office:value-type="float" office:value="81.043956125" calcext:value-type="float">
            <text:p>81.043956125</text:p>
          </table:table-cell>
          <table:table-cell/>
          <table:table-cell table:formula="of:=[.P3]-AVERAGE([.$P3:.$T3])" office:value-type="float" office:value="36.2637362999999" calcext:value-type="float">
            <text:p>36.2637363</text:p>
          </table:table-cell>
          <table:table-cell table:formula="of:=[.Q3]-AVERAGE([.$P3:.$T3])" office:value-type="float" office:value="25.2747253000001" calcext:value-type="float">
            <text:p>25.2747253</text:p>
          </table:table-cell>
          <table:table-cell table:formula="of:=[.R3]-AVERAGE([.$P3:.$T3])" office:value-type="float" office:value="-26.92307695" calcext:value-type="float">
            <text:p>-26.92307695</text:p>
          </table:table-cell>
          <table:table-cell table:formula="of:=[.S3]-AVERAGE([.$P3:.$T3])" office:value-type="float" office:value="-15.93406595" calcext:value-type="float">
            <text:p>-15.93406595</text:p>
          </table:table-cell>
          <table:table-cell table:formula="of:=[.T3]-AVERAGE([.$P3:.$T3])" office:value-type="float" office:value="-18.6813187" calcext:value-type="float">
            <text:p>-18.6813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61" calcext:value-type="float">
            <text:p>16.61</text:p>
          </table:table-cell>
          <table:table-cell table:formula="of:=[.B4]/2" office:value-type="float" office:value="8.305" calcext:value-type="float">
            <text:p>8.305</text:p>
          </table:table-cell>
          <table:table-cell office:value-type="float" office:value="8.14" calcext:value-type="float">
            <text:p>8.14</text:p>
          </table:table-cell>
          <table:table-cell office:value-type="float" office:value="8.3" calcext:value-type="float">
            <text:p>8.3</text:p>
          </table:table-cell>
          <table:table-cell office:value-type="float" office:value="8.47" calcext:value-type="float">
            <text:p>8.47</text:p>
          </table:table-cell>
          <table:table-cell office:value-type="float" office:value="8.39" calcext:value-type="float">
            <text:p>8.39</text:p>
          </table:table-cell>
          <table:table-cell office:value-type="float" office:value="8.37" calcext:value-type="float">
            <text:p>8.37</text:p>
          </table:table-cell>
          <table:table-cell/>
          <table:table-cell table:formula="of:=[.$C4]-[.D4]" office:value-type="float" office:value="0.164999999999999" calcext:value-type="float">
            <text:p>0.165</text:p>
          </table:table-cell>
          <table:table-cell table:formula="of:=[.$C4]-[.E4]" office:value-type="float" office:value="0.00499999999999901" calcext:value-type="float">
            <text:p>0.005</text:p>
          </table:table-cell>
          <table:table-cell table:formula="of:=[.$C4]-[.F4]" office:value-type="float" office:value="-0.165000000000001" calcext:value-type="float">
            <text:p>-0.165</text:p>
          </table:table-cell>
          <table:table-cell table:formula="of:=[.$C4]-[.G4]" office:value-type="float" office:value="-0.0850000000000009" calcext:value-type="float">
            <text:p>-0.085</text:p>
          </table:table-cell>
          <table:table-cell table:formula="of:=[.$C4]-[.H4]" office:value-type="float" office:value="-0.0649999999999995" calcext:value-type="float">
            <text:p>-0.065</text:p>
          </table:table-cell>
          <table:table-cell/>
          <table:table-cell table:formula="of:=0.274725275*[.J4]*1000" office:value-type="float" office:value="45.3296703749998" calcext:value-type="float">
            <text:p>45.329670375</text:p>
          </table:table-cell>
          <table:table-cell table:formula="of:=0.274725275*[.K4]*1000" office:value-type="float" office:value="1.37362637499973" calcext:value-type="float">
            <text:p>1.373626375</text:p>
          </table:table-cell>
          <table:table-cell table:formula="of:=0.274725275*[.L4]*1000" office:value-type="float" office:value="-45.3296703750003" calcext:value-type="float">
            <text:p>-45.329670375</text:p>
          </table:table-cell>
          <table:table-cell table:formula="of:=0.274725275*[.M4]*1000" office:value-type="float" office:value="-23.3516483750002" calcext:value-type="float">
            <text:p>-23.351648375</text:p>
          </table:table-cell>
          <table:table-cell table:formula="of:=0.274725275*[.N4]*1000" office:value-type="float" office:value="-17.8571428749999" calcext:value-type="float">
            <text:p>-17.857142875</text:p>
          </table:table-cell>
          <table:table-cell/>
          <table:table-cell table:formula="of:=[.P4]-AVERAGE([.$P4:.$T4])" office:value-type="float" office:value="53.2967033499999" calcext:value-type="float">
            <text:p>53.29670335</text:p>
          </table:table-cell>
          <table:table-cell table:formula="of:=[.Q4]-AVERAGE([.$P4:.$T4])" office:value-type="float" office:value="9.3406593499999" calcext:value-type="float">
            <text:p>9.34065935</text:p>
          </table:table-cell>
          <table:table-cell table:formula="of:=[.R4]-AVERAGE([.$P4:.$T4])" office:value-type="float" office:value="-37.3626374000001" calcext:value-type="float">
            <text:p>-37.3626374</text:p>
          </table:table-cell>
          <table:table-cell table:formula="of:=[.S4]-AVERAGE([.$P4:.$T4])" office:value-type="float" office:value="-15.3846154000001" calcext:value-type="float">
            <text:p>-15.3846154</text:p>
          </table:table-cell>
          <table:table-cell table:formula="of:=[.T4]-AVERAGE([.$P4:.$T4])" office:value-type="float" office:value="-9.89010989999969" calcext:value-type="float">
            <text:p>-9.8901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1" calcext:value-type="float">
            <text:p>15.51</text:p>
          </table:table-cell>
          <table:table-cell table:formula="of:=[.B5]/2" office:value-type="float" office:value="7.755" calcext:value-type="float">
            <text:p>7.755</text:p>
          </table:table-cell>
          <table:table-cell office:value-type="float" office:value="7.85" calcext:value-type="float">
            <text:p>7.85</text:p>
          </table:table-cell>
          <table:table-cell office:value-type="float" office:value="7.95" calcext:value-type="float">
            <text:p>7.95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8.06" calcext:value-type="float">
            <text:p>8.06</text:p>
          </table:table-cell>
          <table:table-cell/>
          <table:table-cell table:formula="of:=[.$C5]-[.D5]" office:value-type="float" office:value="-0.0949999999999998" calcext:value-type="float">
            <text:p>-0.095</text:p>
          </table:table-cell>
          <table:table-cell table:formula="of:=[.$C5]-[.E5]" office:value-type="float" office:value="-0.195" calcext:value-type="float">
            <text:p>-0.195</text:p>
          </table:table-cell>
          <table:table-cell table:formula="of:=[.$C5]-[.F5]" office:value-type="float" office:value="-0.395" calcext:value-type="float">
            <text:p>-0.395</text:p>
          </table:table-cell>
          <table:table-cell table:formula="of:=[.$C5]-[.G5]" office:value-type="float" office:value="-0.305000000000001" calcext:value-type="float">
            <text:p>-0.305</text:p>
          </table:table-cell>
          <table:table-cell table:formula="of:=[.$C5]-[.H5]" office:value-type="float" office:value="-0.305000000000001" calcext:value-type="float">
            <text:p>-0.305</text:p>
          </table:table-cell>
          <table:table-cell/>
          <table:table-cell table:formula="of:=0.274725275*[.J5]*1000" office:value-type="float" office:value="-26.0989011249999" calcext:value-type="float">
            <text:p>-26.098901125</text:p>
          </table:table-cell>
          <table:table-cell table:formula="of:=0.274725275*[.K5]*1000" office:value-type="float" office:value="-53.5714286250001" calcext:value-type="float">
            <text:p>-53.571428625</text:p>
          </table:table-cell>
          <table:table-cell table:formula="of:=0.274725275*[.L5]*1000" office:value-type="float" office:value="-108.516483625" calcext:value-type="float">
            <text:p>-108.516483625</text:p>
          </table:table-cell>
          <table:table-cell table:formula="of:=0.274725275*[.M5]*1000" office:value-type="float" office:value="-83.7912088750002" calcext:value-type="float">
            <text:p>-83.791208875</text:p>
          </table:table-cell>
          <table:table-cell table:formula="of:=0.274725275*[.N5]*1000" office:value-type="float" office:value="-83.7912088750002" calcext:value-type="float">
            <text:p>-83.791208875</text:p>
          </table:table-cell>
          <table:table-cell/>
          <table:table-cell table:formula="of:=[.P5]-AVERAGE([.$P5:.$T5])" office:value-type="float" office:value="45.0549451000002" calcext:value-type="float">
            <text:p>45.0549451</text:p>
          </table:table-cell>
          <table:table-cell table:formula="of:=[.Q5]-AVERAGE([.$P5:.$T5])" office:value-type="float" office:value="17.5824176" calcext:value-type="float">
            <text:p>17.5824176</text:p>
          </table:table-cell>
          <table:table-cell table:formula="of:=[.R5]-AVERAGE([.$P5:.$T5])" office:value-type="float" office:value="-37.3626374" calcext:value-type="float">
            <text:p>-37.3626374</text:p>
          </table:table-cell>
          <table:table-cell table:formula="of:=[.S5]-AVERAGE([.$P5:.$T5])" office:value-type="float" office:value="-12.6373626500001" calcext:value-type="float">
            <text:p>-12.63736265</text:p>
          </table:table-cell>
          <table:table-cell table:formula="of:=[.T5]-AVERAGE([.$P5:.$T5])" office:value-type="float" office:value="-12.6373626500001" calcext:value-type="float">
            <text:p>-12.63736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97" calcext:value-type="float">
            <text:p>15.97</text:p>
          </table:table-cell>
          <table:table-cell table:formula="of:=[.B6]/2" office:value-type="float" office:value="7.985" calcext:value-type="float">
            <text:p>7.985</text:p>
          </table:table-cell>
          <table:table-cell office:value-type="float" office:value="7.98" calcext:value-type="float">
            <text:p>7.98</text:p>
          </table:table-cell>
          <table:table-cell office:value-type="float" office:value="8.22" calcext:value-type="float">
            <text:p>8.22</text:p>
          </table:table-cell>
          <table:table-cell office:value-type="float" office:value="8.41" calcext:value-type="float">
            <text:p>8.41</text:p>
          </table:table-cell>
          <table:table-cell office:value-type="float" office:value="8.31" calcext:value-type="float">
            <text:p>8.31</text:p>
          </table:table-cell>
          <table:table-cell office:value-type="float" office:value="8.36" calcext:value-type="float">
            <text:p>8.36</text:p>
          </table:table-cell>
          <table:table-cell/>
          <table:table-cell table:formula="of:=[.$C6]-[.D6]" office:value-type="float" office:value="0.00499999999999989" calcext:value-type="float">
            <text:p>0.005</text:p>
          </table:table-cell>
          <table:table-cell table:formula="of:=[.$C6]-[.E6]" office:value-type="float" office:value="-0.235" calcext:value-type="float">
            <text:p>-0.235</text:p>
          </table:table-cell>
          <table:table-cell table:formula="of:=[.$C6]-[.F6]" office:value-type="float" office:value="-0.425" calcext:value-type="float">
            <text:p>-0.425</text:p>
          </table:table-cell>
          <table:table-cell table:formula="of:=[.$C6]-[.G6]" office:value-type="float" office:value="-0.325" calcext:value-type="float">
            <text:p>-0.325</text:p>
          </table:table-cell>
          <table:table-cell table:formula="of:=[.$C6]-[.H6]" office:value-type="float" office:value="-0.374999999999999" calcext:value-type="float">
            <text:p>-0.375</text:p>
          </table:table-cell>
          <table:table-cell/>
          <table:table-cell table:formula="of:=0.274725275*[.J6]*1000" office:value-type="float" office:value="1.37362637499997" calcext:value-type="float">
            <text:p>1.373626375</text:p>
          </table:table-cell>
          <table:table-cell table:formula="of:=0.274725275*[.K6]*1000" office:value-type="float" office:value="-64.5604396250001" calcext:value-type="float">
            <text:p>-64.560439625</text:p>
          </table:table-cell>
          <table:table-cell table:formula="of:=0.274725275*[.L6]*1000" office:value-type="float" office:value="-116.758241875" calcext:value-type="float">
            <text:p>-116.758241875</text:p>
          </table:table-cell>
          <table:table-cell table:formula="of:=0.274725275*[.M6]*1000" office:value-type="float" office:value="-89.285714375" calcext:value-type="float">
            <text:p>-89.285714375</text:p>
          </table:table-cell>
          <table:table-cell table:formula="of:=0.274725275*[.N6]*1000" office:value-type="float" office:value="-103.021978125" calcext:value-type="float">
            <text:p>-103.021978125</text:p>
          </table:table-cell>
          <table:table-cell/>
          <table:table-cell table:formula="of:=[.P6]-AVERAGE([.$P6:.$T6])" office:value-type="float" office:value="75.8241758999999" calcext:value-type="float">
            <text:p>75.8241759</text:p>
          </table:table-cell>
          <table:table-cell table:formula="of:=[.Q6]-AVERAGE([.$P6:.$T6])" office:value-type="float" office:value="9.89010989999989" calcext:value-type="float">
            <text:p>9.8901099</text:p>
          </table:table-cell>
          <table:table-cell table:formula="of:=[.R6]-AVERAGE([.$P6:.$T6])" office:value-type="float" office:value="-42.30769235" calcext:value-type="float">
            <text:p>-42.30769235</text:p>
          </table:table-cell>
          <table:table-cell table:formula="of:=[.S6]-AVERAGE([.$P6:.$T6])" office:value-type="float" office:value="-14.8351648500001" calcext:value-type="float">
            <text:p>-14.83516485</text:p>
          </table:table-cell>
          <table:table-cell table:formula="of:=[.T6]-AVERAGE([.$P6:.$T6])" office:value-type="float" office:value="-28.5714285999998" calcext:value-type="float">
            <text:p>-28.5714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3" calcext:value-type="float">
            <text:p>15.73</text:p>
          </table:table-cell>
          <table:table-cell table:formula="of:=[.B7]/2" office:value-type="float" office:value="7.865" calcext:value-type="float">
            <text:p>7.865</text:p>
          </table:table-cell>
          <table:table-cell office:value-type="float" office:value="8.04" calcext:value-type="float">
            <text:p>8.04</text:p>
          </table:table-cell>
          <table:table-cell office:value-type="float" office:value="8.12" calcext:value-type="float">
            <text:p>8.12</text:p>
          </table:table-cell>
          <table:table-cell office:value-type="float" office:value="8.26" calcext:value-type="float">
            <text:p>8.26</text:p>
          </table:table-cell>
          <table:table-cell office:value-type="float" office:value="8.2" calcext:value-type="float">
            <text:p>8.2</text:p>
          </table:table-cell>
          <table:table-cell office:value-type="float" office:value="8.24" calcext:value-type="float">
            <text:p>8.24</text:p>
          </table:table-cell>
          <table:table-cell/>
          <table:table-cell table:formula="of:=[.$C7]-[.D7]" office:value-type="float" office:value="-0.174999999999999" calcext:value-type="float">
            <text:p>-0.175</text:p>
          </table:table-cell>
          <table:table-cell table:formula="of:=[.$C7]-[.E7]" office:value-type="float" office:value="-0.254999999999999" calcext:value-type="float">
            <text:p>-0.255</text:p>
          </table:table-cell>
          <table:table-cell table:formula="of:=[.$C7]-[.F7]" office:value-type="float" office:value="-0.395" calcext:value-type="float">
            <text:p>-0.395</text:p>
          </table:table-cell>
          <table:table-cell table:formula="of:=[.$C7]-[.G7]" office:value-type="float" office:value="-0.334999999999999" calcext:value-type="float">
            <text:p>-0.335</text:p>
          </table:table-cell>
          <table:table-cell table:formula="of:=[.$C7]-[.H7]" office:value-type="float" office:value="-0.375" calcext:value-type="float">
            <text:p>-0.375</text:p>
          </table:table-cell>
          <table:table-cell/>
          <table:table-cell table:formula="of:=0.274725275*[.J7]*1000" office:value-type="float" office:value="-48.0769231249997" calcext:value-type="float">
            <text:p>-48.076923125</text:p>
          </table:table-cell>
          <table:table-cell table:formula="of:=0.274725275*[.K7]*1000" office:value-type="float" office:value="-70.0549451249997" calcext:value-type="float">
            <text:p>-70.054945125</text:p>
          </table:table-cell>
          <table:table-cell table:formula="of:=0.274725275*[.L7]*1000" office:value-type="float" office:value="-108.516483625" calcext:value-type="float">
            <text:p>-108.516483625</text:p>
          </table:table-cell>
          <table:table-cell table:formula="of:=0.274725275*[.M7]*1000" office:value-type="float" office:value="-92.0329671249997" calcext:value-type="float">
            <text:p>-92.032967125</text:p>
          </table:table-cell>
          <table:table-cell table:formula="of:=0.274725275*[.N7]*1000" office:value-type="float" office:value="-103.021978125" calcext:value-type="float">
            <text:p>-103.021978125</text:p>
          </table:table-cell>
          <table:table-cell/>
          <table:table-cell table:formula="of:=[.P7]-AVERAGE([.$P7:.$T7])" office:value-type="float" office:value="36.2637363000001" calcext:value-type="float">
            <text:p>36.2637363</text:p>
          </table:table-cell>
          <table:table-cell table:formula="of:=[.Q7]-AVERAGE([.$P7:.$T7])" office:value-type="float" office:value="14.2857143000001" calcext:value-type="float">
            <text:p>14.2857143</text:p>
          </table:table-cell>
          <table:table-cell table:formula="of:=[.R7]-AVERAGE([.$P7:.$T7])" office:value-type="float" office:value="-24.1758242000001" calcext:value-type="float">
            <text:p>-24.1758242</text:p>
          </table:table-cell>
          <table:table-cell table:formula="of:=[.S7]-AVERAGE([.$P7:.$T7])" office:value-type="float" office:value="-7.69230769999993" calcext:value-type="float">
            <text:p>-7.6923077</text:p>
          </table:table-cell>
          <table:table-cell table:formula="of:=[.T7]-AVERAGE([.$P7:.$T7])" office:value-type="float" office:value="-18.6813187000002" calcext:value-type="float">
            <text:p>-18.6813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78" calcext:value-type="float">
            <text:p>15.78</text:p>
          </table:table-cell>
          <table:table-cell table:formula="of:=[.B8]/2" office:value-type="float" office:value="7.89" calcext:value-type="float">
            <text:p>7.89</text:p>
          </table:table-cell>
          <table:table-cell office:value-type="float" office:value="8.38" calcext:value-type="float">
            <text:p>8.38</text:p>
          </table:table-cell>
          <table:table-cell office:value-type="float" office:value="8.41" calcext:value-type="float">
            <text:p>8.41</text:p>
          </table:table-cell>
          <table:table-cell office:value-type="float" office:value="8.58" calcext:value-type="float">
            <text:p>8.58</text:p>
          </table:table-cell>
          <table:table-cell office:value-type="float" office:value="8.47" calcext:value-type="float">
            <text:p>8.47</text:p>
          </table:table-cell>
          <table:table-cell office:value-type="float" office:value="8.54" calcext:value-type="float">
            <text:p>8.54</text:p>
          </table:table-cell>
          <table:table-cell/>
          <table:table-cell table:formula="of:=[.$C8]-[.D8]" office:value-type="float" office:value="-0.490000000000001" calcext:value-type="float">
            <text:p>-0.49</text:p>
          </table:table-cell>
          <table:table-cell table:formula="of:=[.$C8]-[.E8]" office:value-type="float" office:value="-0.52" calcext:value-type="float">
            <text:p>-0.52</text:p>
          </table:table-cell>
          <table:table-cell table:formula="of:=[.$C8]-[.F8]" office:value-type="float" office:value="-0.69" calcext:value-type="float">
            <text:p>-0.69</text:p>
          </table:table-cell>
          <table:table-cell table:formula="of:=[.$C8]-[.G8]" office:value-type="float" office:value="-0.580000000000001" calcext:value-type="float">
            <text:p>-0.58</text:p>
          </table:table-cell>
          <table:table-cell table:formula="of:=[.$C8]-[.H8]" office:value-type="float" office:value="-0.65" calcext:value-type="float">
            <text:p>-0.65</text:p>
          </table:table-cell>
          <table:table-cell/>
          <table:table-cell table:formula="of:=0.274725275*[.J8]*1000" office:value-type="float" office:value="-134.61538475" calcext:value-type="float">
            <text:p>-134.61538475</text:p>
          </table:table-cell>
          <table:table-cell table:formula="of:=0.274725275*[.K8]*1000" office:value-type="float" office:value="-142.857143" calcext:value-type="float">
            <text:p>-142.857143</text:p>
          </table:table-cell>
          <table:table-cell table:formula="of:=0.274725275*[.L8]*1000" office:value-type="float" office:value="-189.56043975" calcext:value-type="float">
            <text:p>-189.56043975</text:p>
          </table:table-cell>
          <table:table-cell table:formula="of:=0.274725275*[.M8]*1000" office:value-type="float" office:value="-159.3406595" calcext:value-type="float">
            <text:p>-159.3406595</text:p>
          </table:table-cell>
          <table:table-cell table:formula="of:=0.274725275*[.N8]*1000" office:value-type="float" office:value="-178.57142875" calcext:value-type="float">
            <text:p>-178.57142875</text:p>
          </table:table-cell>
          <table:table-cell/>
          <table:table-cell table:formula="of:=[.P8]-AVERAGE([.$P8:.$T8])" office:value-type="float" office:value="26.3736263999999" calcext:value-type="float">
            <text:p>26.3736264</text:p>
          </table:table-cell>
          <table:table-cell table:formula="of:=[.Q8]-AVERAGE([.$P8:.$T8])" office:value-type="float" office:value="18.13186815" calcext:value-type="float">
            <text:p>18.13186815</text:p>
          </table:table-cell>
          <table:table-cell table:formula="of:=[.R8]-AVERAGE([.$P8:.$T8])" office:value-type="float" office:value="-28.5714286" calcext:value-type="float">
            <text:p>-28.5714286</text:p>
          </table:table-cell>
          <table:table-cell table:formula="of:=[.S8]-AVERAGE([.$P8:.$T8])" office:value-type="float" office:value="1.64835164999988" calcext:value-type="float">
            <text:p>1.64835165</text:p>
          </table:table-cell>
          <table:table-cell table:formula="of:=[.T8]-AVERAGE([.$P8:.$T8])" office:value-type="float" office:value="-17.5824175999997" calcext:value-type="float">
            <text:p>-17.5824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19" calcext:value-type="float">
            <text:p>16.19</text:p>
          </table:table-cell>
          <table:table-cell table:formula="of:=[.B9]/2" office:value-type="float" office:value="8.095" calcext:value-type="float">
            <text:p>8.095</text:p>
          </table:table-cell>
          <table:table-cell office:value-type="float" office:value="8.49" calcext:value-type="float">
            <text:p>8.49</text:p>
          </table:table-cell>
          <table:table-cell office:value-type="float" office:value="8.53" calcext:value-type="float">
            <text:p>8.53</text:p>
          </table:table-cell>
          <table:table-cell office:value-type="float" office:value="8.71" calcext:value-type="float">
            <text:p>8.71</text:p>
          </table:table-cell>
          <table:table-cell office:value-type="float" office:value="8.56" calcext:value-type="float">
            <text:p>8.56</text:p>
          </table:table-cell>
          <table:table-cell office:value-type="float" office:value="8.68" calcext:value-type="float">
            <text:p>8.68</text:p>
          </table:table-cell>
          <table:table-cell/>
          <table:table-cell table:formula="of:=[.$C9]-[.D9]" office:value-type="float" office:value="-0.395" calcext:value-type="float">
            <text:p>-0.395</text:p>
          </table:table-cell>
          <table:table-cell table:formula="of:=[.$C9]-[.E9]" office:value-type="float" office:value="-0.434999999999999" calcext:value-type="float">
            <text:p>-0.435</text:p>
          </table:table-cell>
          <table:table-cell table:formula="of:=[.$C9]-[.F9]" office:value-type="float" office:value="-0.615" calcext:value-type="float">
            <text:p>-0.615</text:p>
          </table:table-cell>
          <table:table-cell table:formula="of:=[.$C9]-[.G9]" office:value-type="float" office:value="-0.465" calcext:value-type="float">
            <text:p>-0.465</text:p>
          </table:table-cell>
          <table:table-cell table:formula="of:=[.$C9]-[.H9]" office:value-type="float" office:value="-0.584999999999999" calcext:value-type="float">
            <text:p>-0.585</text:p>
          </table:table-cell>
          <table:table-cell/>
          <table:table-cell table:formula="of:=0.274725275*[.J9]*1000" office:value-type="float" office:value="-108.516483625" calcext:value-type="float">
            <text:p>-108.516483625</text:p>
          </table:table-cell>
          <table:table-cell table:formula="of:=0.274725275*[.K9]*1000" office:value-type="float" office:value="-119.505494625" calcext:value-type="float">
            <text:p>-119.505494625</text:p>
          </table:table-cell>
          <table:table-cell table:formula="of:=0.274725275*[.L9]*1000" office:value-type="float" office:value="-168.956044125" calcext:value-type="float">
            <text:p>-168.956044125</text:p>
          </table:table-cell>
          <table:table-cell table:formula="of:=0.274725275*[.M9]*1000" office:value-type="float" office:value="-127.747252875" calcext:value-type="float">
            <text:p>-127.747252875</text:p>
          </table:table-cell>
          <table:table-cell table:formula="of:=0.274725275*[.N9]*1000" office:value-type="float" office:value="-160.714285875" calcext:value-type="float">
            <text:p>-160.714285875</text:p>
          </table:table-cell>
          <table:table-cell/>
          <table:table-cell table:formula="of:=[.P9]-AVERAGE([.$P9:.$T9])" office:value-type="float" office:value="28.5714286" calcext:value-type="float">
            <text:p>28.5714286</text:p>
          </table:table-cell>
          <table:table-cell table:formula="of:=[.Q9]-AVERAGE([.$P9:.$T9])" office:value-type="float" office:value="17.5824176000002" calcext:value-type="float">
            <text:p>17.5824176</text:p>
          </table:table-cell>
          <table:table-cell table:formula="of:=[.R9]-AVERAGE([.$P9:.$T9])" office:value-type="float" office:value="-31.8681319000002" calcext:value-type="float">
            <text:p>-31.8681319</text:p>
          </table:table-cell>
          <table:table-cell table:formula="of:=[.S9]-AVERAGE([.$P9:.$T9])" office:value-type="float" office:value="9.34065934999988" calcext:value-type="float">
            <text:p>9.34065935</text:p>
          </table:table-cell>
          <table:table-cell table:formula="of:=[.T9]-AVERAGE([.$P9:.$T9])" office:value-type="float" office:value="-23.6263736499999" calcext:value-type="float">
            <text:p>-23.62637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42" calcext:value-type="float">
            <text:p>16.42</text:p>
          </table:table-cell>
          <table:table-cell table:formula="of:=[.B10]/2" office:value-type="float" office:value="8.21" calcext:value-type="float">
            <text:p>8.21</text:p>
          </table:table-cell>
          <table:table-cell office:value-type="float" office:value="8.43" calcext:value-type="float">
            <text:p>8.43</text:p>
          </table:table-cell>
          <table:table-cell office:value-type="float" office:value="8.64" calcext:value-type="float">
            <text:p>8.64</text:p>
          </table:table-cell>
          <table:table-cell office:value-type="float" office:value="8.76" calcext:value-type="float">
            <text:p>8.76</text:p>
          </table:table-cell>
          <table:table-cell office:value-type="float" office:value="8.61" calcext:value-type="float">
            <text:p>8.61</text:p>
          </table:table-cell>
          <table:table-cell office:value-type="float" office:value="8.74" calcext:value-type="float">
            <text:p>8.74</text:p>
          </table:table-cell>
          <table:table-cell/>
          <table:table-cell table:formula="of:=[.$C10]-[.D10]" office:value-type="float" office:value="-0.219999999999999" calcext:value-type="float">
            <text:p>-0.22</text:p>
          </table:table-cell>
          <table:table-cell table:formula="of:=[.$C10]-[.E10]" office:value-type="float" office:value="-0.43" calcext:value-type="float">
            <text:p>-0.43</text:p>
          </table:table-cell>
          <table:table-cell table:formula="of:=[.$C10]-[.F10]" office:value-type="float" office:value="-0.549999999999999" calcext:value-type="float">
            <text:p>-0.55</text:p>
          </table:table-cell>
          <table:table-cell table:formula="of:=[.$C10]-[.G10]" office:value-type="float" office:value="-0.399999999999999" calcext:value-type="float">
            <text:p>-0.4</text:p>
          </table:table-cell>
          <table:table-cell table:formula="of:=[.$C10]-[.H10]" office:value-type="float" office:value="-0.529999999999999" calcext:value-type="float">
            <text:p>-0.53</text:p>
          </table:table-cell>
          <table:table-cell/>
          <table:table-cell table:formula="of:=0.274725275*[.J10]*1000" office:value-type="float" office:value="-60.4395604999997" calcext:value-type="float">
            <text:p>-60.4395605</text:p>
          </table:table-cell>
          <table:table-cell table:formula="of:=0.274725275*[.K10]*1000" office:value-type="float" office:value="-118.13186825" calcext:value-type="float">
            <text:p>-118.13186825</text:p>
          </table:table-cell>
          <table:table-cell table:formula="of:=0.274725275*[.L10]*1000" office:value-type="float" office:value="-151.09890125" calcext:value-type="float">
            <text:p>-151.09890125</text:p>
          </table:table-cell>
          <table:table-cell table:formula="of:=0.274725275*[.M10]*1000" office:value-type="float" office:value="-109.89011" calcext:value-type="float">
            <text:p>-109.89011</text:p>
          </table:table-cell>
          <table:table-cell table:formula="of:=0.274725275*[.N10]*1000" office:value-type="float" office:value="-145.60439575" calcext:value-type="float">
            <text:p>-145.60439575</text:p>
          </table:table-cell>
          <table:table-cell/>
          <table:table-cell table:formula="of:=[.P10]-AVERAGE([.$P10:.$T10])" office:value-type="float" office:value="56.59340665" calcext:value-type="float">
            <text:p>56.59340665</text:p>
          </table:table-cell>
          <table:table-cell table:formula="of:=[.Q10]-AVERAGE([.$P10:.$T10])" office:value-type="float" office:value="-1.09890110000019" calcext:value-type="float">
            <text:p>-1.0989011</text:p>
          </table:table-cell>
          <table:table-cell table:formula="of:=[.R10]-AVERAGE([.$P10:.$T10])" office:value-type="float" office:value="-34.0659341" calcext:value-type="float">
            <text:p>-34.0659341</text:p>
          </table:table-cell>
          <table:table-cell table:formula="of:=[.S10]-AVERAGE([.$P10:.$T10])" office:value-type="float" office:value="7.14285715000013" calcext:value-type="float">
            <text:p>7.14285715</text:p>
          </table:table-cell>
          <table:table-cell table:formula="of:=[.T10]-AVERAGE([.$P10:.$T10])" office:value-type="float" office:value="-28.5714286000001" calcext:value-type="float">
            <text:p>-28.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12" calcext:value-type="float">
            <text:p>16.12</text:p>
          </table:table-cell>
          <table:table-cell table:formula="of:=[.B11]/2" office:value-type="float" office:value="8.06" calcext:value-type="float">
            <text:p>8.06</text:p>
          </table:table-cell>
          <table:table-cell office:value-type="float" office:value="8.05" calcext:value-type="float">
            <text:p>8.05</text:p>
          </table:table-cell>
          <table:table-cell office:value-type="float" office:value="8.24" calcext:value-type="float">
            <text:p>8.24</text:p>
          </table:table-cell>
          <table:table-cell office:value-type="float" office:value="8.37" calcext:value-type="float">
            <text:p>8.37</text:p>
          </table:table-cell>
          <table:table-cell office:value-type="float" office:value="8.16" calcext:value-type="float">
            <text:p>8.16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$C11]-[.D11]" office:value-type="float" office:value="0.00999999999999979" calcext:value-type="float">
            <text:p>0.01</text:p>
          </table:table-cell>
          <table:table-cell table:formula="of:=[.$C11]-[.E11]" office:value-type="float" office:value="-0.18" calcext:value-type="float">
            <text:p>-0.18</text:p>
          </table:table-cell>
          <table:table-cell table:formula="of:=[.$C11]-[.F11]" office:value-type="float" office:value="-0.309999999999999" calcext:value-type="float">
            <text:p>-0.31</text:p>
          </table:table-cell>
          <table:table-cell table:formula="of:=[.$C11]-[.G11]" office:value-type="float" office:value="-0.0999999999999996" calcext:value-type="float">
            <text:p>-0.1</text:p>
          </table:table-cell>
          <table:table-cell table:formula="of:=[.$C11]-[.H11]" office:value-type="float" office:value="-0.289999999999999" calcext:value-type="float">
            <text:p>-0.29</text:p>
          </table:table-cell>
          <table:table-cell/>
          <table:table-cell table:formula="of:=0.274725275*[.J11]*1000" office:value-type="float" office:value="2.74725274999994" calcext:value-type="float">
            <text:p>2.74725275</text:p>
          </table:table-cell>
          <table:table-cell table:formula="of:=0.274725275*[.K11]*1000" office:value-type="float" office:value="-49.4505494999999" calcext:value-type="float">
            <text:p>-49.4505495</text:p>
          </table:table-cell>
          <table:table-cell table:formula="of:=0.274725275*[.L11]*1000" office:value-type="float" office:value="-85.1648352499996" calcext:value-type="float">
            <text:p>-85.16483525</text:p>
          </table:table-cell>
          <table:table-cell table:formula="of:=0.274725275*[.M11]*1000" office:value-type="float" office:value="-27.4725274999999" calcext:value-type="float">
            <text:p>-27.4725275</text:p>
          </table:table-cell>
          <table:table-cell table:formula="of:=0.274725275*[.N11]*1000" office:value-type="float" office:value="-79.6703297499998" calcext:value-type="float">
            <text:p>-79.67032975</text:p>
          </table:table-cell>
          <table:table-cell/>
          <table:table-cell table:formula="of:=[.P11]-AVERAGE([.$P11:.$T11])" office:value-type="float" office:value="50.5494505999998" calcext:value-type="float">
            <text:p>50.5494506</text:p>
          </table:table-cell>
          <table:table-cell table:formula="of:=[.Q11]-AVERAGE([.$P11:.$T11])" office:value-type="float" office:value="-1.64835165000006" calcext:value-type="float">
            <text:p>-1.64835165</text:p>
          </table:table-cell>
          <table:table-cell table:formula="of:=[.R11]-AVERAGE([.$P11:.$T11])" office:value-type="float" office:value="-37.3626373999998" calcext:value-type="float">
            <text:p>-37.3626374</text:p>
          </table:table-cell>
          <table:table-cell table:formula="of:=[.S11]-AVERAGE([.$P11:.$T11])" office:value-type="float" office:value="20.32967035" calcext:value-type="float">
            <text:p>20.32967035</text:p>
          </table:table-cell>
          <table:table-cell table:formula="of:=[.T11]-AVERAGE([.$P11:.$T11])" office:value-type="float" office:value="-31.8681318999999" calcext:value-type="float">
            <text:p>-31.8681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13" calcext:value-type="float">
            <text:p>15.13</text:p>
          </table:table-cell>
          <table:table-cell table:formula="of:=[.B12]/2" office:value-type="float" office:value="7.565" calcext:value-type="float">
            <text:p>7.565</text:p>
          </table:table-cell>
          <table:table-cell office:value-type="float" office:value="7.57" calcext:value-type="float">
            <text:p>7.57</text:p>
          </table:table-cell>
          <table:table-cell office:value-type="float" office:value="7.71" calcext:value-type="float">
            <text:p>7.71</text:p>
          </table:table-cell>
          <table:table-cell office:value-type="float" office:value="7.79" calcext:value-type="float">
            <text:p>7.79</text:p>
          </table:table-cell>
          <table:table-cell office:value-type="float" office:value="7.62" calcext:value-type="float">
            <text:p>7.62</text:p>
          </table:table-cell>
          <table:table-cell office:value-type="float" office:value="7.77" calcext:value-type="float">
            <text:p>7.77</text:p>
          </table:table-cell>
          <table:table-cell/>
          <table:table-cell table:formula="of:=[.$C12]-[.D12]" office:value-type="float" office:value="-0.00499999999999989" calcext:value-type="float">
            <text:p>-0.005</text:p>
          </table:table-cell>
          <table:table-cell table:formula="of:=[.$C12]-[.E12]" office:value-type="float" office:value="-0.145" calcext:value-type="float">
            <text:p>-0.145</text:p>
          </table:table-cell>
          <table:table-cell table:formula="of:=[.$C12]-[.F12]" office:value-type="float" office:value="-0.225" calcext:value-type="float">
            <text:p>-0.225</text:p>
          </table:table-cell>
          <table:table-cell table:formula="of:=[.$C12]-[.G12]" office:value-type="float" office:value="-0.0549999999999997" calcext:value-type="float">
            <text:p>-0.055</text:p>
          </table:table-cell>
          <table:table-cell table:formula="of:=[.$C12]-[.H12]" office:value-type="float" office:value="-0.204999999999999" calcext:value-type="float">
            <text:p>-0.205</text:p>
          </table:table-cell>
          <table:table-cell/>
          <table:table-cell table:formula="of:=0.274725275*[.J12]*1000" office:value-type="float" office:value="-1.37362637499997" calcext:value-type="float">
            <text:p>-1.373626375</text:p>
          </table:table-cell>
          <table:table-cell table:formula="of:=0.274725275*[.K12]*1000" office:value-type="float" office:value="-39.8351648749999" calcext:value-type="float">
            <text:p>-39.835164875</text:p>
          </table:table-cell>
          <table:table-cell table:formula="of:=0.274725275*[.L12]*1000" office:value-type="float" office:value="-61.8131868749999" calcext:value-type="float">
            <text:p>-61.813186875</text:p>
          </table:table-cell>
          <table:table-cell table:formula="of:=0.274725275*[.M12]*1000" office:value-type="float" office:value="-15.1098901249999" calcext:value-type="float">
            <text:p>-15.109890125</text:p>
          </table:table-cell>
          <table:table-cell table:formula="of:=0.274725275*[.N12]*1000" office:value-type="float" office:value="-56.3186813749998" calcext:value-type="float">
            <text:p>-56.318681375</text:p>
          </table:table-cell>
          <table:table-cell/>
          <table:table-cell table:formula="of:=[.P12]-AVERAGE([.$P12:.$T12])" office:value-type="float" office:value="33.5164835499999" calcext:value-type="float">
            <text:p>33.51648355</text:p>
          </table:table-cell>
          <table:table-cell table:formula="of:=[.Q12]-AVERAGE([.$P12:.$T12])" office:value-type="float" office:value="-4.94505494999999" calcext:value-type="float">
            <text:p>-4.94505495</text:p>
          </table:table-cell>
          <table:table-cell table:formula="of:=[.R12]-AVERAGE([.$P12:.$T12])" office:value-type="float" office:value="-26.92307695" calcext:value-type="float">
            <text:p>-26.92307695</text:p>
          </table:table-cell>
          <table:table-cell table:formula="of:=[.S12]-AVERAGE([.$P12:.$T12])" office:value-type="float" office:value="19.7802198" calcext:value-type="float">
            <text:p>19.7802198</text:p>
          </table:table-cell>
          <table:table-cell table:formula="of:=[.T12]-AVERAGE([.$P12:.$T12])" office:value-type="float" office:value="-21.4285714499999" calcext:value-type="float">
            <text:p>-21.42857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7" calcext:value-type="float">
            <text:p>16.17</text:p>
          </table:table-cell>
          <table:table-cell table:formula="of:=[.B13]/2" office:value-type="float" office:value="8.085" calcext:value-type="float">
            <text:p>8.085</text:p>
          </table:table-cell>
          <table:table-cell office:value-type="float" office:value="8.36" calcext:value-type="float">
            <text:p>8.36</text:p>
          </table:table-cell>
          <table:table-cell office:value-type="float" office:value="8.6" calcext:value-type="float">
            <text:p>8.6</text:p>
          </table:table-cell>
          <table:table-cell office:value-type="float" office:value="8.67" calcext:value-type="float">
            <text:p>8.67</text:p>
          </table:table-cell>
          <table:table-cell office:value-type="float" office:value="8.43" calcext:value-type="float">
            <text:p>8.43</text:p>
          </table:table-cell>
          <table:table-cell office:value-type="float" office:value="8.56" calcext:value-type="float">
            <text:p>8.56</text:p>
          </table:table-cell>
          <table:table-cell/>
          <table:table-cell table:formula="of:=[.$C13]-[.D13]" office:value-type="float" office:value="-0.274999999999999" calcext:value-type="float">
            <text:p>-0.275</text:p>
          </table:table-cell>
          <table:table-cell table:formula="of:=[.$C13]-[.E13]" office:value-type="float" office:value="-0.514999999999999" calcext:value-type="float">
            <text:p>-0.515</text:p>
          </table:table-cell>
          <table:table-cell table:formula="of:=[.$C13]-[.F13]" office:value-type="float" office:value="-0.584999999999999" calcext:value-type="float">
            <text:p>-0.585</text:p>
          </table:table-cell>
          <table:table-cell table:formula="of:=[.$C13]-[.G13]" office:value-type="float" office:value="-0.344999999999999" calcext:value-type="float">
            <text:p>-0.345</text:p>
          </table:table-cell>
          <table:table-cell table:formula="of:=[.$C13]-[.H13]" office:value-type="float" office:value="-0.475" calcext:value-type="float">
            <text:p>-0.475</text:p>
          </table:table-cell>
          <table:table-cell/>
          <table:table-cell table:formula="of:=0.274725275*[.J13]*1000" office:value-type="float" office:value="-75.5494506249996" calcext:value-type="float">
            <text:p>-75.549450625</text:p>
          </table:table-cell>
          <table:table-cell table:formula="of:=0.274725275*[.K13]*1000" office:value-type="float" office:value="-141.483516625" calcext:value-type="float">
            <text:p>-141.483516625</text:p>
          </table:table-cell>
          <table:table-cell table:formula="of:=0.274725275*[.L13]*1000" office:value-type="float" office:value="-160.714285875" calcext:value-type="float">
            <text:p>-160.714285875</text:p>
          </table:table-cell>
          <table:table-cell table:formula="of:=0.274725275*[.M13]*1000" office:value-type="float" office:value="-94.7802198749997" calcext:value-type="float">
            <text:p>-94.780219875</text:p>
          </table:table-cell>
          <table:table-cell table:formula="of:=0.274725275*[.N13]*1000" office:value-type="float" office:value="-130.494505625" calcext:value-type="float">
            <text:p>-130.494505625</text:p>
          </table:table-cell>
          <table:table-cell/>
          <table:table-cell table:formula="of:=[.P13]-AVERAGE([.$P13:.$T13])" office:value-type="float" office:value="45.0549451000001" calcext:value-type="float">
            <text:p>45.0549451</text:p>
          </table:table-cell>
          <table:table-cell table:formula="of:=[.Q13]-AVERAGE([.$P13:.$T13])" office:value-type="float" office:value="-20.8791209" calcext:value-type="float">
            <text:p>-20.8791209</text:p>
          </table:table-cell>
          <table:table-cell table:formula="of:=[.R13]-AVERAGE([.$P13:.$T13])" office:value-type="float" office:value="-40.10989015" calcext:value-type="float">
            <text:p>-40.10989015</text:p>
          </table:table-cell>
          <table:table-cell table:formula="of:=[.S13]-AVERAGE([.$P13:.$T13])" office:value-type="float" office:value="25.82417585" calcext:value-type="float">
            <text:p>25.82417585</text:p>
          </table:table-cell>
          <table:table-cell table:formula="of:=[.T13]-AVERAGE([.$P13:.$T13])" office:value-type="float" office:value="-9.89010990000018" calcext:value-type="float">
            <text:p>-9.8901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82" calcext:value-type="float">
            <text:p>15.82</text:p>
          </table:table-cell>
          <table:table-cell table:formula="of:=[.B14]/2" office:value-type="float" office:value="7.91" calcext:value-type="float">
            <text:p>7.91</text:p>
          </table:table-cell>
          <table:table-cell office:value-type="float" office:value="7.9" calcext:value-type="float">
            <text:p>7.9</text:p>
          </table:table-cell>
          <table:table-cell office:value-type="float" office:value="8.17" calcext:value-type="float">
            <text:p>8.17</text:p>
          </table:table-cell>
          <table:table-cell office:value-type="float" office:value="8.32" calcext:value-type="float">
            <text:p>8.32</text:p>
          </table:table-cell>
          <table:table-cell office:value-type="float" office:value="8" calcext:value-type="float">
            <text:p>8</text:p>
          </table:table-cell>
          <table:table-cell office:value-type="float" office:value="8.18" calcext:value-type="float">
            <text:p>8.18</text:p>
          </table:table-cell>
          <table:table-cell/>
          <table:table-cell table:formula="of:=[.$C14]-[.D14]" office:value-type="float" office:value="0.00999999999999979" calcext:value-type="float">
            <text:p>0.01</text:p>
          </table:table-cell>
          <table:table-cell table:formula="of:=[.$C14]-[.E14]" office:value-type="float" office:value="-0.26" calcext:value-type="float">
            <text:p>-0.26</text:p>
          </table:table-cell>
          <table:table-cell table:formula="of:=[.$C14]-[.F14]" office:value-type="float" office:value="-0.41" calcext:value-type="float">
            <text:p>-0.41</text:p>
          </table:table-cell>
          <table:table-cell table:formula="of:=[.$C14]-[.G14]" office:value-type="float" office:value="-0.0899999999999999" calcext:value-type="float">
            <text:p>-0.09</text:p>
          </table:table-cell>
          <table:table-cell table:formula="of:=[.$C14]-[.H14]" office:value-type="float" office:value="-0.27" calcext:value-type="float">
            <text:p>-0.27</text:p>
          </table:table-cell>
          <table:table-cell/>
          <table:table-cell table:formula="of:=0.274725275*[.J14]*1000" office:value-type="float" office:value="2.74725274999994" calcext:value-type="float">
            <text:p>2.74725275</text:p>
          </table:table-cell>
          <table:table-cell table:formula="of:=0.274725275*[.K14]*1000" office:value-type="float" office:value="-71.4285715" calcext:value-type="float">
            <text:p>-71.4285715</text:p>
          </table:table-cell>
          <table:table-cell table:formula="of:=0.274725275*[.L14]*1000" office:value-type="float" office:value="-112.63736275" calcext:value-type="float">
            <text:p>-112.63736275</text:p>
          </table:table-cell>
          <table:table-cell table:formula="of:=0.274725275*[.M14]*1000" office:value-type="float" office:value="-24.72527475" calcext:value-type="float">
            <text:p>-24.72527475</text:p>
          </table:table-cell>
          <table:table-cell table:formula="of:=0.274725275*[.N14]*1000" office:value-type="float" office:value="-74.1758242499999" calcext:value-type="float">
            <text:p>-74.17582425</text:p>
          </table:table-cell>
          <table:table-cell/>
          <table:table-cell table:formula="of:=[.P14]-AVERAGE([.$P14:.$T14])" office:value-type="float" office:value="58.7912088499999" calcext:value-type="float">
            <text:p>58.79120885</text:p>
          </table:table-cell>
          <table:table-cell table:formula="of:=[.Q14]-AVERAGE([.$P14:.$T14])" office:value-type="float" office:value="-15.3846154" calcext:value-type="float">
            <text:p>-15.3846154</text:p>
          </table:table-cell>
          <table:table-cell table:formula="of:=[.R14]-AVERAGE([.$P14:.$T14])" office:value-type="float" office:value="-56.5934066500001" calcext:value-type="float">
            <text:p>-56.59340665</text:p>
          </table:table-cell>
          <table:table-cell table:formula="of:=[.S14]-AVERAGE([.$P14:.$T14])" office:value-type="float" office:value="31.31868135" calcext:value-type="float">
            <text:p>31.31868135</text:p>
          </table:table-cell>
          <table:table-cell table:formula="of:=[.T14]-AVERAGE([.$P14:.$T14])" office:value-type="float" office:value="-18.1318681499999" calcext:value-type="float">
            <text:p>-18.13186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53" calcext:value-type="float">
            <text:p>15.53</text:p>
          </table:table-cell>
          <table:table-cell table:formula="of:=[.B15]/2" office:value-type="float" office:value="7.765" calcext:value-type="float">
            <text:p>7.765</text:p>
          </table:table-cell>
          <table:table-cell office:value-type="float" office:value="8.16" calcext:value-type="float">
            <text:p>8.16</text:p>
          </table:table-cell>
          <table:table-cell office:value-type="float" office:value="8.44" calcext:value-type="float">
            <text:p>8.44</text:p>
          </table:table-cell>
          <table:table-cell office:value-type="float" office:value="8.49" calcext:value-type="float">
            <text:p>8.49</text:p>
          </table:table-cell>
          <table:table-cell office:value-type="float" office:value="8.29" calcext:value-type="float">
            <text:p>8.29</text:p>
          </table:table-cell>
          <table:table-cell office:value-type="float" office:value="8.48" calcext:value-type="float">
            <text:p>8.48</text:p>
          </table:table-cell>
          <table:table-cell/>
          <table:table-cell table:formula="of:=[.$C15]-[.D15]" office:value-type="float" office:value="-0.395" calcext:value-type="float">
            <text:p>-0.395</text:p>
          </table:table-cell>
          <table:table-cell table:formula="of:=[.$C15]-[.E15]" office:value-type="float" office:value="-0.675" calcext:value-type="float">
            <text:p>-0.675</text:p>
          </table:table-cell>
          <table:table-cell table:formula="of:=[.$C15]-[.F15]" office:value-type="float" office:value="-0.725000000000001" calcext:value-type="float">
            <text:p>-0.725</text:p>
          </table:table-cell>
          <table:table-cell table:formula="of:=[.$C15]-[.G15]" office:value-type="float" office:value="-0.525" calcext:value-type="float">
            <text:p>-0.525</text:p>
          </table:table-cell>
          <table:table-cell table:formula="of:=[.$C15]-[.H15]" office:value-type="float" office:value="-0.715000000000001" calcext:value-type="float">
            <text:p>-0.715</text:p>
          </table:table-cell>
          <table:table-cell/>
          <table:table-cell table:formula="of:=0.274725275*[.J15]*1000" office:value-type="float" office:value="-108.516483625" calcext:value-type="float">
            <text:p>-108.516483625</text:p>
          </table:table-cell>
          <table:table-cell table:formula="of:=0.274725275*[.K15]*1000" office:value-type="float" office:value="-185.439560625" calcext:value-type="float">
            <text:p>-185.439560625</text:p>
          </table:table-cell>
          <table:table-cell table:formula="of:=0.274725275*[.L15]*1000" office:value-type="float" office:value="-199.175824375" calcext:value-type="float">
            <text:p>-199.175824375</text:p>
          </table:table-cell>
          <table:table-cell table:formula="of:=0.274725275*[.M15]*1000" office:value-type="float" office:value="-144.230769375" calcext:value-type="float">
            <text:p>-144.230769375</text:p>
          </table:table-cell>
          <table:table-cell table:formula="of:=0.274725275*[.N15]*1000" office:value-type="float" office:value="-196.428571625" calcext:value-type="float">
            <text:p>-196.428571625</text:p>
          </table:table-cell>
          <table:table-cell/>
          <table:table-cell table:formula="of:=[.P15]-AVERAGE([.$P15:.$T15])" office:value-type="float" office:value="58.2417582999999" calcext:value-type="float">
            <text:p>58.2417583</text:p>
          </table:table-cell>
          <table:table-cell table:formula="of:=[.Q15]-AVERAGE([.$P15:.$T15])" office:value-type="float" office:value="-18.6813186999999" calcext:value-type="float">
            <text:p>-18.6813187</text:p>
          </table:table-cell>
          <table:table-cell table:formula="of:=[.R15]-AVERAGE([.$P15:.$T15])" office:value-type="float" office:value="-32.4175824500001" calcext:value-type="float">
            <text:p>-32.41758245</text:p>
          </table:table-cell>
          <table:table-cell table:formula="of:=[.S15]-AVERAGE([.$P15:.$T15])" office:value-type="float" office:value="22.5274725500002" calcext:value-type="float">
            <text:p>22.52747255</text:p>
          </table:table-cell>
          <table:table-cell table:formula="of:=[.T15]-AVERAGE([.$P15:.$T15])" office:value-type="float" office:value="-29.6703297000001" calcext:value-type="float">
            <text:p>-29.6703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81" calcext:value-type="float">
            <text:p>15.81</text:p>
          </table:table-cell>
          <table:table-cell table:formula="of:=[.B16]/2" office:value-type="float" office:value="7.905" calcext:value-type="float">
            <text:p>7.905</text:p>
          </table:table-cell>
          <table:table-cell office:value-type="float" office:value="7.99" calcext:value-type="float">
            <text:p>7.99</text:p>
          </table:table-cell>
          <table:table-cell office:value-type="float" office:value="8.27" calcext:value-type="float">
            <text:p>8.27</text:p>
          </table:table-cell>
          <table:table-cell office:value-type="float" office:value="8.29" calcext:value-type="float">
            <text:p>8.29</text:p>
          </table:table-cell>
          <table:table-cell office:value-type="float" office:value="8.1" calcext:value-type="float">
            <text:p>8.1</text:p>
          </table:table-cell>
          <table:table-cell office:value-type="float" office:value="8.33" calcext:value-type="float">
            <text:p>8.33</text:p>
          </table:table-cell>
          <table:table-cell/>
          <table:table-cell table:formula="of:=[.$C16]-[.D16]" office:value-type="float" office:value="-0.085" calcext:value-type="float">
            <text:p>-0.085</text:p>
          </table:table-cell>
          <table:table-cell table:formula="of:=[.$C16]-[.E16]" office:value-type="float" office:value="-0.364999999999999" calcext:value-type="float">
            <text:p>-0.365</text:p>
          </table:table-cell>
          <table:table-cell table:formula="of:=[.$C16]-[.F16]" office:value-type="float" office:value="-0.384999999999999" calcext:value-type="float">
            <text:p>-0.385</text:p>
          </table:table-cell>
          <table:table-cell table:formula="of:=[.$C16]-[.G16]" office:value-type="float" office:value="-0.194999999999999" calcext:value-type="float">
            <text:p>-0.195</text:p>
          </table:table-cell>
          <table:table-cell table:formula="of:=[.$C16]-[.H16]" office:value-type="float" office:value="-0.425" calcext:value-type="float">
            <text:p>-0.425</text:p>
          </table:table-cell>
          <table:table-cell/>
          <table:table-cell table:formula="of:=0.274725275*[.J16]*1000" office:value-type="float" office:value="-23.351648375" calcext:value-type="float">
            <text:p>-23.351648375</text:p>
          </table:table-cell>
          <table:table-cell table:formula="of:=0.274725275*[.K16]*1000" office:value-type="float" office:value="-100.274725375" calcext:value-type="float">
            <text:p>-100.274725375</text:p>
          </table:table-cell>
          <table:table-cell table:formula="of:=0.274725275*[.L16]*1000" office:value-type="float" office:value="-105.769230875" calcext:value-type="float">
            <text:p>-105.769230875</text:p>
          </table:table-cell>
          <table:table-cell table:formula="of:=0.274725275*[.M16]*1000" office:value-type="float" office:value="-53.5714286249998" calcext:value-type="float">
            <text:p>-53.571428625</text:p>
          </table:table-cell>
          <table:table-cell table:formula="of:=0.274725275*[.N16]*1000" office:value-type="float" office:value="-116.758241875" calcext:value-type="float">
            <text:p>-116.758241875</text:p>
          </table:table-cell>
          <table:table-cell/>
          <table:table-cell table:formula="of:=[.P16]-AVERAGE([.$P16:.$T16])" office:value-type="float" office:value="56.5934066499999" calcext:value-type="float">
            <text:p>56.59340665</text:p>
          </table:table-cell>
          <table:table-cell table:formula="of:=[.Q16]-AVERAGE([.$P16:.$T16])" office:value-type="float" office:value="-20.32967035" calcext:value-type="float">
            <text:p>-20.32967035</text:p>
          </table:table-cell>
          <table:table-cell table:formula="of:=[.R16]-AVERAGE([.$P16:.$T16])" office:value-type="float" office:value="-25.8241758499998" calcext:value-type="float">
            <text:p>-25.82417585</text:p>
          </table:table-cell>
          <table:table-cell table:formula="of:=[.S16]-AVERAGE([.$P16:.$T16])" office:value-type="float" office:value="26.3736264" calcext:value-type="float">
            <text:p>26.3736264</text:p>
          </table:table-cell>
          <table:table-cell table:formula="of:=[.T16]-AVERAGE([.$P16:.$T16])" office:value-type="float" office:value="-36.8131868500001" calcext:value-type="float">
            <text:p>-36.81318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58" calcext:value-type="float">
            <text:p>16.58</text:p>
          </table:table-cell>
          <table:table-cell table:formula="of:=[.B17]/2" office:value-type="float" office:value="8.29" calcext:value-type="float">
            <text:p>8.29</text:p>
          </table:table-cell>
          <table:table-cell office:value-type="float" office:value="8.74" calcext:value-type="float">
            <text:p>8.74</text:p>
          </table:table-cell>
          <table:table-cell office:value-type="float" office:value="9.03" calcext:value-type="float">
            <text:p>9.03</text:p>
          </table:table-cell>
          <table:table-cell office:value-type="float" office:value="9.11" calcext:value-type="float">
            <text:p>9.11</text:p>
          </table:table-cell>
          <table:table-cell office:value-type="float" office:value="8.88" calcext:value-type="float">
            <text:p>8.88</text:p>
          </table:table-cell>
          <table:table-cell office:value-type="float" office:value="9.06" calcext:value-type="float">
            <text:p>9.06</text:p>
          </table:table-cell>
          <table:table-cell/>
          <table:table-cell table:formula="of:=[.$C17]-[.D17]" office:value-type="float" office:value="-0.450000000000001" calcext:value-type="float">
            <text:p>-0.45</text:p>
          </table:table-cell>
          <table:table-cell table:formula="of:=[.$C17]-[.E17]" office:value-type="float" office:value="-0.74" calcext:value-type="float">
            <text:p>-0.74</text:p>
          </table:table-cell>
          <table:table-cell table:formula="of:=[.$C17]-[.F17]" office:value-type="float" office:value="-0.82" calcext:value-type="float">
            <text:p>-0.82</text:p>
          </table:table-cell>
          <table:table-cell table:formula="of:=[.$C17]-[.G17]" office:value-type="float" office:value="-0.590000000000002" calcext:value-type="float">
            <text:p>-0.59</text:p>
          </table:table-cell>
          <table:table-cell table:formula="of:=[.$C17]-[.H17]" office:value-type="float" office:value="-0.770000000000001" calcext:value-type="float">
            <text:p>-0.77</text:p>
          </table:table-cell>
          <table:table-cell/>
          <table:table-cell table:formula="of:=0.274725275*[.J17]*1000" office:value-type="float" office:value="-123.62637375" calcext:value-type="float">
            <text:p>-123.62637375</text:p>
          </table:table-cell>
          <table:table-cell table:formula="of:=0.274725275*[.K17]*1000" office:value-type="float" office:value="-203.2967035" calcext:value-type="float">
            <text:p>-203.2967035</text:p>
          </table:table-cell>
          <table:table-cell table:formula="of:=0.274725275*[.L17]*1000" office:value-type="float" office:value="-225.2747255" calcext:value-type="float">
            <text:p>-225.2747255</text:p>
          </table:table-cell>
          <table:table-cell table:formula="of:=0.274725275*[.M17]*1000" office:value-type="float" office:value="-162.08791225" calcext:value-type="float">
            <text:p>-162.08791225</text:p>
          </table:table-cell>
          <table:table-cell table:formula="of:=0.274725275*[.N17]*1000" office:value-type="float" office:value="-211.53846175" calcext:value-type="float">
            <text:p>-211.53846175</text:p>
          </table:table-cell>
          <table:table-cell/>
          <table:table-cell table:formula="of:=[.P17]-AVERAGE([.$P17:.$T17])" office:value-type="float" office:value="61.5384616" calcext:value-type="float">
            <text:p>61.5384616</text:p>
          </table:table-cell>
          <table:table-cell table:formula="of:=[.Q17]-AVERAGE([.$P17:.$T17])" office:value-type="float" office:value="-18.1318681499998" calcext:value-type="float">
            <text:p>-18.13186815</text:p>
          </table:table-cell>
          <table:table-cell table:formula="of:=[.R17]-AVERAGE([.$P17:.$T17])" office:value-type="float" office:value="-40.1098901499998" calcext:value-type="float">
            <text:p>-40.10989015</text:p>
          </table:table-cell>
          <table:table-cell table:formula="of:=[.S17]-AVERAGE([.$P17:.$T17])" office:value-type="float" office:value="23.0769230999998" calcext:value-type="float">
            <text:p>23.0769231</text:p>
          </table:table-cell>
          <table:table-cell table:formula="of:=[.T17]-AVERAGE([.$P17:.$T17])" office:value-type="float" office:value="-26.3736264000001" calcext:value-type="float">
            <text:p>-26.3736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89" calcext:value-type="float">
            <text:p>15.89</text:p>
          </table:table-cell>
          <table:table-cell table:formula="of:=[.B18]/2" office:value-type="float" office:value="7.945" calcext:value-type="float">
            <text:p>7.945</text:p>
          </table:table-cell>
          <table:table-cell office:value-type="float" office:value="7.92" calcext:value-type="float">
            <text:p>7.92</text:p>
          </table:table-cell>
          <table:table-cell office:value-type="float" office:value="8.19" calcext:value-type="float">
            <text:p>8.19</text:p>
          </table:table-cell>
          <table:table-cell office:value-type="float" office:value="8.21" calcext:value-type="float">
            <text:p>8.21</text:p>
          </table:table-cell>
          <table:table-cell office:value-type="float" office:value="8.03" calcext:value-type="float">
            <text:p>8.0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[.$C18]-[.D18]" office:value-type="float" office:value="0.0250000000000004" calcext:value-type="float">
            <text:p>0.025</text:p>
          </table:table-cell>
          <table:table-cell table:formula="of:=[.$C18]-[.E18]" office:value-type="float" office:value="-0.244999999999999" calcext:value-type="float">
            <text:p>-0.245</text:p>
          </table:table-cell>
          <table:table-cell table:formula="of:=[.$C18]-[.F18]" office:value-type="float" office:value="-0.265000000000001" calcext:value-type="float">
            <text:p>-0.265</text:p>
          </table:table-cell>
          <table:table-cell table:formula="of:=[.$C18]-[.G18]" office:value-type="float" office:value="-0.0849999999999991" calcext:value-type="float">
            <text:p>-0.085</text:p>
          </table:table-cell>
          <table:table-cell table:formula="of:=[.$C18]-[.H18]" office:value-type="float" office:value="-0.244999999999999" calcext:value-type="float">
            <text:p>-0.245</text:p>
          </table:table-cell>
          <table:table-cell/>
          <table:table-cell table:formula="of:=0.274725275*[.J18]*1000" office:value-type="float" office:value="6.8681318750001" calcext:value-type="float">
            <text:p>6.868131875</text:p>
          </table:table-cell>
          <table:table-cell table:formula="of:=0.274725275*[.K18]*1000" office:value-type="float" office:value="-67.3076923749998" calcext:value-type="float">
            <text:p>-67.307692375</text:p>
          </table:table-cell>
          <table:table-cell table:formula="of:=0.274725275*[.L18]*1000" office:value-type="float" office:value="-72.8021978750002" calcext:value-type="float">
            <text:p>-72.802197875</text:p>
          </table:table-cell>
          <table:table-cell table:formula="of:=0.274725275*[.M18]*1000" office:value-type="float" office:value="-23.3516483749997" calcext:value-type="float">
            <text:p>-23.351648375</text:p>
          </table:table-cell>
          <table:table-cell table:formula="of:=0.274725275*[.N18]*1000" office:value-type="float" office:value="-67.3076923749998" calcext:value-type="float">
            <text:p>-67.307692375</text:p>
          </table:table-cell>
          <table:table-cell/>
          <table:table-cell table:formula="of:=[.P18]-AVERAGE([.$P18:.$T18])" office:value-type="float" office:value="51.6483517" calcext:value-type="float">
            <text:p>51.6483517</text:p>
          </table:table-cell>
          <table:table-cell table:formula="of:=[.Q18]-AVERAGE([.$P18:.$T18])" office:value-type="float" office:value="-22.5274725499999" calcext:value-type="float">
            <text:p>-22.52747255</text:p>
          </table:table-cell>
          <table:table-cell table:formula="of:=[.R18]-AVERAGE([.$P18:.$T18])" office:value-type="float" office:value="-28.0219780500003" calcext:value-type="float">
            <text:p>-28.02197805</text:p>
          </table:table-cell>
          <table:table-cell table:formula="of:=[.S18]-AVERAGE([.$P18:.$T18])" office:value-type="float" office:value="21.4285714500001" calcext:value-type="float">
            <text:p>21.42857145</text:p>
          </table:table-cell>
          <table:table-cell table:formula="of:=[.T18]-AVERAGE([.$P18:.$T18])" office:value-type="float" office:value="-22.5274725499999" calcext:value-type="float">
            <text:p>-22.52747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85" calcext:value-type="float">
            <text:p>14.85</text:p>
          </table:table-cell>
          <table:table-cell table:formula="of:=[.B19]/2" office:value-type="float" office:value="7.425" calcext:value-type="float">
            <text:p>7.425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7.32" calcext:value-type="float">
            <text:p>7.32</text:p>
          </table:table-cell>
          <table:table-cell office:value-type="float" office:value="7.44" calcext:value-type="float">
            <text:p>7.44</text:p>
          </table:table-cell>
          <table:table-cell/>
          <table:table-cell table:formula="of:=[.$C19]-[.D19]" office:value-type="float" office:value="0.185" calcext:value-type="float">
            <text:p>0.185</text:p>
          </table:table-cell>
          <table:table-cell table:formula="of:=[.$C19]-[.E19]" office:value-type="float" office:value="0.00499999999999989" calcext:value-type="float">
            <text:p>0.005</text:p>
          </table:table-cell>
          <table:table-cell table:formula="of:=[.$C19]-[.F19]" office:value-type="float" office:value="-0.0750000000000002" calcext:value-type="float">
            <text:p>-0.075</text:p>
          </table:table-cell>
          <table:table-cell table:formula="of:=[.$C19]-[.G19]" office:value-type="float" office:value="0.105" calcext:value-type="float">
            <text:p>0.105</text:p>
          </table:table-cell>
          <table:table-cell table:formula="of:=[.$C19]-[.H19]" office:value-type="float" office:value="-0.0150000000000006" calcext:value-type="float">
            <text:p>-0.015</text:p>
          </table:table-cell>
          <table:table-cell/>
          <table:table-cell table:formula="of:=0.274725275*[.J19]*1000" office:value-type="float" office:value="50.8241758749999" calcext:value-type="float">
            <text:p>50.824175875</text:p>
          </table:table-cell>
          <table:table-cell table:formula="of:=0.274725275*[.K19]*1000" office:value-type="float" office:value="1.37362637499997" calcext:value-type="float">
            <text:p>1.373626375</text:p>
          </table:table-cell>
          <table:table-cell table:formula="of:=0.274725275*[.L19]*1000" office:value-type="float" office:value="-20.604395625" calcext:value-type="float">
            <text:p>-20.604395625</text:p>
          </table:table-cell>
          <table:table-cell table:formula="of:=0.274725275*[.M19]*1000" office:value-type="float" office:value="28.8461538749999" calcext:value-type="float">
            <text:p>28.846153875</text:p>
          </table:table-cell>
          <table:table-cell table:formula="of:=0.274725275*[.N19]*1000" office:value-type="float" office:value="-4.12087912500016" calcext:value-type="float">
            <text:p>-4.120879125</text:p>
          </table:table-cell>
          <table:table-cell/>
          <table:table-cell table:formula="of:=[.P19]-AVERAGE([.$P19:.$T19])" office:value-type="float" office:value="39.5604396" calcext:value-type="float">
            <text:p>39.5604396</text:p>
          </table:table-cell>
          <table:table-cell table:formula="of:=[.Q19]-AVERAGE([.$P19:.$T19])" office:value-type="float" office:value="-9.89010989999994" calcext:value-type="float">
            <text:p>-9.8901099</text:p>
          </table:table-cell>
          <table:table-cell table:formula="of:=[.R19]-AVERAGE([.$P19:.$T19])" office:value-type="float" office:value="-31.8681319" calcext:value-type="float">
            <text:p>-31.8681319</text:p>
          </table:table-cell>
          <table:table-cell table:formula="of:=[.S19]-AVERAGE([.$P19:.$T19])" office:value-type="float" office:value="17.5824176" calcext:value-type="float">
            <text:p>17.5824176</text:p>
          </table:table-cell>
          <table:table-cell table:formula="of:=[.T19]-AVERAGE([.$P19:.$T19])" office:value-type="float" office:value="-15.3846154000001" calcext:value-type="float">
            <text:p>-15.3846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76" calcext:value-type="float">
            <text:p>15.76</text:p>
          </table:table-cell>
          <table:table-cell table:formula="of:=[.B20]/2" office:value-type="float" office:value="7.88" calcext:value-type="float">
            <text:p>7.88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8.13" calcext:value-type="float">
            <text:p>8.13</text:p>
          </table:table-cell>
          <table:table-cell office:value-type="float" office:value="7.97" calcext:value-type="float">
            <text:p>7.97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[.$C20]-[.D20]" office:value-type="float" office:value="-0.170000000000001" calcext:value-type="float">
            <text:p>-0.17</text:p>
          </table:table-cell>
          <table:table-cell table:formula="of:=[.$C20]-[.E20]" office:value-type="float" office:value="-0.170000000000001" calcext:value-type="float">
            <text:p>-0.17</text:p>
          </table:table-cell>
          <table:table-cell table:formula="of:=[.$C20]-[.F20]" office:value-type="float" office:value="-0.250000000000001" calcext:value-type="float">
            <text:p>-0.25</text:p>
          </table:table-cell>
          <table:table-cell table:formula="of:=[.$C20]-[.G20]" office:value-type="float" office:value="-0.0899999999999999" calcext:value-type="float">
            <text:p>-0.09</text:p>
          </table:table-cell>
          <table:table-cell table:formula="of:=[.$C20]-[.H20]" office:value-type="float" office:value="-0.22" calcext:value-type="float">
            <text:p>-0.22</text:p>
          </table:table-cell>
          <table:table-cell/>
          <table:table-cell table:formula="of:=0.274725275*[.J20]*1000" office:value-type="float" office:value="-46.7032967500002" calcext:value-type="float">
            <text:p>-46.70329675</text:p>
          </table:table-cell>
          <table:table-cell table:formula="of:=0.274725275*[.K20]*1000" office:value-type="float" office:value="-46.7032967500002" calcext:value-type="float">
            <text:p>-46.70329675</text:p>
          </table:table-cell>
          <table:table-cell table:formula="of:=0.274725275*[.L20]*1000" office:value-type="float" office:value="-68.6813187500002" calcext:value-type="float">
            <text:p>-68.68131875</text:p>
          </table:table-cell>
          <table:table-cell table:formula="of:=0.274725275*[.M20]*1000" office:value-type="float" office:value="-24.72527475" calcext:value-type="float">
            <text:p>-24.72527475</text:p>
          </table:table-cell>
          <table:table-cell table:formula="of:=0.274725275*[.N20]*1000" office:value-type="float" office:value="-60.4395604999999" calcext:value-type="float">
            <text:p>-60.4395605</text:p>
          </table:table-cell>
          <table:table-cell/>
          <table:table-cell table:formula="of:=[.P20]-AVERAGE([.$P20:.$T20])" office:value-type="float" office:value="2.74725274999989" calcext:value-type="float">
            <text:p>2.74725275</text:p>
          </table:table-cell>
          <table:table-cell table:formula="of:=[.Q20]-AVERAGE([.$P20:.$T20])" office:value-type="float" office:value="2.74725274999989" calcext:value-type="float">
            <text:p>2.74725275</text:p>
          </table:table-cell>
          <table:table-cell table:formula="of:=[.R20]-AVERAGE([.$P20:.$T20])" office:value-type="float" office:value="-19.2307692500001" calcext:value-type="float">
            <text:p>-19.23076925</text:p>
          </table:table-cell>
          <table:table-cell table:formula="of:=[.S20]-AVERAGE([.$P20:.$T20])" office:value-type="float" office:value="24.7252747500002" calcext:value-type="float">
            <text:p>24.72527475</text:p>
          </table:table-cell>
          <table:table-cell table:formula="of:=[.T20]-AVERAGE([.$P20:.$T20])" office:value-type="float" office:value="-10.9890109999998" calcext:value-type="float">
            <text:p>-10.989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1" calcext:value-type="float">
            <text:p>15.11</text:p>
          </table:table-cell>
          <table:table-cell table:formula="of:=[.B21]/2" office:value-type="float" office:value="7.555" calcext:value-type="float">
            <text:p>7.555</text:p>
          </table:table-cell>
          <table:table-cell office:value-type="float" office:value="7.55" calcext:value-type="float">
            <text:p>7.55</text:p>
          </table:table-cell>
          <table:table-cell office:value-type="float" office:value="7.65" calcext:value-type="float">
            <text:p>7.65</text:p>
          </table:table-cell>
          <table:table-cell office:value-type="float" office:value="7.72" calcext:value-type="float">
            <text:p>7.72</text:p>
          </table:table-cell>
          <table:table-cell office:value-type="float" office:value="7.58" calcext:value-type="float">
            <text:p>7.58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$C21]-[.D21]" office:value-type="float" office:value="0.00499999999999989" calcext:value-type="float">
            <text:p>0.005</text:p>
          </table:table-cell>
          <table:table-cell table:formula="of:=[.$C21]-[.E21]" office:value-type="float" office:value="-0.0950000000000006" calcext:value-type="float">
            <text:p>-0.095</text:p>
          </table:table-cell>
          <table:table-cell table:formula="of:=[.$C21]-[.F21]" office:value-type="float" office:value="-0.165" calcext:value-type="float">
            <text:p>-0.165</text:p>
          </table:table-cell>
          <table:table-cell table:formula="of:=[.$C21]-[.G21]" office:value-type="float" office:value="-0.0250000000000004" calcext:value-type="float">
            <text:p>-0.025</text:p>
          </table:table-cell>
          <table:table-cell table:formula="of:=[.$C21]-[.H21]" office:value-type="float" office:value="-0.175000000000001" calcext:value-type="float">
            <text:p>-0.175</text:p>
          </table:table-cell>
          <table:table-cell/>
          <table:table-cell table:formula="of:=0.274725275*[.J21]*1000" office:value-type="float" office:value="1.37362637499997" calcext:value-type="float">
            <text:p>1.373626375</text:p>
          </table:table-cell>
          <table:table-cell table:formula="of:=0.274725275*[.K21]*1000" office:value-type="float" office:value="-26.0989011250002" calcext:value-type="float">
            <text:p>-26.098901125</text:p>
          </table:table-cell>
          <table:table-cell table:formula="of:=0.274725275*[.L21]*1000" office:value-type="float" office:value="-45.329670375" calcext:value-type="float">
            <text:p>-45.329670375</text:p>
          </table:table-cell>
          <table:table-cell table:formula="of:=0.274725275*[.M21]*1000" office:value-type="float" office:value="-6.8681318750001" calcext:value-type="float">
            <text:p>-6.868131875</text:p>
          </table:table-cell>
          <table:table-cell table:formula="of:=0.274725275*[.N21]*1000" office:value-type="float" office:value="-48.0769231250002" calcext:value-type="float">
            <text:p>-48.076923125</text:p>
          </table:table-cell>
          <table:table-cell/>
          <table:table-cell table:formula="of:=[.P21]-AVERAGE([.$P21:.$T21])" office:value-type="float" office:value="26.3736264000001" calcext:value-type="float">
            <text:p>26.3736264</text:p>
          </table:table-cell>
          <table:table-cell table:formula="of:=[.Q21]-AVERAGE([.$P21:.$T21])" office:value-type="float" office:value="-1.09890110000008" calcext:value-type="float">
            <text:p>-1.0989011</text:p>
          </table:table-cell>
          <table:table-cell table:formula="of:=[.R21]-AVERAGE([.$P21:.$T21])" office:value-type="float" office:value="-20.3296703499999" calcext:value-type="float">
            <text:p>-20.32967035</text:p>
          </table:table-cell>
          <table:table-cell table:formula="of:=[.S21]-AVERAGE([.$P21:.$T21])" office:value-type="float" office:value="18.13186815" calcext:value-type="float">
            <text:p>18.13186815</text:p>
          </table:table-cell>
          <table:table-cell table:formula="of:=[.T21]-AVERAGE([.$P21:.$T21])" office:value-type="float" office:value="-23.0769231000001" calcext:value-type="float">
            <text:p>-23.0769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53" calcext:value-type="float">
            <text:p>15.53</text:p>
          </table:table-cell>
          <table:table-cell table:formula="of:=[.B22]/2" office:value-type="float" office:value="7.765" calcext:value-type="float">
            <text:p>7.765</text:p>
          </table:table-cell>
          <table:table-cell office:value-type="float" office:value="7.84" calcext:value-type="float">
            <text:p>7.84</text:p>
          </table:table-cell>
          <table:table-cell table:number-columns-repeated="2" office:value-type="float" office:value="7.92" calcext:value-type="float">
            <text:p>7.92</text:p>
          </table:table-cell>
          <table:table-cell office:value-type="float" office:value="7.8" calcext:value-type="float">
            <text:p>7.8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$C22]-[.D22]" office:value-type="float" office:value="-0.0750000000000002" calcext:value-type="float">
            <text:p>-0.075</text:p>
          </table:table-cell>
          <table:table-cell table:formula="of:=[.$C22]-[.E22]" office:value-type="float" office:value="-0.155" calcext:value-type="float">
            <text:p>-0.155</text:p>
          </table:table-cell>
          <table:table-cell table:formula="of:=[.$C22]-[.F22]" office:value-type="float" office:value="-0.155" calcext:value-type="float">
            <text:p>-0.155</text:p>
          </table:table-cell>
          <table:table-cell table:formula="of:=[.$C22]-[.G22]" office:value-type="float" office:value="-0.0350000000000001" calcext:value-type="float">
            <text:p>-0.035</text:p>
          </table:table-cell>
          <table:table-cell table:formula="of:=[.$C22]-[.H22]" office:value-type="float" office:value="-0.265" calcext:value-type="float">
            <text:p>-0.265</text:p>
          </table:table-cell>
          <table:table-cell/>
          <table:table-cell table:formula="of:=0.274725275*[.J22]*1000" office:value-type="float" office:value="-20.604395625" calcext:value-type="float">
            <text:p>-20.604395625</text:p>
          </table:table-cell>
          <table:table-cell table:formula="of:=0.274725275*[.K22]*1000" office:value-type="float" office:value="-42.5824176250001" calcext:value-type="float">
            <text:p>-42.582417625</text:p>
          </table:table-cell>
          <table:table-cell table:formula="of:=0.274725275*[.L22]*1000" office:value-type="float" office:value="-42.5824176250001" calcext:value-type="float">
            <text:p>-42.582417625</text:p>
          </table:table-cell>
          <table:table-cell table:formula="of:=0.274725275*[.M22]*1000" office:value-type="float" office:value="-9.61538462500004" calcext:value-type="float">
            <text:p>-9.615384625</text:p>
          </table:table-cell>
          <table:table-cell table:formula="of:=0.274725275*[.N22]*1000" office:value-type="float" office:value="-72.8021978749999" calcext:value-type="float">
            <text:p>-72.802197875</text:p>
          </table:table-cell>
          <table:table-cell/>
          <table:table-cell table:formula="of:=[.P22]-AVERAGE([.$P22:.$T22])" office:value-type="float" office:value="17.03296705" calcext:value-type="float">
            <text:p>17.03296705</text:p>
          </table:table-cell>
          <table:table-cell table:formula="of:=[.Q22]-AVERAGE([.$P22:.$T22])" office:value-type="float" office:value="-4.94505495000004" calcext:value-type="float">
            <text:p>-4.94505495</text:p>
          </table:table-cell>
          <table:table-cell table:formula="of:=[.R22]-AVERAGE([.$P22:.$T22])" office:value-type="float" office:value="-4.94505495000004" calcext:value-type="float">
            <text:p>-4.94505495</text:p>
          </table:table-cell>
          <table:table-cell table:formula="of:=[.S22]-AVERAGE([.$P22:.$T22])" office:value-type="float" office:value="28.02197805" calcext:value-type="float">
            <text:p>28.02197805</text:p>
          </table:table-cell>
          <table:table-cell table:formula="of:=[.T22]-AVERAGE([.$P22:.$T22])" office:value-type="float" office:value="-35.1648351999999" calcext:value-type="float">
            <text:p>-35.1648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85" calcext:value-type="float">
            <text:p>16.85</text:p>
          </table:table-cell>
          <table:table-cell table:formula="of:=[.B23]/2" office:value-type="float" office:value="8.425" calcext:value-type="float">
            <text:p>8.425</text:p>
          </table:table-cell>
          <table:table-cell office:value-type="float" office:value="9.37" calcext:value-type="float">
            <text:p>9.37</text:p>
          </table:table-cell>
          <table:table-cell office:value-type="float" office:value="9.52" calcext:value-type="float">
            <text:p>9.52</text:p>
          </table:table-cell>
          <table:table-cell office:value-type="float" office:value="9.4" calcext:value-type="float">
            <text:p>9.4</text:p>
          </table:table-cell>
          <table:table-cell office:value-type="float" office:value="9.36" calcext:value-type="float">
            <text:p>9.36</text:p>
          </table:table-cell>
          <table:table-cell office:value-type="float" office:value="9.61" calcext:value-type="float">
            <text:p>9.61</text:p>
          </table:table-cell>
          <table:table-cell/>
          <table:table-cell table:formula="of:=[.$C23]-[.D23]" office:value-type="float" office:value="-0.944999999999999" calcext:value-type="float">
            <text:p>-0.945</text:p>
          </table:table-cell>
          <table:table-cell table:formula="of:=[.$C23]-[.E23]" office:value-type="float" office:value="-1.095" calcext:value-type="float">
            <text:p>-1.095</text:p>
          </table:table-cell>
          <table:table-cell table:formula="of:=[.$C23]-[.F23]" office:value-type="float" office:value="-0.975" calcext:value-type="float">
            <text:p>-0.975</text:p>
          </table:table-cell>
          <table:table-cell table:formula="of:=[.$C23]-[.G23]" office:value-type="float" office:value="-0.934999999999999" calcext:value-type="float">
            <text:p>-0.935</text:p>
          </table:table-cell>
          <table:table-cell table:formula="of:=[.$C23]-[.H23]" office:value-type="float" office:value="-1.185" calcext:value-type="float">
            <text:p>-1.185</text:p>
          </table:table-cell>
          <table:table-cell/>
          <table:table-cell table:formula="of:=0.274725275*[.J23]*1000" office:value-type="float" office:value="-259.615384875" calcext:value-type="float">
            <text:p>-259.615384875</text:p>
          </table:table-cell>
          <table:table-cell table:formula="of:=0.274725275*[.K23]*1000" office:value-type="float" office:value="-300.824176125" calcext:value-type="float">
            <text:p>-300.824176125</text:p>
          </table:table-cell>
          <table:table-cell table:formula="of:=0.274725275*[.L23]*1000" office:value-type="float" office:value="-267.857143125" calcext:value-type="float">
            <text:p>-267.857143125</text:p>
          </table:table-cell>
          <table:table-cell table:formula="of:=0.274725275*[.M23]*1000" office:value-type="float" office:value="-256.868132125" calcext:value-type="float">
            <text:p>-256.868132125</text:p>
          </table:table-cell>
          <table:table-cell table:formula="of:=0.274725275*[.N23]*1000" office:value-type="float" office:value="-325.549450875" calcext:value-type="float">
            <text:p>-325.549450875</text:p>
          </table:table-cell>
          <table:table-cell/>
          <table:table-cell table:formula="of:=[.P23]-AVERAGE([.$P23:.$T23])" office:value-type="float" office:value="22.5274725500001" calcext:value-type="float">
            <text:p>22.52747255</text:p>
          </table:table-cell>
          <table:table-cell table:formula="of:=[.Q23]-AVERAGE([.$P23:.$T23])" office:value-type="float" office:value="-18.6813187" calcext:value-type="float">
            <text:p>-18.6813187</text:p>
          </table:table-cell>
          <table:table-cell table:formula="of:=[.R23]-AVERAGE([.$P23:.$T23])" office:value-type="float" office:value="14.2857142999998" calcext:value-type="float">
            <text:p>14.2857143</text:p>
          </table:table-cell>
          <table:table-cell table:formula="of:=[.S23]-AVERAGE([.$P23:.$T23])" office:value-type="float" office:value="25.2747253000001" calcext:value-type="float">
            <text:p>25.2747253</text:p>
          </table:table-cell>
          <table:table-cell table:formula="of:=[.T23]-AVERAGE([.$P23:.$T23])" office:value-type="float" office:value="-43.4065934499999" calcext:value-type="float">
            <text:p>-43.406593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72" calcext:value-type="float">
            <text:p>15.72</text:p>
          </table:table-cell>
          <table:table-cell table:formula="of:=[.B24]/2" office:value-type="float" office:value="7.86" calcext:value-type="float">
            <text:p>7.86</text:p>
          </table:table-cell>
          <table:table-cell office:value-type="float" office:value="7.86" calcext:value-type="float">
            <text:p>7.86</text:p>
          </table:table-cell>
          <table:table-cell office:value-type="float" office:value="8.07" calcext:value-type="float">
            <text:p>8.07</text:p>
          </table:table-cell>
          <table:table-cell office:value-type="float" office:value="8.05" calcext:value-type="float">
            <text:p>8.05</text:p>
          </table:table-cell>
          <table:table-cell office:value-type="float" office:value="7.91" calcext:value-type="float">
            <text:p>7.9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C24]-[.D24]" office:value-type="float" office:value="0" calcext:value-type="float">
            <text:p>0</text:p>
          </table:table-cell>
          <table:table-cell table:formula="of:=[.$C24]-[.E24]" office:value-type="float" office:value="-0.21" calcext:value-type="float">
            <text:p>-0.21</text:p>
          </table:table-cell>
          <table:table-cell table:formula="of:=[.$C24]-[.F24]" office:value-type="float" office:value="-0.19" calcext:value-type="float">
            <text:p>-0.19</text:p>
          </table:table-cell>
          <table:table-cell table:formula="of:=[.$C24]-[.G24]" office:value-type="float" office:value="-0.0499999999999998" calcext:value-type="float">
            <text:p>-0.05</text:p>
          </table:table-cell>
          <table:table-cell table:formula="of:=[.$C24]-[.H24]" office:value-type="float" office:value="-0.14" calcext:value-type="float">
            <text:p>-0.14</text:p>
          </table:table-cell>
          <table:table-cell/>
          <table:table-cell table:formula="of:=0.274725275*[.J24]*1000" office:value-type="float" office:value="0" calcext:value-type="float">
            <text:p>0</text:p>
          </table:table-cell>
          <table:table-cell table:formula="of:=0.274725275*[.K24]*1000" office:value-type="float" office:value="-57.69230775" calcext:value-type="float">
            <text:p>-57.69230775</text:p>
          </table:table-cell>
          <table:table-cell table:formula="of:=0.274725275*[.L24]*1000" office:value-type="float" office:value="-52.1978022500001" calcext:value-type="float">
            <text:p>-52.19780225</text:p>
          </table:table-cell>
          <table:table-cell table:formula="of:=0.274725275*[.M24]*1000" office:value-type="float" office:value="-13.73626375" calcext:value-type="float">
            <text:p>-13.73626375</text:p>
          </table:table-cell>
          <table:table-cell table:formula="of:=0.274725275*[.N24]*1000" office:value-type="float" office:value="-38.4615384999999" calcext:value-type="float">
            <text:p>-38.4615385</text:p>
          </table:table-cell>
          <table:table-cell/>
          <table:table-cell table:formula="of:=[.P24]-AVERAGE([.$P24:.$T24])" office:value-type="float" office:value="32.41758245" calcext:value-type="float">
            <text:p>32.41758245</text:p>
          </table:table-cell>
          <table:table-cell table:formula="of:=[.Q24]-AVERAGE([.$P24:.$T24])" office:value-type="float" office:value="-25.2747253" calcext:value-type="float">
            <text:p>-25.2747253</text:p>
          </table:table-cell>
          <table:table-cell table:formula="of:=[.R24]-AVERAGE([.$P24:.$T24])" office:value-type="float" office:value="-19.7802198000001" calcext:value-type="float">
            <text:p>-19.7802198</text:p>
          </table:table-cell>
          <table:table-cell table:formula="of:=[.S24]-AVERAGE([.$P24:.$T24])" office:value-type="float" office:value="18.6813187" calcext:value-type="float">
            <text:p>18.6813187</text:p>
          </table:table-cell>
          <table:table-cell table:formula="of:=[.T24]-AVERAGE([.$P24:.$T24])" office:value-type="float" office:value="-6.04395604999992" calcext:value-type="float">
            <text:p>-6.04395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05" calcext:value-type="float">
            <text:p>16.05</text:p>
          </table:table-cell>
          <table:table-cell table:formula="of:=[.B25]/2" office:value-type="float" office:value="8.025" calcext:value-type="float">
            <text:p>8.025</text:p>
          </table:table-cell>
          <table:table-cell office:value-type="float" office:value="8.16" calcext:value-type="float">
            <text:p>8.16</text:p>
          </table:table-cell>
          <table:table-cell office:value-type="float" office:value="8.22" calcext:value-type="float">
            <text:p>8.22</text:p>
          </table:table-cell>
          <table:table-cell office:value-type="float" office:value="8.21" calcext:value-type="float">
            <text:p>8.21</text:p>
          </table:table-cell>
          <table:table-cell office:value-type="float" office:value="8.13" calcext:value-type="float">
            <text:p>8.13</text:p>
          </table:table-cell>
          <table:table-cell office:value-type="float" office:value="8.18" calcext:value-type="float">
            <text:p>8.18</text:p>
          </table:table-cell>
          <table:table-cell/>
          <table:table-cell table:formula="of:=[.$C25]-[.D25]" office:value-type="float" office:value="-0.135" calcext:value-type="float">
            <text:p>-0.135</text:p>
          </table:table-cell>
          <table:table-cell table:formula="of:=[.$C25]-[.E25]" office:value-type="float" office:value="-0.195" calcext:value-type="float">
            <text:p>-0.195</text:p>
          </table:table-cell>
          <table:table-cell table:formula="of:=[.$C25]-[.F25]" office:value-type="float" office:value="-0.185000000000001" calcext:value-type="float">
            <text:p>-0.185</text:p>
          </table:table-cell>
          <table:table-cell table:formula="of:=[.$C25]-[.G25]" office:value-type="float" office:value="-0.105" calcext:value-type="float">
            <text:p>-0.105</text:p>
          </table:table-cell>
          <table:table-cell table:formula="of:=[.$C25]-[.H25]" office:value-type="float" office:value="-0.154999999999999" calcext:value-type="float">
            <text:p>-0.155</text:p>
          </table:table-cell>
          <table:table-cell/>
          <table:table-cell table:formula="of:=0.274725275*[.J25]*1000" office:value-type="float" office:value="-37.0879121249999" calcext:value-type="float">
            <text:p>-37.087912125</text:p>
          </table:table-cell>
          <table:table-cell table:formula="of:=0.274725275*[.K25]*1000" office:value-type="float" office:value="-53.5714286250001" calcext:value-type="float">
            <text:p>-53.571428625</text:p>
          </table:table-cell>
          <table:table-cell table:formula="of:=0.274725275*[.L25]*1000" office:value-type="float" office:value="-50.8241758750001" calcext:value-type="float">
            <text:p>-50.824175875</text:p>
          </table:table-cell>
          <table:table-cell table:formula="of:=0.274725275*[.M25]*1000" office:value-type="float" office:value="-28.8461538750001" calcext:value-type="float">
            <text:p>-28.846153875</text:p>
          </table:table-cell>
          <table:table-cell table:formula="of:=0.274725275*[.N25]*1000" office:value-type="float" office:value="-42.5824176249998" calcext:value-type="float">
            <text:p>-42.582417625</text:p>
          </table:table-cell>
          <table:table-cell/>
          <table:table-cell table:formula="of:=[.P25]-AVERAGE([.$P25:.$T25])" office:value-type="float" office:value="5.49450550000008" calcext:value-type="float">
            <text:p>5.4945055</text:p>
          </table:table-cell>
          <table:table-cell table:formula="of:=[.Q25]-AVERAGE([.$P25:.$T25])" office:value-type="float" office:value="-10.9890110000001" calcext:value-type="float">
            <text:p>-10.989011</text:p>
          </table:table-cell>
          <table:table-cell table:formula="of:=[.R25]-AVERAGE([.$P25:.$T25])" office:value-type="float" office:value="-8.24175825000012" calcext:value-type="float">
            <text:p>-8.24175825</text:p>
          </table:table-cell>
          <table:table-cell table:formula="of:=[.S25]-AVERAGE([.$P25:.$T25])" office:value-type="float" office:value="13.7362637499999" calcext:value-type="float">
            <text:p>13.73626375</text:p>
          </table:table-cell>
          <table:table-cell table:formula="of:=[.T25]-AVERAGE([.$P25:.$T25])" office:value-type="float" office:value="0.000000000000198951966012828" calcext:value-type="float">
            <text:p>1.98951966012828E-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77" calcext:value-type="float">
            <text:p>15.77</text:p>
          </table:table-cell>
          <table:table-cell table:formula="of:=[.B26]/2" office:value-type="float" office:value="7.885" calcext:value-type="float">
            <text:p>7.885</text:p>
          </table:table-cell>
          <table:table-cell office:value-type="float" office:value="7.94" calcext:value-type="float">
            <text:p>7.94</text:p>
          </table:table-cell>
          <table:table-cell office:value-type="float" office:value="7.99" calcext:value-type="float">
            <text:p>7.99</text:p>
          </table:table-cell>
          <table:table-cell office:value-type="float" office:value="8.07" calcext:value-type="float">
            <text:p>8.07</text:p>
          </table:table-cell>
          <table:table-cell office:value-type="float" office:value="7.99" calcext:value-type="float">
            <text:p>7.99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$C26]-[.D26]" office:value-type="float" office:value="-0.0550000000000006" calcext:value-type="float">
            <text:p>-0.055</text:p>
          </table:table-cell>
          <table:table-cell table:formula="of:=[.$C26]-[.E26]" office:value-type="float" office:value="-0.105" calcext:value-type="float">
            <text:p>-0.105</text:p>
          </table:table-cell>
          <table:table-cell table:formula="of:=[.$C26]-[.F26]" office:value-type="float" office:value="-0.185000000000001" calcext:value-type="float">
            <text:p>-0.185</text:p>
          </table:table-cell>
          <table:table-cell table:formula="of:=[.$C26]-[.G26]" office:value-type="float" office:value="-0.105" calcext:value-type="float">
            <text:p>-0.105</text:p>
          </table:table-cell>
          <table:table-cell table:formula="of:=[.$C26]-[.H26]" office:value-type="float" office:value="-0.145" calcext:value-type="float">
            <text:p>-0.145</text:p>
          </table:table-cell>
          <table:table-cell/>
          <table:table-cell table:formula="of:=0.274725275*[.J26]*1000" office:value-type="float" office:value="-15.1098901250002" calcext:value-type="float">
            <text:p>-15.109890125</text:p>
          </table:table-cell>
          <table:table-cell table:formula="of:=0.274725275*[.K26]*1000" office:value-type="float" office:value="-28.8461538750001" calcext:value-type="float">
            <text:p>-28.846153875</text:p>
          </table:table-cell>
          <table:table-cell table:formula="of:=0.274725275*[.L26]*1000" office:value-type="float" office:value="-50.8241758750001" calcext:value-type="float">
            <text:p>-50.824175875</text:p>
          </table:table-cell>
          <table:table-cell table:formula="of:=0.274725275*[.M26]*1000" office:value-type="float" office:value="-28.8461538750001" calcext:value-type="float">
            <text:p>-28.846153875</text:p>
          </table:table-cell>
          <table:table-cell table:formula="of:=0.274725275*[.N26]*1000" office:value-type="float" office:value="-39.8351648749999" calcext:value-type="float">
            <text:p>-39.835164875</text:p>
          </table:table-cell>
          <table:table-cell/>
          <table:table-cell table:formula="of:=[.P26]-AVERAGE([.$P26:.$T26])" office:value-type="float" office:value="17.5824175999999" calcext:value-type="float">
            <text:p>17.5824176</text:p>
          </table:table-cell>
          <table:table-cell table:formula="of:=[.Q26]-AVERAGE([.$P26:.$T26])" office:value-type="float" office:value="3.84615384999996" calcext:value-type="float">
            <text:p>3.84615385</text:p>
          </table:table-cell>
          <table:table-cell table:formula="of:=[.R26]-AVERAGE([.$P26:.$T26])" office:value-type="float" office:value="-18.1318681500001" calcext:value-type="float">
            <text:p>-18.13186815</text:p>
          </table:table-cell>
          <table:table-cell table:formula="of:=[.S26]-AVERAGE([.$P26:.$T26])" office:value-type="float" office:value="3.84615384999996" calcext:value-type="float">
            <text:p>3.84615385</text:p>
          </table:table-cell>
          <table:table-cell table:formula="of:=[.T26]-AVERAGE([.$P26:.$T26])" office:value-type="float" office:value="-7.14285714999981" calcext:value-type="float">
            <text:p>-7.14285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06" calcext:value-type="float">
            <text:p>16.06</text:p>
          </table:table-cell>
          <table:table-cell table:formula="of:=[.B27]/2" office:value-type="float" office:value="8.03" calcext:value-type="float">
            <text:p>8.03</text:p>
          </table:table-cell>
          <table:table-cell office:value-type="float" office:value="7.42" calcext:value-type="float">
            <text:p>7.42</text:p>
          </table:table-cell>
          <table:table-cell office:value-type="float" office:value="7.56" calcext:value-type="float">
            <text:p>7.56</text:p>
          </table:table-cell>
          <table:table-cell office:value-type="float" office:value="7.57" calcext:value-type="float">
            <text:p>7.57</text:p>
          </table:table-cell>
          <table:table-cell office:value-type="float" office:value="7.49" calcext:value-type="float">
            <text:p>7.49</text:p>
          </table:table-cell>
          <table:table-cell office:value-type="float" office:value="7.55" calcext:value-type="float">
            <text:p>7.55</text:p>
          </table:table-cell>
          <table:table-cell/>
          <table:table-cell table:formula="of:=[.$C27]-[.D27]" office:value-type="float" office:value="0.609999999999999" calcext:value-type="float">
            <text:p>0.61</text:p>
          </table:table-cell>
          <table:table-cell table:formula="of:=[.$C27]-[.E27]" office:value-type="float" office:value="0.469999999999999" calcext:value-type="float">
            <text:p>0.47</text:p>
          </table:table-cell>
          <table:table-cell table:formula="of:=[.$C27]-[.F27]" office:value-type="float" office:value="0.459999999999999" calcext:value-type="float">
            <text:p>0.46</text:p>
          </table:table-cell>
          <table:table-cell table:formula="of:=[.$C27]-[.G27]" office:value-type="float" office:value="0.539999999999999" calcext:value-type="float">
            <text:p>0.54</text:p>
          </table:table-cell>
          <table:table-cell table:formula="of:=[.$C27]-[.H27]" office:value-type="float" office:value="0.48" calcext:value-type="float">
            <text:p>0.48</text:p>
          </table:table-cell>
          <table:table-cell/>
          <table:table-cell table:formula="of:=0.274725275*[.J27]*1000" office:value-type="float" office:value="167.58241775" calcext:value-type="float">
            <text:p>167.58241775</text:p>
          </table:table-cell>
          <table:table-cell table:formula="of:=0.274725275*[.K27]*1000" office:value-type="float" office:value="129.12087925" calcext:value-type="float">
            <text:p>129.12087925</text:p>
          </table:table-cell>
          <table:table-cell table:formula="of:=0.274725275*[.L27]*1000" office:value-type="float" office:value="126.3736265" calcext:value-type="float">
            <text:p>126.3736265</text:p>
          </table:table-cell>
          <table:table-cell table:formula="of:=0.274725275*[.M27]*1000" office:value-type="float" office:value="148.3516485" calcext:value-type="float">
            <text:p>148.3516485</text:p>
          </table:table-cell>
          <table:table-cell table:formula="of:=0.274725275*[.N27]*1000" office:value-type="float" office:value="131.868132" calcext:value-type="float">
            <text:p>131.868132</text:p>
          </table:table-cell>
          <table:table-cell/>
          <table:table-cell table:formula="of:=[.P27]-AVERAGE([.$P27:.$T27])" office:value-type="float" office:value="26.92307695" calcext:value-type="float">
            <text:p>26.92307695</text:p>
          </table:table-cell>
          <table:table-cell table:formula="of:=[.Q27]-AVERAGE([.$P27:.$T27])" office:value-type="float" office:value="-11.5384615500001" calcext:value-type="float">
            <text:p>-11.53846155</text:p>
          </table:table-cell>
          <table:table-cell table:formula="of:=[.R27]-AVERAGE([.$P27:.$T27])" office:value-type="float" office:value="-14.2857143" calcext:value-type="float">
            <text:p>-14.2857143</text:p>
          </table:table-cell>
          <table:table-cell table:formula="of:=[.S27]-AVERAGE([.$P27:.$T27])" office:value-type="float" office:value="7.69230769999996" calcext:value-type="float">
            <text:p>7.6923077</text:p>
          </table:table-cell>
          <table:table-cell table:formula="of:=[.T27]-AVERAGE([.$P27:.$T27])" office:value-type="float" office:value="-8.79120879999994" calcext:value-type="float">
            <text:p>-8.7912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68" calcext:value-type="float">
            <text:p>15.68</text:p>
          </table:table-cell>
          <table:table-cell table:formula="of:=[.B28]/2" office:value-type="float" office:value="7.84" calcext:value-type="float">
            <text:p>7.84</text:p>
          </table:table-cell>
          <table:table-cell office:value-type="float" office:value="7.86" calcext:value-type="float">
            <text:p>7.86</text:p>
          </table:table-cell>
          <table:table-cell office:value-type="float" office:value="8.02" calcext:value-type="float">
            <text:p>8.02</text:p>
          </table:table-cell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8.04" calcext:value-type="float">
            <text:p>8.04</text:p>
          </table:table-cell>
          <table:table-cell/>
          <table:table-cell table:formula="of:=[.$C28]-[.D28]" office:value-type="float" office:value="-0.0200000000000005" calcext:value-type="float">
            <text:p>-0.02</text:p>
          </table:table-cell>
          <table:table-cell table:formula="of:=[.$C28]-[.E28]" office:value-type="float" office:value="-0.18" calcext:value-type="float">
            <text:p>-0.18</text:p>
          </table:table-cell>
          <table:table-cell table:formula="of:=[.$C28]-[.F28]" office:value-type="float" office:value="-0.16" calcext:value-type="float">
            <text:p>-0.16</text:p>
          </table:table-cell>
          <table:table-cell table:formula="of:=[.$C28]-[.G28]" office:value-type="float" office:value="-0.140000000000001" calcext:value-type="float">
            <text:p>-0.14</text:p>
          </table:table-cell>
          <table:table-cell table:formula="of:=[.$C28]-[.H28]" office:value-type="float" office:value="-0.199999999999999" calcext:value-type="float">
            <text:p>-0.2</text:p>
          </table:table-cell>
          <table:table-cell/>
          <table:table-cell table:formula="of:=0.274725275*[.J28]*1000" office:value-type="float" office:value="-5.49450550000013" calcext:value-type="float">
            <text:p>-5.4945055</text:p>
          </table:table-cell>
          <table:table-cell table:formula="of:=0.274725275*[.K28]*1000" office:value-type="float" office:value="-49.4505494999999" calcext:value-type="float">
            <text:p>-49.4505495</text:p>
          </table:table-cell>
          <table:table-cell table:formula="of:=0.274725275*[.L28]*1000" office:value-type="float" office:value="-43.956044" calcext:value-type="float">
            <text:p>-43.956044</text:p>
          </table:table-cell>
          <table:table-cell table:formula="of:=0.274725275*[.M28]*1000" office:value-type="float" office:value="-38.4615385000002" calcext:value-type="float">
            <text:p>-38.4615385</text:p>
          </table:table-cell>
          <table:table-cell table:formula="of:=0.274725275*[.N28]*1000" office:value-type="float" office:value="-54.9450549999998" calcext:value-type="float">
            <text:p>-54.945055</text:p>
          </table:table-cell>
          <table:table-cell/>
          <table:table-cell table:formula="of:=[.P28]-AVERAGE([.$P28:.$T28])" office:value-type="float" office:value="32.9670329999999" calcext:value-type="float">
            <text:p>32.967033</text:p>
          </table:table-cell>
          <table:table-cell table:formula="of:=[.Q28]-AVERAGE([.$P28:.$T28])" office:value-type="float" office:value="-10.9890109999999" calcext:value-type="float">
            <text:p>-10.989011</text:p>
          </table:table-cell>
          <table:table-cell table:formula="of:=[.R28]-AVERAGE([.$P28:.$T28])" office:value-type="float" office:value="-5.49450550000003" calcext:value-type="float">
            <text:p>-5.4945055</text:p>
          </table:table-cell>
          <table:table-cell table:formula="of:=[.S28]-AVERAGE([.$P28:.$T28])" office:value-type="float" office:value="-0.000000000000149213974509621" calcext:value-type="float">
            <text:p>-1.49213974509621E-13</text:p>
          </table:table-cell>
          <table:table-cell table:formula="of:=[.T28]-AVERAGE([.$P28:.$T28])" office:value-type="float" office:value="-16.4835164999998" calcext:value-type="float">
            <text:p>-16.48351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11" calcext:value-type="float">
            <text:p>16.11</text:p>
          </table:table-cell>
          <table:table-cell table:formula="of:=[.B29]/2" office:value-type="float" office:value="8.055" calcext:value-type="float">
            <text:p>8.055</text:p>
          </table:table-cell>
          <table:table-cell office:value-type="float" office:value="8.05" calcext:value-type="float">
            <text:p>8.05</text:p>
          </table:table-cell>
          <table:table-cell office:value-type="float" office:value="8.26" calcext:value-type="float">
            <text:p>8.26</text:p>
          </table:table-cell>
          <table:table-cell office:value-type="float" office:value="8.08" calcext:value-type="float">
            <text:p>8.08</text:p>
          </table:table-cell>
          <table:table-cell office:value-type="float" office:value="8.19" calcext:value-type="float">
            <text:p>8.19</text:p>
          </table:table-cell>
          <table:table-cell office:value-type="float" office:value="8.24" calcext:value-type="float">
            <text:p>8.24</text:p>
          </table:table-cell>
          <table:table-cell/>
          <table:table-cell table:formula="of:=[.$C29]-[.D29]" office:value-type="float" office:value="0.00499999999999901" calcext:value-type="float">
            <text:p>0.005</text:p>
          </table:table-cell>
          <table:table-cell table:formula="of:=[.$C29]-[.E29]" office:value-type="float" office:value="-0.205" calcext:value-type="float">
            <text:p>-0.205</text:p>
          </table:table-cell>
          <table:table-cell table:formula="of:=[.$C29]-[.F29]" office:value-type="float" office:value="-0.0250000000000004" calcext:value-type="float">
            <text:p>-0.025</text:p>
          </table:table-cell>
          <table:table-cell table:formula="of:=[.$C29]-[.G29]" office:value-type="float" office:value="-0.135" calcext:value-type="float">
            <text:p>-0.135</text:p>
          </table:table-cell>
          <table:table-cell table:formula="of:=[.$C29]-[.H29]" office:value-type="float" office:value="-0.185000000000001" calcext:value-type="float">
            <text:p>-0.185</text:p>
          </table:table-cell>
          <table:table-cell/>
          <table:table-cell table:formula="of:=0.274725275*[.J29]*1000" office:value-type="float" office:value="1.37362637499973" calcext:value-type="float">
            <text:p>1.373626375</text:p>
          </table:table-cell>
          <table:table-cell table:formula="of:=0.274725275*[.K29]*1000" office:value-type="float" office:value="-56.318681375" calcext:value-type="float">
            <text:p>-56.318681375</text:p>
          </table:table-cell>
          <table:table-cell table:formula="of:=0.274725275*[.L29]*1000" office:value-type="float" office:value="-6.8681318750001" calcext:value-type="float">
            <text:p>-6.868131875</text:p>
          </table:table-cell>
          <table:table-cell table:formula="of:=0.274725275*[.M29]*1000" office:value-type="float" office:value="-37.0879121249999" calcext:value-type="float">
            <text:p>-37.087912125</text:p>
          </table:table-cell>
          <table:table-cell table:formula="of:=0.274725275*[.N29]*1000" office:value-type="float" office:value="-50.8241758750001" calcext:value-type="float">
            <text:p>-50.824175875</text:p>
          </table:table-cell>
          <table:table-cell/>
          <table:table-cell table:formula="of:=[.P29]-AVERAGE([.$P29:.$T29])" office:value-type="float" office:value="31.3186813499998" calcext:value-type="float">
            <text:p>31.31868135</text:p>
          </table:table-cell>
          <table:table-cell table:formula="of:=[.Q29]-AVERAGE([.$P29:.$T29])" office:value-type="float" office:value="-26.3736263999999" calcext:value-type="float">
            <text:p>-26.3736264</text:p>
          </table:table-cell>
          <table:table-cell table:formula="of:=[.R29]-AVERAGE([.$P29:.$T29])" office:value-type="float" office:value="23.0769231" calcext:value-type="float">
            <text:p>23.0769231</text:p>
          </table:table-cell>
          <table:table-cell table:formula="of:=[.S29]-AVERAGE([.$P29:.$T29])" office:value-type="float" office:value="-7.14285714999984" calcext:value-type="float">
            <text:p>-7.14285715</text:p>
          </table:table-cell>
          <table:table-cell table:formula="of:=[.T29]-AVERAGE([.$P29:.$T29])" office:value-type="float" office:value="-20.8791209" calcext:value-type="float">
            <text:p>-20.8791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76" calcext:value-type="float">
            <text:p>15.76</text:p>
          </table:table-cell>
          <table:table-cell table:formula="of:=[.B30]/2" office:value-type="float" office:value="7.88" calcext:value-type="float">
            <text:p>7.88</text:p>
          </table:table-cell>
          <table:table-cell office:value-type="float" office:value="7.76" calcext:value-type="float">
            <text:p>7.76</text:p>
          </table:table-cell>
          <table:table-cell office:value-type="float" office:value="7.81" calcext:value-type="float">
            <text:p>7.81</text:p>
          </table:table-cell>
          <table:table-cell office:value-type="float" office:value="7.8" calcext:value-type="float">
            <text:p>7.8</text:p>
          </table:table-cell>
          <table:table-cell office:value-type="float" office:value="7.79" calcext:value-type="float">
            <text:p>7.79</text:p>
          </table:table-cell>
          <table:table-cell office:value-type="float" office:value="7.89" calcext:value-type="float">
            <text:p>7.89</text:p>
          </table:table-cell>
          <table:table-cell/>
          <table:table-cell table:formula="of:=[.$C30]-[.D30]" office:value-type="float" office:value="0.12" calcext:value-type="float">
            <text:p>0.12</text:p>
          </table:table-cell>
          <table:table-cell table:formula="of:=[.$C30]-[.E30]" office:value-type="float" office:value="0.0699999999999994" calcext:value-type="float">
            <text:p>0.07</text:p>
          </table:table-cell>
          <table:table-cell table:formula="of:=[.$C30]-[.F30]" office:value-type="float" office:value="0.0800000000000001" calcext:value-type="float">
            <text:p>0.08</text:p>
          </table:table-cell>
          <table:table-cell table:formula="of:=[.$C30]-[.G30]" office:value-type="float" office:value="0.0899999999999999" calcext:value-type="float">
            <text:p>0.09</text:p>
          </table:table-cell>
          <table:table-cell table:formula="of:=[.$C30]-[.H30]" office:value-type="float" office:value="-0.00999999999999979" calcext:value-type="float">
            <text:p>-0.01</text:p>
          </table:table-cell>
          <table:table-cell/>
          <table:table-cell table:formula="of:=0.274725275*[.J30]*1000" office:value-type="float" office:value="32.967033" calcext:value-type="float">
            <text:p>32.967033</text:p>
          </table:table-cell>
          <table:table-cell table:formula="of:=0.274725275*[.K30]*1000" office:value-type="float" office:value="19.2307692499998" calcext:value-type="float">
            <text:p>19.23076925</text:p>
          </table:table-cell>
          <table:table-cell table:formula="of:=0.274725275*[.L30]*1000" office:value-type="float" office:value="21.978022" calcext:value-type="float">
            <text:p>21.978022</text:p>
          </table:table-cell>
          <table:table-cell table:formula="of:=0.274725275*[.M30]*1000" office:value-type="float" office:value="24.72527475" calcext:value-type="float">
            <text:p>24.72527475</text:p>
          </table:table-cell>
          <table:table-cell table:formula="of:=0.274725275*[.N30]*1000" office:value-type="float" office:value="-2.74725274999994" calcext:value-type="float">
            <text:p>-2.74725275</text:p>
          </table:table-cell>
          <table:table-cell/>
          <table:table-cell table:formula="of:=[.P30]-AVERAGE([.$P30:.$T30])" office:value-type="float" office:value="13.7362637500001" calcext:value-type="float">
            <text:p>13.73626375</text:p>
          </table:table-cell>
          <table:table-cell table:formula="of:=[.Q30]-AVERAGE([.$P30:.$T30])" office:value-type="float" office:value="-0.00000000000014210854715202" calcext:value-type="float">
            <text:p>-1.4210854715202E-13</text:p>
          </table:table-cell>
          <table:table-cell table:formula="of:=[.R30]-AVERAGE([.$P30:.$T30])" office:value-type="float" office:value="2.74725275000004" calcext:value-type="float">
            <text:p>2.74725275</text:p>
          </table:table-cell>
          <table:table-cell table:formula="of:=[.S30]-AVERAGE([.$P30:.$T30])" office:value-type="float" office:value="5.49450549999999" calcext:value-type="float">
            <text:p>5.4945055</text:p>
          </table:table-cell>
          <table:table-cell table:formula="of:=[.T30]-AVERAGE([.$P30:.$T30])" office:value-type="float" office:value="-21.9780219999999" calcext:value-type="float">
            <text:p>-21.978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4" calcext:value-type="float">
            <text:p>15.4</text:p>
          </table:table-cell>
          <table:table-cell table:formula="of:=[.B31]/2" office:value-type="float" office:value="7.7" calcext:value-type="float">
            <text:p>7.7</text:p>
          </table:table-cell>
          <table:table-cell office:value-type="float" office:value="7.37" calcext:value-type="float">
            <text:p>7.37</text:p>
          </table:table-cell>
          <table:table-cell office:value-type="float" office:value="7.4" calcext:value-type="float">
            <text:p>7.4</text:p>
          </table:table-cell>
          <table:table-cell office:value-type="float" office:value="7.38" calcext:value-type="float">
            <text:p>7.38</text:p>
          </table:table-cell>
          <table:table-cell office:value-type="float" office:value="7.37" calcext:value-type="float">
            <text:p>7.37</text:p>
          </table:table-cell>
          <table:table-cell office:value-type="float" office:value="7.35" calcext:value-type="float">
            <text:p>7.35</text:p>
          </table:table-cell>
          <table:table-cell/>
          <table:table-cell table:formula="of:=[.$C31]-[.D31]" office:value-type="float" office:value="0.33" calcext:value-type="float">
            <text:p>0.33</text:p>
          </table:table-cell>
          <table:table-cell table:formula="of:=[.$C31]-[.E31]" office:value-type="float" office:value="0.3" calcext:value-type="float">
            <text:p>0.3</text:p>
          </table:table-cell>
          <table:table-cell table:formula="of:=[.$C31]-[.F31]" office:value-type="float" office:value="0.32" calcext:value-type="float">
            <text:p>0.32</text:p>
          </table:table-cell>
          <table:table-cell table:formula="of:=[.$C31]-[.G31]" office:value-type="float" office:value="0.33" calcext:value-type="float">
            <text:p>0.33</text:p>
          </table:table-cell>
          <table:table-cell table:formula="of:=[.$C31]-[.H31]" office:value-type="float" office:value="0.350000000000001" calcext:value-type="float">
            <text:p>0.35</text:p>
          </table:table-cell>
          <table:table-cell/>
          <table:table-cell table:formula="of:=0.274725275*[.J31]*1000" office:value-type="float" office:value="90.65934075" calcext:value-type="float">
            <text:p>90.65934075</text:p>
          </table:table-cell>
          <table:table-cell table:formula="of:=0.274725275*[.K31]*1000" office:value-type="float" office:value="82.4175825" calcext:value-type="float">
            <text:p>82.4175825</text:p>
          </table:table-cell>
          <table:table-cell table:formula="of:=0.274725275*[.L31]*1000" office:value-type="float" office:value="87.9120880000001" calcext:value-type="float">
            <text:p>87.912088</text:p>
          </table:table-cell>
          <table:table-cell table:formula="of:=0.274725275*[.M31]*1000" office:value-type="float" office:value="90.65934075" calcext:value-type="float">
            <text:p>90.65934075</text:p>
          </table:table-cell>
          <table:table-cell table:formula="of:=0.274725275*[.N31]*1000" office:value-type="float" office:value="96.1538462500002" calcext:value-type="float">
            <text:p>96.15384625</text:p>
          </table:table-cell>
          <table:table-cell/>
          <table:table-cell table:formula="of:=[.P31]-AVERAGE([.$P31:.$T31])" office:value-type="float" office:value="1.09890109999998" calcext:value-type="float">
            <text:p>1.0989011</text:p>
          </table:table-cell>
          <table:table-cell table:formula="of:=[.Q31]-AVERAGE([.$P31:.$T31])" office:value-type="float" office:value="-7.14285715000008" calcext:value-type="float">
            <text:p>-7.14285715</text:p>
          </table:table-cell>
          <table:table-cell table:formula="of:=[.R31]-AVERAGE([.$P31:.$T31])" office:value-type="float" office:value="-1.64835164999997" calcext:value-type="float">
            <text:p>-1.64835165</text:p>
          </table:table-cell>
          <table:table-cell table:formula="of:=[.S31]-AVERAGE([.$P31:.$T31])" office:value-type="float" office:value="1.09890109999998" calcext:value-type="float">
            <text:p>1.0989011</text:p>
          </table:table-cell>
          <table:table-cell table:formula="of:=[.T31]-AVERAGE([.$P31:.$T31])" office:value-type="float" office:value="6.59340660000011" calcext:value-type="float">
            <text:p>6.59340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84" calcext:value-type="float">
            <text:p>15.84</text:p>
          </table:table-cell>
          <table:table-cell table:formula="of:=[.B32]/2" office:value-type="float" office:value="7.92" calcext:value-type="float">
            <text:p>7.92</text:p>
          </table:table-cell>
          <table:table-cell office:value-type="float" office:value="7.92" calcext:value-type="float">
            <text:p>7.92</text:p>
          </table:table-cell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  <table:table-cell office:value-type="float" office:value="7.95" calcext:value-type="float">
            <text:p>7.95</text:p>
          </table:table-cell>
          <table:table-cell office:value-type="float" office:value="7.96" calcext:value-type="float">
            <text:p>7.96</text:p>
          </table:table-cell>
          <table:table-cell/>
          <table:table-cell table:formula="of:=[.$C32]-[.D32]" office:value-type="float" office:value="0" calcext:value-type="float">
            <text:p>0</text:p>
          </table:table-cell>
          <table:table-cell table:formula="of:=[.$C32]-[.E32]" office:value-type="float" office:value="-0.0800000000000001" calcext:value-type="float">
            <text:p>-0.08</text:p>
          </table:table-cell>
          <table:table-cell table:formula="of:=[.$C32]-[.F32]" office:value-type="float" office:value="-0.140000000000001" calcext:value-type="float">
            <text:p>-0.14</text:p>
          </table:table-cell>
          <table:table-cell table:formula="of:=[.$C32]-[.G32]" office:value-type="float" office:value="-0.0300000000000002" calcext:value-type="float">
            <text:p>-0.03</text:p>
          </table:table-cell>
          <table:table-cell table:formula="of:=[.$C32]-[.H32]" office:value-type="float" office:value="-0.04" calcext:value-type="float">
            <text:p>-0.04</text:p>
          </table:table-cell>
          <table:table-cell/>
          <table:table-cell table:formula="of:=0.274725275*[.J32]*1000" office:value-type="float" office:value="0" calcext:value-type="float">
            <text:p>0</text:p>
          </table:table-cell>
          <table:table-cell table:formula="of:=0.274725275*[.K32]*1000" office:value-type="float" office:value="-21.978022" calcext:value-type="float">
            <text:p>-21.978022</text:p>
          </table:table-cell>
          <table:table-cell table:formula="of:=0.274725275*[.L32]*1000" office:value-type="float" office:value="-38.4615385000002" calcext:value-type="float">
            <text:p>-38.4615385</text:p>
          </table:table-cell>
          <table:table-cell table:formula="of:=0.274725275*[.M32]*1000" office:value-type="float" office:value="-8.24175825000007" calcext:value-type="float">
            <text:p>-8.24175825</text:p>
          </table:table-cell>
          <table:table-cell table:formula="of:=0.274725275*[.N32]*1000" office:value-type="float" office:value="-10.989011" calcext:value-type="float">
            <text:p>-10.989011</text:p>
          </table:table-cell>
          <table:table-cell/>
          <table:table-cell table:formula="of:=[.P32]-AVERAGE([.$P32:.$T32])" office:value-type="float" office:value="15.93406595" calcext:value-type="float">
            <text:p>15.93406595</text:p>
          </table:table-cell>
          <table:table-cell table:formula="of:=[.Q32]-AVERAGE([.$P32:.$T32])" office:value-type="float" office:value="-6.04395604999997" calcext:value-type="float">
            <text:p>-6.04395605</text:p>
          </table:table-cell>
          <table:table-cell table:formula="of:=[.R32]-AVERAGE([.$P32:.$T32])" office:value-type="float" office:value="-22.5274725500001" calcext:value-type="float">
            <text:p>-22.52747255</text:p>
          </table:table-cell>
          <table:table-cell table:formula="of:=[.S32]-AVERAGE([.$P32:.$T32])" office:value-type="float" office:value="7.69230769999998" calcext:value-type="float">
            <text:p>7.6923077</text:p>
          </table:table-cell>
          <table:table-cell table:formula="of:=[.T32]-AVERAGE([.$P32:.$T32])" office:value-type="float" office:value="4.94505495000004" calcext:value-type="float">
            <text:p>4.94505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4" calcext:value-type="float">
            <text:p>15.4</text:p>
          </table:table-cell>
          <table:table-cell table:formula="of:=[.B33]/2" office:value-type="float" office:value="7.7" calcext:value-type="float">
            <text:p>7.7</text:p>
          </table:table-cell>
          <table:table-cell office:value-type="float" office:value="8.26" calcext:value-type="float">
            <text:p>8.26</text:p>
          </table:table-cell>
          <table:table-cell office:value-type="float" office:value="8.3" calcext:value-type="float">
            <text:p>8.3</text:p>
          </table:table-cell>
          <table:table-cell office:value-type="float" office:value="8.38" calcext:value-type="float">
            <text:p>8.38</text:p>
          </table:table-cell>
          <table:table-cell office:value-type="float" office:value="8.34" calcext:value-type="float">
            <text:p>8.34</text:p>
          </table:table-cell>
          <table:table-cell office:value-type="float" office:value="8.37" calcext:value-type="float">
            <text:p>8.37</text:p>
          </table:table-cell>
          <table:table-cell/>
          <table:table-cell table:formula="of:=[.$C33]-[.D33]" office:value-type="float" office:value="-0.56" calcext:value-type="float">
            <text:p>-0.56</text:p>
          </table:table-cell>
          <table:table-cell table:formula="of:=[.$C33]-[.E33]" office:value-type="float" office:value="-0.600000000000001" calcext:value-type="float">
            <text:p>-0.6</text:p>
          </table:table-cell>
          <table:table-cell table:formula="of:=[.$C33]-[.F33]" office:value-type="float" office:value="-0.680000000000001" calcext:value-type="float">
            <text:p>-0.68</text:p>
          </table:table-cell>
          <table:table-cell table:formula="of:=[.$C33]-[.G33]" office:value-type="float" office:value="-0.64" calcext:value-type="float">
            <text:p>-0.64</text:p>
          </table:table-cell>
          <table:table-cell table:formula="of:=[.$C33]-[.H33]" office:value-type="float" office:value="-0.669999999999999" calcext:value-type="float">
            <text:p>-0.67</text:p>
          </table:table-cell>
          <table:table-cell/>
          <table:table-cell table:formula="of:=0.274725275*[.J33]*1000" office:value-type="float" office:value="-153.846154" calcext:value-type="float">
            <text:p>-153.846154</text:p>
          </table:table-cell>
          <table:table-cell table:formula="of:=0.274725275*[.K33]*1000" office:value-type="float" office:value="-164.835165" calcext:value-type="float">
            <text:p>-164.835165</text:p>
          </table:table-cell>
          <table:table-cell table:formula="of:=0.274725275*[.L33]*1000" office:value-type="float" office:value="-186.813187" calcext:value-type="float">
            <text:p>-186.813187</text:p>
          </table:table-cell>
          <table:table-cell table:formula="of:=0.274725275*[.M33]*1000" office:value-type="float" office:value="-175.824176" calcext:value-type="float">
            <text:p>-175.824176</text:p>
          </table:table-cell>
          <table:table-cell table:formula="of:=0.274725275*[.N33]*1000" office:value-type="float" office:value="-184.06593425" calcext:value-type="float">
            <text:p>-184.06593425</text:p>
          </table:table-cell>
          <table:table-cell/>
          <table:table-cell table:formula="of:=[.P33]-AVERAGE([.$P33:.$T33])" office:value-type="float" office:value="19.2307692500001" calcext:value-type="float">
            <text:p>19.23076925</text:p>
          </table:table-cell>
          <table:table-cell table:formula="of:=[.Q33]-AVERAGE([.$P33:.$T33])" office:value-type="float" office:value="8.24175824999983" calcext:value-type="float">
            <text:p>8.24175825</text:p>
          </table:table-cell>
          <table:table-cell table:formula="of:=[.R33]-AVERAGE([.$P33:.$T33])" office:value-type="float" office:value="-13.7362637500002" calcext:value-type="float">
            <text:p>-13.73626375</text:p>
          </table:table-cell>
          <table:table-cell table:formula="of:=[.S33]-AVERAGE([.$P33:.$T33])" office:value-type="float" office:value="-2.74725274999994" calcext:value-type="float">
            <text:p>-2.74725275</text:p>
          </table:table-cell>
          <table:table-cell table:formula="of:=[.T33]-AVERAGE([.$P33:.$T33])" office:value-type="float" office:value="-10.9890109999998" calcext:value-type="float">
            <text:p>-10.9890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93" calcext:value-type="float">
            <text:p>15.93</text:p>
          </table:table-cell>
          <table:table-cell table:formula="of:=[.B34]/2" office:value-type="float" office:value="7.965" calcext:value-type="float">
            <text:p>7.965</text:p>
          </table:table-cell>
          <table:table-cell office:value-type="float" office:value="8.01" calcext:value-type="float">
            <text:p>8.01</text:p>
          </table:table-cell>
          <table:table-cell office:value-type="float" office:value="8.09" calcext:value-type="float">
            <text:p>8.09</text:p>
          </table:table-cell>
          <table:table-cell office:value-type="float" office:value="8.12" calcext:value-type="float">
            <text:p>8.12</text:p>
          </table:table-cell>
          <table:table-cell office:value-type="float" office:value="8.06" calcext:value-type="float">
            <text:p>8.06</text:p>
          </table:table-cell>
          <table:table-cell office:value-type="float" office:value="8.12" calcext:value-type="float">
            <text:p>8.12</text:p>
          </table:table-cell>
          <table:table-cell/>
          <table:table-cell table:formula="of:=[.$C34]-[.D34]" office:value-type="float" office:value="-0.0449999999999999" calcext:value-type="float">
            <text:p>-0.045</text:p>
          </table:table-cell>
          <table:table-cell table:formula="of:=[.$C34]-[.E34]" office:value-type="float" office:value="-0.125" calcext:value-type="float">
            <text:p>-0.125</text:p>
          </table:table-cell>
          <table:table-cell table:formula="of:=[.$C34]-[.F34]" office:value-type="float" office:value="-0.154999999999999" calcext:value-type="float">
            <text:p>-0.155</text:p>
          </table:table-cell>
          <table:table-cell table:formula="of:=[.$C34]-[.G34]" office:value-type="float" office:value="-0.0950000000000006" calcext:value-type="float">
            <text:p>-0.095</text:p>
          </table:table-cell>
          <table:table-cell table:formula="of:=[.$C34]-[.H34]" office:value-type="float" office:value="-0.154999999999999" calcext:value-type="float">
            <text:p>-0.155</text:p>
          </table:table-cell>
          <table:table-cell/>
          <table:table-cell table:formula="of:=0.274725275*[.J34]*1000" office:value-type="float" office:value="-12.362637375" calcext:value-type="float">
            <text:p>-12.362637375</text:p>
          </table:table-cell>
          <table:table-cell table:formula="of:=0.274725275*[.K34]*1000" office:value-type="float" office:value="-34.340659375" calcext:value-type="float">
            <text:p>-34.340659375</text:p>
          </table:table-cell>
          <table:table-cell table:formula="of:=0.274725275*[.L34]*1000" office:value-type="float" office:value="-42.5824176249998" calcext:value-type="float">
            <text:p>-42.582417625</text:p>
          </table:table-cell>
          <table:table-cell table:formula="of:=0.274725275*[.M34]*1000" office:value-type="float" office:value="-26.0989011250002" calcext:value-type="float">
            <text:p>-26.098901125</text:p>
          </table:table-cell>
          <table:table-cell table:formula="of:=0.274725275*[.N34]*1000" office:value-type="float" office:value="-42.5824176249998" calcext:value-type="float">
            <text:p>-42.582417625</text:p>
          </table:table-cell>
          <table:table-cell/>
          <table:table-cell table:formula="of:=[.P34]-AVERAGE([.$P34:.$T34])" office:value-type="float" office:value="19.23076925" calcext:value-type="float">
            <text:p>19.23076925</text:p>
          </table:table-cell>
          <table:table-cell table:formula="of:=[.Q34]-AVERAGE([.$P34:.$T34])" office:value-type="float" office:value="-2.74725275000004" calcext:value-type="float">
            <text:p>-2.74725275</text:p>
          </table:table-cell>
          <table:table-cell table:formula="of:=[.R34]-AVERAGE([.$P34:.$T34])" office:value-type="float" office:value="-10.9890109999999" calcext:value-type="float">
            <text:p>-10.989011</text:p>
          </table:table-cell>
          <table:table-cell table:formula="of:=[.S34]-AVERAGE([.$P34:.$T34])" office:value-type="float" office:value="5.49450549999979" calcext:value-type="float">
            <text:p>5.4945055</text:p>
          </table:table-cell>
          <table:table-cell table:formula="of:=[.T34]-AVERAGE([.$P34:.$T34])" office:value-type="float" office:value="-10.9890109999999" calcext:value-type="float">
            <text:p>-10.989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41" calcext:value-type="float">
            <text:p>16.41</text:p>
          </table:table-cell>
          <table:table-cell table:formula="of:=[.B35]/2" office:value-type="float" office:value="8.205" calcext:value-type="float">
            <text:p>8.205</text:p>
          </table:table-cell>
          <table:table-cell office:value-type="float" office:value="8.2" calcext:value-type="float">
            <text:p>8.2</text:p>
          </table:table-cell>
          <table:table-cell office:value-type="float" office:value="8.45" calcext:value-type="float">
            <text:p>8.45</text:p>
          </table:table-cell>
          <table:table-cell office:value-type="float" office:value="8.41" calcext:value-type="float">
            <text:p>8.41</text:p>
          </table:table-cell>
          <table:table-cell office:value-type="float" office:value="8.37" calcext:value-type="float">
            <text:p>8.37</text:p>
          </table:table-cell>
          <table:table-cell office:value-type="float" office:value="8.42" calcext:value-type="float">
            <text:p>8.42</text:p>
          </table:table-cell>
          <table:table-cell/>
          <table:table-cell table:formula="of:=[.$C35]-[.D35]" office:value-type="float" office:value="0.00500000000000078" calcext:value-type="float">
            <text:p>0.005</text:p>
          </table:table-cell>
          <table:table-cell table:formula="of:=[.$C35]-[.E35]" office:value-type="float" office:value="-0.244999999999999" calcext:value-type="float">
            <text:p>-0.245</text:p>
          </table:table-cell>
          <table:table-cell table:formula="of:=[.$C35]-[.F35]" office:value-type="float" office:value="-0.205" calcext:value-type="float">
            <text:p>-0.205</text:p>
          </table:table-cell>
          <table:table-cell table:formula="of:=[.$C35]-[.G35]" office:value-type="float" office:value="-0.164999999999999" calcext:value-type="float">
            <text:p>-0.165</text:p>
          </table:table-cell>
          <table:table-cell table:formula="of:=[.$C35]-[.H35]" office:value-type="float" office:value="-0.215" calcext:value-type="float">
            <text:p>-0.215</text:p>
          </table:table-cell>
          <table:table-cell/>
          <table:table-cell table:formula="of:=0.274725275*[.J35]*1000" office:value-type="float" office:value="1.37362637500021" calcext:value-type="float">
            <text:p>1.373626375</text:p>
          </table:table-cell>
          <table:table-cell table:formula="of:=0.274725275*[.K35]*1000" office:value-type="float" office:value="-67.3076923749998" calcext:value-type="float">
            <text:p>-67.307692375</text:p>
          </table:table-cell>
          <table:table-cell table:formula="of:=0.274725275*[.L35]*1000" office:value-type="float" office:value="-56.318681375" calcext:value-type="float">
            <text:p>-56.318681375</text:p>
          </table:table-cell>
          <table:table-cell table:formula="of:=0.274725275*[.M35]*1000" office:value-type="float" office:value="-45.3296703749998" calcext:value-type="float">
            <text:p>-45.329670375</text:p>
          </table:table-cell>
          <table:table-cell table:formula="of:=0.274725275*[.N35]*1000" office:value-type="float" office:value="-59.065934125" calcext:value-type="float">
            <text:p>-59.065934125</text:p>
          </table:table-cell>
          <table:table-cell/>
          <table:table-cell table:formula="of:=[.P35]-AVERAGE([.$P35:.$T35])" office:value-type="float" office:value="46.7032967500001" calcext:value-type="float">
            <text:p>46.70329675</text:p>
          </table:table-cell>
          <table:table-cell table:formula="of:=[.Q35]-AVERAGE([.$P35:.$T35])" office:value-type="float" office:value="-21.9780219999999" calcext:value-type="float">
            <text:p>-21.978022</text:p>
          </table:table-cell>
          <table:table-cell table:formula="of:=[.R35]-AVERAGE([.$P35:.$T35])" office:value-type="float" office:value="-10.9890110000002" calcext:value-type="float">
            <text:p>-10.989011</text:p>
          </table:table-cell>
          <table:table-cell table:formula="of:=[.S35]-AVERAGE([.$P35:.$T35])" office:value-type="float" office:value="0" calcext:value-type="float">
            <text:p>0</text:p>
          </table:table-cell>
          <table:table-cell table:formula="of:=[.T35]-AVERAGE([.$P35:.$T35])" office:value-type="float" office:value="-13.7362637500001" calcext:value-type="float">
            <text:p>-13.73626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93" calcext:value-type="float">
            <text:p>15.93</text:p>
          </table:table-cell>
          <table:table-cell table:formula="of:=[.B36]/2" office:value-type="float" office:value="7.965" calcext:value-type="float">
            <text:p>7.965</text:p>
          </table:table-cell>
          <table:table-cell office:value-type="float" office:value="8.17" calcext:value-type="float">
            <text:p>8.17</text:p>
          </table:table-cell>
          <table:table-cell office:value-type="float" office:value="8.23" calcext:value-type="float">
            <text:p>8.23</text:p>
          </table:table-cell>
          <table:table-cell office:value-type="float" office:value="8.18" calcext:value-type="float">
            <text:p>8.18</text:p>
          </table:table-cell>
          <table:table-cell office:value-type="float" office:value="8.19" calcext:value-type="float">
            <text:p>8.19</text:p>
          </table:table-cell>
          <table:table-cell office:value-type="float" office:value="8.17" calcext:value-type="float">
            <text:p>8.17</text:p>
          </table:table-cell>
          <table:table-cell/>
          <table:table-cell table:formula="of:=[.$C36]-[.D36]" office:value-type="float" office:value="-0.205" calcext:value-type="float">
            <text:p>-0.205</text:p>
          </table:table-cell>
          <table:table-cell table:formula="of:=[.$C36]-[.E36]" office:value-type="float" office:value="-0.265000000000001" calcext:value-type="float">
            <text:p>-0.265</text:p>
          </table:table-cell>
          <table:table-cell table:formula="of:=[.$C36]-[.F36]" office:value-type="float" office:value="-0.215" calcext:value-type="float">
            <text:p>-0.215</text:p>
          </table:table-cell>
          <table:table-cell table:formula="of:=[.$C36]-[.G36]" office:value-type="float" office:value="-0.225" calcext:value-type="float">
            <text:p>-0.225</text:p>
          </table:table-cell>
          <table:table-cell table:formula="of:=[.$C36]-[.H36]" office:value-type="float" office:value="-0.205" calcext:value-type="float">
            <text:p>-0.205</text:p>
          </table:table-cell>
          <table:table-cell/>
          <table:table-cell table:formula="of:=0.274725275*[.J36]*1000" office:value-type="float" office:value="-56.318681375" calcext:value-type="float">
            <text:p>-56.318681375</text:p>
          </table:table-cell>
          <table:table-cell table:formula="of:=0.274725275*[.K36]*1000" office:value-type="float" office:value="-72.8021978750002" calcext:value-type="float">
            <text:p>-72.802197875</text:p>
          </table:table-cell>
          <table:table-cell table:formula="of:=0.274725275*[.L36]*1000" office:value-type="float" office:value="-59.065934125" calcext:value-type="float">
            <text:p>-59.065934125</text:p>
          </table:table-cell>
          <table:table-cell table:formula="of:=0.274725275*[.M36]*1000" office:value-type="float" office:value="-61.8131868749999" calcext:value-type="float">
            <text:p>-61.813186875</text:p>
          </table:table-cell>
          <table:table-cell table:formula="of:=0.274725275*[.N36]*1000" office:value-type="float" office:value="-56.318681375" calcext:value-type="float">
            <text:p>-56.318681375</text:p>
          </table:table-cell>
          <table:table-cell/>
          <table:table-cell table:formula="of:=[.P36]-AVERAGE([.$P36:.$T36])" office:value-type="float" office:value="4.94505494999999" calcext:value-type="float">
            <text:p>4.94505495</text:p>
          </table:table-cell>
          <table:table-cell table:formula="of:=[.Q36]-AVERAGE([.$P36:.$T36])" office:value-type="float" office:value="-11.5384615500002" calcext:value-type="float">
            <text:p>-11.53846155</text:p>
          </table:table-cell>
          <table:table-cell table:formula="of:=[.R36]-AVERAGE([.$P36:.$T36])" office:value-type="float" office:value="2.19780220000005" calcext:value-type="float">
            <text:p>2.1978022</text:p>
          </table:table-cell>
          <table:table-cell table:formula="of:=[.S36]-AVERAGE([.$P36:.$T36])" office:value-type="float" office:value="-0.549450549999889" calcext:value-type="float">
            <text:p>-0.54945055</text:p>
          </table:table-cell>
          <table:table-cell table:formula="of:=[.T36]-AVERAGE([.$P36:.$T36])" office:value-type="float" office:value="4.94505494999999" calcext:value-type="float">
            <text:p>4.945054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13" calcext:value-type="float">
            <text:p>15.13</text:p>
          </table:table-cell>
          <table:table-cell table:formula="of:=[.B37]/2" office:value-type="float" office:value="7.565" calcext:value-type="float">
            <text:p>7.565</text:p>
          </table:table-cell>
          <table:table-cell office:value-type="float" office:value="7.91" calcext:value-type="float">
            <text:p>7.91</text:p>
          </table:table-cell>
          <table:table-cell table:number-columns-repeated="2" office:value-type="float" office:value="7.89" calcext:value-type="float">
            <text:p>7.89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/>
          <table:table-cell table:formula="of:=[.$C37]-[.D37]" office:value-type="float" office:value="-0.345" calcext:value-type="float">
            <text:p>-0.345</text:p>
          </table:table-cell>
          <table:table-cell table:formula="of:=[.$C37]-[.E37]" office:value-type="float" office:value="-0.324999999999999" calcext:value-type="float">
            <text:p>-0.325</text:p>
          </table:table-cell>
          <table:table-cell table:formula="of:=[.$C37]-[.F37]" office:value-type="float" office:value="-0.324999999999999" calcext:value-type="float">
            <text:p>-0.325</text:p>
          </table:table-cell>
          <table:table-cell table:formula="of:=[.$C37]-[.G37]" office:value-type="float" office:value="-0.375" calcext:value-type="float">
            <text:p>-0.375</text:p>
          </table:table-cell>
          <table:table-cell table:formula="of:=[.$C37]-[.H37]" office:value-type="float" office:value="-0.314999999999999" calcext:value-type="float">
            <text:p>-0.315</text:p>
          </table:table-cell>
          <table:table-cell/>
          <table:table-cell table:formula="of:=0.274725275*[.J37]*1000" office:value-type="float" office:value="-94.7802198749999" calcext:value-type="float">
            <text:p>-94.780219875</text:p>
          </table:table-cell>
          <table:table-cell table:formula="of:=0.274725275*[.K37]*1000" office:value-type="float" office:value="-89.2857143749998" calcext:value-type="float">
            <text:p>-89.285714375</text:p>
          </table:table-cell>
          <table:table-cell table:formula="of:=0.274725275*[.L37]*1000" office:value-type="float" office:value="-89.2857143749998" calcext:value-type="float">
            <text:p>-89.285714375</text:p>
          </table:table-cell>
          <table:table-cell table:formula="of:=0.274725275*[.M37]*1000" office:value-type="float" office:value="-103.021978125" calcext:value-type="float">
            <text:p>-103.021978125</text:p>
          </table:table-cell>
          <table:table-cell table:formula="of:=0.274725275*[.N37]*1000" office:value-type="float" office:value="-86.5384616249999" calcext:value-type="float">
            <text:p>-86.538461625</text:p>
          </table:table-cell>
          <table:table-cell/>
          <table:table-cell table:formula="of:=[.P37]-AVERAGE([.$P37:.$T37])" office:value-type="float" office:value="-2.19780220000005" calcext:value-type="float">
            <text:p>-2.1978022</text:p>
          </table:table-cell>
          <table:table-cell table:formula="of:=[.Q37]-AVERAGE([.$P37:.$T37])" office:value-type="float" office:value="3.29670330000008" calcext:value-type="float">
            <text:p>3.2967033</text:p>
          </table:table-cell>
          <table:table-cell table:formula="of:=[.R37]-AVERAGE([.$P37:.$T37])" office:value-type="float" office:value="3.29670330000008" calcext:value-type="float">
            <text:p>3.2967033</text:p>
          </table:table-cell>
          <table:table-cell table:formula="of:=[.S37]-AVERAGE([.$P37:.$T37])" office:value-type="float" office:value="-10.4395604500001" calcext:value-type="float">
            <text:p>-10.43956045</text:p>
          </table:table-cell>
          <table:table-cell table:formula="of:=[.T37]-AVERAGE([.$P37:.$T37])" office:value-type="float" office:value="6.04395605000002" calcext:value-type="float">
            <text:p>6.04395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79" calcext:value-type="float">
            <text:p>15.79</text:p>
          </table:table-cell>
          <table:table-cell table:formula="of:=[.B38]/2" office:value-type="float" office:value="7.895" calcext:value-type="float">
            <text:p>7.895</text:p>
          </table:table-cell>
          <table:table-cell office:value-type="float" office:value="8.25" calcext:value-type="float">
            <text:p>8.25</text:p>
          </table:table-cell>
          <table:table-cell office:value-type="float" office:value="8.21" calcext:value-type="float">
            <text:p>8.21</text:p>
          </table:table-cell>
          <table:table-cell office:value-type="float" office:value="8.32" calcext:value-type="float">
            <text:p>8.32</text:p>
          </table:table-cell>
          <table:table-cell office:value-type="float" office:value="8.23" calcext:value-type="float">
            <text:p>8.23</text:p>
          </table:table-cell>
          <table:table-cell office:value-type="float" office:value="8.24" calcext:value-type="float">
            <text:p>8.24</text:p>
          </table:table-cell>
          <table:table-cell/>
          <table:table-cell table:formula="of:=[.$C38]-[.D38]" office:value-type="float" office:value="-0.355" calcext:value-type="float">
            <text:p>-0.355</text:p>
          </table:table-cell>
          <table:table-cell table:formula="of:=[.$C38]-[.E38]" office:value-type="float" office:value="-0.315000000000001" calcext:value-type="float">
            <text:p>-0.315</text:p>
          </table:table-cell>
          <table:table-cell table:formula="of:=[.$C38]-[.F38]" office:value-type="float" office:value="-0.425000000000001" calcext:value-type="float">
            <text:p>-0.425</text:p>
          </table:table-cell>
          <table:table-cell table:formula="of:=[.$C38]-[.G38]" office:value-type="float" office:value="-0.335000000000001" calcext:value-type="float">
            <text:p>-0.335</text:p>
          </table:table-cell>
          <table:table-cell table:formula="of:=[.$C38]-[.H38]" office:value-type="float" office:value="-0.345000000000001" calcext:value-type="float">
            <text:p>-0.345</text:p>
          </table:table-cell>
          <table:table-cell/>
          <table:table-cell table:formula="of:=0.274725275*[.J38]*1000" office:value-type="float" office:value="-97.5274726250001" calcext:value-type="float">
            <text:p>-97.527472625</text:p>
          </table:table-cell>
          <table:table-cell table:formula="of:=0.274725275*[.K38]*1000" office:value-type="float" office:value="-86.5384616250003" calcext:value-type="float">
            <text:p>-86.538461625</text:p>
          </table:table-cell>
          <table:table-cell table:formula="of:=0.274725275*[.L38]*1000" office:value-type="float" office:value="-116.758241875" calcext:value-type="float">
            <text:p>-116.758241875</text:p>
          </table:table-cell>
          <table:table-cell table:formula="of:=0.274725275*[.M38]*1000" office:value-type="float" office:value="-92.0329671250002" calcext:value-type="float">
            <text:p>-92.032967125</text:p>
          </table:table-cell>
          <table:table-cell table:formula="of:=0.274725275*[.N38]*1000" office:value-type="float" office:value="-94.7802198750002" calcext:value-type="float">
            <text:p>-94.780219875</text:p>
          </table:table-cell>
          <table:table-cell/>
          <table:table-cell table:formula="of:=[.P38]-AVERAGE([.$P38:.$T38])" office:value-type="float" office:value="0" calcext:value-type="float">
            <text:p>0</text:p>
          </table:table-cell>
          <table:table-cell table:formula="of:=[.Q38]-AVERAGE([.$P38:.$T38])" office:value-type="float" office:value="10.9890109999998" calcext:value-type="float">
            <text:p>10.989011</text:p>
          </table:table-cell>
          <table:table-cell table:formula="of:=[.R38]-AVERAGE([.$P38:.$T38])" office:value-type="float" office:value="-19.23076925" calcext:value-type="float">
            <text:p>-19.23076925</text:p>
          </table:table-cell>
          <table:table-cell table:formula="of:=[.S38]-AVERAGE([.$P38:.$T38])" office:value-type="float" office:value="5.49450549999997" calcext:value-type="float">
            <text:p>5.4945055</text:p>
          </table:table-cell>
          <table:table-cell table:formula="of:=[.T38]-AVERAGE([.$P38:.$T38])" office:value-type="float" office:value="2.74725275000003" calcext:value-type="float">
            <text:p>2.747252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41" calcext:value-type="float">
            <text:p>15.41</text:p>
          </table:table-cell>
          <table:table-cell table:formula="of:=[.B39]/2" office:value-type="float" office:value="7.705" calcext:value-type="float">
            <text:p>7.705</text:p>
          </table:table-cell>
          <table:table-cell office:value-type="float" office:value="7.97" calcext:value-type="float">
            <text:p>7.97</text:p>
          </table:table-cell>
          <table:table-cell office:value-type="float" office:value="7.92" calcext:value-type="float">
            <text:p>7.92</text:p>
          </table:table-cell>
          <table:table-cell office:value-type="float" office:value="8.09" calcext:value-type="float">
            <text:p>8.09</text:p>
          </table:table-cell>
          <table:table-cell office:value-type="float" office:value="7.95" calcext:value-type="float">
            <text:p>7.95</text:p>
          </table:table-cell>
          <table:table-cell office:value-type="float" office:value="7.99" calcext:value-type="float">
            <text:p>7.99</text:p>
          </table:table-cell>
          <table:table-cell/>
          <table:table-cell table:formula="of:=[.$C39]-[.D39]" office:value-type="float" office:value="-0.265" calcext:value-type="float">
            <text:p>-0.265</text:p>
          </table:table-cell>
          <table:table-cell table:formula="of:=[.$C39]-[.E39]" office:value-type="float" office:value="-0.215" calcext:value-type="float">
            <text:p>-0.215</text:p>
          </table:table-cell>
          <table:table-cell table:formula="of:=[.$C39]-[.F39]" office:value-type="float" office:value="-0.385" calcext:value-type="float">
            <text:p>-0.385</text:p>
          </table:table-cell>
          <table:table-cell table:formula="of:=[.$C39]-[.G39]" office:value-type="float" office:value="-0.245" calcext:value-type="float">
            <text:p>-0.245</text:p>
          </table:table-cell>
          <table:table-cell table:formula="of:=[.$C39]-[.H39]" office:value-type="float" office:value="-0.285" calcext:value-type="float">
            <text:p>-0.285</text:p>
          </table:table-cell>
          <table:table-cell/>
          <table:table-cell table:formula="of:=0.274725275*[.J39]*1000" office:value-type="float" office:value="-72.8021978749999" calcext:value-type="float">
            <text:p>-72.802197875</text:p>
          </table:table-cell>
          <table:table-cell table:formula="of:=0.274725275*[.K39]*1000" office:value-type="float" office:value="-59.065934125" calcext:value-type="float">
            <text:p>-59.065934125</text:p>
          </table:table-cell>
          <table:table-cell table:formula="of:=0.274725275*[.L39]*1000" office:value-type="float" office:value="-105.769230875" calcext:value-type="float">
            <text:p>-105.769230875</text:p>
          </table:table-cell>
          <table:table-cell table:formula="of:=0.274725275*[.M39]*1000" office:value-type="float" office:value="-67.307692375" calcext:value-type="float">
            <text:p>-67.307692375</text:p>
          </table:table-cell>
          <table:table-cell table:formula="of:=0.274725275*[.N39]*1000" office:value-type="float" office:value="-78.296703375" calcext:value-type="float">
            <text:p>-78.296703375</text:p>
          </table:table-cell>
          <table:table-cell/>
          <table:table-cell table:formula="of:=[.P39]-AVERAGE([.$P39:.$T39])" office:value-type="float" office:value="3.84615385000006" calcext:value-type="float">
            <text:p>3.84615385</text:p>
          </table:table-cell>
          <table:table-cell table:formula="of:=[.Q39]-AVERAGE([.$P39:.$T39])" office:value-type="float" office:value="17.5824176" calcext:value-type="float">
            <text:p>17.5824176</text:p>
          </table:table-cell>
          <table:table-cell table:formula="of:=[.R39]-AVERAGE([.$P39:.$T39])" office:value-type="float" office:value="-29.12087915" calcext:value-type="float">
            <text:p>-29.12087915</text:p>
          </table:table-cell>
          <table:table-cell table:formula="of:=[.S39]-AVERAGE([.$P39:.$T39])" office:value-type="float" office:value="9.34065934999994" calcext:value-type="float">
            <text:p>9.34065935</text:p>
          </table:table-cell>
          <table:table-cell table:formula="of:=[.T39]-AVERAGE([.$P39:.$T39])" office:value-type="float" office:value="-1.64835165000007" calcext:value-type="float">
            <text:p>-1.64835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83" calcext:value-type="float">
            <text:p>15.83</text:p>
          </table:table-cell>
          <table:table-cell table:formula="of:=[.B40]/2" office:value-type="float" office:value="7.915" calcext:value-type="float">
            <text:p>7.915</text:p>
          </table:table-cell>
          <table:table-cell office:value-type="float" office:value="8.29" calcext:value-type="float">
            <text:p>8.29</text:p>
          </table:table-cell>
          <table:table-cell office:value-type="float" office:value="8.21" calcext:value-type="float">
            <text:p>8.21</text:p>
          </table:table-cell>
          <table:table-cell office:value-type="float" office:value="8.33" calcext:value-type="float">
            <text:p>8.33</text:p>
          </table:table-cell>
          <table:table-cell office:value-type="float" office:value="8.25" calcext:value-type="float">
            <text:p>8.25</text:p>
          </table:table-cell>
          <table:table-cell office:value-type="float" office:value="8.24" calcext:value-type="float">
            <text:p>8.24</text:p>
          </table:table-cell>
          <table:table-cell/>
          <table:table-cell table:formula="of:=[.$C40]-[.D40]" office:value-type="float" office:value="-0.374999999999999" calcext:value-type="float">
            <text:p>-0.375</text:p>
          </table:table-cell>
          <table:table-cell table:formula="of:=[.$C40]-[.E40]" office:value-type="float" office:value="-0.295000000000001" calcext:value-type="float">
            <text:p>-0.295</text:p>
          </table:table-cell>
          <table:table-cell table:formula="of:=[.$C40]-[.F40]" office:value-type="float" office:value="-0.415" calcext:value-type="float">
            <text:p>-0.415</text:p>
          </table:table-cell>
          <table:table-cell table:formula="of:=[.$C40]-[.G40]" office:value-type="float" office:value="-0.335" calcext:value-type="float">
            <text:p>-0.335</text:p>
          </table:table-cell>
          <table:table-cell table:formula="of:=[.$C40]-[.H40]" office:value-type="float" office:value="-0.325" calcext:value-type="float">
            <text:p>-0.325</text:p>
          </table:table-cell>
          <table:table-cell/>
          <table:table-cell table:formula="of:=0.274725275*[.J40]*1000" office:value-type="float" office:value="-103.021978125" calcext:value-type="float">
            <text:p>-103.021978125</text:p>
          </table:table-cell>
          <table:table-cell table:formula="of:=0.274725275*[.K40]*1000" office:value-type="float" office:value="-81.0439561250002" calcext:value-type="float">
            <text:p>-81.043956125</text:p>
          </table:table-cell>
          <table:table-cell table:formula="of:=0.274725275*[.L40]*1000" office:value-type="float" office:value="-114.010989125" calcext:value-type="float">
            <text:p>-114.010989125</text:p>
          </table:table-cell>
          <table:table-cell table:formula="of:=0.274725275*[.M40]*1000" office:value-type="float" office:value="-92.032967125" calcext:value-type="float">
            <text:p>-92.032967125</text:p>
          </table:table-cell>
          <table:table-cell table:formula="of:=0.274725275*[.N40]*1000" office:value-type="float" office:value="-89.285714375" calcext:value-type="float">
            <text:p>-89.285714375</text:p>
          </table:table-cell>
          <table:table-cell/>
          <table:table-cell table:formula="of:=[.P40]-AVERAGE([.$P40:.$T40])" office:value-type="float" office:value="-7.14285714999974" calcext:value-type="float">
            <text:p>-7.14285715</text:p>
          </table:table-cell>
          <table:table-cell table:formula="of:=[.Q40]-AVERAGE([.$P40:.$T40])" office:value-type="float" office:value="14.8351648499998" calcext:value-type="float">
            <text:p>14.83516485</text:p>
          </table:table-cell>
          <table:table-cell table:formula="of:=[.R40]-AVERAGE([.$P40:.$T40])" office:value-type="float" office:value="-18.13186815" calcext:value-type="float">
            <text:p>-18.13186815</text:p>
          </table:table-cell>
          <table:table-cell table:formula="of:=[.S40]-AVERAGE([.$P40:.$T40])" office:value-type="float" office:value="3.84615385000002" calcext:value-type="float">
            <text:p>3.84615385</text:p>
          </table:table-cell>
          <table:table-cell table:formula="of:=[.T40]-AVERAGE([.$P40:.$T40])" office:value-type="float" office:value="6.59340659999997" calcext:value-type="float">
            <text:p>6.59340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17" calcext:value-type="float">
            <text:p>15.17</text:p>
          </table:table-cell>
          <table:table-cell table:formula="of:=[.B41]/2" office:value-type="float" office:value="7.585" calcext:value-type="float">
            <text:p>7.585</text:p>
          </table:table-cell>
          <table:table-cell office:value-type="float" office:value="7.96" calcext:value-type="float">
            <text:p>7.96</text:p>
          </table:table-cell>
          <table:table-cell table:number-columns-repeated="5"/>
          <table:table-cell table:formula="of:=[.$C41]-[.D41]" office:value-type="float" office:value="-0.375" calcext:value-type="float">
            <text:p>-0.375</text:p>
          </table:table-cell>
          <table:table-cell table:number-columns-repeated="5"/>
          <table:table-cell table:formula="of:=0.274725275*[.J41]*1000" office:value-type="float" office:value="-103.021978125" calcext:value-type="float">
            <text:p>-103.021978125</text:p>
          </table:table-cell>
          <table:table-cell table:number-columns-repeated="5"/>
          <table:table-cell table:formula="of:=[.P41]-AVERAGE([.$P41:.$T41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Midpoin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/>
          <table:table-cell office:value-type="string" calcext:value-type="string">
            <text:p>Delta 1</text:p>
          </table:table-cell>
          <table:table-cell office:value-type="string" calcext:value-type="string">
            <text:p>Delta 2</text:p>
          </table:table-cell>
          <table:table-cell office:value-type="string" calcext:value-type="string">
            <text:p>Delta 3</text:p>
          </table:table-cell>
          <table:table-cell office:value-type="string" calcext:value-type="string">
            <text:p>Delta 4</text:p>
          </table:table-cell>
          <table:table-cell office:value-type="string" calcext:value-type="string">
            <text:p>Delta 5</text:p>
          </table:table-cell>
          <table:table-cell/>
          <table:table-cell table:formula="of:=[.J46]" office:value-type="string" office:string-value="Delta 1" calcext:value-type="string">
            <text:p>Delta 1</text:p>
          </table:table-cell>
          <table:table-cell table:formula="of:=[.K46]" office:value-type="string" office:string-value="Delta 2" calcext:value-type="string">
            <text:p>Delta 2</text:p>
          </table:table-cell>
          <table:table-cell table:formula="of:=[.L46]" office:value-type="string" office:string-value="Delta 3" calcext:value-type="string">
            <text:p>Delta 3</text:p>
          </table:table-cell>
          <table:table-cell table:formula="of:=[.M46]" office:value-type="string" office:string-value="Delta 4" calcext:value-type="string">
            <text:p>Delta 4</text:p>
          </table:table-cell>
          <table:table-cell table:formula="of:=[.N46]" office:value-type="string" office:string-value="Delta 5" calcext:value-type="string">
            <text:p>Delta 5</text:p>
          </table:table-cell>
          <table:table-cell/>
          <table:table-cell table:formula="of:=[.P46]" office:value-type="string" office:string-value="Delta 1" calcext:value-type="string">
            <text:p>Delta 1</text:p>
          </table:table-cell>
          <table:table-cell table:formula="of:=[.Q46]" office:value-type="string" office:string-value="Delta 2" calcext:value-type="string">
            <text:p>Delta 2</text:p>
          </table:table-cell>
          <table:table-cell table:formula="of:=[.R46]" office:value-type="string" office:string-value="Delta 3" calcext:value-type="string">
            <text:p>Delta 3</text:p>
          </table:table-cell>
          <table:table-cell table:formula="of:=[.S46]" office:value-type="string" office:string-value="Delta 4" calcext:value-type="string">
            <text:p>Delta 4</text:p>
          </table:table-cell>
          <table:table-cell table:formula="of:=[.T46]" office:value-type="string" office:string-value="Delta 5" calcext:value-type="string">
            <text:p>Del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2" office:value-type="float" office:value="18.26" calcext:value-type="float">
            <text:p>18.26</text:p>
          </table:table-cell>
          <table:table-cell table:formula="of:=[.B47]/2" office:value-type="float" office:value="9.13" calcext:value-type="float">
            <text:p>9.13</text:p>
          </table:table-cell>
          <table:table-cell table:style-name="ce1" table:formula="of:=IF([.D2]&lt;&gt;&quot;&quot;;[.D2]+0.005;&quot;&quot;)">
            <text:p/>
          </table:table-cell>
          <table:table-cell table:style-name="ce1" table:formula="of:=IF([.E2]&lt;&gt;&quot;&quot;;[.E2]+0.005;&quot;&quot;)" office:value-type="float" office:value="7.725" calcext:value-type="float">
            <text:p>7.73</text:p>
          </table:table-cell>
          <table:table-cell table:style-name="ce1" table:formula="of:=IF([.F2]&lt;&gt;&quot;&quot;;[.F2]+0.005;&quot;&quot;)" office:value-type="float" office:value="7.795" calcext:value-type="float">
            <text:p>7.80</text:p>
          </table:table-cell>
          <table:table-cell table:style-name="ce1" table:formula="of:=IF([.G2]&lt;&gt;&quot;&quot;;[.G2]+0.005;&quot;&quot;)">
            <text:p/>
          </table:table-cell>
          <table:table-cell table:style-name="ce1" table:formula="of:=IF([.H2]&lt;&gt;&quot;&quot;;[.H2]+0.005;&quot;&quot;)" office:value-type="float" office:value="7.865" calcext:value-type="float">
            <text:p>7.87</text:p>
          </table:table-cell>
          <table:table-cell table:number-columns-repeated="2"/>
          <table:table-cell table:formula="of:=[.$C47]-[.E47]" office:value-type="float" office:value="1.405" calcext:value-type="float">
            <text:p>1.405</text:p>
          </table:table-cell>
          <table:table-cell table:formula="of:=[.$C47]-[.F47]" office:value-type="float" office:value="1.335" calcext:value-type="float">
            <text:p>1.335</text:p>
          </table:table-cell>
          <table:table-cell/>
          <table:table-cell table:formula="of:=[.$C47]-[.H47]" office:value-type="float" office:value="1.265" calcext:value-type="float">
            <text:p>1.265</text:p>
          </table:table-cell>
          <table:table-cell table:number-columns-repeated="2"/>
          <table:table-cell table:formula="of:=0.274725275*[.K47]*1000" office:value-type="float" office:value="385.989011375" calcext:value-type="float">
            <text:p>385.989011375</text:p>
          </table:table-cell>
          <table:table-cell table:formula="of:=0.274725275*[.L47]*1000" office:value-type="float" office:value="366.758242125" calcext:value-type="float">
            <text:p>366.758242125</text:p>
          </table:table-cell>
          <table:table-cell/>
          <table:table-cell table:formula="of:=0.274725275*[.N47]*1000" office:value-type="float" office:value="347.527472875" calcext:value-type="float">
            <text:p>347.527472875</text:p>
          </table:table-cell>
          <table:table-cell table:number-columns-repeated="2"/>
          <table:table-cell table:formula="of:=[.Q47]-AVERAGE([.$P47:.$T47])" office:value-type="float" office:value="19.2307692500001" calcext:value-type="float">
            <text:p>19.23076925</text:p>
          </table:table-cell>
          <table:table-cell table:formula="of:=[.R47]-AVERAGE([.$P47:.$T47])" office:value-type="float" office:value="0" calcext:value-type="float">
            <text:p>0</text:p>
          </table:table-cell>
          <table:table-cell/>
          <table:table-cell table:formula="of:=[.T47]-AVERAGE([.$P47:.$T47])" office:value-type="float" office:value="-19.2307692500001" calcext:value-type="float">
            <text:p>-19.23076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2" office:value-type="float" office:value="17.95" calcext:value-type="float">
            <text:p>17.95</text:p>
          </table:table-cell>
          <table:table-cell table:formula="of:=[.B48]/2" office:value-type="float" office:value="8.975" calcext:value-type="float">
            <text:p>8.975</text:p>
          </table:table-cell>
          <table:table-cell table:style-name="ce1" table:formula="of:=IF([.D3]&lt;&gt;&quot;&quot;;[.D3]+0.005;&quot;&quot;)" office:value-type="float" office:value="7.485" calcext:value-type="float">
            <text:p>7.49</text:p>
          </table:table-cell>
          <table:table-cell table:style-name="ce1" table:formula="of:=IF([.E3]&lt;&gt;&quot;&quot;;[.E3]+0.005;&quot;&quot;)" office:value-type="float" office:value="7.525" calcext:value-type="float">
            <text:p>7.53</text:p>
          </table:table-cell>
          <table:table-cell table:style-name="ce1" table:formula="of:=IF([.F3]&lt;&gt;&quot;&quot;;[.F3]+0.005;&quot;&quot;)" office:value-type="float" office:value="7.715" calcext:value-type="float">
            <text:p>7.72</text:p>
          </table:table-cell>
          <table:table-cell table:style-name="ce1" table:formula="of:=IF([.G3]&lt;&gt;&quot;&quot;;[.G3]+0.005;&quot;&quot;)" office:value-type="float" office:value="7.675" calcext:value-type="float">
            <text:p>7.68</text:p>
          </table:table-cell>
          <table:table-cell table:style-name="ce1" table:formula="of:=IF([.H3]&lt;&gt;&quot;&quot;;[.H3]+0.005;&quot;&quot;)" office:value-type="float" office:value="7.685" calcext:value-type="float">
            <text:p>7.69</text:p>
          </table:table-cell>
          <table:table-cell/>
          <table:table-cell table:formula="of:=[.$C48]-[.D48]" office:value-type="float" office:value="1.49" calcext:value-type="float">
            <text:p>1.49</text:p>
          </table:table-cell>
          <table:table-cell table:formula="of:=[.$C48]-[.E48]" office:value-type="float" office:value="1.45" calcext:value-type="float">
            <text:p>1.45</text:p>
          </table:table-cell>
          <table:table-cell table:formula="of:=[.$C48]-[.F48]" office:value-type="float" office:value="1.26" calcext:value-type="float">
            <text:p>1.26</text:p>
          </table:table-cell>
          <table:table-cell table:formula="of:=[.$C48]-[.G48]" office:value-type="float" office:value="1.3" calcext:value-type="float">
            <text:p>1.3</text:p>
          </table:table-cell>
          <table:table-cell table:formula="of:=[.$C48]-[.H48]" office:value-type="float" office:value="1.29" calcext:value-type="float">
            <text:p>1.29</text:p>
          </table:table-cell>
          <table:table-cell/>
          <table:table-cell table:formula="of:=0.274725275*[.J48]*1000" office:value-type="float" office:value="409.34065975" calcext:value-type="float">
            <text:p>409.34065975</text:p>
          </table:table-cell>
          <table:table-cell table:formula="of:=0.274725275*[.K48]*1000" office:value-type="float" office:value="398.35164875" calcext:value-type="float">
            <text:p>398.35164875</text:p>
          </table:table-cell>
          <table:table-cell table:formula="of:=0.274725275*[.L48]*1000" office:value-type="float" office:value="346.1538465" calcext:value-type="float">
            <text:p>346.1538465</text:p>
          </table:table-cell>
          <table:table-cell table:formula="of:=0.274725275*[.M48]*1000" office:value-type="float" office:value="357.1428575" calcext:value-type="float">
            <text:p>357.1428575</text:p>
          </table:table-cell>
          <table:table-cell table:formula="of:=0.274725275*[.N48]*1000" office:value-type="float" office:value="354.39560475" calcext:value-type="float">
            <text:p>354.39560475</text:p>
          </table:table-cell>
          <table:table-cell/>
          <table:table-cell table:formula="of:=[.P48]-AVERAGE([.$P48:.$T48])" office:value-type="float" office:value="36.2637362999998" calcext:value-type="float">
            <text:p>36.2637363</text:p>
          </table:table-cell>
          <table:table-cell table:formula="of:=[.Q48]-AVERAGE([.$P48:.$T48])" office:value-type="float" office:value="25.2747253" calcext:value-type="float">
            <text:p>25.2747253</text:p>
          </table:table-cell>
          <table:table-cell table:formula="of:=[.R48]-AVERAGE([.$P48:.$T48])" office:value-type="float" office:value="-26.92307695" calcext:value-type="float">
            <text:p>-26.92307695</text:p>
          </table:table-cell>
          <table:table-cell table:formula="of:=[.S48]-AVERAGE([.$P48:.$T48])" office:value-type="float" office:value="-15.93406595" calcext:value-type="float">
            <text:p>-15.93406595</text:p>
          </table:table-cell>
          <table:table-cell table:formula="of:=[.T48]-AVERAGE([.$P48:.$T48])" office:value-type="float" office:value="-18.6813187" calcext:value-type="float">
            <text:p>-18.6813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2" office:value-type="float" office:value="18.61" calcext:value-type="float">
            <text:p>18.61</text:p>
          </table:table-cell>
          <table:table-cell table:formula="of:=[.B49]/2" office:value-type="float" office:value="9.305" calcext:value-type="float">
            <text:p>9.305</text:p>
          </table:table-cell>
          <table:table-cell table:style-name="ce1" table:formula="of:=IF([.D4]&lt;&gt;&quot;&quot;;[.D4]+0.005;&quot;&quot;)" office:value-type="float" office:value="8.145" calcext:value-type="float">
            <text:p>8.15</text:p>
          </table:table-cell>
          <table:table-cell table:style-name="ce1" table:formula="of:=IF([.E4]&lt;&gt;&quot;&quot;;[.E4]+0.005;&quot;&quot;)" office:value-type="float" office:value="8.305" calcext:value-type="float">
            <text:p>8.31</text:p>
          </table:table-cell>
          <table:table-cell table:style-name="ce1" table:formula="of:=IF([.F4]&lt;&gt;&quot;&quot;;[.F4]+0.005;&quot;&quot;)" office:value-type="float" office:value="8.475" calcext:value-type="float">
            <text:p>8.48</text:p>
          </table:table-cell>
          <table:table-cell table:style-name="ce1" table:formula="of:=IF([.G4]&lt;&gt;&quot;&quot;;[.G4]+0.005;&quot;&quot;)" office:value-type="float" office:value="8.395" calcext:value-type="float">
            <text:p>8.40</text:p>
          </table:table-cell>
          <table:table-cell table:style-name="ce1" table:formula="of:=IF([.H4]&lt;&gt;&quot;&quot;;[.H4]+0.005;&quot;&quot;)" office:value-type="float" office:value="8.375" calcext:value-type="float">
            <text:p>8.38</text:p>
          </table:table-cell>
          <table:table-cell/>
          <table:table-cell table:formula="of:=[.$C49]-[.D49]" office:value-type="float" office:value="1.16" calcext:value-type="float">
            <text:p>1.16</text:p>
          </table:table-cell>
          <table:table-cell table:formula="of:=[.$C49]-[.E49]" office:value-type="float" office:value="0.999999999999998" calcext:value-type="float">
            <text:p>1</text:p>
          </table:table-cell>
          <table:table-cell table:formula="of:=[.$C49]-[.F49]" office:value-type="float" office:value="0.829999999999998" calcext:value-type="float">
            <text:p>0.83</text:p>
          </table:table-cell>
          <table:table-cell table:formula="of:=[.$C49]-[.G49]" office:value-type="float" office:value="0.909999999999998" calcext:value-type="float">
            <text:p>0.91</text:p>
          </table:table-cell>
          <table:table-cell table:formula="of:=[.$C49]-[.H49]" office:value-type="float" office:value="0.93" calcext:value-type="float">
            <text:p>0.93</text:p>
          </table:table-cell>
          <table:table-cell/>
          <table:table-cell table:formula="of:=0.274725275*[.J49]*1000" office:value-type="float" office:value="318.681319" calcext:value-type="float">
            <text:p>318.681319</text:p>
          </table:table-cell>
          <table:table-cell table:formula="of:=0.274725275*[.K49]*1000" office:value-type="float" office:value="274.725274999999" calcext:value-type="float">
            <text:p>274.725275</text:p>
          </table:table-cell>
          <table:table-cell table:formula="of:=0.274725275*[.L49]*1000" office:value-type="float" office:value="228.02197825" calcext:value-type="float">
            <text:p>228.02197825</text:p>
          </table:table-cell>
          <table:table-cell table:formula="of:=0.274725275*[.M49]*1000" office:value-type="float" office:value="250.00000025" calcext:value-type="float">
            <text:p>250.00000025</text:p>
          </table:table-cell>
          <table:table-cell table:formula="of:=0.274725275*[.N49]*1000" office:value-type="float" office:value="255.49450575" calcext:value-type="float">
            <text:p>255.49450575</text:p>
          </table:table-cell>
          <table:table-cell/>
          <table:table-cell table:formula="of:=[.P49]-AVERAGE([.$P49:.$T49])" office:value-type="float" office:value="53.2967033499999" calcext:value-type="float">
            <text:p>53.29670335</text:p>
          </table:table-cell>
          <table:table-cell table:formula="of:=[.Q49]-AVERAGE([.$P49:.$T49])" office:value-type="float" office:value="9.3406593499999" calcext:value-type="float">
            <text:p>9.34065935</text:p>
          </table:table-cell>
          <table:table-cell table:formula="of:=[.R49]-AVERAGE([.$P49:.$T49])" office:value-type="float" office:value="-37.3626374000001" calcext:value-type="float">
            <text:p>-37.3626374</text:p>
          </table:table-cell>
          <table:table-cell table:formula="of:=[.S49]-AVERAGE([.$P49:.$T49])" office:value-type="float" office:value="-15.3846154000001" calcext:value-type="float">
            <text:p>-15.3846154</text:p>
          </table:table-cell>
          <table:table-cell table:formula="of:=[.T49]-AVERAGE([.$P49:.$T49])" office:value-type="float" office:value="-9.89010989999966" calcext:value-type="float">
            <text:p>-9.8901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2" office:value-type="float" office:value="17.51" calcext:value-type="float">
            <text:p>17.51</text:p>
          </table:table-cell>
          <table:table-cell table:formula="of:=[.B50]/2" office:value-type="float" office:value="8.755" calcext:value-type="float">
            <text:p>8.755</text:p>
          </table:table-cell>
          <table:table-cell table:style-name="ce1" table:formula="of:=IF([.D5]&lt;&gt;&quot;&quot;;[.D5]+0.005;&quot;&quot;)" office:value-type="float" office:value="7.855" calcext:value-type="float">
            <text:p>7.86</text:p>
          </table:table-cell>
          <table:table-cell table:style-name="ce1" table:formula="of:=IF([.E5]&lt;&gt;&quot;&quot;;[.E5]+0.005;&quot;&quot;)" office:value-type="float" office:value="7.955" calcext:value-type="float">
            <text:p>7.96</text:p>
          </table:table-cell>
          <table:table-cell table:style-name="ce1" table:formula="of:=IF([.F5]&lt;&gt;&quot;&quot;;[.F5]+0.005;&quot;&quot;)" office:value-type="float" office:value="8.155" calcext:value-type="float">
            <text:p>8.16</text:p>
          </table:table-cell>
          <table:table-cell table:style-name="ce1" table:formula="of:=IF([.G5]&lt;&gt;&quot;&quot;;[.G5]+0.005;&quot;&quot;)" office:value-type="float" office:value="8.065" calcext:value-type="float">
            <text:p>8.07</text:p>
          </table:table-cell>
          <table:table-cell table:style-name="ce1" table:formula="of:=IF([.H5]&lt;&gt;&quot;&quot;;[.H5]+0.005;&quot;&quot;)" office:value-type="float" office:value="8.065" calcext:value-type="float">
            <text:p>8.07</text:p>
          </table:table-cell>
          <table:table-cell/>
          <table:table-cell table:formula="of:=[.$C50]-[.D50]" office:value-type="float" office:value="0.9" calcext:value-type="float">
            <text:p>0.9</text:p>
          </table:table-cell>
          <table:table-cell table:formula="of:=[.$C50]-[.E50]" office:value-type="float" office:value="0.799999999999999" calcext:value-type="float">
            <text:p>0.8</text:p>
          </table:table-cell>
          <table:table-cell table:formula="of:=[.$C50]-[.F50]" office:value-type="float" office:value="0.599999999999998" calcext:value-type="float">
            <text:p>0.6</text:p>
          </table:table-cell>
          <table:table-cell table:formula="of:=[.$C50]-[.G50]" office:value-type="float" office:value="0.689999999999998" calcext:value-type="float">
            <text:p>0.69</text:p>
          </table:table-cell>
          <table:table-cell table:formula="of:=[.$C50]-[.H50]" office:value-type="float" office:value="0.689999999999998" calcext:value-type="float">
            <text:p>0.69</text:p>
          </table:table-cell>
          <table:table-cell/>
          <table:table-cell table:formula="of:=0.274725275*[.J50]*1000" office:value-type="float" office:value="247.2527475" calcext:value-type="float">
            <text:p>247.2527475</text:p>
          </table:table-cell>
          <table:table-cell table:formula="of:=0.274725275*[.K50]*1000" office:value-type="float" office:value="219.78022" calcext:value-type="float">
            <text:p>219.78022</text:p>
          </table:table-cell>
          <table:table-cell table:formula="of:=0.274725275*[.L50]*1000" office:value-type="float" office:value="164.835164999999" calcext:value-type="float">
            <text:p>164.835165</text:p>
          </table:table-cell>
          <table:table-cell table:formula="of:=0.274725275*[.M50]*1000" office:value-type="float" office:value="189.560439749999" calcext:value-type="float">
            <text:p>189.56043975</text:p>
          </table:table-cell>
          <table:table-cell table:formula="of:=0.274725275*[.N50]*1000" office:value-type="float" office:value="189.560439749999" calcext:value-type="float">
            <text:p>189.56043975</text:p>
          </table:table-cell>
          <table:table-cell/>
          <table:table-cell table:formula="of:=[.P50]-AVERAGE([.$P50:.$T50])" office:value-type="float" office:value="45.0549451000003" calcext:value-type="float">
            <text:p>45.0549451</text:p>
          </table:table-cell>
          <table:table-cell table:formula="of:=[.Q50]-AVERAGE([.$P50:.$T50])" office:value-type="float" office:value="17.5824176000001" calcext:value-type="float">
            <text:p>17.5824176</text:p>
          </table:table-cell>
          <table:table-cell table:formula="of:=[.R50]-AVERAGE([.$P50:.$T50])" office:value-type="float" office:value="-37.3626374000002" calcext:value-type="float">
            <text:p>-37.3626374</text:p>
          </table:table-cell>
          <table:table-cell table:formula="of:=[.S50]-AVERAGE([.$P50:.$T50])" office:value-type="float" office:value="-12.6373626500002" calcext:value-type="float">
            <text:p>-12.63736265</text:p>
          </table:table-cell>
          <table:table-cell table:formula="of:=[.T50]-AVERAGE([.$P50:.$T50])" office:value-type="float" office:value="-12.6373626500002" calcext:value-type="float">
            <text:p>-12.63736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2" office:value-type="float" office:value="17.97" calcext:value-type="float">
            <text:p>17.97</text:p>
          </table:table-cell>
          <table:table-cell table:formula="of:=[.B51]/2" office:value-type="float" office:value="8.985" calcext:value-type="float">
            <text:p>8.985</text:p>
          </table:table-cell>
          <table:table-cell table:style-name="ce1" table:formula="of:=IF([.D6]&lt;&gt;&quot;&quot;;[.D6]+0.005;&quot;&quot;)" office:value-type="float" office:value="7.985" calcext:value-type="float">
            <text:p>7.99</text:p>
          </table:table-cell>
          <table:table-cell table:style-name="ce1" table:formula="of:=IF([.E6]&lt;&gt;&quot;&quot;;[.E6]+0.005;&quot;&quot;)" office:value-type="float" office:value="8.225" calcext:value-type="float">
            <text:p>8.23</text:p>
          </table:table-cell>
          <table:table-cell table:style-name="ce1" table:formula="of:=IF([.F6]&lt;&gt;&quot;&quot;;[.F6]+0.005;&quot;&quot;)" office:value-type="float" office:value="8.415" calcext:value-type="float">
            <text:p>8.42</text:p>
          </table:table-cell>
          <table:table-cell table:style-name="ce1" table:formula="of:=IF([.G6]&lt;&gt;&quot;&quot;;[.G6]+0.005;&quot;&quot;)" office:value-type="float" office:value="8.315" calcext:value-type="float">
            <text:p>8.32</text:p>
          </table:table-cell>
          <table:table-cell table:style-name="ce1" table:formula="of:=IF([.H6]&lt;&gt;&quot;&quot;;[.H6]+0.005;&quot;&quot;)" office:value-type="float" office:value="8.365" calcext:value-type="float">
            <text:p>8.37</text:p>
          </table:table-cell>
          <table:table-cell/>
          <table:table-cell table:formula="of:=[.$C51]-[.D51]" office:value-type="float" office:value="0.999999999999999" calcext:value-type="float">
            <text:p>1</text:p>
          </table:table-cell>
          <table:table-cell table:formula="of:=[.$C51]-[.E51]" office:value-type="float" office:value="0.759999999999998" calcext:value-type="float">
            <text:p>0.76</text:p>
          </table:table-cell>
          <table:table-cell table:formula="of:=[.$C51]-[.F51]" office:value-type="float" office:value="0.569999999999999" calcext:value-type="float">
            <text:p>0.57</text:p>
          </table:table-cell>
          <table:table-cell table:formula="of:=[.$C51]-[.G51]" office:value-type="float" office:value="0.669999999999998" calcext:value-type="float">
            <text:p>0.67</text:p>
          </table:table-cell>
          <table:table-cell table:formula="of:=[.$C51]-[.H51]" office:value-type="float" office:value="0.619999999999999" calcext:value-type="float">
            <text:p>0.62</text:p>
          </table:table-cell>
          <table:table-cell/>
          <table:table-cell table:formula="of:=0.274725275*[.J51]*1000" office:value-type="float" office:value="274.725275" calcext:value-type="float">
            <text:p>274.725275</text:p>
          </table:table-cell>
          <table:table-cell table:formula="of:=0.274725275*[.K51]*1000" office:value-type="float" office:value="208.791208999999" calcext:value-type="float">
            <text:p>208.791209</text:p>
          </table:table-cell>
          <table:table-cell table:formula="of:=0.274725275*[.L51]*1000" office:value-type="float" office:value="156.59340675" calcext:value-type="float">
            <text:p>156.59340675</text:p>
          </table:table-cell>
          <table:table-cell table:formula="of:=0.274725275*[.M51]*1000" office:value-type="float" office:value="184.06593425" calcext:value-type="float">
            <text:p>184.06593425</text:p>
          </table:table-cell>
          <table:table-cell table:formula="of:=0.274725275*[.N51]*1000" office:value-type="float" office:value="170.3296705" calcext:value-type="float">
            <text:p>170.3296705</text:p>
          </table:table-cell>
          <table:table-cell/>
          <table:table-cell table:formula="of:=[.P51]-AVERAGE([.$P51:.$T51])" office:value-type="float" office:value="75.8241759000002" calcext:value-type="float">
            <text:p>75.8241759</text:p>
          </table:table-cell>
          <table:table-cell table:formula="of:=[.Q51]-AVERAGE([.$P51:.$T51])" office:value-type="float" office:value="9.89010989999983" calcext:value-type="float">
            <text:p>9.8901099</text:p>
          </table:table-cell>
          <table:table-cell table:formula="of:=[.R51]-AVERAGE([.$P51:.$T51])" office:value-type="float" office:value="-42.30769235" calcext:value-type="float">
            <text:p>-42.30769235</text:p>
          </table:table-cell>
          <table:table-cell table:formula="of:=[.S51]-AVERAGE([.$P51:.$T51])" office:value-type="float" office:value="-14.8351648500001" calcext:value-type="float">
            <text:p>-14.83516485</text:p>
          </table:table-cell>
          <table:table-cell table:formula="of:=[.T51]-AVERAGE([.$P51:.$T51])" office:value-type="float" office:value="-28.5714285999998" calcext:value-type="float">
            <text:p>-28.5714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2" office:value-type="float" office:value="17.73" calcext:value-type="float">
            <text:p>17.73</text:p>
          </table:table-cell>
          <table:table-cell table:formula="of:=[.B52]/2" office:value-type="float" office:value="8.865" calcext:value-type="float">
            <text:p>8.865</text:p>
          </table:table-cell>
          <table:table-cell table:style-name="ce1" table:formula="of:=IF([.D7]&lt;&gt;&quot;&quot;;[.D7]+0.005;&quot;&quot;)" office:value-type="float" office:value="8.045" calcext:value-type="float">
            <text:p>8.05</text:p>
          </table:table-cell>
          <table:table-cell table:style-name="ce1" table:formula="of:=IF([.E7]&lt;&gt;&quot;&quot;;[.E7]+0.005;&quot;&quot;)" office:value-type="float" office:value="8.125" calcext:value-type="float">
            <text:p>8.13</text:p>
          </table:table-cell>
          <table:table-cell table:style-name="ce1" table:formula="of:=IF([.F7]&lt;&gt;&quot;&quot;;[.F7]+0.005;&quot;&quot;)" office:value-type="float" office:value="8.265" calcext:value-type="float">
            <text:p>8.27</text:p>
          </table:table-cell>
          <table:table-cell table:style-name="ce1" table:formula="of:=IF([.G7]&lt;&gt;&quot;&quot;;[.G7]+0.005;&quot;&quot;)" office:value-type="float" office:value="8.205" calcext:value-type="float">
            <text:p>8.21</text:p>
          </table:table-cell>
          <table:table-cell table:style-name="ce1" table:formula="of:=IF([.H7]&lt;&gt;&quot;&quot;;[.H7]+0.005;&quot;&quot;)" office:value-type="float" office:value="8.245" calcext:value-type="float">
            <text:p>8.25</text:p>
          </table:table-cell>
          <table:table-cell/>
          <table:table-cell table:formula="of:=[.$C52]-[.D52]" office:value-type="float" office:value="0.82" calcext:value-type="float">
            <text:p>0.82</text:p>
          </table:table-cell>
          <table:table-cell table:formula="of:=[.$C52]-[.E52]" office:value-type="float" office:value="0.74" calcext:value-type="float">
            <text:p>0.74</text:p>
          </table:table-cell>
          <table:table-cell table:formula="of:=[.$C52]-[.F52]" office:value-type="float" office:value="0.6" calcext:value-type="float">
            <text:p>0.6</text:p>
          </table:table-cell>
          <table:table-cell table:formula="of:=[.$C52]-[.G52]" office:value-type="float" office:value="0.66" calcext:value-type="float">
            <text:p>0.66</text:p>
          </table:table-cell>
          <table:table-cell table:formula="of:=[.$C52]-[.H52]" office:value-type="float" office:value="0.619999999999999" calcext:value-type="float">
            <text:p>0.62</text:p>
          </table:table-cell>
          <table:table-cell/>
          <table:table-cell table:formula="of:=0.274725275*[.J52]*1000" office:value-type="float" office:value="225.2747255" calcext:value-type="float">
            <text:p>225.2747255</text:p>
          </table:table-cell>
          <table:table-cell table:formula="of:=0.274725275*[.K52]*1000" office:value-type="float" office:value="203.2967035" calcext:value-type="float">
            <text:p>203.2967035</text:p>
          </table:table-cell>
          <table:table-cell table:formula="of:=0.274725275*[.L52]*1000" office:value-type="float" office:value="164.835165" calcext:value-type="float">
            <text:p>164.835165</text:p>
          </table:table-cell>
          <table:table-cell table:formula="of:=0.274725275*[.M52]*1000" office:value-type="float" office:value="181.3186815" calcext:value-type="float">
            <text:p>181.3186815</text:p>
          </table:table-cell>
          <table:table-cell table:formula="of:=0.274725275*[.N52]*1000" office:value-type="float" office:value="170.3296705" calcext:value-type="float">
            <text:p>170.3296705</text:p>
          </table:table-cell>
          <table:table-cell/>
          <table:table-cell table:formula="of:=[.P52]-AVERAGE([.$P52:.$T52])" office:value-type="float" office:value="36.2637363000001" calcext:value-type="float">
            <text:p>36.2637363</text:p>
          </table:table-cell>
          <table:table-cell table:formula="of:=[.Q52]-AVERAGE([.$P52:.$T52])" office:value-type="float" office:value="14.2857143000001" calcext:value-type="float">
            <text:p>14.2857143</text:p>
          </table:table-cell>
          <table:table-cell table:formula="of:=[.R52]-AVERAGE([.$P52:.$T52])" office:value-type="float" office:value="-24.1758242000001" calcext:value-type="float">
            <text:p>-24.1758242</text:p>
          </table:table-cell>
          <table:table-cell table:formula="of:=[.S52]-AVERAGE([.$P52:.$T52])" office:value-type="float" office:value="-7.69230769999996" calcext:value-type="float">
            <text:p>-7.6923077</text:p>
          </table:table-cell>
          <table:table-cell table:formula="of:=[.T52]-AVERAGE([.$P52:.$T52])" office:value-type="float" office:value="-18.6813187000002" calcext:value-type="float">
            <text:p>-18.6813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2" office:value-type="float" office:value="17.78" calcext:value-type="float">
            <text:p>17.78</text:p>
          </table:table-cell>
          <table:table-cell table:formula="of:=[.B53]/2" office:value-type="float" office:value="8.89" calcext:value-type="float">
            <text:p>8.89</text:p>
          </table:table-cell>
          <table:table-cell table:style-name="ce1" table:formula="of:=IF([.D8]&lt;&gt;&quot;&quot;;[.D8]+0.005;&quot;&quot;)" office:value-type="float" office:value="8.385" calcext:value-type="float">
            <text:p>8.39</text:p>
          </table:table-cell>
          <table:table-cell table:style-name="ce1" table:formula="of:=IF([.E8]&lt;&gt;&quot;&quot;;[.E8]+0.005;&quot;&quot;)" office:value-type="float" office:value="8.415" calcext:value-type="float">
            <text:p>8.42</text:p>
          </table:table-cell>
          <table:table-cell table:style-name="ce1" table:formula="of:=IF([.F8]&lt;&gt;&quot;&quot;;[.F8]+0.005;&quot;&quot;)" office:value-type="float" office:value="8.585" calcext:value-type="float">
            <text:p>8.59</text:p>
          </table:table-cell>
          <table:table-cell table:style-name="ce1" table:formula="of:=IF([.G8]&lt;&gt;&quot;&quot;;[.G8]+0.005;&quot;&quot;)" office:value-type="float" office:value="8.475" calcext:value-type="float">
            <text:p>8.48</text:p>
          </table:table-cell>
          <table:table-cell table:style-name="ce1" table:formula="of:=IF([.H8]&lt;&gt;&quot;&quot;;[.H8]+0.005;&quot;&quot;)" office:value-type="float" office:value="8.545" calcext:value-type="float">
            <text:p>8.55</text:p>
          </table:table-cell>
          <table:table-cell/>
          <table:table-cell table:formula="of:=[.$C53]-[.D53]" office:value-type="float" office:value="0.504999999999999" calcext:value-type="float">
            <text:p>0.505</text:p>
          </table:table-cell>
          <table:table-cell table:formula="of:=[.$C53]-[.E53]" office:value-type="float" office:value="0.475" calcext:value-type="float">
            <text:p>0.475</text:p>
          </table:table-cell>
          <table:table-cell table:formula="of:=[.$C53]-[.F53]" office:value-type="float" office:value="0.305" calcext:value-type="float">
            <text:p>0.305</text:p>
          </table:table-cell>
          <table:table-cell table:formula="of:=[.$C53]-[.G53]" office:value-type="float" office:value="0.414999999999999" calcext:value-type="float">
            <text:p>0.415</text:p>
          </table:table-cell>
          <table:table-cell table:formula="of:=[.$C53]-[.H53]" office:value-type="float" office:value="0.345000000000001" calcext:value-type="float">
            <text:p>0.345</text:p>
          </table:table-cell>
          <table:table-cell/>
          <table:table-cell table:formula="of:=0.274725275*[.J53]*1000" office:value-type="float" office:value="138.736263875" calcext:value-type="float">
            <text:p>138.736263875</text:p>
          </table:table-cell>
          <table:table-cell table:formula="of:=0.274725275*[.K53]*1000" office:value-type="float" office:value="130.494505625" calcext:value-type="float">
            <text:p>130.494505625</text:p>
          </table:table-cell>
          <table:table-cell table:formula="of:=0.274725275*[.L53]*1000" office:value-type="float" office:value="83.7912088749999" calcext:value-type="float">
            <text:p>83.791208875</text:p>
          </table:table-cell>
          <table:table-cell table:formula="of:=0.274725275*[.M53]*1000" office:value-type="float" office:value="114.010989125" calcext:value-type="float">
            <text:p>114.010989125</text:p>
          </table:table-cell>
          <table:table-cell table:formula="of:=0.274725275*[.N53]*1000" office:value-type="float" office:value="94.7802198750002" calcext:value-type="float">
            <text:p>94.780219875</text:p>
          </table:table-cell>
          <table:table-cell/>
          <table:table-cell table:formula="of:=[.P53]-AVERAGE([.$P53:.$T53])" office:value-type="float" office:value="26.3736263999998" calcext:value-type="float">
            <text:p>26.3736264</text:p>
          </table:table-cell>
          <table:table-cell table:formula="of:=[.Q53]-AVERAGE([.$P53:.$T53])" office:value-type="float" office:value="18.13186815" calcext:value-type="float">
            <text:p>18.13186815</text:p>
          </table:table-cell>
          <table:table-cell table:formula="of:=[.R53]-AVERAGE([.$P53:.$T53])" office:value-type="float" office:value="-28.5714286" calcext:value-type="float">
            <text:p>-28.5714286</text:p>
          </table:table-cell>
          <table:table-cell table:formula="of:=[.S53]-AVERAGE([.$P53:.$T53])" office:value-type="float" office:value="1.64835164999988" calcext:value-type="float">
            <text:p>1.64835165</text:p>
          </table:table-cell>
          <table:table-cell table:formula="of:=[.T53]-AVERAGE([.$P53:.$T53])" office:value-type="float" office:value="-17.5824175999997" calcext:value-type="float">
            <text:p>-17.5824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2" office:value-type="float" office:value="18.19" calcext:value-type="float">
            <text:p>18.19</text:p>
          </table:table-cell>
          <table:table-cell table:formula="of:=[.B54]/2" office:value-type="float" office:value="9.095" calcext:value-type="float">
            <text:p>9.095</text:p>
          </table:table-cell>
          <table:table-cell table:style-name="ce1" table:formula="of:=IF([.D9]&lt;&gt;&quot;&quot;;[.D9]+0.005;&quot;&quot;)" office:value-type="float" office:value="8.495" calcext:value-type="float">
            <text:p>8.50</text:p>
          </table:table-cell>
          <table:table-cell table:style-name="ce1" table:formula="of:=IF([.E9]&lt;&gt;&quot;&quot;;[.E9]+0.005;&quot;&quot;)" office:value-type="float" office:value="8.535" calcext:value-type="float">
            <text:p>8.54</text:p>
          </table:table-cell>
          <table:table-cell table:style-name="ce1" table:formula="of:=IF([.F9]&lt;&gt;&quot;&quot;;[.F9]+0.005;&quot;&quot;)" office:value-type="float" office:value="8.715" calcext:value-type="float">
            <text:p>8.72</text:p>
          </table:table-cell>
          <table:table-cell table:style-name="ce1" table:formula="of:=IF([.G9]&lt;&gt;&quot;&quot;;[.G9]+0.005;&quot;&quot;)" office:value-type="float" office:value="8.565" calcext:value-type="float">
            <text:p>8.57</text:p>
          </table:table-cell>
          <table:table-cell table:style-name="ce1" table:formula="of:=IF([.H9]&lt;&gt;&quot;&quot;;[.H9]+0.005;&quot;&quot;)" office:value-type="float" office:value="8.685" calcext:value-type="float">
            <text:p>8.69</text:p>
          </table:table-cell>
          <table:table-cell/>
          <table:table-cell table:formula="of:=[.$C54]-[.D54]" office:value-type="float" office:value="0.6" calcext:value-type="float">
            <text:p>0.6</text:p>
          </table:table-cell>
          <table:table-cell table:formula="of:=[.$C54]-[.E54]" office:value-type="float" office:value="0.560000000000001" calcext:value-type="float">
            <text:p>0.56</text:p>
          </table:table-cell>
          <table:table-cell table:formula="of:=[.$C54]-[.F54]" office:value-type="float" office:value="0.379999999999999" calcext:value-type="float">
            <text:p>0.38</text:p>
          </table:table-cell>
          <table:table-cell table:formula="of:=[.$C54]-[.G54]" office:value-type="float" office:value="0.529999999999999" calcext:value-type="float">
            <text:p>0.53</text:p>
          </table:table-cell>
          <table:table-cell table:formula="of:=[.$C54]-[.H54]" office:value-type="float" office:value="0.41" calcext:value-type="float">
            <text:p>0.41</text:p>
          </table:table-cell>
          <table:table-cell/>
          <table:table-cell table:formula="of:=0.274725275*[.J54]*1000" office:value-type="float" office:value="164.835165" calcext:value-type="float">
            <text:p>164.835165</text:p>
          </table:table-cell>
          <table:table-cell table:formula="of:=0.274725275*[.K54]*1000" office:value-type="float" office:value="153.846154" calcext:value-type="float">
            <text:p>153.846154</text:p>
          </table:table-cell>
          <table:table-cell table:formula="of:=0.274725275*[.L54]*1000" office:value-type="float" office:value="104.3956045" calcext:value-type="float">
            <text:p>104.3956045</text:p>
          </table:table-cell>
          <table:table-cell table:formula="of:=0.274725275*[.M54]*1000" office:value-type="float" office:value="145.60439575" calcext:value-type="float">
            <text:p>145.60439575</text:p>
          </table:table-cell>
          <table:table-cell table:formula="of:=0.274725275*[.N54]*1000" office:value-type="float" office:value="112.63736275" calcext:value-type="float">
            <text:p>112.63736275</text:p>
          </table:table-cell>
          <table:table-cell/>
          <table:table-cell table:formula="of:=[.P54]-AVERAGE([.$P54:.$T54])" office:value-type="float" office:value="28.5714286" calcext:value-type="float">
            <text:p>28.5714286</text:p>
          </table:table-cell>
          <table:table-cell table:formula="of:=[.Q54]-AVERAGE([.$P54:.$T54])" office:value-type="float" office:value="17.5824176000002" calcext:value-type="float">
            <text:p>17.5824176</text:p>
          </table:table-cell>
          <table:table-cell table:formula="of:=[.R54]-AVERAGE([.$P54:.$T54])" office:value-type="float" office:value="-31.8681319000002" calcext:value-type="float">
            <text:p>-31.8681319</text:p>
          </table:table-cell>
          <table:table-cell table:formula="of:=[.S54]-AVERAGE([.$P54:.$T54])" office:value-type="float" office:value="9.3406593499999" calcext:value-type="float">
            <text:p>9.34065935</text:p>
          </table:table-cell>
          <table:table-cell table:formula="of:=[.T54]-AVERAGE([.$P54:.$T54])" office:value-type="float" office:value="-23.6263736499999" calcext:value-type="float">
            <text:p>-23.62637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2" office:value-type="float" office:value="18.42" calcext:value-type="float">
            <text:p>18.42</text:p>
          </table:table-cell>
          <table:table-cell table:formula="of:=[.B55]/2" office:value-type="float" office:value="9.21" calcext:value-type="float">
            <text:p>9.21</text:p>
          </table:table-cell>
          <table:table-cell table:style-name="ce1" table:formula="of:=IF([.D10]&lt;&gt;&quot;&quot;;[.D10]+0.005;&quot;&quot;)" office:value-type="float" office:value="8.435" calcext:value-type="float">
            <text:p>8.44</text:p>
          </table:table-cell>
          <table:table-cell table:style-name="ce1" table:formula="of:=IF([.E10]&lt;&gt;&quot;&quot;;[.E10]+0.005;&quot;&quot;)" office:value-type="float" office:value="8.645" calcext:value-type="float">
            <text:p>8.65</text:p>
          </table:table-cell>
          <table:table-cell table:style-name="ce1" table:formula="of:=IF([.F10]&lt;&gt;&quot;&quot;;[.F10]+0.005;&quot;&quot;)" office:value-type="float" office:value="8.765" calcext:value-type="float">
            <text:p>8.77</text:p>
          </table:table-cell>
          <table:table-cell table:style-name="ce1" table:formula="of:=IF([.G10]&lt;&gt;&quot;&quot;;[.G10]+0.005;&quot;&quot;)" office:value-type="float" office:value="8.615" calcext:value-type="float">
            <text:p>8.62</text:p>
          </table:table-cell>
          <table:table-cell table:style-name="ce1" table:formula="of:=IF([.H10]&lt;&gt;&quot;&quot;;[.H10]+0.005;&quot;&quot;)" office:value-type="float" office:value="8.745" calcext:value-type="float">
            <text:p>8.75</text:p>
          </table:table-cell>
          <table:table-cell/>
          <table:table-cell table:formula="of:=[.$C55]-[.D55]" office:value-type="float" office:value="0.775" calcext:value-type="float">
            <text:p>0.775</text:p>
          </table:table-cell>
          <table:table-cell table:formula="of:=[.$C55]-[.E55]" office:value-type="float" office:value="0.565" calcext:value-type="float">
            <text:p>0.565</text:p>
          </table:table-cell>
          <table:table-cell table:formula="of:=[.$C55]-[.F55]" office:value-type="float" office:value="0.445" calcext:value-type="float">
            <text:p>0.445</text:p>
          </table:table-cell>
          <table:table-cell table:formula="of:=[.$C55]-[.G55]" office:value-type="float" office:value="0.595000000000001" calcext:value-type="float">
            <text:p>0.595</text:p>
          </table:table-cell>
          <table:table-cell table:formula="of:=[.$C55]-[.H55]" office:value-type="float" office:value="0.465" calcext:value-type="float">
            <text:p>0.465</text:p>
          </table:table-cell>
          <table:table-cell/>
          <table:table-cell table:formula="of:=0.274725275*[.J55]*1000" office:value-type="float" office:value="212.912088125" calcext:value-type="float">
            <text:p>212.912088125</text:p>
          </table:table-cell>
          <table:table-cell table:formula="of:=0.274725275*[.K55]*1000" office:value-type="float" office:value="155.219780375" calcext:value-type="float">
            <text:p>155.219780375</text:p>
          </table:table-cell>
          <table:table-cell table:formula="of:=0.274725275*[.L55]*1000" office:value-type="float" office:value="122.252747375" calcext:value-type="float">
            <text:p>122.252747375</text:p>
          </table:table-cell>
          <table:table-cell table:formula="of:=0.274725275*[.M55]*1000" office:value-type="float" office:value="163.461538625" calcext:value-type="float">
            <text:p>163.461538625</text:p>
          </table:table-cell>
          <table:table-cell table:formula="of:=0.274725275*[.N55]*1000" office:value-type="float" office:value="127.747252875" calcext:value-type="float">
            <text:p>127.747252875</text:p>
          </table:table-cell>
          <table:table-cell/>
          <table:table-cell table:formula="of:=[.P55]-AVERAGE([.$P55:.$T55])" office:value-type="float" office:value="56.59340665" calcext:value-type="float">
            <text:p>56.59340665</text:p>
          </table:table-cell>
          <table:table-cell table:formula="of:=[.Q55]-AVERAGE([.$P55:.$T55])" office:value-type="float" office:value="-1.09890110000018" calcext:value-type="float">
            <text:p>-1.0989011</text:p>
          </table:table-cell>
          <table:table-cell table:formula="of:=[.R55]-AVERAGE([.$P55:.$T55])" office:value-type="float" office:value="-34.0659341" calcext:value-type="float">
            <text:p>-34.0659341</text:p>
          </table:table-cell>
          <table:table-cell table:formula="of:=[.S55]-AVERAGE([.$P55:.$T55])" office:value-type="float" office:value="7.14285715000014" calcext:value-type="float">
            <text:p>7.14285715</text:p>
          </table:table-cell>
          <table:table-cell table:formula="of:=[.T55]-AVERAGE([.$P55:.$T55])" office:value-type="float" office:value="-28.5714286000001" calcext:value-type="float">
            <text:p>-28.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2" office:value-type="float" office:value="18.12" calcext:value-type="float">
            <text:p>18.12</text:p>
          </table:table-cell>
          <table:table-cell table:formula="of:=[.B56]/2" office:value-type="float" office:value="9.06" calcext:value-type="float">
            <text:p>9.06</text:p>
          </table:table-cell>
          <table:table-cell table:style-name="ce1" table:formula="of:=IF([.D11]&lt;&gt;&quot;&quot;;[.D11]+0.005;&quot;&quot;)" office:value-type="float" office:value="8.055" calcext:value-type="float">
            <text:p>8.06</text:p>
          </table:table-cell>
          <table:table-cell table:style-name="ce1" table:formula="of:=IF([.E11]&lt;&gt;&quot;&quot;;[.E11]+0.005;&quot;&quot;)" office:value-type="float" office:value="8.245" calcext:value-type="float">
            <text:p>8.25</text:p>
          </table:table-cell>
          <table:table-cell table:style-name="ce1" table:formula="of:=IF([.F11]&lt;&gt;&quot;&quot;;[.F11]+0.005;&quot;&quot;)" office:value-type="float" office:value="8.375" calcext:value-type="float">
            <text:p>8.38</text:p>
          </table:table-cell>
          <table:table-cell table:style-name="ce1" table:formula="of:=IF([.G11]&lt;&gt;&quot;&quot;;[.G11]+0.005;&quot;&quot;)" office:value-type="float" office:value="8.165" calcext:value-type="float">
            <text:p>8.17</text:p>
          </table:table-cell>
          <table:table-cell table:style-name="ce1" table:formula="of:=IF([.H11]&lt;&gt;&quot;&quot;;[.H11]+0.005;&quot;&quot;)" office:value-type="float" office:value="8.355" calcext:value-type="float">
            <text:p>8.36</text:p>
          </table:table-cell>
          <table:table-cell/>
          <table:table-cell table:formula="of:=[.$C56]-[.D56]" office:value-type="float" office:value="1.005" calcext:value-type="float">
            <text:p>1.005</text:p>
          </table:table-cell>
          <table:table-cell table:formula="of:=[.$C56]-[.E56]" office:value-type="float" office:value="0.815" calcext:value-type="float">
            <text:p>0.815</text:p>
          </table:table-cell>
          <table:table-cell table:formula="of:=[.$C56]-[.F56]" office:value-type="float" office:value="0.685000000000001" calcext:value-type="float">
            <text:p>0.685</text:p>
          </table:table-cell>
          <table:table-cell table:formula="of:=[.$C56]-[.G56]" office:value-type="float" office:value="0.895" calcext:value-type="float">
            <text:p>0.895</text:p>
          </table:table-cell>
          <table:table-cell table:formula="of:=[.$C56]-[.H56]" office:value-type="float" office:value="0.705" calcext:value-type="float">
            <text:p>0.705</text:p>
          </table:table-cell>
          <table:table-cell/>
          <table:table-cell table:formula="of:=0.274725275*[.J56]*1000" office:value-type="float" office:value="276.098901375" calcext:value-type="float">
            <text:p>276.098901375</text:p>
          </table:table-cell>
          <table:table-cell table:formula="of:=0.274725275*[.K56]*1000" office:value-type="float" office:value="223.901099125" calcext:value-type="float">
            <text:p>223.901099125</text:p>
          </table:table-cell>
          <table:table-cell table:formula="of:=0.274725275*[.L56]*1000" office:value-type="float" office:value="188.186813375" calcext:value-type="float">
            <text:p>188.186813375</text:p>
          </table:table-cell>
          <table:table-cell table:formula="of:=0.274725275*[.M56]*1000" office:value-type="float" office:value="245.879121125" calcext:value-type="float">
            <text:p>245.879121125</text:p>
          </table:table-cell>
          <table:table-cell table:formula="of:=0.274725275*[.N56]*1000" office:value-type="float" office:value="193.681318875" calcext:value-type="float">
            <text:p>193.681318875</text:p>
          </table:table-cell>
          <table:table-cell/>
          <table:table-cell table:formula="of:=[.P56]-AVERAGE([.$P56:.$T56])" office:value-type="float" office:value="50.5494505999998" calcext:value-type="float">
            <text:p>50.5494506</text:p>
          </table:table-cell>
          <table:table-cell table:formula="of:=[.Q56]-AVERAGE([.$P56:.$T56])" office:value-type="float" office:value="-1.64835165000005" calcext:value-type="float">
            <text:p>-1.64835165</text:p>
          </table:table-cell>
          <table:table-cell table:formula="of:=[.R56]-AVERAGE([.$P56:.$T56])" office:value-type="float" office:value="-37.3626373999998" calcext:value-type="float">
            <text:p>-37.3626374</text:p>
          </table:table-cell>
          <table:table-cell table:formula="of:=[.S56]-AVERAGE([.$P56:.$T56])" office:value-type="float" office:value="20.32967035" calcext:value-type="float">
            <text:p>20.32967035</text:p>
          </table:table-cell>
          <table:table-cell table:formula="of:=[.T56]-AVERAGE([.$P56:.$T56])" office:value-type="float" office:value="-31.8681318999999" calcext:value-type="float">
            <text:p>-31.8681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2" office:value-type="float" office:value="17.13" calcext:value-type="float">
            <text:p>17.13</text:p>
          </table:table-cell>
          <table:table-cell table:formula="of:=[.B57]/2" office:value-type="float" office:value="8.565" calcext:value-type="float">
            <text:p>8.565</text:p>
          </table:table-cell>
          <table:table-cell table:style-name="ce1" table:formula="of:=IF([.D12]&lt;&gt;&quot;&quot;;[.D12]+0.005;&quot;&quot;)" office:value-type="float" office:value="7.575" calcext:value-type="float">
            <text:p>7.58</text:p>
          </table:table-cell>
          <table:table-cell table:style-name="ce1" table:formula="of:=IF([.E12]&lt;&gt;&quot;&quot;;[.E12]+0.005;&quot;&quot;)" office:value-type="float" office:value="7.715" calcext:value-type="float">
            <text:p>7.72</text:p>
          </table:table-cell>
          <table:table-cell table:style-name="ce1" table:formula="of:=IF([.F12]&lt;&gt;&quot;&quot;;[.F12]+0.005;&quot;&quot;)" office:value-type="float" office:value="7.795" calcext:value-type="float">
            <text:p>7.80</text:p>
          </table:table-cell>
          <table:table-cell table:style-name="ce1" table:formula="of:=IF([.G12]&lt;&gt;&quot;&quot;;[.G12]+0.005;&quot;&quot;)" office:value-type="float" office:value="7.625" calcext:value-type="float">
            <text:p>7.63</text:p>
          </table:table-cell>
          <table:table-cell table:style-name="ce1" table:formula="of:=IF([.H12]&lt;&gt;&quot;&quot;;[.H12]+0.005;&quot;&quot;)" office:value-type="float" office:value="7.775" calcext:value-type="float">
            <text:p>7.78</text:p>
          </table:table-cell>
          <table:table-cell/>
          <table:table-cell table:formula="of:=[.$C57]-[.D57]" office:value-type="float" office:value="0.990000000000001" calcext:value-type="float">
            <text:p>0.99</text:p>
          </table:table-cell>
          <table:table-cell table:formula="of:=[.$C57]-[.E57]" office:value-type="float" office:value="0.850000000000001" calcext:value-type="float">
            <text:p>0.85</text:p>
          </table:table-cell>
          <table:table-cell table:formula="of:=[.$C57]-[.F57]" office:value-type="float" office:value="0.770000000000001" calcext:value-type="float">
            <text:p>0.77</text:p>
          </table:table-cell>
          <table:table-cell table:formula="of:=[.$C57]-[.G57]" office:value-type="float" office:value="0.940000000000001" calcext:value-type="float">
            <text:p>0.94</text:p>
          </table:table-cell>
          <table:table-cell table:formula="of:=[.$C57]-[.H57]" office:value-type="float" office:value="0.790000000000002" calcext:value-type="float">
            <text:p>0.79</text:p>
          </table:table-cell>
          <table:table-cell/>
          <table:table-cell table:formula="of:=0.274725275*[.J57]*1000" office:value-type="float" office:value="271.97802225" calcext:value-type="float">
            <text:p>271.97802225</text:p>
          </table:table-cell>
          <table:table-cell table:formula="of:=0.274725275*[.K57]*1000" office:value-type="float" office:value="233.51648375" calcext:value-type="float">
            <text:p>233.51648375</text:p>
          </table:table-cell>
          <table:table-cell table:formula="of:=0.274725275*[.L57]*1000" office:value-type="float" office:value="211.53846175" calcext:value-type="float">
            <text:p>211.53846175</text:p>
          </table:table-cell>
          <table:table-cell table:formula="of:=0.274725275*[.M57]*1000" office:value-type="float" office:value="258.2417585" calcext:value-type="float">
            <text:p>258.2417585</text:p>
          </table:table-cell>
          <table:table-cell table:formula="of:=0.274725275*[.N57]*1000" office:value-type="float" office:value="217.03296725" calcext:value-type="float">
            <text:p>217.03296725</text:p>
          </table:table-cell>
          <table:table-cell/>
          <table:table-cell table:formula="of:=[.P57]-AVERAGE([.$P57:.$T57])" office:value-type="float" office:value="33.5164835499999" calcext:value-type="float">
            <text:p>33.51648355</text:p>
          </table:table-cell>
          <table:table-cell table:formula="of:=[.Q57]-AVERAGE([.$P57:.$T57])" office:value-type="float" office:value="-4.94505494999996" calcext:value-type="float">
            <text:p>-4.94505495</text:p>
          </table:table-cell>
          <table:table-cell table:formula="of:=[.R57]-AVERAGE([.$P57:.$T57])" office:value-type="float" office:value="-26.92307695" calcext:value-type="float">
            <text:p>-26.92307695</text:p>
          </table:table-cell>
          <table:table-cell table:formula="of:=[.S57]-AVERAGE([.$P57:.$T57])" office:value-type="float" office:value="19.7802198" calcext:value-type="float">
            <text:p>19.7802198</text:p>
          </table:table-cell>
          <table:table-cell table:formula="of:=[.T57]-AVERAGE([.$P57:.$T57])" office:value-type="float" office:value="-21.4285714499999" calcext:value-type="float">
            <text:p>-21.42857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2" office:value-type="float" office:value="18.17" calcext:value-type="float">
            <text:p>18.17</text:p>
          </table:table-cell>
          <table:table-cell table:formula="of:=[.B58]/2" office:value-type="float" office:value="9.085" calcext:value-type="float">
            <text:p>9.085</text:p>
          </table:table-cell>
          <table:table-cell table:style-name="ce1" table:formula="of:=IF([.D13]&lt;&gt;&quot;&quot;;[.D13]+0.005;&quot;&quot;)" office:value-type="float" office:value="8.365" calcext:value-type="float">
            <text:p>8.37</text:p>
          </table:table-cell>
          <table:table-cell table:style-name="ce1" table:formula="of:=IF([.E13]&lt;&gt;&quot;&quot;;[.E13]+0.005;&quot;&quot;)" office:value-type="float" office:value="8.605" calcext:value-type="float">
            <text:p>8.61</text:p>
          </table:table-cell>
          <table:table-cell table:style-name="ce1" table:formula="of:=IF([.F13]&lt;&gt;&quot;&quot;;[.F13]+0.005;&quot;&quot;)" office:value-type="float" office:value="8.675" calcext:value-type="float">
            <text:p>8.68</text:p>
          </table:table-cell>
          <table:table-cell table:style-name="ce1" table:formula="of:=IF([.G13]&lt;&gt;&quot;&quot;;[.G13]+0.005;&quot;&quot;)" office:value-type="float" office:value="8.435" calcext:value-type="float">
            <text:p>8.44</text:p>
          </table:table-cell>
          <table:table-cell table:style-name="ce1" table:formula="of:=IF([.H13]&lt;&gt;&quot;&quot;;[.H13]+0.005;&quot;&quot;)" office:value-type="float" office:value="8.565" calcext:value-type="float">
            <text:p>8.57</text:p>
          </table:table-cell>
          <table:table-cell/>
          <table:table-cell table:formula="of:=[.$C58]-[.D58]" office:value-type="float" office:value="0.720000000000001" calcext:value-type="float">
            <text:p>0.72</text:p>
          </table:table-cell>
          <table:table-cell table:formula="of:=[.$C58]-[.E58]" office:value-type="float" office:value="0.48" calcext:value-type="float">
            <text:p>0.48</text:p>
          </table:table-cell>
          <table:table-cell table:formula="of:=[.$C58]-[.F58]" office:value-type="float" office:value="0.41" calcext:value-type="float">
            <text:p>0.41</text:p>
          </table:table-cell>
          <table:table-cell table:formula="of:=[.$C58]-[.G58]" office:value-type="float" office:value="0.65" calcext:value-type="float">
            <text:p>0.65</text:p>
          </table:table-cell>
          <table:table-cell table:formula="of:=[.$C58]-[.H58]" office:value-type="float" office:value="0.52" calcext:value-type="float">
            <text:p>0.52</text:p>
          </table:table-cell>
          <table:table-cell/>
          <table:table-cell table:formula="of:=0.274725275*[.J58]*1000" office:value-type="float" office:value="197.802198" calcext:value-type="float">
            <text:p>197.802198</text:p>
          </table:table-cell>
          <table:table-cell table:formula="of:=0.274725275*[.K58]*1000" office:value-type="float" office:value="131.868132" calcext:value-type="float">
            <text:p>131.868132</text:p>
          </table:table-cell>
          <table:table-cell table:formula="of:=0.274725275*[.L58]*1000" office:value-type="float" office:value="112.63736275" calcext:value-type="float">
            <text:p>112.63736275</text:p>
          </table:table-cell>
          <table:table-cell table:formula="of:=0.274725275*[.M58]*1000" office:value-type="float" office:value="178.57142875" calcext:value-type="float">
            <text:p>178.57142875</text:p>
          </table:table-cell>
          <table:table-cell table:formula="of:=0.274725275*[.N58]*1000" office:value-type="float" office:value="142.857143" calcext:value-type="float">
            <text:p>142.857143</text:p>
          </table:table-cell>
          <table:table-cell/>
          <table:table-cell table:formula="of:=[.P58]-AVERAGE([.$P58:.$T58])" office:value-type="float" office:value="45.0549451000001" calcext:value-type="float">
            <text:p>45.0549451</text:p>
          </table:table-cell>
          <table:table-cell table:formula="of:=[.Q58]-AVERAGE([.$P58:.$T58])" office:value-type="float" office:value="-20.8791209" calcext:value-type="float">
            <text:p>-20.8791209</text:p>
          </table:table-cell>
          <table:table-cell table:formula="of:=[.R58]-AVERAGE([.$P58:.$T58])" office:value-type="float" office:value="-40.1098901500001" calcext:value-type="float">
            <text:p>-40.10989015</text:p>
          </table:table-cell>
          <table:table-cell table:formula="of:=[.S58]-AVERAGE([.$P58:.$T58])" office:value-type="float" office:value="25.82417585" calcext:value-type="float">
            <text:p>25.82417585</text:p>
          </table:table-cell>
          <table:table-cell table:formula="of:=[.T58]-AVERAGE([.$P58:.$T58])" office:value-type="float" office:value="-9.8901099000002" calcext:value-type="float">
            <text:p>-9.8901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2" office:value-type="float" office:value="17.82" calcext:value-type="float">
            <text:p>17.82</text:p>
          </table:table-cell>
          <table:table-cell table:formula="of:=[.B59]/2" office:value-type="float" office:value="8.91" calcext:value-type="float">
            <text:p>8.91</text:p>
          </table:table-cell>
          <table:table-cell table:style-name="ce1" table:formula="of:=IF([.D14]&lt;&gt;&quot;&quot;;[.D14]+0.005;&quot;&quot;)" office:value-type="float" office:value="7.905" calcext:value-type="float">
            <text:p>7.91</text:p>
          </table:table-cell>
          <table:table-cell table:style-name="ce1" table:formula="of:=IF([.E14]&lt;&gt;&quot;&quot;;[.E14]+0.005;&quot;&quot;)" office:value-type="float" office:value="8.175" calcext:value-type="float">
            <text:p>8.18</text:p>
          </table:table-cell>
          <table:table-cell table:style-name="ce1" table:formula="of:=IF([.F14]&lt;&gt;&quot;&quot;;[.F14]+0.005;&quot;&quot;)" office:value-type="float" office:value="8.325" calcext:value-type="float">
            <text:p>8.33</text:p>
          </table:table-cell>
          <table:table-cell table:style-name="ce1" table:formula="of:=IF([.G14]&lt;&gt;&quot;&quot;;[.G14]+0.005;&quot;&quot;)" office:value-type="float" office:value="8.005" calcext:value-type="float">
            <text:p>8.01</text:p>
          </table:table-cell>
          <table:table-cell table:style-name="ce1" table:formula="of:=IF([.H14]&lt;&gt;&quot;&quot;;[.H14]+0.005;&quot;&quot;)" office:value-type="float" office:value="8.185" calcext:value-type="float">
            <text:p>8.19</text:p>
          </table:table-cell>
          <table:table-cell/>
          <table:table-cell table:formula="of:=[.$C59]-[.D59]" office:value-type="float" office:value="1.005" calcext:value-type="float">
            <text:p>1.005</text:p>
          </table:table-cell>
          <table:table-cell table:formula="of:=[.$C59]-[.E59]" office:value-type="float" office:value="0.734999999999999" calcext:value-type="float">
            <text:p>0.735</text:p>
          </table:table-cell>
          <table:table-cell table:formula="of:=[.$C59]-[.F59]" office:value-type="float" office:value="0.584999999999999" calcext:value-type="float">
            <text:p>0.585</text:p>
          </table:table-cell>
          <table:table-cell table:formula="of:=[.$C59]-[.G59]" office:value-type="float" office:value="0.904999999999999" calcext:value-type="float">
            <text:p>0.905</text:p>
          </table:table-cell>
          <table:table-cell table:formula="of:=[.$C59]-[.H59]" office:value-type="float" office:value="0.725" calcext:value-type="float">
            <text:p>0.725</text:p>
          </table:table-cell>
          <table:table-cell/>
          <table:table-cell table:formula="of:=0.274725275*[.J59]*1000" office:value-type="float" office:value="276.098901375" calcext:value-type="float">
            <text:p>276.098901375</text:p>
          </table:table-cell>
          <table:table-cell table:formula="of:=0.274725275*[.K59]*1000" office:value-type="float" office:value="201.923077125" calcext:value-type="float">
            <text:p>201.923077125</text:p>
          </table:table-cell>
          <table:table-cell table:formula="of:=0.274725275*[.L59]*1000" office:value-type="float" office:value="160.714285875" calcext:value-type="float">
            <text:p>160.714285875</text:p>
          </table:table-cell>
          <table:table-cell table:formula="of:=0.274725275*[.M59]*1000" office:value-type="float" office:value="248.626373875" calcext:value-type="float">
            <text:p>248.626373875</text:p>
          </table:table-cell>
          <table:table-cell table:formula="of:=0.274725275*[.N59]*1000" office:value-type="float" office:value="199.175824375" calcext:value-type="float">
            <text:p>199.175824375</text:p>
          </table:table-cell>
          <table:table-cell/>
          <table:table-cell table:formula="of:=[.P59]-AVERAGE([.$P59:.$T59])" office:value-type="float" office:value="58.7912088500001" calcext:value-type="float">
            <text:p>58.79120885</text:p>
          </table:table-cell>
          <table:table-cell table:formula="of:=[.Q59]-AVERAGE([.$P59:.$T59])" office:value-type="float" office:value="-15.3846154" calcext:value-type="float">
            <text:p>-15.3846154</text:p>
          </table:table-cell>
          <table:table-cell table:formula="of:=[.R59]-AVERAGE([.$P59:.$T59])" office:value-type="float" office:value="-56.5934066500001" calcext:value-type="float">
            <text:p>-56.59340665</text:p>
          </table:table-cell>
          <table:table-cell table:formula="of:=[.S59]-AVERAGE([.$P59:.$T59])" office:value-type="float" office:value="31.31868135" calcext:value-type="float">
            <text:p>31.31868135</text:p>
          </table:table-cell>
          <table:table-cell table:formula="of:=[.T59]-AVERAGE([.$P59:.$T59])" office:value-type="float" office:value="-18.1318681499999" calcext:value-type="float">
            <text:p>-18.13186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2" office:value-type="float" office:value="17.53" calcext:value-type="float">
            <text:p>17.53</text:p>
          </table:table-cell>
          <table:table-cell table:formula="of:=[.B60]/2" office:value-type="float" office:value="8.765" calcext:value-type="float">
            <text:p>8.765</text:p>
          </table:table-cell>
          <table:table-cell table:style-name="ce1" table:formula="of:=IF([.D15]&lt;&gt;&quot;&quot;;[.D15]+0.005;&quot;&quot;)" office:value-type="float" office:value="8.165" calcext:value-type="float">
            <text:p>8.17</text:p>
          </table:table-cell>
          <table:table-cell table:style-name="ce1" table:formula="of:=IF([.E15]&lt;&gt;&quot;&quot;;[.E15]+0.005;&quot;&quot;)" office:value-type="float" office:value="8.445" calcext:value-type="float">
            <text:p>8.45</text:p>
          </table:table-cell>
          <table:table-cell table:style-name="ce1" table:formula="of:=IF([.F15]&lt;&gt;&quot;&quot;;[.F15]+0.005;&quot;&quot;)" office:value-type="float" office:value="8.495" calcext:value-type="float">
            <text:p>8.50</text:p>
          </table:table-cell>
          <table:table-cell table:style-name="ce1" table:formula="of:=IF([.G15]&lt;&gt;&quot;&quot;;[.G15]+0.005;&quot;&quot;)" office:value-type="float" office:value="8.295" calcext:value-type="float">
            <text:p>8.30</text:p>
          </table:table-cell>
          <table:table-cell table:style-name="ce1" table:formula="of:=IF([.H15]&lt;&gt;&quot;&quot;;[.H15]+0.005;&quot;&quot;)" office:value-type="float" office:value="8.485" calcext:value-type="float">
            <text:p>8.49</text:p>
          </table:table-cell>
          <table:table-cell/>
          <table:table-cell table:formula="of:=[.$C60]-[.D60]" office:value-type="float" office:value="0.6" calcext:value-type="float">
            <text:p>0.6</text:p>
          </table:table-cell>
          <table:table-cell table:formula="of:=[.$C60]-[.E60]" office:value-type="float" office:value="0.32" calcext:value-type="float">
            <text:p>0.32</text:p>
          </table:table-cell>
          <table:table-cell table:formula="of:=[.$C60]-[.F60]" office:value-type="float" office:value="0.27" calcext:value-type="float">
            <text:p>0.27</text:p>
          </table:table-cell>
          <table:table-cell table:formula="of:=[.$C60]-[.G60]" office:value-type="float" office:value="0.470000000000001" calcext:value-type="float">
            <text:p>0.47</text:p>
          </table:table-cell>
          <table:table-cell table:formula="of:=[.$C60]-[.H60]" office:value-type="float" office:value="0.279999999999999" calcext:value-type="float">
            <text:p>0.28</text:p>
          </table:table-cell>
          <table:table-cell/>
          <table:table-cell table:formula="of:=0.274725275*[.J60]*1000" office:value-type="float" office:value="164.835165" calcext:value-type="float">
            <text:p>164.835165</text:p>
          </table:table-cell>
          <table:table-cell table:formula="of:=0.274725275*[.K60]*1000" office:value-type="float" office:value="87.9120880000001" calcext:value-type="float">
            <text:p>87.912088</text:p>
          </table:table-cell>
          <table:table-cell table:formula="of:=0.274725275*[.L60]*1000" office:value-type="float" office:value="74.1758242499999" calcext:value-type="float">
            <text:p>74.17582425</text:p>
          </table:table-cell>
          <table:table-cell table:formula="of:=0.274725275*[.M60]*1000" office:value-type="float" office:value="129.12087925" calcext:value-type="float">
            <text:p>129.12087925</text:p>
          </table:table-cell>
          <table:table-cell table:formula="of:=0.274725275*[.N60]*1000" office:value-type="float" office:value="76.9230769999998" calcext:value-type="float">
            <text:p>76.923077</text:p>
          </table:table-cell>
          <table:table-cell/>
          <table:table-cell table:formula="of:=[.P60]-AVERAGE([.$P60:.$T60])" office:value-type="float" office:value="58.2417582999999" calcext:value-type="float">
            <text:p>58.2417583</text:p>
          </table:table-cell>
          <table:table-cell table:formula="of:=[.Q60]-AVERAGE([.$P60:.$T60])" office:value-type="float" office:value="-18.6813186999999" calcext:value-type="float">
            <text:p>-18.6813187</text:p>
          </table:table-cell>
          <table:table-cell table:formula="of:=[.R60]-AVERAGE([.$P60:.$T60])" office:value-type="float" office:value="-32.4175824500001" calcext:value-type="float">
            <text:p>-32.41758245</text:p>
          </table:table-cell>
          <table:table-cell table:formula="of:=[.S60]-AVERAGE([.$P60:.$T60])" office:value-type="float" office:value="22.5274725500002" calcext:value-type="float">
            <text:p>22.52747255</text:p>
          </table:table-cell>
          <table:table-cell table:formula="of:=[.T60]-AVERAGE([.$P60:.$T60])" office:value-type="float" office:value="-29.6703297000001" calcext:value-type="float">
            <text:p>-29.6703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2" office:value-type="float" office:value="17.81" calcext:value-type="float">
            <text:p>17.81</text:p>
          </table:table-cell>
          <table:table-cell table:formula="of:=[.B61]/2" office:value-type="float" office:value="8.905" calcext:value-type="float">
            <text:p>8.905</text:p>
          </table:table-cell>
          <table:table-cell table:style-name="ce1" table:formula="of:=IF([.D16]&lt;&gt;&quot;&quot;;[.D16]+0.005;&quot;&quot;)" office:value-type="float" office:value="7.995" calcext:value-type="float">
            <text:p>8.00</text:p>
          </table:table-cell>
          <table:table-cell table:style-name="ce1" table:formula="of:=IF([.E16]&lt;&gt;&quot;&quot;;[.E16]+0.005;&quot;&quot;)" office:value-type="float" office:value="8.275" calcext:value-type="float">
            <text:p>8.28</text:p>
          </table:table-cell>
          <table:table-cell table:style-name="ce1" table:formula="of:=IF([.F16]&lt;&gt;&quot;&quot;;[.F16]+0.005;&quot;&quot;)" office:value-type="float" office:value="8.295" calcext:value-type="float">
            <text:p>8.30</text:p>
          </table:table-cell>
          <table:table-cell table:style-name="ce1" table:formula="of:=IF([.G16]&lt;&gt;&quot;&quot;;[.G16]+0.005;&quot;&quot;)" office:value-type="float" office:value="8.105" calcext:value-type="float">
            <text:p>8.11</text:p>
          </table:table-cell>
          <table:table-cell table:style-name="ce1" table:formula="of:=IF([.H16]&lt;&gt;&quot;&quot;;[.H16]+0.005;&quot;&quot;)" office:value-type="float" office:value="8.335" calcext:value-type="float">
            <text:p>8.34</text:p>
          </table:table-cell>
          <table:table-cell/>
          <table:table-cell table:formula="of:=[.$C61]-[.D61]" office:value-type="float" office:value="0.910000000000001" calcext:value-type="float">
            <text:p>0.91</text:p>
          </table:table-cell>
          <table:table-cell table:formula="of:=[.$C61]-[.E61]" office:value-type="float" office:value="0.630000000000001" calcext:value-type="float">
            <text:p>0.63</text:p>
          </table:table-cell>
          <table:table-cell table:formula="of:=[.$C61]-[.F61]" office:value-type="float" office:value="0.610000000000001" calcext:value-type="float">
            <text:p>0.61</text:p>
          </table:table-cell>
          <table:table-cell table:formula="of:=[.$C61]-[.G61]" office:value-type="float" office:value="0.800000000000001" calcext:value-type="float">
            <text:p>0.8</text:p>
          </table:table-cell>
          <table:table-cell table:formula="of:=[.$C61]-[.H61]" office:value-type="float" office:value="0.57" calcext:value-type="float">
            <text:p>0.57</text:p>
          </table:table-cell>
          <table:table-cell/>
          <table:table-cell table:formula="of:=0.274725275*[.J61]*1000" office:value-type="float" office:value="250.00000025" calcext:value-type="float">
            <text:p>250.00000025</text:p>
          </table:table-cell>
          <table:table-cell table:formula="of:=0.274725275*[.K61]*1000" office:value-type="float" office:value="173.07692325" calcext:value-type="float">
            <text:p>173.07692325</text:p>
          </table:table-cell>
          <table:table-cell table:formula="of:=0.274725275*[.L61]*1000" office:value-type="float" office:value="167.58241775" calcext:value-type="float">
            <text:p>167.58241775</text:p>
          </table:table-cell>
          <table:table-cell table:formula="of:=0.274725275*[.M61]*1000" office:value-type="float" office:value="219.78022" calcext:value-type="float">
            <text:p>219.78022</text:p>
          </table:table-cell>
          <table:table-cell table:formula="of:=0.274725275*[.N61]*1000" office:value-type="float" office:value="156.59340675" calcext:value-type="float">
            <text:p>156.59340675</text:p>
          </table:table-cell>
          <table:table-cell/>
          <table:table-cell table:formula="of:=[.P61]-AVERAGE([.$P61:.$T61])" office:value-type="float" office:value="56.5934066500001" calcext:value-type="float">
            <text:p>56.59340665</text:p>
          </table:table-cell>
          <table:table-cell table:formula="of:=[.Q61]-AVERAGE([.$P61:.$T61])" office:value-type="float" office:value="-20.32967035" calcext:value-type="float">
            <text:p>-20.32967035</text:p>
          </table:table-cell>
          <table:table-cell table:formula="of:=[.R61]-AVERAGE([.$P61:.$T61])" office:value-type="float" office:value="-25.8241758499999" calcext:value-type="float">
            <text:p>-25.82417585</text:p>
          </table:table-cell>
          <table:table-cell table:formula="of:=[.S61]-AVERAGE([.$P61:.$T61])" office:value-type="float" office:value="26.3736263999999" calcext:value-type="float">
            <text:p>26.3736264</text:p>
          </table:table-cell>
          <table:table-cell table:formula="of:=[.T61]-AVERAGE([.$P61:.$T61])" office:value-type="float" office:value="-36.8131868500002" calcext:value-type="float">
            <text:p>-36.81318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2" office:value-type="float" office:value="18.58" calcext:value-type="float">
            <text:p>18.58</text:p>
          </table:table-cell>
          <table:table-cell table:formula="of:=[.B62]/2" office:value-type="float" office:value="9.29" calcext:value-type="float">
            <text:p>9.29</text:p>
          </table:table-cell>
          <table:table-cell table:style-name="ce1" table:formula="of:=IF([.D17]&lt;&gt;&quot;&quot;;[.D17]+0.005;&quot;&quot;)" office:value-type="float" office:value="8.745" calcext:value-type="float">
            <text:p>8.75</text:p>
          </table:table-cell>
          <table:table-cell table:style-name="ce1" table:formula="of:=IF([.E17]&lt;&gt;&quot;&quot;;[.E17]+0.005;&quot;&quot;)" office:value-type="float" office:value="9.035" calcext:value-type="float">
            <text:p>9.04</text:p>
          </table:table-cell>
          <table:table-cell table:style-name="ce1" table:formula="of:=IF([.F17]&lt;&gt;&quot;&quot;;[.F17]+0.005;&quot;&quot;)" office:value-type="float" office:value="9.115" calcext:value-type="float">
            <text:p>9.12</text:p>
          </table:table-cell>
          <table:table-cell table:style-name="ce1" table:formula="of:=IF([.G17]&lt;&gt;&quot;&quot;;[.G17]+0.005;&quot;&quot;)" office:value-type="float" office:value="8.885" calcext:value-type="float">
            <text:p>8.89</text:p>
          </table:table-cell>
          <table:table-cell table:style-name="ce1" table:formula="of:=IF([.H17]&lt;&gt;&quot;&quot;;[.H17]+0.005;&quot;&quot;)" office:value-type="float" office:value="9.065" calcext:value-type="float">
            <text:p>9.07</text:p>
          </table:table-cell>
          <table:table-cell/>
          <table:table-cell table:formula="of:=[.$C62]-[.D62]" office:value-type="float" office:value="0.544999999999998" calcext:value-type="float">
            <text:p>0.545</text:p>
          </table:table-cell>
          <table:table-cell table:formula="of:=[.$C62]-[.E62]" office:value-type="float" office:value="0.254999999999999" calcext:value-type="float">
            <text:p>0.255</text:p>
          </table:table-cell>
          <table:table-cell table:formula="of:=[.$C62]-[.F62]" office:value-type="float" office:value="0.174999999999999" calcext:value-type="float">
            <text:p>0.175</text:p>
          </table:table-cell>
          <table:table-cell table:formula="of:=[.$C62]-[.G62]" office:value-type="float" office:value="0.404999999999998" calcext:value-type="float">
            <text:p>0.405</text:p>
          </table:table-cell>
          <table:table-cell table:formula="of:=[.$C62]-[.H62]" office:value-type="float" office:value="0.224999999999998" calcext:value-type="float">
            <text:p>0.225</text:p>
          </table:table-cell>
          <table:table-cell/>
          <table:table-cell table:formula="of:=0.274725275*[.J62]*1000" office:value-type="float" office:value="149.725274875" calcext:value-type="float">
            <text:p>149.725274875</text:p>
          </table:table-cell>
          <table:table-cell table:formula="of:=0.274725275*[.K62]*1000" office:value-type="float" office:value="70.0549451249997" calcext:value-type="float">
            <text:p>70.054945125</text:p>
          </table:table-cell>
          <table:table-cell table:formula="of:=0.274725275*[.L62]*1000" office:value-type="float" office:value="48.0769231249997" calcext:value-type="float">
            <text:p>48.076923125</text:p>
          </table:table-cell>
          <table:table-cell table:formula="of:=0.274725275*[.M62]*1000" office:value-type="float" office:value="111.263736374999" calcext:value-type="float">
            <text:p>111.263736375</text:p>
          </table:table-cell>
          <table:table-cell table:formula="of:=0.274725275*[.N62]*1000" office:value-type="float" office:value="61.8131868749994" calcext:value-type="float">
            <text:p>61.813186875</text:p>
          </table:table-cell>
          <table:table-cell/>
          <table:table-cell table:formula="of:=[.P62]-AVERAGE([.$P62:.$T62])" office:value-type="float" office:value="61.5384616" calcext:value-type="float">
            <text:p>61.5384616</text:p>
          </table:table-cell>
          <table:table-cell table:formula="of:=[.Q62]-AVERAGE([.$P62:.$T62])" office:value-type="float" office:value="-18.1318681499998" calcext:value-type="float">
            <text:p>-18.13186815</text:p>
          </table:table-cell>
          <table:table-cell table:formula="of:=[.R62]-AVERAGE([.$P62:.$T62])" office:value-type="float" office:value="-40.1098901499998" calcext:value-type="float">
            <text:p>-40.10989015</text:p>
          </table:table-cell>
          <table:table-cell table:formula="of:=[.S62]-AVERAGE([.$P62:.$T62])" office:value-type="float" office:value="23.0769230999998" calcext:value-type="float">
            <text:p>23.0769231</text:p>
          </table:table-cell>
          <table:table-cell table:formula="of:=[.T62]-AVERAGE([.$P62:.$T62])" office:value-type="float" office:value="-26.3736264000001" calcext:value-type="float">
            <text:p>-26.3736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2" office:value-type="float" office:value="17.89" calcext:value-type="float">
            <text:p>17.89</text:p>
          </table:table-cell>
          <table:table-cell table:formula="of:=[.B63]/2" office:value-type="float" office:value="8.945" calcext:value-type="float">
            <text:p>8.945</text:p>
          </table:table-cell>
          <table:table-cell table:style-name="ce1" table:formula="of:=IF([.D18]&lt;&gt;&quot;&quot;;[.D18]+0.005;&quot;&quot;)" office:value-type="float" office:value="7.925" calcext:value-type="float">
            <text:p>7.93</text:p>
          </table:table-cell>
          <table:table-cell table:style-name="ce1" table:formula="of:=IF([.E18]&lt;&gt;&quot;&quot;;[.E18]+0.005;&quot;&quot;)" office:value-type="float" office:value="8.195" calcext:value-type="float">
            <text:p>8.20</text:p>
          </table:table-cell>
          <table:table-cell table:style-name="ce1" table:formula="of:=IF([.F18]&lt;&gt;&quot;&quot;;[.F18]+0.005;&quot;&quot;)" office:value-type="float" office:value="8.215" calcext:value-type="float">
            <text:p>8.22</text:p>
          </table:table-cell>
          <table:table-cell table:style-name="ce1" table:formula="of:=IF([.G18]&lt;&gt;&quot;&quot;;[.G18]+0.005;&quot;&quot;)" office:value-type="float" office:value="8.035" calcext:value-type="float">
            <text:p>8.04</text:p>
          </table:table-cell>
          <table:table-cell table:style-name="ce1" table:formula="of:=IF([.H18]&lt;&gt;&quot;&quot;;[.H18]+0.005;&quot;&quot;)" office:value-type="float" office:value="8.195" calcext:value-type="float">
            <text:p>8.20</text:p>
          </table:table-cell>
          <table:table-cell/>
          <table:table-cell table:formula="of:=[.$C63]-[.D63]" office:value-type="float" office:value="1.02" calcext:value-type="float">
            <text:p>1.02</text:p>
          </table:table-cell>
          <table:table-cell table:formula="of:=[.$C63]-[.E63]" office:value-type="float" office:value="0.75" calcext:value-type="float">
            <text:p>0.75</text:p>
          </table:table-cell>
          <table:table-cell table:formula="of:=[.$C63]-[.F63]" office:value-type="float" office:value="0.729999999999999" calcext:value-type="float">
            <text:p>0.73</text:p>
          </table:table-cell>
          <table:table-cell table:formula="of:=[.$C63]-[.G63]" office:value-type="float" office:value="0.91" calcext:value-type="float">
            <text:p>0.91</text:p>
          </table:table-cell>
          <table:table-cell table:formula="of:=[.$C63]-[.H63]" office:value-type="float" office:value="0.75" calcext:value-type="float">
            <text:p>0.75</text:p>
          </table:table-cell>
          <table:table-cell/>
          <table:table-cell table:formula="of:=0.274725275*[.J63]*1000" office:value-type="float" office:value="280.2197805" calcext:value-type="float">
            <text:p>280.2197805</text:p>
          </table:table-cell>
          <table:table-cell table:formula="of:=0.274725275*[.K63]*1000" office:value-type="float" office:value="206.04395625" calcext:value-type="float">
            <text:p>206.04395625</text:p>
          </table:table-cell>
          <table:table-cell table:formula="of:=0.274725275*[.L63]*1000" office:value-type="float" office:value="200.54945075" calcext:value-type="float">
            <text:p>200.54945075</text:p>
          </table:table-cell>
          <table:table-cell table:formula="of:=0.274725275*[.M63]*1000" office:value-type="float" office:value="250.00000025" calcext:value-type="float">
            <text:p>250.00000025</text:p>
          </table:table-cell>
          <table:table-cell table:formula="of:=0.274725275*[.N63]*1000" office:value-type="float" office:value="206.04395625" calcext:value-type="float">
            <text:p>206.04395625</text:p>
          </table:table-cell>
          <table:table-cell/>
          <table:table-cell table:formula="of:=[.P63]-AVERAGE([.$P63:.$T63])" office:value-type="float" office:value="51.6483517000002" calcext:value-type="float">
            <text:p>51.6483517</text:p>
          </table:table-cell>
          <table:table-cell table:formula="of:=[.Q63]-AVERAGE([.$P63:.$T63])" office:value-type="float" office:value="-22.52747255" calcext:value-type="float">
            <text:p>-22.52747255</text:p>
          </table:table-cell>
          <table:table-cell table:formula="of:=[.R63]-AVERAGE([.$P63:.$T63])" office:value-type="float" office:value="-28.0219780500003" calcext:value-type="float">
            <text:p>-28.02197805</text:p>
          </table:table-cell>
          <table:table-cell table:formula="of:=[.S63]-AVERAGE([.$P63:.$T63])" office:value-type="float" office:value="21.4285714500001" calcext:value-type="float">
            <text:p>21.42857145</text:p>
          </table:table-cell>
          <table:table-cell table:formula="of:=[.T63]-AVERAGE([.$P63:.$T63])" office:value-type="float" office:value="-22.52747255" calcext:value-type="float">
            <text:p>-22.52747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2" office:value-type="float" office:value="16.85" calcext:value-type="float">
            <text:p>16.85</text:p>
          </table:table-cell>
          <table:table-cell table:formula="of:=[.B64]/2" office:value-type="float" office:value="8.425" calcext:value-type="float">
            <text:p>8.425</text:p>
          </table:table-cell>
          <table:table-cell table:style-name="ce1" table:formula="of:=IF([.D19]&lt;&gt;&quot;&quot;;[.D19]+0.005;&quot;&quot;)" office:value-type="float" office:value="7.245" calcext:value-type="float">
            <text:p>7.25</text:p>
          </table:table-cell>
          <table:table-cell table:style-name="ce1" table:formula="of:=IF([.E19]&lt;&gt;&quot;&quot;;[.E19]+0.005;&quot;&quot;)" office:value-type="float" office:value="7.425" calcext:value-type="float">
            <text:p>7.43</text:p>
          </table:table-cell>
          <table:table-cell table:style-name="ce1" table:formula="of:=IF([.F19]&lt;&gt;&quot;&quot;;[.F19]+0.005;&quot;&quot;)" office:value-type="float" office:value="7.505" calcext:value-type="float">
            <text:p>7.51</text:p>
          </table:table-cell>
          <table:table-cell table:style-name="ce1" table:formula="of:=IF([.G19]&lt;&gt;&quot;&quot;;[.G19]+0.005;&quot;&quot;)" office:value-type="float" office:value="7.325" calcext:value-type="float">
            <text:p>7.33</text:p>
          </table:table-cell>
          <table:table-cell table:style-name="ce1" table:formula="of:=IF([.H19]&lt;&gt;&quot;&quot;;[.H19]+0.005;&quot;&quot;)" office:value-type="float" office:value="7.445" calcext:value-type="float">
            <text:p>7.45</text:p>
          </table:table-cell>
          <table:table-cell/>
          <table:table-cell table:formula="of:=[.$C64]-[.D64]" office:value-type="float" office:value="1.18" calcext:value-type="float">
            <text:p>1.18</text:p>
          </table:table-cell>
          <table:table-cell table:formula="of:=[.$C64]-[.E64]" office:value-type="float" office:value="1" calcext:value-type="float">
            <text:p>1</text:p>
          </table:table-cell>
          <table:table-cell table:formula="of:=[.$C64]-[.F64]" office:value-type="float" office:value="0.920000000000001" calcext:value-type="float">
            <text:p>0.92</text:p>
          </table:table-cell>
          <table:table-cell table:formula="of:=[.$C64]-[.G64]" office:value-type="float" office:value="1.1" calcext:value-type="float">
            <text:p>1.1</text:p>
          </table:table-cell>
          <table:table-cell table:formula="of:=[.$C64]-[.H64]" office:value-type="float" office:value="0.98" calcext:value-type="float">
            <text:p>0.98</text:p>
          </table:table-cell>
          <table:table-cell/>
          <table:table-cell table:formula="of:=0.274725275*[.J64]*1000" office:value-type="float" office:value="324.1758245" calcext:value-type="float">
            <text:p>324.1758245</text:p>
          </table:table-cell>
          <table:table-cell table:formula="of:=0.274725275*[.K64]*1000" office:value-type="float" office:value="274.725275" calcext:value-type="float">
            <text:p>274.725275</text:p>
          </table:table-cell>
          <table:table-cell table:formula="of:=0.274725275*[.L64]*1000" office:value-type="float" office:value="252.747253" calcext:value-type="float">
            <text:p>252.747253</text:p>
          </table:table-cell>
          <table:table-cell table:formula="of:=0.274725275*[.M64]*1000" office:value-type="float" office:value="302.1978025" calcext:value-type="float">
            <text:p>302.1978025</text:p>
          </table:table-cell>
          <table:table-cell table:formula="of:=0.274725275*[.N64]*1000" office:value-type="float" office:value="269.2307695" calcext:value-type="float">
            <text:p>269.2307695</text:p>
          </table:table-cell>
          <table:table-cell/>
          <table:table-cell table:formula="of:=[.P64]-AVERAGE([.$P64:.$T64])" office:value-type="float" office:value="39.5604396" calcext:value-type="float">
            <text:p>39.5604396</text:p>
          </table:table-cell>
          <table:table-cell table:formula="of:=[.Q64]-AVERAGE([.$P64:.$T64])" office:value-type="float" office:value="-9.89010989999991" calcext:value-type="float">
            <text:p>-9.8901099</text:p>
          </table:table-cell>
          <table:table-cell table:formula="of:=[.R64]-AVERAGE([.$P64:.$T64])" office:value-type="float" office:value="-31.8681318999999" calcext:value-type="float">
            <text:p>-31.8681319</text:p>
          </table:table-cell>
          <table:table-cell table:formula="of:=[.S64]-AVERAGE([.$P64:.$T64])" office:value-type="float" office:value="17.5824176" calcext:value-type="float">
            <text:p>17.5824176</text:p>
          </table:table-cell>
          <table:table-cell table:formula="of:=[.T64]-AVERAGE([.$P64:.$T64])" office:value-type="float" office:value="-15.3846154" calcext:value-type="float">
            <text:p>-15.3846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2" office:value-type="float" office:value="17.76" calcext:value-type="float">
            <text:p>17.76</text:p>
          </table:table-cell>
          <table:table-cell table:formula="of:=[.B65]/2" office:value-type="float" office:value="8.88" calcext:value-type="float">
            <text:p>8.88</text:p>
          </table:table-cell>
          <table:table-cell table:style-name="ce1" table:formula="of:=IF([.D20]&lt;&gt;&quot;&quot;;[.D20]+0.005;&quot;&quot;)" office:value-type="float" office:value="8.055" calcext:value-type="float">
            <text:p>8.06</text:p>
          </table:table-cell>
          <table:table-cell table:style-name="ce1" table:formula="of:=IF([.E20]&lt;&gt;&quot;&quot;;[.E20]+0.005;&quot;&quot;)" office:value-type="float" office:value="8.055" calcext:value-type="float">
            <text:p>8.06</text:p>
          </table:table-cell>
          <table:table-cell table:style-name="ce1" table:formula="of:=IF([.F20]&lt;&gt;&quot;&quot;;[.F20]+0.005;&quot;&quot;)" office:value-type="float" office:value="8.135" calcext:value-type="float">
            <text:p>8.14</text:p>
          </table:table-cell>
          <table:table-cell table:style-name="ce1" table:formula="of:=IF([.G20]&lt;&gt;&quot;&quot;;[.G20]+0.005;&quot;&quot;)" office:value-type="float" office:value="7.975" calcext:value-type="float">
            <text:p>7.98</text:p>
          </table:table-cell>
          <table:table-cell table:style-name="ce1" table:formula="of:=IF([.H20]&lt;&gt;&quot;&quot;;[.H20]+0.005;&quot;&quot;)" office:value-type="float" office:value="8.105" calcext:value-type="float">
            <text:p>8.11</text:p>
          </table:table-cell>
          <table:table-cell/>
          <table:table-cell table:formula="of:=[.$C65]-[.D65]" office:value-type="float" office:value="0.824999999999998" calcext:value-type="float">
            <text:p>0.825</text:p>
          </table:table-cell>
          <table:table-cell table:formula="of:=[.$C65]-[.E65]" office:value-type="float" office:value="0.824999999999998" calcext:value-type="float">
            <text:p>0.825</text:p>
          </table:table-cell>
          <table:table-cell table:formula="of:=[.$C65]-[.F65]" office:value-type="float" office:value="0.744999999999997" calcext:value-type="float">
            <text:p>0.745</text:p>
          </table:table-cell>
          <table:table-cell table:formula="of:=[.$C65]-[.G65]" office:value-type="float" office:value="0.904999999999999" calcext:value-type="float">
            <text:p>0.905</text:p>
          </table:table-cell>
          <table:table-cell table:formula="of:=[.$C65]-[.H65]" office:value-type="float" office:value="0.774999999999999" calcext:value-type="float">
            <text:p>0.775</text:p>
          </table:table-cell>
          <table:table-cell/>
          <table:table-cell table:formula="of:=0.274725275*[.J65]*1000" office:value-type="float" office:value="226.648351874999" calcext:value-type="float">
            <text:p>226.648351875</text:p>
          </table:table-cell>
          <table:table-cell table:formula="of:=0.274725275*[.K65]*1000" office:value-type="float" office:value="226.648351874999" calcext:value-type="float">
            <text:p>226.648351875</text:p>
          </table:table-cell>
          <table:table-cell table:formula="of:=0.274725275*[.L65]*1000" office:value-type="float" office:value="204.670329874999" calcext:value-type="float">
            <text:p>204.670329875</text:p>
          </table:table-cell>
          <table:table-cell table:formula="of:=0.274725275*[.M65]*1000" office:value-type="float" office:value="248.626373875" calcext:value-type="float">
            <text:p>248.626373875</text:p>
          </table:table-cell>
          <table:table-cell table:formula="of:=0.274725275*[.N65]*1000" office:value-type="float" office:value="212.912088125" calcext:value-type="float">
            <text:p>212.912088125</text:p>
          </table:table-cell>
          <table:table-cell/>
          <table:table-cell table:formula="of:=[.P65]-AVERAGE([.$P65:.$T65])" office:value-type="float" office:value="2.74725274999986" calcext:value-type="float">
            <text:p>2.74725275</text:p>
          </table:table-cell>
          <table:table-cell table:formula="of:=[.Q65]-AVERAGE([.$P65:.$T65])" office:value-type="float" office:value="2.74725274999986" calcext:value-type="float">
            <text:p>2.74725275</text:p>
          </table:table-cell>
          <table:table-cell table:formula="of:=[.R65]-AVERAGE([.$P65:.$T65])" office:value-type="float" office:value="-19.2307692500002" calcext:value-type="float">
            <text:p>-19.23076925</text:p>
          </table:table-cell>
          <table:table-cell table:formula="of:=[.S65]-AVERAGE([.$P65:.$T65])" office:value-type="float" office:value="24.7252747500004" calcext:value-type="float">
            <text:p>24.72527475</text:p>
          </table:table-cell>
          <table:table-cell table:formula="of:=[.T65]-AVERAGE([.$P65:.$T65])" office:value-type="float" office:value="-10.9890109999999" calcext:value-type="float">
            <text:p>-10.989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2" office:value-type="float" office:value="17.11" calcext:value-type="float">
            <text:p>17.11</text:p>
          </table:table-cell>
          <table:table-cell table:formula="of:=[.B66]/2" office:value-type="float" office:value="8.555" calcext:value-type="float">
            <text:p>8.555</text:p>
          </table:table-cell>
          <table:table-cell table:style-name="ce1" table:formula="of:=IF([.D21]&lt;&gt;&quot;&quot;;[.D21]+0.005;&quot;&quot;)" office:value-type="float" office:value="7.555" calcext:value-type="float">
            <text:p>7.56</text:p>
          </table:table-cell>
          <table:table-cell table:style-name="ce1" table:formula="of:=IF([.E21]&lt;&gt;&quot;&quot;;[.E21]+0.005;&quot;&quot;)" office:value-type="float" office:value="7.655" calcext:value-type="float">
            <text:p>7.66</text:p>
          </table:table-cell>
          <table:table-cell table:style-name="ce1" table:formula="of:=IF([.F21]&lt;&gt;&quot;&quot;;[.F21]+0.005;&quot;&quot;)" office:value-type="float" office:value="7.725" calcext:value-type="float">
            <text:p>7.73</text:p>
          </table:table-cell>
          <table:table-cell table:style-name="ce1" table:formula="of:=IF([.G21]&lt;&gt;&quot;&quot;;[.G21]+0.005;&quot;&quot;)" office:value-type="float" office:value="7.585" calcext:value-type="float">
            <text:p>7.59</text:p>
          </table:table-cell>
          <table:table-cell table:style-name="ce1" table:formula="of:=IF([.H21]&lt;&gt;&quot;&quot;;[.H21]+0.005;&quot;&quot;)" office:value-type="float" office:value="7.735" calcext:value-type="float">
            <text:p>7.74</text:p>
          </table:table-cell>
          <table:table-cell/>
          <table:table-cell table:formula="of:=[.$C66]-[.D66]" office:value-type="float" office:value="1" calcext:value-type="float">
            <text:p>1</text:p>
          </table:table-cell>
          <table:table-cell table:formula="of:=[.$C66]-[.E66]" office:value-type="float" office:value="0.9" calcext:value-type="float">
            <text:p>0.9</text:p>
          </table:table-cell>
          <table:table-cell table:formula="of:=[.$C66]-[.F66]" office:value-type="float" office:value="0.83" calcext:value-type="float">
            <text:p>0.83</text:p>
          </table:table-cell>
          <table:table-cell table:formula="of:=[.$C66]-[.G66]" office:value-type="float" office:value="0.97" calcext:value-type="float">
            <text:p>0.97</text:p>
          </table:table-cell>
          <table:table-cell table:formula="of:=[.$C66]-[.H66]" office:value-type="float" office:value="0.819999999999999" calcext:value-type="float">
            <text:p>0.82</text:p>
          </table:table-cell>
          <table:table-cell/>
          <table:table-cell table:formula="of:=0.274725275*[.J66]*1000" office:value-type="float" office:value="274.725275" calcext:value-type="float">
            <text:p>274.725275</text:p>
          </table:table-cell>
          <table:table-cell table:formula="of:=0.274725275*[.K66]*1000" office:value-type="float" office:value="247.2527475" calcext:value-type="float">
            <text:p>247.2527475</text:p>
          </table:table-cell>
          <table:table-cell table:formula="of:=0.274725275*[.L66]*1000" office:value-type="float" office:value="228.02197825" calcext:value-type="float">
            <text:p>228.02197825</text:p>
          </table:table-cell>
          <table:table-cell table:formula="of:=0.274725275*[.M66]*1000" office:value-type="float" office:value="266.48351675" calcext:value-type="float">
            <text:p>266.48351675</text:p>
          </table:table-cell>
          <table:table-cell table:formula="of:=0.274725275*[.N66]*1000" office:value-type="float" office:value="225.2747255" calcext:value-type="float">
            <text:p>225.2747255</text:p>
          </table:table-cell>
          <table:table-cell/>
          <table:table-cell table:formula="of:=[.P66]-AVERAGE([.$P66:.$T66])" office:value-type="float" office:value="26.3736264000001" calcext:value-type="float">
            <text:p>26.3736264</text:p>
          </table:table-cell>
          <table:table-cell table:formula="of:=[.Q66]-AVERAGE([.$P66:.$T66])" office:value-type="float" office:value="-1.09890110000009" calcext:value-type="float">
            <text:p>-1.0989011</text:p>
          </table:table-cell>
          <table:table-cell table:formula="of:=[.R66]-AVERAGE([.$P66:.$T66])" office:value-type="float" office:value="-20.3296703499999" calcext:value-type="float">
            <text:p>-20.32967035</text:p>
          </table:table-cell>
          <table:table-cell table:formula="of:=[.S66]-AVERAGE([.$P66:.$T66])" office:value-type="float" office:value="18.13186815" calcext:value-type="float">
            <text:p>18.13186815</text:p>
          </table:table-cell>
          <table:table-cell table:formula="of:=[.T66]-AVERAGE([.$P66:.$T66])" office:value-type="float" office:value="-23.0769231000001" calcext:value-type="float">
            <text:p>-23.0769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2" office:value-type="float" office:value="17.53" calcext:value-type="float">
            <text:p>17.53</text:p>
          </table:table-cell>
          <table:table-cell table:formula="of:=[.B67]/2" office:value-type="float" office:value="8.765" calcext:value-type="float">
            <text:p>8.765</text:p>
          </table:table-cell>
          <table:table-cell table:style-name="ce1" table:formula="of:=IF([.D22]&lt;&gt;&quot;&quot;;[.D22]+0.005;&quot;&quot;)" office:value-type="float" office:value="7.845" calcext:value-type="float">
            <text:p>7.85</text:p>
          </table:table-cell>
          <table:table-cell table:style-name="ce1" table:formula="of:=IF([.E22]&lt;&gt;&quot;&quot;;[.E22]+0.005;&quot;&quot;)" office:value-type="float" office:value="7.925" calcext:value-type="float">
            <text:p>7.93</text:p>
          </table:table-cell>
          <table:table-cell table:style-name="ce1" table:formula="of:=IF([.F22]&lt;&gt;&quot;&quot;;[.F22]+0.005;&quot;&quot;)" office:value-type="float" office:value="7.925" calcext:value-type="float">
            <text:p>7.93</text:p>
          </table:table-cell>
          <table:table-cell table:style-name="ce1" table:formula="of:=IF([.G22]&lt;&gt;&quot;&quot;;[.G22]+0.005;&quot;&quot;)" office:value-type="float" office:value="7.805" calcext:value-type="float">
            <text:p>7.81</text:p>
          </table:table-cell>
          <table:table-cell table:style-name="ce1" table:formula="of:=IF([.H22]&lt;&gt;&quot;&quot;;[.H22]+0.005;&quot;&quot;)" office:value-type="float" office:value="8.035" calcext:value-type="float">
            <text:p>8.04</text:p>
          </table:table-cell>
          <table:table-cell/>
          <table:table-cell table:formula="of:=[.$C67]-[.D67]" office:value-type="float" office:value="0.920000000000001" calcext:value-type="float">
            <text:p>0.92</text:p>
          </table:table-cell>
          <table:table-cell table:formula="of:=[.$C67]-[.E67]" office:value-type="float" office:value="0.840000000000001" calcext:value-type="float">
            <text:p>0.84</text:p>
          </table:table-cell>
          <table:table-cell table:formula="of:=[.$C67]-[.F67]" office:value-type="float" office:value="0.840000000000001" calcext:value-type="float">
            <text:p>0.84</text:p>
          </table:table-cell>
          <table:table-cell table:formula="of:=[.$C67]-[.G67]" office:value-type="float" office:value="0.960000000000001" calcext:value-type="float">
            <text:p>0.96</text:p>
          </table:table-cell>
          <table:table-cell table:formula="of:=[.$C67]-[.H67]" office:value-type="float" office:value="0.73" calcext:value-type="float">
            <text:p>0.73</text:p>
          </table:table-cell>
          <table:table-cell/>
          <table:table-cell table:formula="of:=0.274725275*[.J67]*1000" office:value-type="float" office:value="252.747253" calcext:value-type="float">
            <text:p>252.747253</text:p>
          </table:table-cell>
          <table:table-cell table:formula="of:=0.274725275*[.K67]*1000" office:value-type="float" office:value="230.769231" calcext:value-type="float">
            <text:p>230.769231</text:p>
          </table:table-cell>
          <table:table-cell table:formula="of:=0.274725275*[.L67]*1000" office:value-type="float" office:value="230.769231" calcext:value-type="float">
            <text:p>230.769231</text:p>
          </table:table-cell>
          <table:table-cell table:formula="of:=0.274725275*[.M67]*1000" office:value-type="float" office:value="263.736264" calcext:value-type="float">
            <text:p>263.736264</text:p>
          </table:table-cell>
          <table:table-cell table:formula="of:=0.274725275*[.N67]*1000" office:value-type="float" office:value="200.54945075" calcext:value-type="float">
            <text:p>200.54945075</text:p>
          </table:table-cell>
          <table:table-cell/>
          <table:table-cell table:formula="of:=[.P67]-AVERAGE([.$P67:.$T67])" office:value-type="float" office:value="17.0329670500001" calcext:value-type="float">
            <text:p>17.03296705</text:p>
          </table:table-cell>
          <table:table-cell table:formula="of:=[.Q67]-AVERAGE([.$P67:.$T67])" office:value-type="float" office:value="-4.94505494999996" calcext:value-type="float">
            <text:p>-4.94505495</text:p>
          </table:table-cell>
          <table:table-cell table:formula="of:=[.R67]-AVERAGE([.$P67:.$T67])" office:value-type="float" office:value="-4.94505494999996" calcext:value-type="float">
            <text:p>-4.94505495</text:p>
          </table:table-cell>
          <table:table-cell table:formula="of:=[.S67]-AVERAGE([.$P67:.$T67])" office:value-type="float" office:value="28.0219780500001" calcext:value-type="float">
            <text:p>28.02197805</text:p>
          </table:table-cell>
          <table:table-cell table:formula="of:=[.T67]-AVERAGE([.$P67:.$T67])" office:value-type="float" office:value="-35.1648352" calcext:value-type="float">
            <text:p>-35.1648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2" office:value-type="float" office:value="18.85" calcext:value-type="float">
            <text:p>18.85</text:p>
          </table:table-cell>
          <table:table-cell table:formula="of:=[.B68]/2" office:value-type="float" office:value="9.425" calcext:value-type="float">
            <text:p>9.425</text:p>
          </table:table-cell>
          <table:table-cell table:style-name="ce1" table:formula="of:=IF([.D23]&lt;&gt;&quot;&quot;;[.D23]+0.005;&quot;&quot;)" office:value-type="float" office:value="9.375" calcext:value-type="float">
            <text:p>9.38</text:p>
          </table:table-cell>
          <table:table-cell table:style-name="ce1" table:formula="of:=IF([.E23]&lt;&gt;&quot;&quot;;[.E23]+0.005;&quot;&quot;)" office:value-type="float" office:value="9.525" calcext:value-type="float">
            <text:p>9.53</text:p>
          </table:table-cell>
          <table:table-cell table:style-name="ce1" table:formula="of:=IF([.F23]&lt;&gt;&quot;&quot;;[.F23]+0.005;&quot;&quot;)" office:value-type="float" office:value="9.405" calcext:value-type="float">
            <text:p>9.41</text:p>
          </table:table-cell>
          <table:table-cell table:style-name="ce1" table:formula="of:=IF([.G23]&lt;&gt;&quot;&quot;;[.G23]+0.005;&quot;&quot;)" office:value-type="float" office:value="9.365" calcext:value-type="float">
            <text:p>9.37</text:p>
          </table:table-cell>
          <table:table-cell table:style-name="ce1" table:formula="of:=IF([.H23]&lt;&gt;&quot;&quot;;[.H23]+0.005;&quot;&quot;)" office:value-type="float" office:value="9.615" calcext:value-type="float">
            <text:p>9.62</text:p>
          </table:table-cell>
          <table:table-cell/>
          <table:table-cell table:formula="of:=[.$C68]-[.D68]" office:value-type="float" office:value="0.0500000000000007" calcext:value-type="float">
            <text:p>0.05</text:p>
          </table:table-cell>
          <table:table-cell table:formula="of:=[.$C68]-[.E68]" office:value-type="float" office:value="-0.0999999999999996" calcext:value-type="float">
            <text:p>-0.1</text:p>
          </table:table-cell>
          <table:table-cell table:formula="of:=[.$C68]-[.F68]" office:value-type="float" office:value="0.0199999999999996" calcext:value-type="float">
            <text:p>0.02</text:p>
          </table:table-cell>
          <table:table-cell table:formula="of:=[.$C68]-[.G68]" office:value-type="float" office:value="0.0600000000000005" calcext:value-type="float">
            <text:p>0.06</text:p>
          </table:table-cell>
          <table:table-cell table:formula="of:=[.$C68]-[.H68]" office:value-type="float" office:value="-0.19" calcext:value-type="float">
            <text:p>-0.19</text:p>
          </table:table-cell>
          <table:table-cell/>
          <table:table-cell table:formula="of:=0.274725275*[.J68]*1000" office:value-type="float" office:value="13.7362637500002" calcext:value-type="float">
            <text:p>13.73626375</text:p>
          </table:table-cell>
          <table:table-cell table:formula="of:=0.274725275*[.K68]*1000" office:value-type="float" office:value="-27.4725274999999" calcext:value-type="float">
            <text:p>-27.4725275</text:p>
          </table:table-cell>
          <table:table-cell table:formula="of:=0.274725275*[.L68]*1000" office:value-type="float" office:value="5.49450549999988" calcext:value-type="float">
            <text:p>5.4945055</text:p>
          </table:table-cell>
          <table:table-cell table:formula="of:=0.274725275*[.M68]*1000" office:value-type="float" office:value="16.4835165000001" calcext:value-type="float">
            <text:p>16.4835165</text:p>
          </table:table-cell>
          <table:table-cell table:formula="of:=0.274725275*[.N68]*1000" office:value-type="float" office:value="-52.1978022499999" calcext:value-type="float">
            <text:p>-52.19780225</text:p>
          </table:table-cell>
          <table:table-cell/>
          <table:table-cell table:formula="of:=[.P68]-AVERAGE([.$P68:.$T68])" office:value-type="float" office:value="22.5274725500001" calcext:value-type="float">
            <text:p>22.52747255</text:p>
          </table:table-cell>
          <table:table-cell table:formula="of:=[.Q68]-AVERAGE([.$P68:.$T68])" office:value-type="float" office:value="-18.6813187" calcext:value-type="float">
            <text:p>-18.6813187</text:p>
          </table:table-cell>
          <table:table-cell table:formula="of:=[.R68]-AVERAGE([.$P68:.$T68])" office:value-type="float" office:value="14.2857142999998" calcext:value-type="float">
            <text:p>14.2857143</text:p>
          </table:table-cell>
          <table:table-cell table:formula="of:=[.S68]-AVERAGE([.$P68:.$T68])" office:value-type="float" office:value="25.2747253" calcext:value-type="float">
            <text:p>25.2747253</text:p>
          </table:table-cell>
          <table:table-cell table:formula="of:=[.T68]-AVERAGE([.$P68:.$T68])" office:value-type="float" office:value="-43.4065934499999" calcext:value-type="float">
            <text:p>-43.406593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2" office:value-type="float" office:value="17.72" calcext:value-type="float">
            <text:p>17.72</text:p>
          </table:table-cell>
          <table:table-cell table:formula="of:=[.B69]/2" office:value-type="float" office:value="8.86" calcext:value-type="float">
            <text:p>8.86</text:p>
          </table:table-cell>
          <table:table-cell table:style-name="ce1" table:formula="of:=IF([.D24]&lt;&gt;&quot;&quot;;[.D24]+0.005;&quot;&quot;)" office:value-type="float" office:value="7.865" calcext:value-type="float">
            <text:p>7.87</text:p>
          </table:table-cell>
          <table:table-cell table:style-name="ce1" table:formula="of:=IF([.E24]&lt;&gt;&quot;&quot;;[.E24]+0.005;&quot;&quot;)" office:value-type="float" office:value="8.075" calcext:value-type="float">
            <text:p>8.08</text:p>
          </table:table-cell>
          <table:table-cell table:style-name="ce1" table:formula="of:=IF([.F24]&lt;&gt;&quot;&quot;;[.F24]+0.005;&quot;&quot;)" office:value-type="float" office:value="8.055" calcext:value-type="float">
            <text:p>8.06</text:p>
          </table:table-cell>
          <table:table-cell table:style-name="ce1" table:formula="of:=IF([.G24]&lt;&gt;&quot;&quot;;[.G24]+0.005;&quot;&quot;)" office:value-type="float" office:value="7.915" calcext:value-type="float">
            <text:p>7.92</text:p>
          </table:table-cell>
          <table:table-cell table:style-name="ce1" table:formula="of:=IF([.H24]&lt;&gt;&quot;&quot;;[.H24]+0.005;&quot;&quot;)" office:value-type="float" office:value="8.005" calcext:value-type="float">
            <text:p>8.01</text:p>
          </table:table-cell>
          <table:table-cell/>
          <table:table-cell table:formula="of:=[.$C69]-[.D69]" office:value-type="float" office:value="0.994999999999999" calcext:value-type="float">
            <text:p>0.995</text:p>
          </table:table-cell>
          <table:table-cell table:formula="of:=[.$C69]-[.E69]" office:value-type="float" office:value="0.784999999999998" calcext:value-type="float">
            <text:p>0.785</text:p>
          </table:table-cell>
          <table:table-cell table:formula="of:=[.$C69]-[.F69]" office:value-type="float" office:value="0.804999999999998" calcext:value-type="float">
            <text:p>0.805</text:p>
          </table:table-cell>
          <table:table-cell table:formula="of:=[.$C69]-[.G69]" office:value-type="float" office:value="0.944999999999999" calcext:value-type="float">
            <text:p>0.945</text:p>
          </table:table-cell>
          <table:table-cell table:formula="of:=[.$C69]-[.H69]" office:value-type="float" office:value="0.854999999999999" calcext:value-type="float">
            <text:p>0.855</text:p>
          </table:table-cell>
          <table:table-cell/>
          <table:table-cell table:formula="of:=0.274725275*[.J69]*1000" office:value-type="float" office:value="273.351648625" calcext:value-type="float">
            <text:p>273.351648625</text:p>
          </table:table-cell>
          <table:table-cell table:formula="of:=0.274725275*[.K69]*1000" office:value-type="float" office:value="215.659340875" calcext:value-type="float">
            <text:p>215.659340875</text:p>
          </table:table-cell>
          <table:table-cell table:formula="of:=0.274725275*[.L69]*1000" office:value-type="float" office:value="221.153846374999" calcext:value-type="float">
            <text:p>221.153846375</text:p>
          </table:table-cell>
          <table:table-cell table:formula="of:=0.274725275*[.M69]*1000" office:value-type="float" office:value="259.615384875" calcext:value-type="float">
            <text:p>259.615384875</text:p>
          </table:table-cell>
          <table:table-cell table:formula="of:=0.274725275*[.N69]*1000" office:value-type="float" office:value="234.890110125" calcext:value-type="float">
            <text:p>234.890110125</text:p>
          </table:table-cell>
          <table:table-cell/>
          <table:table-cell table:formula="of:=[.P69]-AVERAGE([.$P69:.$T69])" office:value-type="float" office:value="32.4175824500001" calcext:value-type="float">
            <text:p>32.41758245</text:p>
          </table:table-cell>
          <table:table-cell table:formula="of:=[.Q69]-AVERAGE([.$P69:.$T69])" office:value-type="float" office:value="-25.2747253000001" calcext:value-type="float">
            <text:p>-25.2747253</text:p>
          </table:table-cell>
          <table:table-cell table:formula="of:=[.R69]-AVERAGE([.$P69:.$T69])" office:value-type="float" office:value="-19.7802198000002" calcext:value-type="float">
            <text:p>-19.7802198</text:p>
          </table:table-cell>
          <table:table-cell table:formula="of:=[.S69]-AVERAGE([.$P69:.$T69])" office:value-type="float" office:value="18.6813187000002" calcext:value-type="float">
            <text:p>18.6813187</text:p>
          </table:table-cell>
          <table:table-cell table:formula="of:=[.T69]-AVERAGE([.$P69:.$T69])" office:value-type="float" office:value="-6.04395604999999" calcext:value-type="float">
            <text:p>-6.04395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2" office:value-type="float" office:value="18.05" calcext:value-type="float">
            <text:p>18.05</text:p>
          </table:table-cell>
          <table:table-cell table:formula="of:=[.B70]/2" office:value-type="float" office:value="9.025" calcext:value-type="float">
            <text:p>9.025</text:p>
          </table:table-cell>
          <table:table-cell table:style-name="ce1" table:formula="of:=IF([.D25]&lt;&gt;&quot;&quot;;[.D25]+0.005;&quot;&quot;)" office:value-type="float" office:value="8.165" calcext:value-type="float">
            <text:p>8.17</text:p>
          </table:table-cell>
          <table:table-cell table:style-name="ce1" table:formula="of:=IF([.E25]&lt;&gt;&quot;&quot;;[.E25]+0.005;&quot;&quot;)" office:value-type="float" office:value="8.225" calcext:value-type="float">
            <text:p>8.23</text:p>
          </table:table-cell>
          <table:table-cell table:style-name="ce1" table:formula="of:=IF([.F25]&lt;&gt;&quot;&quot;;[.F25]+0.005;&quot;&quot;)" office:value-type="float" office:value="8.215" calcext:value-type="float">
            <text:p>8.22</text:p>
          </table:table-cell>
          <table:table-cell table:style-name="ce1" table:formula="of:=IF([.G25]&lt;&gt;&quot;&quot;;[.G25]+0.005;&quot;&quot;)" office:value-type="float" office:value="8.135" calcext:value-type="float">
            <text:p>8.14</text:p>
          </table:table-cell>
          <table:table-cell table:style-name="ce1" table:formula="of:=IF([.H25]&lt;&gt;&quot;&quot;;[.H25]+0.005;&quot;&quot;)" office:value-type="float" office:value="8.185" calcext:value-type="float">
            <text:p>8.19</text:p>
          </table:table-cell>
          <table:table-cell/>
          <table:table-cell table:formula="of:=[.$C70]-[.D70]" office:value-type="float" office:value="0.859999999999999" calcext:value-type="float">
            <text:p>0.86</text:p>
          </table:table-cell>
          <table:table-cell table:formula="of:=[.$C70]-[.E70]" office:value-type="float" office:value="0.799999999999999" calcext:value-type="float">
            <text:p>0.8</text:p>
          </table:table-cell>
          <table:table-cell table:formula="of:=[.$C70]-[.F70]" office:value-type="float" office:value="0.809999999999999" calcext:value-type="float">
            <text:p>0.81</text:p>
          </table:table-cell>
          <table:table-cell table:formula="of:=[.$C70]-[.G70]" office:value-type="float" office:value="0.889999999999999" calcext:value-type="float">
            <text:p>0.89</text:p>
          </table:table-cell>
          <table:table-cell table:formula="of:=[.$C70]-[.H70]" office:value-type="float" office:value="0.84" calcext:value-type="float">
            <text:p>0.84</text:p>
          </table:table-cell>
          <table:table-cell/>
          <table:table-cell table:formula="of:=0.274725275*[.J70]*1000" office:value-type="float" office:value="236.2637365" calcext:value-type="float">
            <text:p>236.2637365</text:p>
          </table:table-cell>
          <table:table-cell table:formula="of:=0.274725275*[.K70]*1000" office:value-type="float" office:value="219.78022" calcext:value-type="float">
            <text:p>219.78022</text:p>
          </table:table-cell>
          <table:table-cell table:formula="of:=0.274725275*[.L70]*1000" office:value-type="float" office:value="222.52747275" calcext:value-type="float">
            <text:p>222.52747275</text:p>
          </table:table-cell>
          <table:table-cell table:formula="of:=0.274725275*[.M70]*1000" office:value-type="float" office:value="244.50549475" calcext:value-type="float">
            <text:p>244.50549475</text:p>
          </table:table-cell>
          <table:table-cell table:formula="of:=0.274725275*[.N70]*1000" office:value-type="float" office:value="230.769231" calcext:value-type="float">
            <text:p>230.769231</text:p>
          </table:table-cell>
          <table:table-cell/>
          <table:table-cell table:formula="of:=[.P70]-AVERAGE([.$P70:.$T70])" office:value-type="float" office:value="5.49450550000009" calcext:value-type="float">
            <text:p>5.4945055</text:p>
          </table:table-cell>
          <table:table-cell table:formula="of:=[.Q70]-AVERAGE([.$P70:.$T70])" office:value-type="float" office:value="-10.9890110000001" calcext:value-type="float">
            <text:p>-10.989011</text:p>
          </table:table-cell>
          <table:table-cell table:formula="of:=[.R70]-AVERAGE([.$P70:.$T70])" office:value-type="float" office:value="-8.24175825000012" calcext:value-type="float">
            <text:p>-8.24175825</text:p>
          </table:table-cell>
          <table:table-cell table:formula="of:=[.S70]-AVERAGE([.$P70:.$T70])" office:value-type="float" office:value="13.7362637499999" calcext:value-type="float">
            <text:p>13.73626375</text:p>
          </table:table-cell>
          <table:table-cell table:formula="of:=[.T70]-AVERAGE([.$P70:.$T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2" office:value-type="float" office:value="17.77" calcext:value-type="float">
            <text:p>17.77</text:p>
          </table:table-cell>
          <table:table-cell table:formula="of:=[.B71]/2" office:value-type="float" office:value="8.885" calcext:value-type="float">
            <text:p>8.885</text:p>
          </table:table-cell>
          <table:table-cell table:style-name="ce1" table:formula="of:=IF([.D26]&lt;&gt;&quot;&quot;;[.D26]+0.005;&quot;&quot;)" office:value-type="float" office:value="7.945" calcext:value-type="float">
            <text:p>7.95</text:p>
          </table:table-cell>
          <table:table-cell table:style-name="ce1" table:formula="of:=IF([.E26]&lt;&gt;&quot;&quot;;[.E26]+0.005;&quot;&quot;)" office:value-type="float" office:value="7.995" calcext:value-type="float">
            <text:p>8.00</text:p>
          </table:table-cell>
          <table:table-cell table:style-name="ce1" table:formula="of:=IF([.F26]&lt;&gt;&quot;&quot;;[.F26]+0.005;&quot;&quot;)" office:value-type="float" office:value="8.075" calcext:value-type="float">
            <text:p>8.08</text:p>
          </table:table-cell>
          <table:table-cell table:style-name="ce1" table:formula="of:=IF([.G26]&lt;&gt;&quot;&quot;;[.G26]+0.005;&quot;&quot;)" office:value-type="float" office:value="7.995" calcext:value-type="float">
            <text:p>8.00</text:p>
          </table:table-cell>
          <table:table-cell table:style-name="ce1" table:formula="of:=IF([.H26]&lt;&gt;&quot;&quot;;[.H26]+0.005;&quot;&quot;)" office:value-type="float" office:value="8.035" calcext:value-type="float">
            <text:p>8.04</text:p>
          </table:table-cell>
          <table:table-cell/>
          <table:table-cell table:formula="of:=[.$C71]-[.D71]" office:value-type="float" office:value="0.94" calcext:value-type="float">
            <text:p>0.94</text:p>
          </table:table-cell>
          <table:table-cell table:formula="of:=[.$C71]-[.E71]" office:value-type="float" office:value="0.89" calcext:value-type="float">
            <text:p>0.89</text:p>
          </table:table-cell>
          <table:table-cell table:formula="of:=[.$C71]-[.F71]" office:value-type="float" office:value="0.809999999999999" calcext:value-type="float">
            <text:p>0.81</text:p>
          </table:table-cell>
          <table:table-cell table:formula="of:=[.$C71]-[.G71]" office:value-type="float" office:value="0.89" calcext:value-type="float">
            <text:p>0.89</text:p>
          </table:table-cell>
          <table:table-cell table:formula="of:=[.$C71]-[.H71]" office:value-type="float" office:value="0.85" calcext:value-type="float">
            <text:p>0.85</text:p>
          </table:table-cell>
          <table:table-cell/>
          <table:table-cell table:formula="of:=0.274725275*[.J71]*1000" office:value-type="float" office:value="258.2417585" calcext:value-type="float">
            <text:p>258.2417585</text:p>
          </table:table-cell>
          <table:table-cell table:formula="of:=0.274725275*[.K71]*1000" office:value-type="float" office:value="244.50549475" calcext:value-type="float">
            <text:p>244.50549475</text:p>
          </table:table-cell>
          <table:table-cell table:formula="of:=0.274725275*[.L71]*1000" office:value-type="float" office:value="222.52747275" calcext:value-type="float">
            <text:p>222.52747275</text:p>
          </table:table-cell>
          <table:table-cell table:formula="of:=0.274725275*[.M71]*1000" office:value-type="float" office:value="244.50549475" calcext:value-type="float">
            <text:p>244.50549475</text:p>
          </table:table-cell>
          <table:table-cell table:formula="of:=0.274725275*[.N71]*1000" office:value-type="float" office:value="233.51648375" calcext:value-type="float">
            <text:p>233.51648375</text:p>
          </table:table-cell>
          <table:table-cell/>
          <table:table-cell table:formula="of:=[.P71]-AVERAGE([.$P71:.$T71])" office:value-type="float" office:value="17.5824176" calcext:value-type="float">
            <text:p>17.5824176</text:p>
          </table:table-cell>
          <table:table-cell table:formula="of:=[.Q71]-AVERAGE([.$P71:.$T71])" office:value-type="float" office:value="3.84615385000004" calcext:value-type="float">
            <text:p>3.84615385</text:p>
          </table:table-cell>
          <table:table-cell table:formula="of:=[.R71]-AVERAGE([.$P71:.$T71])" office:value-type="float" office:value="-18.1318681500002" calcext:value-type="float">
            <text:p>-18.13186815</text:p>
          </table:table-cell>
          <table:table-cell table:formula="of:=[.S71]-AVERAGE([.$P71:.$T71])" office:value-type="float" office:value="3.84615385000004" calcext:value-type="float">
            <text:p>3.84615385</text:p>
          </table:table-cell>
          <table:table-cell table:formula="of:=[.T71]-AVERAGE([.$P71:.$T71])" office:value-type="float" office:value="-7.14285714999997" calcext:value-type="float">
            <text:p>-7.14285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2" office:value-type="float" office:value="18.06" calcext:value-type="float">
            <text:p>18.06</text:p>
          </table:table-cell>
          <table:table-cell table:formula="of:=[.B72]/2" office:value-type="float" office:value="9.03" calcext:value-type="float">
            <text:p>9.03</text:p>
          </table:table-cell>
          <table:table-cell table:style-name="ce1" table:formula="of:=IF([.D27]&lt;&gt;&quot;&quot;;[.D27]+0.005;&quot;&quot;)" office:value-type="float" office:value="7.425" calcext:value-type="float">
            <text:p>7.43</text:p>
          </table:table-cell>
          <table:table-cell table:style-name="ce1" table:formula="of:=IF([.E27]&lt;&gt;&quot;&quot;;[.E27]+0.005;&quot;&quot;)" office:value-type="float" office:value="7.565" calcext:value-type="float">
            <text:p>7.57</text:p>
          </table:table-cell>
          <table:table-cell table:style-name="ce1" table:formula="of:=IF([.F27]&lt;&gt;&quot;&quot;;[.F27]+0.005;&quot;&quot;)" office:value-type="float" office:value="7.575" calcext:value-type="float">
            <text:p>7.58</text:p>
          </table:table-cell>
          <table:table-cell table:style-name="ce1" table:formula="of:=IF([.G27]&lt;&gt;&quot;&quot;;[.G27]+0.005;&quot;&quot;)" office:value-type="float" office:value="7.495" calcext:value-type="float">
            <text:p>7.50</text:p>
          </table:table-cell>
          <table:table-cell table:style-name="ce1" table:formula="of:=IF([.H27]&lt;&gt;&quot;&quot;;[.H27]+0.005;&quot;&quot;)" office:value-type="float" office:value="7.555" calcext:value-type="float">
            <text:p>7.56</text:p>
          </table:table-cell>
          <table:table-cell/>
          <table:table-cell table:formula="of:=[.$C72]-[.D72]" office:value-type="float" office:value="1.605" calcext:value-type="float">
            <text:p>1.605</text:p>
          </table:table-cell>
          <table:table-cell table:formula="of:=[.$C72]-[.E72]" office:value-type="float" office:value="1.465" calcext:value-type="float">
            <text:p>1.465</text:p>
          </table:table-cell>
          <table:table-cell table:formula="of:=[.$C72]-[.F72]" office:value-type="float" office:value="1.455" calcext:value-type="float">
            <text:p>1.455</text:p>
          </table:table-cell>
          <table:table-cell table:formula="of:=[.$C72]-[.G72]" office:value-type="float" office:value="1.535" calcext:value-type="float">
            <text:p>1.535</text:p>
          </table:table-cell>
          <table:table-cell table:formula="of:=[.$C72]-[.H72]" office:value-type="float" office:value="1.475" calcext:value-type="float">
            <text:p>1.475</text:p>
          </table:table-cell>
          <table:table-cell/>
          <table:table-cell table:formula="of:=0.274725275*[.J72]*1000" office:value-type="float" office:value="440.934066375" calcext:value-type="float">
            <text:p>440.934066375</text:p>
          </table:table-cell>
          <table:table-cell table:formula="of:=0.274725275*[.K72]*1000" office:value-type="float" office:value="402.472527875" calcext:value-type="float">
            <text:p>402.472527875</text:p>
          </table:table-cell>
          <table:table-cell table:formula="of:=0.274725275*[.L72]*1000" office:value-type="float" office:value="399.725275125" calcext:value-type="float">
            <text:p>399.725275125</text:p>
          </table:table-cell>
          <table:table-cell table:formula="of:=0.274725275*[.M72]*1000" office:value-type="float" office:value="421.703297125" calcext:value-type="float">
            <text:p>421.703297125</text:p>
          </table:table-cell>
          <table:table-cell table:formula="of:=0.274725275*[.N72]*1000" office:value-type="float" office:value="405.219780625" calcext:value-type="float">
            <text:p>405.219780625</text:p>
          </table:table-cell>
          <table:table-cell/>
          <table:table-cell table:formula="of:=[.P72]-AVERAGE([.$P72:.$T72])" office:value-type="float" office:value="26.9230769500001" calcext:value-type="float">
            <text:p>26.92307695</text:p>
          </table:table-cell>
          <table:table-cell table:formula="of:=[.Q72]-AVERAGE([.$P72:.$T72])" office:value-type="float" office:value="-11.5384615500001" calcext:value-type="float">
            <text:p>-11.53846155</text:p>
          </table:table-cell>
          <table:table-cell table:formula="of:=[.R72]-AVERAGE([.$P72:.$T72])" office:value-type="float" office:value="-14.2857143" calcext:value-type="float">
            <text:p>-14.2857143</text:p>
          </table:table-cell>
          <table:table-cell table:formula="of:=[.S72]-AVERAGE([.$P72:.$T72])" office:value-type="float" office:value="7.69230770000002" calcext:value-type="float">
            <text:p>7.6923077</text:p>
          </table:table-cell>
          <table:table-cell table:formula="of:=[.T72]-AVERAGE([.$P72:.$T72])" office:value-type="float" office:value="-8.79120879999982" calcext:value-type="float">
            <text:p>-8.7912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2" office:value-type="float" office:value="17.68" calcext:value-type="float">
            <text:p>17.68</text:p>
          </table:table-cell>
          <table:table-cell table:formula="of:=[.B73]/2" office:value-type="float" office:value="8.84" calcext:value-type="float">
            <text:p>8.84</text:p>
          </table:table-cell>
          <table:table-cell table:style-name="ce1" table:formula="of:=IF([.D28]&lt;&gt;&quot;&quot;;[.D28]+0.005;&quot;&quot;)" office:value-type="float" office:value="7.865" calcext:value-type="float">
            <text:p>7.87</text:p>
          </table:table-cell>
          <table:table-cell table:style-name="ce1" table:formula="of:=IF([.E28]&lt;&gt;&quot;&quot;;[.E28]+0.005;&quot;&quot;)" office:value-type="float" office:value="8.025" calcext:value-type="float">
            <text:p>8.03</text:p>
          </table:table-cell>
          <table:table-cell table:style-name="ce1" table:formula="of:=IF([.F28]&lt;&gt;&quot;&quot;;[.F28]+0.005;&quot;&quot;)" office:value-type="float" office:value="8.005" calcext:value-type="float">
            <text:p>8.01</text:p>
          </table:table-cell>
          <table:table-cell table:style-name="ce1" table:formula="of:=IF([.G28]&lt;&gt;&quot;&quot;;[.G28]+0.005;&quot;&quot;)" office:value-type="float" office:value="7.985" calcext:value-type="float">
            <text:p>7.99</text:p>
          </table:table-cell>
          <table:table-cell table:style-name="ce1" table:formula="of:=IF([.H28]&lt;&gt;&quot;&quot;;[.H28]+0.005;&quot;&quot;)" office:value-type="float" office:value="8.045" calcext:value-type="float">
            <text:p>8.05</text:p>
          </table:table-cell>
          <table:table-cell/>
          <table:table-cell table:formula="of:=[.$C73]-[.D73]" office:value-type="float" office:value="0.975" calcext:value-type="float">
            <text:p>0.975</text:p>
          </table:table-cell>
          <table:table-cell table:formula="of:=[.$C73]-[.E73]" office:value-type="float" office:value="0.815" calcext:value-type="float">
            <text:p>0.815</text:p>
          </table:table-cell>
          <table:table-cell table:formula="of:=[.$C73]-[.F73]" office:value-type="float" office:value="0.834999999999999" calcext:value-type="float">
            <text:p>0.835</text:p>
          </table:table-cell>
          <table:table-cell table:formula="of:=[.$C73]-[.G73]" office:value-type="float" office:value="0.855" calcext:value-type="float">
            <text:p>0.855</text:p>
          </table:table-cell>
          <table:table-cell table:formula="of:=[.$C73]-[.H73]" office:value-type="float" office:value="0.795" calcext:value-type="float">
            <text:p>0.795</text:p>
          </table:table-cell>
          <table:table-cell/>
          <table:table-cell table:formula="of:=0.274725275*[.J73]*1000" office:value-type="float" office:value="267.857143125" calcext:value-type="float">
            <text:p>267.857143125</text:p>
          </table:table-cell>
          <table:table-cell table:formula="of:=0.274725275*[.K73]*1000" office:value-type="float" office:value="223.901099125" calcext:value-type="float">
            <text:p>223.901099125</text:p>
          </table:table-cell>
          <table:table-cell table:formula="of:=0.274725275*[.L73]*1000" office:value-type="float" office:value="229.395604625" calcext:value-type="float">
            <text:p>229.395604625</text:p>
          </table:table-cell>
          <table:table-cell table:formula="of:=0.274725275*[.M73]*1000" office:value-type="float" office:value="234.890110125" calcext:value-type="float">
            <text:p>234.890110125</text:p>
          </table:table-cell>
          <table:table-cell table:formula="of:=0.274725275*[.N73]*1000" office:value-type="float" office:value="218.406593625" calcext:value-type="float">
            <text:p>218.406593625</text:p>
          </table:table-cell>
          <table:table-cell/>
          <table:table-cell table:formula="of:=[.P73]-AVERAGE([.$P73:.$T73])" office:value-type="float" office:value="32.9670330000001" calcext:value-type="float">
            <text:p>32.967033</text:p>
          </table:table-cell>
          <table:table-cell table:formula="of:=[.Q73]-AVERAGE([.$P73:.$T73])" office:value-type="float" office:value="-10.989011" calcext:value-type="float">
            <text:p>-10.989011</text:p>
          </table:table-cell>
          <table:table-cell table:formula="of:=[.R73]-AVERAGE([.$P73:.$T73])" office:value-type="float" office:value="-5.49450550000012" calcext:value-type="float">
            <text:p>-5.4945055</text:p>
          </table:table-cell>
          <table:table-cell table:formula="of:=[.S73]-AVERAGE([.$P73:.$T73])" office:value-type="float" office:value="0" calcext:value-type="float">
            <text:p>0</text:p>
          </table:table-cell>
          <table:table-cell table:formula="of:=[.T73]-AVERAGE([.$P73:.$T73])" office:value-type="float" office:value="-16.4835164999999" calcext:value-type="float">
            <text:p>-16.48351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2" office:value-type="float" office:value="18.11" calcext:value-type="float">
            <text:p>18.11</text:p>
          </table:table-cell>
          <table:table-cell table:formula="of:=[.B74]/2" office:value-type="float" office:value="9.055" calcext:value-type="float">
            <text:p>9.055</text:p>
          </table:table-cell>
          <table:table-cell table:style-name="ce1" table:formula="of:=IF([.D29]&lt;&gt;&quot;&quot;;[.D29]+0.005;&quot;&quot;)" office:value-type="float" office:value="8.055" calcext:value-type="float">
            <text:p>8.06</text:p>
          </table:table-cell>
          <table:table-cell table:style-name="ce1" table:formula="of:=IF([.E29]&lt;&gt;&quot;&quot;;[.E29]+0.005;&quot;&quot;)" office:value-type="float" office:value="8.265" calcext:value-type="float">
            <text:p>8.27</text:p>
          </table:table-cell>
          <table:table-cell table:style-name="ce1" table:formula="of:=IF([.F29]&lt;&gt;&quot;&quot;;[.F29]+0.005;&quot;&quot;)" office:value-type="float" office:value="8.085" calcext:value-type="float">
            <text:p>8.09</text:p>
          </table:table-cell>
          <table:table-cell table:style-name="ce1" table:formula="of:=IF([.G29]&lt;&gt;&quot;&quot;;[.G29]+0.005;&quot;&quot;)" office:value-type="float" office:value="8.195" calcext:value-type="float">
            <text:p>8.20</text:p>
          </table:table-cell>
          <table:table-cell table:style-name="ce1" table:formula="of:=IF([.H29]&lt;&gt;&quot;&quot;;[.H29]+0.005;&quot;&quot;)" office:value-type="float" office:value="8.245" calcext:value-type="float">
            <text:p>8.25</text:p>
          </table:table-cell>
          <table:table-cell/>
          <table:table-cell table:formula="of:=[.$C74]-[.D74]" office:value-type="float" office:value="0.999999999999998" calcext:value-type="float">
            <text:p>1</text:p>
          </table:table-cell>
          <table:table-cell table:formula="of:=[.$C74]-[.E74]" office:value-type="float" office:value="0.789999999999999" calcext:value-type="float">
            <text:p>0.79</text:p>
          </table:table-cell>
          <table:table-cell table:formula="of:=[.$C74]-[.F74]" office:value-type="float" office:value="0.969999999999999" calcext:value-type="float">
            <text:p>0.97</text:p>
          </table:table-cell>
          <table:table-cell table:formula="of:=[.$C74]-[.G74]" office:value-type="float" office:value="0.859999999999999" calcext:value-type="float">
            <text:p>0.86</text:p>
          </table:table-cell>
          <table:table-cell table:formula="of:=[.$C74]-[.H74]" office:value-type="float" office:value="0.809999999999999" calcext:value-type="float">
            <text:p>0.81</text:p>
          </table:table-cell>
          <table:table-cell/>
          <table:table-cell table:formula="of:=0.274725275*[.J74]*1000" office:value-type="float" office:value="274.725274999999" calcext:value-type="float">
            <text:p>274.725275</text:p>
          </table:table-cell>
          <table:table-cell table:formula="of:=0.274725275*[.K74]*1000" office:value-type="float" office:value="217.03296725" calcext:value-type="float">
            <text:p>217.03296725</text:p>
          </table:table-cell>
          <table:table-cell table:formula="of:=0.274725275*[.L74]*1000" office:value-type="float" office:value="266.48351675" calcext:value-type="float">
            <text:p>266.48351675</text:p>
          </table:table-cell>
          <table:table-cell table:formula="of:=0.274725275*[.M74]*1000" office:value-type="float" office:value="236.2637365" calcext:value-type="float">
            <text:p>236.2637365</text:p>
          </table:table-cell>
          <table:table-cell table:formula="of:=0.274725275*[.N74]*1000" office:value-type="float" office:value="222.52747275" calcext:value-type="float">
            <text:p>222.52747275</text:p>
          </table:table-cell>
          <table:table-cell/>
          <table:table-cell table:formula="of:=[.P74]-AVERAGE([.$P74:.$T74])" office:value-type="float" office:value="31.3186813499998" calcext:value-type="float">
            <text:p>31.31868135</text:p>
          </table:table-cell>
          <table:table-cell table:formula="of:=[.Q74]-AVERAGE([.$P74:.$T74])" office:value-type="float" office:value="-26.3736263999999" calcext:value-type="float">
            <text:p>-26.3736264</text:p>
          </table:table-cell>
          <table:table-cell table:formula="of:=[.R74]-AVERAGE([.$P74:.$T74])" office:value-type="float" office:value="23.0769231" calcext:value-type="float">
            <text:p>23.0769231</text:p>
          </table:table-cell>
          <table:table-cell table:formula="of:=[.S74]-AVERAGE([.$P74:.$T74])" office:value-type="float" office:value="-7.14285714999986" calcext:value-type="float">
            <text:p>-7.14285715</text:p>
          </table:table-cell>
          <table:table-cell table:formula="of:=[.T74]-AVERAGE([.$P74:.$T74])" office:value-type="float" office:value="-20.8791209000001" calcext:value-type="float">
            <text:p>-20.8791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2" office:value-type="float" office:value="17.76" calcext:value-type="float">
            <text:p>17.76</text:p>
          </table:table-cell>
          <table:table-cell table:formula="of:=[.B75]/2" office:value-type="float" office:value="8.88" calcext:value-type="float">
            <text:p>8.88</text:p>
          </table:table-cell>
          <table:table-cell table:style-name="ce1" table:formula="of:=IF([.D30]&lt;&gt;&quot;&quot;;[.D30]+0.005;&quot;&quot;)" office:value-type="float" office:value="7.765" calcext:value-type="float">
            <text:p>7.77</text:p>
          </table:table-cell>
          <table:table-cell table:style-name="ce1" table:formula="of:=IF([.E30]&lt;&gt;&quot;&quot;;[.E30]+0.005;&quot;&quot;)" office:value-type="float" office:value="7.815" calcext:value-type="float">
            <text:p>7.82</text:p>
          </table:table-cell>
          <table:table-cell table:style-name="ce1" table:formula="of:=IF([.F30]&lt;&gt;&quot;&quot;;[.F30]+0.005;&quot;&quot;)" office:value-type="float" office:value="7.805" calcext:value-type="float">
            <text:p>7.81</text:p>
          </table:table-cell>
          <table:table-cell table:style-name="ce1" table:formula="of:=IF([.G30]&lt;&gt;&quot;&quot;;[.G30]+0.005;&quot;&quot;)" office:value-type="float" office:value="7.795" calcext:value-type="float">
            <text:p>7.80</text:p>
          </table:table-cell>
          <table:table-cell table:style-name="ce1" table:formula="of:=IF([.H30]&lt;&gt;&quot;&quot;;[.H30]+0.005;&quot;&quot;)" office:value-type="float" office:value="7.895" calcext:value-type="float">
            <text:p>7.90</text:p>
          </table:table-cell>
          <table:table-cell/>
          <table:table-cell table:formula="of:=[.$C75]-[.D75]" office:value-type="float" office:value="1.115" calcext:value-type="float">
            <text:p>1.115</text:p>
          </table:table-cell>
          <table:table-cell table:formula="of:=[.$C75]-[.E75]" office:value-type="float" office:value="1.065" calcext:value-type="float">
            <text:p>1.065</text:p>
          </table:table-cell>
          <table:table-cell table:formula="of:=[.$C75]-[.F75]" office:value-type="float" office:value="1.075" calcext:value-type="float">
            <text:p>1.075</text:p>
          </table:table-cell>
          <table:table-cell table:formula="of:=[.$C75]-[.G75]" office:value-type="float" office:value="1.085" calcext:value-type="float">
            <text:p>1.085</text:p>
          </table:table-cell>
          <table:table-cell table:formula="of:=[.$C75]-[.H75]" office:value-type="float" office:value="0.984999999999999" calcext:value-type="float">
            <text:p>0.985</text:p>
          </table:table-cell>
          <table:table-cell/>
          <table:table-cell table:formula="of:=0.274725275*[.J75]*1000" office:value-type="float" office:value="306.318681625" calcext:value-type="float">
            <text:p>306.318681625</text:p>
          </table:table-cell>
          <table:table-cell table:formula="of:=0.274725275*[.K75]*1000" office:value-type="float" office:value="292.582417875" calcext:value-type="float">
            <text:p>292.582417875</text:p>
          </table:table-cell>
          <table:table-cell table:formula="of:=0.274725275*[.L75]*1000" office:value-type="float" office:value="295.329670625" calcext:value-type="float">
            <text:p>295.329670625</text:p>
          </table:table-cell>
          <table:table-cell table:formula="of:=0.274725275*[.M75]*1000" office:value-type="float" office:value="298.076923375" calcext:value-type="float">
            <text:p>298.076923375</text:p>
          </table:table-cell>
          <table:table-cell table:formula="of:=0.274725275*[.N75]*1000" office:value-type="float" office:value="270.604395875" calcext:value-type="float">
            <text:p>270.604395875</text:p>
          </table:table-cell>
          <table:table-cell/>
          <table:table-cell table:formula="of:=[.P75]-AVERAGE([.$P75:.$T75])" office:value-type="float" office:value="13.73626375" calcext:value-type="float">
            <text:p>13.73626375</text:p>
          </table:table-cell>
          <table:table-cell table:formula="of:=[.Q75]-AVERAGE([.$P75:.$T75])" office:value-type="float" office:value="0" calcext:value-type="float">
            <text:p>0</text:p>
          </table:table-cell>
          <table:table-cell table:formula="of:=[.R75]-AVERAGE([.$P75:.$T75])" office:value-type="float" office:value="2.74725275000003" calcext:value-type="float">
            <text:p>2.74725275</text:p>
          </table:table-cell>
          <table:table-cell table:formula="of:=[.S75]-AVERAGE([.$P75:.$T75])" office:value-type="float" office:value="5.49450549999995" calcext:value-type="float">
            <text:p>5.4945055</text:p>
          </table:table-cell>
          <table:table-cell table:formula="of:=[.T75]-AVERAGE([.$P75:.$T75])" office:value-type="float" office:value="-21.978022" calcext:value-type="float">
            <text:p>-21.978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2" office:value-type="float" office:value="17.4" calcext:value-type="float">
            <text:p>17.4</text:p>
          </table:table-cell>
          <table:table-cell table:formula="of:=[.B76]/2" office:value-type="float" office:value="8.7" calcext:value-type="float">
            <text:p>8.7</text:p>
          </table:table-cell>
          <table:table-cell table:style-name="ce1" table:formula="of:=IF([.D31]&lt;&gt;&quot;&quot;;[.D31]+0.005;&quot;&quot;)" office:value-type="float" office:value="7.375" calcext:value-type="float">
            <text:p>7.38</text:p>
          </table:table-cell>
          <table:table-cell table:style-name="ce1" table:formula="of:=IF([.E31]&lt;&gt;&quot;&quot;;[.E31]+0.005;&quot;&quot;)" office:value-type="float" office:value="7.405" calcext:value-type="float">
            <text:p>7.41</text:p>
          </table:table-cell>
          <table:table-cell table:style-name="ce1" table:formula="of:=IF([.F31]&lt;&gt;&quot;&quot;;[.F31]+0.005;&quot;&quot;)" office:value-type="float" office:value="7.385" calcext:value-type="float">
            <text:p>7.39</text:p>
          </table:table-cell>
          <table:table-cell table:style-name="ce1" table:formula="of:=IF([.G31]&lt;&gt;&quot;&quot;;[.G31]+0.005;&quot;&quot;)" office:value-type="float" office:value="7.375" calcext:value-type="float">
            <text:p>7.38</text:p>
          </table:table-cell>
          <table:table-cell table:style-name="ce1" table:formula="of:=IF([.H31]&lt;&gt;&quot;&quot;;[.H31]+0.005;&quot;&quot;)" office:value-type="float" office:value="7.355" calcext:value-type="float">
            <text:p>7.36</text:p>
          </table:table-cell>
          <table:table-cell/>
          <table:table-cell table:formula="of:=[.$C76]-[.D76]" office:value-type="float" office:value="1.325" calcext:value-type="float">
            <text:p>1.325</text:p>
          </table:table-cell>
          <table:table-cell table:formula="of:=[.$C76]-[.E76]" office:value-type="float" office:value="1.295" calcext:value-type="float">
            <text:p>1.295</text:p>
          </table:table-cell>
          <table:table-cell table:formula="of:=[.$C76]-[.F76]" office:value-type="float" office:value="1.315" calcext:value-type="float">
            <text:p>1.315</text:p>
          </table:table-cell>
          <table:table-cell table:formula="of:=[.$C76]-[.G76]" office:value-type="float" office:value="1.325" calcext:value-type="float">
            <text:p>1.325</text:p>
          </table:table-cell>
          <table:table-cell table:formula="of:=[.$C76]-[.H76]" office:value-type="float" office:value="1.345" calcext:value-type="float">
            <text:p>1.345</text:p>
          </table:table-cell>
          <table:table-cell/>
          <table:table-cell table:formula="of:=0.274725275*[.J76]*1000" office:value-type="float" office:value="364.010989375" calcext:value-type="float">
            <text:p>364.010989375</text:p>
          </table:table-cell>
          <table:table-cell table:formula="of:=0.274725275*[.K76]*1000" office:value-type="float" office:value="355.769231125" calcext:value-type="float">
            <text:p>355.769231125</text:p>
          </table:table-cell>
          <table:table-cell table:formula="of:=0.274725275*[.L76]*1000" office:value-type="float" office:value="361.263736625" calcext:value-type="float">
            <text:p>361.263736625</text:p>
          </table:table-cell>
          <table:table-cell table:formula="of:=0.274725275*[.M76]*1000" office:value-type="float" office:value="364.010989375" calcext:value-type="float">
            <text:p>364.010989375</text:p>
          </table:table-cell>
          <table:table-cell table:formula="of:=0.274725275*[.N76]*1000" office:value-type="float" office:value="369.505494875" calcext:value-type="float">
            <text:p>369.505494875</text:p>
          </table:table-cell>
          <table:table-cell/>
          <table:table-cell table:formula="of:=[.P76]-AVERAGE([.$P76:.$T76])" office:value-type="float" office:value="1.09890110000003" calcext:value-type="float">
            <text:p>1.0989011</text:p>
          </table:table-cell>
          <table:table-cell table:formula="of:=[.Q76]-AVERAGE([.$P76:.$T76])" office:value-type="float" office:value="-7.14285715000005" calcext:value-type="float">
            <text:p>-7.14285715</text:p>
          </table:table-cell>
          <table:table-cell table:formula="of:=[.R76]-AVERAGE([.$P76:.$T76])" office:value-type="float" office:value="-1.64835165" calcext:value-type="float">
            <text:p>-1.64835165</text:p>
          </table:table-cell>
          <table:table-cell table:formula="of:=[.S76]-AVERAGE([.$P76:.$T76])" office:value-type="float" office:value="1.09890110000003" calcext:value-type="float">
            <text:p>1.0989011</text:p>
          </table:table-cell>
          <table:table-cell table:formula="of:=[.T76]-AVERAGE([.$P76:.$T76])" office:value-type="float" office:value="6.59340660000009" calcext:value-type="float">
            <text:p>6.59340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2" office:value-type="float" office:value="17.84" calcext:value-type="float">
            <text:p>17.84</text:p>
          </table:table-cell>
          <table:table-cell table:formula="of:=[.B77]/2" office:value-type="float" office:value="8.92" calcext:value-type="float">
            <text:p>8.92</text:p>
          </table:table-cell>
          <table:table-cell table:style-name="ce1" table:formula="of:=IF([.D32]&lt;&gt;&quot;&quot;;[.D32]+0.005;&quot;&quot;)" office:value-type="float" office:value="7.925" calcext:value-type="float">
            <text:p>7.93</text:p>
          </table:table-cell>
          <table:table-cell table:style-name="ce1" table:formula="of:=IF([.E32]&lt;&gt;&quot;&quot;;[.E32]+0.005;&quot;&quot;)" office:value-type="float" office:value="8.005" calcext:value-type="float">
            <text:p>8.01</text:p>
          </table:table-cell>
          <table:table-cell table:style-name="ce1" table:formula="of:=IF([.F32]&lt;&gt;&quot;&quot;;[.F32]+0.005;&quot;&quot;)" office:value-type="float" office:value="8.065" calcext:value-type="float">
            <text:p>8.07</text:p>
          </table:table-cell>
          <table:table-cell table:style-name="ce1" table:formula="of:=IF([.G32]&lt;&gt;&quot;&quot;;[.G32]+0.005;&quot;&quot;)" office:value-type="float" office:value="7.955" calcext:value-type="float">
            <text:p>7.96</text:p>
          </table:table-cell>
          <table:table-cell table:style-name="ce1" table:formula="of:=IF([.H32]&lt;&gt;&quot;&quot;;[.H32]+0.005;&quot;&quot;)" office:value-type="float" office:value="7.965" calcext:value-type="float">
            <text:p>7.97</text:p>
          </table:table-cell>
          <table:table-cell/>
          <table:table-cell table:formula="of:=[.$C77]-[.D77]" office:value-type="float" office:value="0.995" calcext:value-type="float">
            <text:p>0.995</text:p>
          </table:table-cell>
          <table:table-cell table:formula="of:=[.$C77]-[.E77]" office:value-type="float" office:value="0.914999999999999" calcext:value-type="float">
            <text:p>0.915</text:p>
          </table:table-cell>
          <table:table-cell table:formula="of:=[.$C77]-[.F77]" office:value-type="float" office:value="0.854999999999999" calcext:value-type="float">
            <text:p>0.855</text:p>
          </table:table-cell>
          <table:table-cell table:formula="of:=[.$C77]-[.G77]" office:value-type="float" office:value="0.965" calcext:value-type="float">
            <text:p>0.965</text:p>
          </table:table-cell>
          <table:table-cell table:formula="of:=[.$C77]-[.H77]" office:value-type="float" office:value="0.955" calcext:value-type="float">
            <text:p>0.955</text:p>
          </table:table-cell>
          <table:table-cell/>
          <table:table-cell table:formula="of:=0.274725275*[.J77]*1000" office:value-type="float" office:value="273.351648625" calcext:value-type="float">
            <text:p>273.351648625</text:p>
          </table:table-cell>
          <table:table-cell table:formula="of:=0.274725275*[.K77]*1000" office:value-type="float" office:value="251.373626625" calcext:value-type="float">
            <text:p>251.373626625</text:p>
          </table:table-cell>
          <table:table-cell table:formula="of:=0.274725275*[.L77]*1000" office:value-type="float" office:value="234.890110125" calcext:value-type="float">
            <text:p>234.890110125</text:p>
          </table:table-cell>
          <table:table-cell table:formula="of:=0.274725275*[.M77]*1000" office:value-type="float" office:value="265.109890375" calcext:value-type="float">
            <text:p>265.109890375</text:p>
          </table:table-cell>
          <table:table-cell table:formula="of:=0.274725275*[.N77]*1000" office:value-type="float" office:value="262.362637625" calcext:value-type="float">
            <text:p>262.362637625</text:p>
          </table:table-cell>
          <table:table-cell/>
          <table:table-cell table:formula="of:=[.P77]-AVERAGE([.$P77:.$T77])" office:value-type="float" office:value="15.9340659500002" calcext:value-type="float">
            <text:p>15.93406595</text:p>
          </table:table-cell>
          <table:table-cell table:formula="of:=[.Q77]-AVERAGE([.$P77:.$T77])" office:value-type="float" office:value="-6.04395605000011" calcext:value-type="float">
            <text:p>-6.04395605</text:p>
          </table:table-cell>
          <table:table-cell table:formula="of:=[.R77]-AVERAGE([.$P77:.$T77])" office:value-type="float" office:value="-22.5274725500002" calcext:value-type="float">
            <text:p>-22.52747255</text:p>
          </table:table-cell>
          <table:table-cell table:formula="of:=[.S77]-AVERAGE([.$P77:.$T77])" office:value-type="float" office:value="7.69230770000007" calcext:value-type="float">
            <text:p>7.6923077</text:p>
          </table:table-cell>
          <table:table-cell table:formula="of:=[.T77]-AVERAGE([.$P77:.$T77])" office:value-type="float" office:value="4.94505495000016" calcext:value-type="float">
            <text:p>4.94505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2" office:value-type="float" office:value="17.4" calcext:value-type="float">
            <text:p>17.4</text:p>
          </table:table-cell>
          <table:table-cell table:formula="of:=[.B78]/2" office:value-type="float" office:value="8.7" calcext:value-type="float">
            <text:p>8.7</text:p>
          </table:table-cell>
          <table:table-cell table:style-name="ce1" table:formula="of:=IF([.D33]&lt;&gt;&quot;&quot;;[.D33]+0.005;&quot;&quot;)" office:value-type="float" office:value="8.265" calcext:value-type="float">
            <text:p>8.27</text:p>
          </table:table-cell>
          <table:table-cell table:style-name="ce1" table:formula="of:=IF([.E33]&lt;&gt;&quot;&quot;;[.E33]+0.005;&quot;&quot;)" office:value-type="float" office:value="8.305" calcext:value-type="float">
            <text:p>8.31</text:p>
          </table:table-cell>
          <table:table-cell table:style-name="ce1" table:formula="of:=IF([.F33]&lt;&gt;&quot;&quot;;[.F33]+0.005;&quot;&quot;)" office:value-type="float" office:value="8.385" calcext:value-type="float">
            <text:p>8.39</text:p>
          </table:table-cell>
          <table:table-cell table:style-name="ce1" table:formula="of:=IF([.G33]&lt;&gt;&quot;&quot;;[.G33]+0.005;&quot;&quot;)" office:value-type="float" office:value="8.345" calcext:value-type="float">
            <text:p>8.35</text:p>
          </table:table-cell>
          <table:table-cell table:style-name="ce1" table:formula="of:=IF([.H33]&lt;&gt;&quot;&quot;;[.H33]+0.005;&quot;&quot;)" office:value-type="float" office:value="8.375" calcext:value-type="float">
            <text:p>8.38</text:p>
          </table:table-cell>
          <table:table-cell/>
          <table:table-cell table:formula="of:=[.$C78]-[.D78]" office:value-type="float" office:value="0.434999999999999" calcext:value-type="float">
            <text:p>0.435</text:p>
          </table:table-cell>
          <table:table-cell table:formula="of:=[.$C78]-[.E78]" office:value-type="float" office:value="0.394999999999998" calcext:value-type="float">
            <text:p>0.395</text:p>
          </table:table-cell>
          <table:table-cell table:formula="of:=[.$C78]-[.F78]" office:value-type="float" office:value="0.314999999999998" calcext:value-type="float">
            <text:p>0.315</text:p>
          </table:table-cell>
          <table:table-cell table:formula="of:=[.$C78]-[.G78]" office:value-type="float" office:value="0.354999999999999" calcext:value-type="float">
            <text:p>0.355</text:p>
          </table:table-cell>
          <table:table-cell table:formula="of:=[.$C78]-[.H78]" office:value-type="float" office:value="0.324999999999999" calcext:value-type="float">
            <text:p>0.325</text:p>
          </table:table-cell>
          <table:table-cell/>
          <table:table-cell table:formula="of:=0.274725275*[.J78]*1000" office:value-type="float" office:value="119.505494625" calcext:value-type="float">
            <text:p>119.505494625</text:p>
          </table:table-cell>
          <table:table-cell table:formula="of:=0.274725275*[.K78]*1000" office:value-type="float" office:value="108.516483624999" calcext:value-type="float">
            <text:p>108.516483625</text:p>
          </table:table-cell>
          <table:table-cell table:formula="of:=0.274725275*[.L78]*1000" office:value-type="float" office:value="86.5384616249994" calcext:value-type="float">
            <text:p>86.538461625</text:p>
          </table:table-cell>
          <table:table-cell table:formula="of:=0.274725275*[.M78]*1000" office:value-type="float" office:value="97.5274726249996" calcext:value-type="float">
            <text:p>97.527472625</text:p>
          </table:table-cell>
          <table:table-cell table:formula="of:=0.274725275*[.N78]*1000" office:value-type="float" office:value="89.2857143749998" calcext:value-type="float">
            <text:p>89.285714375</text:p>
          </table:table-cell>
          <table:table-cell/>
          <table:table-cell table:formula="of:=[.P78]-AVERAGE([.$P78:.$T78])" office:value-type="float" office:value="19.2307692500001" calcext:value-type="float">
            <text:p>19.23076925</text:p>
          </table:table-cell>
          <table:table-cell table:formula="of:=[.Q78]-AVERAGE([.$P78:.$T78])" office:value-type="float" office:value="8.24175824999982" calcext:value-type="float">
            <text:p>8.24175825</text:p>
          </table:table-cell>
          <table:table-cell table:formula="of:=[.R78]-AVERAGE([.$P78:.$T78])" office:value-type="float" office:value="-13.7362637500002" calcext:value-type="float">
            <text:p>-13.73626375</text:p>
          </table:table-cell>
          <table:table-cell table:formula="of:=[.S78]-AVERAGE([.$P78:.$T78])" office:value-type="float" office:value="-2.74725274999994" calcext:value-type="float">
            <text:p>-2.74725275</text:p>
          </table:table-cell>
          <table:table-cell table:formula="of:=[.T78]-AVERAGE([.$P78:.$T78])" office:value-type="float" office:value="-10.9890109999998" calcext:value-type="float">
            <text:p>-10.9890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2" office:value-type="float" office:value="17.93" calcext:value-type="float">
            <text:p>17.93</text:p>
          </table:table-cell>
          <table:table-cell table:formula="of:=[.B79]/2" office:value-type="float" office:value="8.965" calcext:value-type="float">
            <text:p>8.965</text:p>
          </table:table-cell>
          <table:table-cell table:style-name="ce1" table:formula="of:=IF([.D34]&lt;&gt;&quot;&quot;;[.D34]+0.005;&quot;&quot;)" office:value-type="float" office:value="8.015" calcext:value-type="float">
            <text:p>8.02</text:p>
          </table:table-cell>
          <table:table-cell table:style-name="ce1" table:formula="of:=IF([.E34]&lt;&gt;&quot;&quot;;[.E34]+0.005;&quot;&quot;)" office:value-type="float" office:value="8.095" calcext:value-type="float">
            <text:p>8.10</text:p>
          </table:table-cell>
          <table:table-cell table:style-name="ce1" table:formula="of:=IF([.F34]&lt;&gt;&quot;&quot;;[.F34]+0.005;&quot;&quot;)" office:value-type="float" office:value="8.125" calcext:value-type="float">
            <text:p>8.13</text:p>
          </table:table-cell>
          <table:table-cell table:style-name="ce1" table:formula="of:=IF([.G34]&lt;&gt;&quot;&quot;;[.G34]+0.005;&quot;&quot;)" office:value-type="float" office:value="8.065" calcext:value-type="float">
            <text:p>8.07</text:p>
          </table:table-cell>
          <table:table-cell table:style-name="ce1" table:formula="of:=IF([.H34]&lt;&gt;&quot;&quot;;[.H34]+0.005;&quot;&quot;)" office:value-type="float" office:value="8.125" calcext:value-type="float">
            <text:p>8.13</text:p>
          </table:table-cell>
          <table:table-cell/>
          <table:table-cell table:formula="of:=[.$C79]-[.D79]" office:value-type="float" office:value="0.949999999999999" calcext:value-type="float">
            <text:p>0.95</text:p>
          </table:table-cell>
          <table:table-cell table:formula="of:=[.$C79]-[.E79]" office:value-type="float" office:value="0.869999999999999" calcext:value-type="float">
            <text:p>0.87</text:p>
          </table:table-cell>
          <table:table-cell table:formula="of:=[.$C79]-[.F79]" office:value-type="float" office:value="0.84" calcext:value-type="float">
            <text:p>0.84</text:p>
          </table:table-cell>
          <table:table-cell table:formula="of:=[.$C79]-[.G79]" office:value-type="float" office:value="0.899999999999999" calcext:value-type="float">
            <text:p>0.9</text:p>
          </table:table-cell>
          <table:table-cell table:formula="of:=[.$C79]-[.H79]" office:value-type="float" office:value="0.84" calcext:value-type="float">
            <text:p>0.84</text:p>
          </table:table-cell>
          <table:table-cell/>
          <table:table-cell table:formula="of:=0.274725275*[.J79]*1000" office:value-type="float" office:value="260.98901125" calcext:value-type="float">
            <text:p>260.98901125</text:p>
          </table:table-cell>
          <table:table-cell table:formula="of:=0.274725275*[.K79]*1000" office:value-type="float" office:value="239.01098925" calcext:value-type="float">
            <text:p>239.01098925</text:p>
          </table:table-cell>
          <table:table-cell table:formula="of:=0.274725275*[.L79]*1000" office:value-type="float" office:value="230.769231" calcext:value-type="float">
            <text:p>230.769231</text:p>
          </table:table-cell>
          <table:table-cell table:formula="of:=0.274725275*[.M79]*1000" office:value-type="float" office:value="247.2527475" calcext:value-type="float">
            <text:p>247.2527475</text:p>
          </table:table-cell>
          <table:table-cell table:formula="of:=0.274725275*[.N79]*1000" office:value-type="float" office:value="230.769231" calcext:value-type="float">
            <text:p>230.769231</text:p>
          </table:table-cell>
          <table:table-cell/>
          <table:table-cell table:formula="of:=[.P79]-AVERAGE([.$P79:.$T79])" office:value-type="float" office:value="19.23076925" calcext:value-type="float">
            <text:p>19.23076925</text:p>
          </table:table-cell>
          <table:table-cell table:formula="of:=[.Q79]-AVERAGE([.$P79:.$T79])" office:value-type="float" office:value="-2.74725275000006" calcext:value-type="float">
            <text:p>-2.74725275</text:p>
          </table:table-cell>
          <table:table-cell table:formula="of:=[.R79]-AVERAGE([.$P79:.$T79])" office:value-type="float" office:value="-10.9890109999999" calcext:value-type="float">
            <text:p>-10.989011</text:p>
          </table:table-cell>
          <table:table-cell table:formula="of:=[.S79]-AVERAGE([.$P79:.$T79])" office:value-type="float" office:value="5.49450549999978" calcext:value-type="float">
            <text:p>5.4945055</text:p>
          </table:table-cell>
          <table:table-cell table:formula="of:=[.T79]-AVERAGE([.$P79:.$T79])" office:value-type="float" office:value="-10.9890109999999" calcext:value-type="float">
            <text:p>-10.989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2" office:value-type="float" office:value="18.41" calcext:value-type="float">
            <text:p>18.41</text:p>
          </table:table-cell>
          <table:table-cell table:formula="of:=[.B80]/2" office:value-type="float" office:value="9.205" calcext:value-type="float">
            <text:p>9.205</text:p>
          </table:table-cell>
          <table:table-cell table:style-name="ce1" table:formula="of:=IF([.D35]&lt;&gt;&quot;&quot;;[.D35]+0.005;&quot;&quot;)" office:value-type="float" office:value="8.205" calcext:value-type="float">
            <text:p>8.21</text:p>
          </table:table-cell>
          <table:table-cell table:style-name="ce1" table:formula="of:=IF([.E35]&lt;&gt;&quot;&quot;;[.E35]+0.005;&quot;&quot;)" office:value-type="float" office:value="8.455" calcext:value-type="float">
            <text:p>8.46</text:p>
          </table:table-cell>
          <table:table-cell table:style-name="ce1" table:formula="of:=IF([.F35]&lt;&gt;&quot;&quot;;[.F35]+0.005;&quot;&quot;)" office:value-type="float" office:value="8.415" calcext:value-type="float">
            <text:p>8.42</text:p>
          </table:table-cell>
          <table:table-cell table:style-name="ce1" table:formula="of:=IF([.G35]&lt;&gt;&quot;&quot;;[.G35]+0.005;&quot;&quot;)" office:value-type="float" office:value="8.375" calcext:value-type="float">
            <text:p>8.38</text:p>
          </table:table-cell>
          <table:table-cell table:style-name="ce1" table:formula="of:=IF([.H35]&lt;&gt;&quot;&quot;;[.H35]+0.005;&quot;&quot;)" office:value-type="float" office:value="8.425" calcext:value-type="float">
            <text:p>8.43</text:p>
          </table:table-cell>
          <table:table-cell/>
          <table:table-cell table:formula="of:=[.$C80]-[.D80]" office:value-type="float" office:value="1" calcext:value-type="float">
            <text:p>1</text:p>
          </table:table-cell>
          <table:table-cell table:formula="of:=[.$C80]-[.E80]" office:value-type="float" office:value="0.75" calcext:value-type="float">
            <text:p>0.75</text:p>
          </table:table-cell>
          <table:table-cell table:formula="of:=[.$C80]-[.F80]" office:value-type="float" office:value="0.789999999999999" calcext:value-type="float">
            <text:p>0.79</text:p>
          </table:table-cell>
          <table:table-cell table:formula="of:=[.$C80]-[.G80]" office:value-type="float" office:value="0.83" calcext:value-type="float">
            <text:p>0.83</text:p>
          </table:table-cell>
          <table:table-cell table:formula="of:=[.$C80]-[.H80]" office:value-type="float" office:value="0.779999999999999" calcext:value-type="float">
            <text:p>0.78</text:p>
          </table:table-cell>
          <table:table-cell/>
          <table:table-cell table:formula="of:=0.274725275*[.J80]*1000" office:value-type="float" office:value="274.725275" calcext:value-type="float">
            <text:p>274.725275</text:p>
          </table:table-cell>
          <table:table-cell table:formula="of:=0.274725275*[.K80]*1000" office:value-type="float" office:value="206.04395625" calcext:value-type="float">
            <text:p>206.04395625</text:p>
          </table:table-cell>
          <table:table-cell table:formula="of:=0.274725275*[.L80]*1000" office:value-type="float" office:value="217.03296725" calcext:value-type="float">
            <text:p>217.03296725</text:p>
          </table:table-cell>
          <table:table-cell table:formula="of:=0.274725275*[.M80]*1000" office:value-type="float" office:value="228.02197825" calcext:value-type="float">
            <text:p>228.02197825</text:p>
          </table:table-cell>
          <table:table-cell table:formula="of:=0.274725275*[.N80]*1000" office:value-type="float" office:value="214.2857145" calcext:value-type="float">
            <text:p>214.2857145</text:p>
          </table:table-cell>
          <table:table-cell/>
          <table:table-cell table:formula="of:=[.P80]-AVERAGE([.$P80:.$T80])" office:value-type="float" office:value="46.7032967500001" calcext:value-type="float">
            <text:p>46.70329675</text:p>
          </table:table-cell>
          <table:table-cell table:formula="of:=[.Q80]-AVERAGE([.$P80:.$T80])" office:value-type="float" office:value="-21.978022" calcext:value-type="float">
            <text:p>-21.978022</text:p>
          </table:table-cell>
          <table:table-cell table:formula="of:=[.R80]-AVERAGE([.$P80:.$T80])" office:value-type="float" office:value="-10.9890110000002" calcext:value-type="float">
            <text:p>-10.989011</text:p>
          </table:table-cell>
          <table:table-cell table:formula="of:=[.S80]-AVERAGE([.$P80:.$T80])" office:value-type="float" office:value="0" calcext:value-type="float">
            <text:p>0</text:p>
          </table:table-cell>
          <table:table-cell table:formula="of:=[.T80]-AVERAGE([.$P80:.$T80])" office:value-type="float" office:value="-13.7362637500001" calcext:value-type="float">
            <text:p>-13.73626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2" office:value-type="float" office:value="17.93" calcext:value-type="float">
            <text:p>17.93</text:p>
          </table:table-cell>
          <table:table-cell table:formula="of:=[.B81]/2" office:value-type="float" office:value="8.965" calcext:value-type="float">
            <text:p>8.965</text:p>
          </table:table-cell>
          <table:table-cell table:style-name="ce1" table:formula="of:=IF([.D36]&lt;&gt;&quot;&quot;;[.D36]+0.005;&quot;&quot;)" office:value-type="float" office:value="8.175" calcext:value-type="float">
            <text:p>8.18</text:p>
          </table:table-cell>
          <table:table-cell table:style-name="ce1" table:formula="of:=IF([.E36]&lt;&gt;&quot;&quot;;[.E36]+0.005;&quot;&quot;)" office:value-type="float" office:value="8.235" calcext:value-type="float">
            <text:p>8.24</text:p>
          </table:table-cell>
          <table:table-cell table:style-name="ce1" table:formula="of:=IF([.F36]&lt;&gt;&quot;&quot;;[.F36]+0.005;&quot;&quot;)" office:value-type="float" office:value="8.185" calcext:value-type="float">
            <text:p>8.19</text:p>
          </table:table-cell>
          <table:table-cell table:style-name="ce1" table:formula="of:=IF([.G36]&lt;&gt;&quot;&quot;;[.G36]+0.005;&quot;&quot;)" office:value-type="float" office:value="8.195" calcext:value-type="float">
            <text:p>8.20</text:p>
          </table:table-cell>
          <table:table-cell table:style-name="ce1" table:formula="of:=IF([.H36]&lt;&gt;&quot;&quot;;[.H36]+0.005;&quot;&quot;)" office:value-type="float" office:value="8.175" calcext:value-type="float">
            <text:p>8.18</text:p>
          </table:table-cell>
          <table:table-cell/>
          <table:table-cell table:formula="of:=[.$C81]-[.D81]" office:value-type="float" office:value="0.789999999999999" calcext:value-type="float">
            <text:p>0.79</text:p>
          </table:table-cell>
          <table:table-cell table:formula="of:=[.$C81]-[.E81]" office:value-type="float" office:value="0.729999999999999" calcext:value-type="float">
            <text:p>0.73</text:p>
          </table:table-cell>
          <table:table-cell table:formula="of:=[.$C81]-[.F81]" office:value-type="float" office:value="0.779999999999999" calcext:value-type="float">
            <text:p>0.78</text:p>
          </table:table-cell>
          <table:table-cell table:formula="of:=[.$C81]-[.G81]" office:value-type="float" office:value="0.77" calcext:value-type="float">
            <text:p>0.77</text:p>
          </table:table-cell>
          <table:table-cell table:formula="of:=[.$C81]-[.H81]" office:value-type="float" office:value="0.789999999999999" calcext:value-type="float">
            <text:p>0.79</text:p>
          </table:table-cell>
          <table:table-cell/>
          <table:table-cell table:formula="of:=0.274725275*[.J81]*1000" office:value-type="float" office:value="217.03296725" calcext:value-type="float">
            <text:p>217.03296725</text:p>
          </table:table-cell>
          <table:table-cell table:formula="of:=0.274725275*[.K81]*1000" office:value-type="float" office:value="200.54945075" calcext:value-type="float">
            <text:p>200.54945075</text:p>
          </table:table-cell>
          <table:table-cell table:formula="of:=0.274725275*[.L81]*1000" office:value-type="float" office:value="214.2857145" calcext:value-type="float">
            <text:p>214.2857145</text:p>
          </table:table-cell>
          <table:table-cell table:formula="of:=0.274725275*[.M81]*1000" office:value-type="float" office:value="211.53846175" calcext:value-type="float">
            <text:p>211.53846175</text:p>
          </table:table-cell>
          <table:table-cell table:formula="of:=0.274725275*[.N81]*1000" office:value-type="float" office:value="217.03296725" calcext:value-type="float">
            <text:p>217.03296725</text:p>
          </table:table-cell>
          <table:table-cell/>
          <table:table-cell table:formula="of:=[.P81]-AVERAGE([.$P81:.$T81])" office:value-type="float" office:value="4.94505494999996" calcext:value-type="float">
            <text:p>4.94505495</text:p>
          </table:table-cell>
          <table:table-cell table:formula="of:=[.Q81]-AVERAGE([.$P81:.$T81])" office:value-type="float" office:value="-11.5384615500002" calcext:value-type="float">
            <text:p>-11.53846155</text:p>
          </table:table-cell>
          <table:table-cell table:formula="of:=[.R81]-AVERAGE([.$P81:.$T81])" office:value-type="float" office:value="2.19780220000001" calcext:value-type="float">
            <text:p>2.1978022</text:p>
          </table:table-cell>
          <table:table-cell table:formula="of:=[.S81]-AVERAGE([.$P81:.$T81])" office:value-type="float" office:value="-0.549450549999932" calcext:value-type="float">
            <text:p>-0.54945055</text:p>
          </table:table-cell>
          <table:table-cell table:formula="of:=[.T81]-AVERAGE([.$P81:.$T81])" office:value-type="float" office:value="4.94505494999996" calcext:value-type="float">
            <text:p>4.945054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2" office:value-type="float" office:value="17.13" calcext:value-type="float">
            <text:p>17.13</text:p>
          </table:table-cell>
          <table:table-cell table:formula="of:=[.B82]/2" office:value-type="float" office:value="8.565" calcext:value-type="float">
            <text:p>8.565</text:p>
          </table:table-cell>
          <table:table-cell table:style-name="ce1" table:formula="of:=IF([.D37]&lt;&gt;&quot;&quot;;[.D37]+0.005;&quot;&quot;)" office:value-type="float" office:value="7.915" calcext:value-type="float">
            <text:p>7.92</text:p>
          </table:table-cell>
          <table:table-cell table:style-name="ce1" table:formula="of:=IF([.E37]&lt;&gt;&quot;&quot;;[.E37]+0.005;&quot;&quot;)" office:value-type="float" office:value="7.895" calcext:value-type="float">
            <text:p>7.90</text:p>
          </table:table-cell>
          <table:table-cell table:style-name="ce1" table:formula="of:=IF([.F37]&lt;&gt;&quot;&quot;;[.F37]+0.005;&quot;&quot;)" office:value-type="float" office:value="7.895" calcext:value-type="float">
            <text:p>7.90</text:p>
          </table:table-cell>
          <table:table-cell table:style-name="ce1" table:formula="of:=IF([.G37]&lt;&gt;&quot;&quot;;[.G37]+0.005;&quot;&quot;)" office:value-type="float" office:value="7.945" calcext:value-type="float">
            <text:p>7.95</text:p>
          </table:table-cell>
          <table:table-cell table:style-name="ce1" table:formula="of:=IF([.H37]&lt;&gt;&quot;&quot;;[.H37]+0.005;&quot;&quot;)" office:value-type="float" office:value="7.885" calcext:value-type="float">
            <text:p>7.89</text:p>
          </table:table-cell>
          <table:table-cell/>
          <table:table-cell table:formula="of:=[.$C82]-[.D82]" office:value-type="float" office:value="0.650000000000001" calcext:value-type="float">
            <text:p>0.65</text:p>
          </table:table-cell>
          <table:table-cell table:formula="of:=[.$C82]-[.E82]" office:value-type="float" office:value="0.670000000000002" calcext:value-type="float">
            <text:p>0.67</text:p>
          </table:table-cell>
          <table:table-cell table:formula="of:=[.$C82]-[.F82]" office:value-type="float" office:value="0.670000000000002" calcext:value-type="float">
            <text:p>0.67</text:p>
          </table:table-cell>
          <table:table-cell table:formula="of:=[.$C82]-[.G82]" office:value-type="float" office:value="0.620000000000001" calcext:value-type="float">
            <text:p>0.62</text:p>
          </table:table-cell>
          <table:table-cell table:formula="of:=[.$C82]-[.H82]" office:value-type="float" office:value="0.680000000000002" calcext:value-type="float">
            <text:p>0.68</text:p>
          </table:table-cell>
          <table:table-cell/>
          <table:table-cell table:formula="of:=0.274725275*[.J82]*1000" office:value-type="float" office:value="178.57142875" calcext:value-type="float">
            <text:p>178.57142875</text:p>
          </table:table-cell>
          <table:table-cell table:formula="of:=0.274725275*[.K82]*1000" office:value-type="float" office:value="184.06593425" calcext:value-type="float">
            <text:p>184.06593425</text:p>
          </table:table-cell>
          <table:table-cell table:formula="of:=0.274725275*[.L82]*1000" office:value-type="float" office:value="184.06593425" calcext:value-type="float">
            <text:p>184.06593425</text:p>
          </table:table-cell>
          <table:table-cell table:formula="of:=0.274725275*[.M82]*1000" office:value-type="float" office:value="170.3296705" calcext:value-type="float">
            <text:p>170.3296705</text:p>
          </table:table-cell>
          <table:table-cell table:formula="of:=0.274725275*[.N82]*1000" office:value-type="float" office:value="186.813187" calcext:value-type="float">
            <text:p>186.813187</text:p>
          </table:table-cell>
          <table:table-cell/>
          <table:table-cell table:formula="of:=[.P82]-AVERAGE([.$P82:.$T82])" office:value-type="float" office:value="-2.19780220000004" calcext:value-type="float">
            <text:p>-2.1978022</text:p>
          </table:table-cell>
          <table:table-cell table:formula="of:=[.Q82]-AVERAGE([.$P82:.$T82])" office:value-type="float" office:value="3.29670330000008" calcext:value-type="float">
            <text:p>3.2967033</text:p>
          </table:table-cell>
          <table:table-cell table:formula="of:=[.R82]-AVERAGE([.$P82:.$T82])" office:value-type="float" office:value="3.29670330000008" calcext:value-type="float">
            <text:p>3.2967033</text:p>
          </table:table-cell>
          <table:table-cell table:formula="of:=[.S82]-AVERAGE([.$P82:.$T82])" office:value-type="float" office:value="-10.4395604500001" calcext:value-type="float">
            <text:p>-10.43956045</text:p>
          </table:table-cell>
          <table:table-cell table:formula="of:=[.T82]-AVERAGE([.$P82:.$T82])" office:value-type="float" office:value="6.04395605000002" calcext:value-type="float">
            <text:p>6.04395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2" office:value-type="float" office:value="17.79" calcext:value-type="float">
            <text:p>17.79</text:p>
          </table:table-cell>
          <table:table-cell table:formula="of:=[.B83]/2" office:value-type="float" office:value="8.895" calcext:value-type="float">
            <text:p>8.895</text:p>
          </table:table-cell>
          <table:table-cell table:style-name="ce1" table:formula="of:=IF([.D38]&lt;&gt;&quot;&quot;;[.D38]+0.005;&quot;&quot;)" office:value-type="float" office:value="8.255" calcext:value-type="float">
            <text:p>8.26</text:p>
          </table:table-cell>
          <table:table-cell table:style-name="ce1" table:formula="of:=IF([.E38]&lt;&gt;&quot;&quot;;[.E38]+0.005;&quot;&quot;)" office:value-type="float" office:value="8.215" calcext:value-type="float">
            <text:p>8.22</text:p>
          </table:table-cell>
          <table:table-cell table:style-name="ce1" table:formula="of:=IF([.F38]&lt;&gt;&quot;&quot;;[.F38]+0.005;&quot;&quot;)" office:value-type="float" office:value="8.325" calcext:value-type="float">
            <text:p>8.33</text:p>
          </table:table-cell>
          <table:table-cell table:style-name="ce1" table:formula="of:=IF([.G38]&lt;&gt;&quot;&quot;;[.G38]+0.005;&quot;&quot;)" office:value-type="float" office:value="8.235" calcext:value-type="float">
            <text:p>8.24</text:p>
          </table:table-cell>
          <table:table-cell table:style-name="ce1" table:formula="of:=IF([.H38]&lt;&gt;&quot;&quot;;[.H38]+0.005;&quot;&quot;)" office:value-type="float" office:value="8.245" calcext:value-type="float">
            <text:p>8.25</text:p>
          </table:table-cell>
          <table:table-cell/>
          <table:table-cell table:formula="of:=[.$C83]-[.D83]" office:value-type="float" office:value="0.639999999999999" calcext:value-type="float">
            <text:p>0.64</text:p>
          </table:table-cell>
          <table:table-cell table:formula="of:=[.$C83]-[.E83]" office:value-type="float" office:value="0.679999999999998" calcext:value-type="float">
            <text:p>0.68</text:p>
          </table:table-cell>
          <table:table-cell table:formula="of:=[.$C83]-[.F83]" office:value-type="float" office:value="0.569999999999999" calcext:value-type="float">
            <text:p>0.57</text:p>
          </table:table-cell>
          <table:table-cell table:formula="of:=[.$C83]-[.G83]" office:value-type="float" office:value="0.659999999999998" calcext:value-type="float">
            <text:p>0.66</text:p>
          </table:table-cell>
          <table:table-cell table:formula="of:=[.$C83]-[.H83]" office:value-type="float" office:value="0.649999999999999" calcext:value-type="float">
            <text:p>0.65</text:p>
          </table:table-cell>
          <table:table-cell/>
          <table:table-cell table:formula="of:=0.274725275*[.J83]*1000" office:value-type="float" office:value="175.824176" calcext:value-type="float">
            <text:p>175.824176</text:p>
          </table:table-cell>
          <table:table-cell table:formula="of:=0.274725275*[.K83]*1000" office:value-type="float" office:value="186.813186999999" calcext:value-type="float">
            <text:p>186.813187</text:p>
          </table:table-cell>
          <table:table-cell table:formula="of:=0.274725275*[.L83]*1000" office:value-type="float" office:value="156.59340675" calcext:value-type="float">
            <text:p>156.59340675</text:p>
          </table:table-cell>
          <table:table-cell table:formula="of:=0.274725275*[.M83]*1000" office:value-type="float" office:value="181.3186815" calcext:value-type="float">
            <text:p>181.3186815</text:p>
          </table:table-cell>
          <table:table-cell table:formula="of:=0.274725275*[.N83]*1000" office:value-type="float" office:value="178.57142875" calcext:value-type="float">
            <text:p>178.57142875</text:p>
          </table:table-cell>
          <table:table-cell/>
          <table:table-cell table:formula="of:=[.P83]-AVERAGE([.$P83:.$T83])" office:value-type="float" office:value="0" calcext:value-type="float">
            <text:p>0</text:p>
          </table:table-cell>
          <table:table-cell table:formula="of:=[.Q83]-AVERAGE([.$P83:.$T83])" office:value-type="float" office:value="10.9890109999999" calcext:value-type="float">
            <text:p>10.989011</text:p>
          </table:table-cell>
          <table:table-cell table:formula="of:=[.R83]-AVERAGE([.$P83:.$T83])" office:value-type="float" office:value="-19.23076925" calcext:value-type="float">
            <text:p>-19.23076925</text:p>
          </table:table-cell>
          <table:table-cell table:formula="of:=[.S83]-AVERAGE([.$P83:.$T83])" office:value-type="float" office:value="5.49450549999997" calcext:value-type="float">
            <text:p>5.4945055</text:p>
          </table:table-cell>
          <table:table-cell table:formula="of:=[.T83]-AVERAGE([.$P83:.$T83])" office:value-type="float" office:value="2.74725275000003" calcext:value-type="float">
            <text:p>2.747252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2" office:value-type="float" office:value="17.41" calcext:value-type="float">
            <text:p>17.41</text:p>
          </table:table-cell>
          <table:table-cell table:formula="of:=[.B84]/2" office:value-type="float" office:value="8.705" calcext:value-type="float">
            <text:p>8.705</text:p>
          </table:table-cell>
          <table:table-cell table:style-name="ce1" table:formula="of:=IF([.D39]&lt;&gt;&quot;&quot;;[.D39]+0.005;&quot;&quot;)" office:value-type="float" office:value="7.975" calcext:value-type="float">
            <text:p>7.98</text:p>
          </table:table-cell>
          <table:table-cell table:style-name="ce1" table:formula="of:=IF([.E39]&lt;&gt;&quot;&quot;;[.E39]+0.005;&quot;&quot;)" office:value-type="float" office:value="7.925" calcext:value-type="float">
            <text:p>7.93</text:p>
          </table:table-cell>
          <table:table-cell table:style-name="ce1" table:formula="of:=IF([.F39]&lt;&gt;&quot;&quot;;[.F39]+0.005;&quot;&quot;)" office:value-type="float" office:value="8.095" calcext:value-type="float">
            <text:p>8.10</text:p>
          </table:table-cell>
          <table:table-cell table:style-name="ce1" table:formula="of:=IF([.G39]&lt;&gt;&quot;&quot;;[.G39]+0.005;&quot;&quot;)" office:value-type="float" office:value="7.955" calcext:value-type="float">
            <text:p>7.96</text:p>
          </table:table-cell>
          <table:table-cell table:style-name="ce1" table:formula="of:=IF([.H39]&lt;&gt;&quot;&quot;;[.H39]+0.005;&quot;&quot;)" office:value-type="float" office:value="7.995" calcext:value-type="float">
            <text:p>8.00</text:p>
          </table:table-cell>
          <table:table-cell/>
          <table:table-cell table:formula="of:=[.$C84]-[.D84]" office:value-type="float" office:value="0.73" calcext:value-type="float">
            <text:p>0.73</text:p>
          </table:table-cell>
          <table:table-cell table:formula="of:=[.$C84]-[.E84]" office:value-type="float" office:value="0.78" calcext:value-type="float">
            <text:p>0.78</text:p>
          </table:table-cell>
          <table:table-cell table:formula="of:=[.$C84]-[.F84]" office:value-type="float" office:value="0.609999999999999" calcext:value-type="float">
            <text:p>0.61</text:p>
          </table:table-cell>
          <table:table-cell table:formula="of:=[.$C84]-[.G84]" office:value-type="float" office:value="0.75" calcext:value-type="float">
            <text:p>0.75</text:p>
          </table:table-cell>
          <table:table-cell table:formula="of:=[.$C84]-[.H84]" office:value-type="float" office:value="0.71" calcext:value-type="float">
            <text:p>0.71</text:p>
          </table:table-cell>
          <table:table-cell/>
          <table:table-cell table:formula="of:=0.274725275*[.J84]*1000" office:value-type="float" office:value="200.54945075" calcext:value-type="float">
            <text:p>200.54945075</text:p>
          </table:table-cell>
          <table:table-cell table:formula="of:=0.274725275*[.K84]*1000" office:value-type="float" office:value="214.2857145" calcext:value-type="float">
            <text:p>214.2857145</text:p>
          </table:table-cell>
          <table:table-cell table:formula="of:=0.274725275*[.L84]*1000" office:value-type="float" office:value="167.58241775" calcext:value-type="float">
            <text:p>167.58241775</text:p>
          </table:table-cell>
          <table:table-cell table:formula="of:=0.274725275*[.M84]*1000" office:value-type="float" office:value="206.04395625" calcext:value-type="float">
            <text:p>206.04395625</text:p>
          </table:table-cell>
          <table:table-cell table:formula="of:=0.274725275*[.N84]*1000" office:value-type="float" office:value="195.05494525" calcext:value-type="float">
            <text:p>195.05494525</text:p>
          </table:table-cell>
          <table:table-cell/>
          <table:table-cell table:formula="of:=[.P84]-AVERAGE([.$P84:.$T84])" office:value-type="float" office:value="3.84615385000012" calcext:value-type="float">
            <text:p>3.84615385</text:p>
          </table:table-cell>
          <table:table-cell table:formula="of:=[.Q84]-AVERAGE([.$P84:.$T84])" office:value-type="float" office:value="17.5824176000001" calcext:value-type="float">
            <text:p>17.5824176</text:p>
          </table:table-cell>
          <table:table-cell table:formula="of:=[.R84]-AVERAGE([.$P84:.$T84])" office:value-type="float" office:value="-29.1208791500001" calcext:value-type="float">
            <text:p>-29.12087915</text:p>
          </table:table-cell>
          <table:table-cell table:formula="of:=[.S84]-AVERAGE([.$P84:.$T84])" office:value-type="float" office:value="9.34065934999998" calcext:value-type="float">
            <text:p>9.34065935</text:p>
          </table:table-cell>
          <table:table-cell table:formula="of:=[.T84]-AVERAGE([.$P84:.$T84])" office:value-type="float" office:value="-1.64835165000002" calcext:value-type="float">
            <text:p>-1.64835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2" office:value-type="float" office:value="17.83" calcext:value-type="float">
            <text:p>17.83</text:p>
          </table:table-cell>
          <table:table-cell table:formula="of:=[.B85]/2" office:value-type="float" office:value="8.915" calcext:value-type="float">
            <text:p>8.915</text:p>
          </table:table-cell>
          <table:table-cell table:style-name="ce1" table:formula="of:=IF([.D40]&lt;&gt;&quot;&quot;;[.D40]+0.005;&quot;&quot;)" office:value-type="float" office:value="8.295" calcext:value-type="float">
            <text:p>8.30</text:p>
          </table:table-cell>
          <table:table-cell table:style-name="ce1" table:formula="of:=IF([.E40]&lt;&gt;&quot;&quot;;[.E40]+0.005;&quot;&quot;)" office:value-type="float" office:value="8.215" calcext:value-type="float">
            <text:p>8.22</text:p>
          </table:table-cell>
          <table:table-cell table:style-name="ce1" table:formula="of:=IF([.F40]&lt;&gt;&quot;&quot;;[.F40]+0.005;&quot;&quot;)" office:value-type="float" office:value="8.335" calcext:value-type="float">
            <text:p>8.34</text:p>
          </table:table-cell>
          <table:table-cell table:style-name="ce1" table:formula="of:=IF([.G40]&lt;&gt;&quot;&quot;;[.G40]+0.005;&quot;&quot;)" office:value-type="float" office:value="8.255" calcext:value-type="float">
            <text:p>8.26</text:p>
          </table:table-cell>
          <table:table-cell table:style-name="ce1" table:formula="of:=IF([.H40]&lt;&gt;&quot;&quot;;[.H40]+0.005;&quot;&quot;)" office:value-type="float" office:value="8.245" calcext:value-type="float">
            <text:p>8.25</text:p>
          </table:table-cell>
          <table:table-cell/>
          <table:table-cell table:formula="of:=[.$C85]-[.D85]" office:value-type="float" office:value="0.619999999999999" calcext:value-type="float">
            <text:p>0.62</text:p>
          </table:table-cell>
          <table:table-cell table:formula="of:=[.$C85]-[.E85]" office:value-type="float" office:value="0.699999999999998" calcext:value-type="float">
            <text:p>0.7</text:p>
          </table:table-cell>
          <table:table-cell table:formula="of:=[.$C85]-[.F85]" office:value-type="float" office:value="0.579999999999998" calcext:value-type="float">
            <text:p>0.58</text:p>
          </table:table-cell>
          <table:table-cell table:formula="of:=[.$C85]-[.G85]" office:value-type="float" office:value="0.659999999999998" calcext:value-type="float">
            <text:p>0.66</text:p>
          </table:table-cell>
          <table:table-cell table:formula="of:=[.$C85]-[.H85]" office:value-type="float" office:value="0.669999999999998" calcext:value-type="float">
            <text:p>0.67</text:p>
          </table:table-cell>
          <table:table-cell/>
          <table:table-cell table:formula="of:=0.274725275*[.J85]*1000" office:value-type="float" office:value="170.3296705" calcext:value-type="float">
            <text:p>170.3296705</text:p>
          </table:table-cell>
          <table:table-cell table:formula="of:=0.274725275*[.K85]*1000" office:value-type="float" office:value="192.307692499999" calcext:value-type="float">
            <text:p>192.3076925</text:p>
          </table:table-cell>
          <table:table-cell table:formula="of:=0.274725275*[.L85]*1000" office:value-type="float" office:value="159.3406595" calcext:value-type="float">
            <text:p>159.3406595</text:p>
          </table:table-cell>
          <table:table-cell table:formula="of:=0.274725275*[.M85]*1000" office:value-type="float" office:value="181.3186815" calcext:value-type="float">
            <text:p>181.3186815</text:p>
          </table:table-cell>
          <table:table-cell table:formula="of:=0.274725275*[.N85]*1000" office:value-type="float" office:value="184.06593425" calcext:value-type="float">
            <text:p>184.06593425</text:p>
          </table:table-cell>
          <table:table-cell/>
          <table:table-cell table:formula="of:=[.P85]-AVERAGE([.$P85:.$T85])" office:value-type="float" office:value="-7.14285714999974" calcext:value-type="float">
            <text:p>-7.14285715</text:p>
          </table:table-cell>
          <table:table-cell table:formula="of:=[.Q85]-AVERAGE([.$P85:.$T85])" office:value-type="float" office:value="14.8351648499998" calcext:value-type="float">
            <text:p>14.83516485</text:p>
          </table:table-cell>
          <table:table-cell table:formula="of:=[.R85]-AVERAGE([.$P85:.$T85])" office:value-type="float" office:value="-18.13186815" calcext:value-type="float">
            <text:p>-18.13186815</text:p>
          </table:table-cell>
          <table:table-cell table:formula="of:=[.S85]-AVERAGE([.$P85:.$T85])" office:value-type="float" office:value="3.84615385000001" calcext:value-type="float">
            <text:p>3.84615385</text:p>
          </table:table-cell>
          <table:table-cell table:formula="of:=[.T85]-AVERAGE([.$P85:.$T85])" office:value-type="float" office:value="6.59340659999995" calcext:value-type="float">
            <text:p>6.59340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2" office:value-type="float" office:value="17.17" calcext:value-type="float">
            <text:p>17.17</text:p>
          </table:table-cell>
          <table:table-cell table:formula="of:=[.B86]/2" office:value-type="float" office:value="8.585" calcext:value-type="float">
            <text:p>8.585</text:p>
          </table:table-cell>
          <table:table-cell table:style-name="ce1" table:formula="of:=IF([.D41]&lt;&gt;&quot;&quot;;[.D41]+0.005;&quot;&quot;)" office:value-type="float" office:value="7.965" calcext:value-type="float">
            <text:p>7.97</text:p>
          </table:table-cell>
          <table:table-cell table:style-name="ce1" table:formula="of:=IF([.E41]&lt;&gt;&quot;&quot;;[.E41]+0.005;&quot;&quot;)">
            <text:p/>
          </table:table-cell>
          <table:table-cell table:style-name="ce1" table:formula="of:=IF([.F41]&lt;&gt;&quot;&quot;;[.F41]+0.005;&quot;&quot;)">
            <text:p/>
          </table:table-cell>
          <table:table-cell table:style-name="ce1" table:formula="of:=IF([.G41]&lt;&gt;&quot;&quot;;[.G41]+0.005;&quot;&quot;)">
            <text:p/>
          </table:table-cell>
          <table:table-cell table:style-name="ce1" table:formula="of:=IF([.H41]&lt;&gt;&quot;&quot;;[.H41]+0.005;&quot;&quot;)">
            <text:p/>
          </table:table-cell>
          <table:table-cell/>
          <table:table-cell table:formula="of:=[.$C86]-[.D86]" office:value-type="float" office:value="0.620000000000001" calcext:value-type="float">
            <text:p>0.62</text:p>
          </table:table-cell>
          <table:table-cell table:number-columns-repeated="5"/>
          <table:table-cell table:formula="of:=0.274725275*[.J86]*1000" office:value-type="float" office:value="170.3296705" calcext:value-type="float">
            <text:p>170.3296705</text:p>
          </table:table-cell>
          <table:table-cell table:number-columns-repeated="5"/>
          <table:table-cell table:formula="of:=[.P86]-AVERAGE([.$P86:.$T86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Midpoin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/>
          <table:table-cell office:value-type="string" calcext:value-type="string">
            <text:p>Delta 1</text:p>
          </table:table-cell>
          <table:table-cell office:value-type="string" calcext:value-type="string">
            <text:p>Delta 2</text:p>
          </table:table-cell>
          <table:table-cell office:value-type="string" calcext:value-type="string">
            <text:p>Delta 3</text:p>
          </table:table-cell>
          <table:table-cell office:value-type="string" calcext:value-type="string">
            <text:p>Delta 4</text:p>
          </table:table-cell>
          <table:table-cell office:value-type="string" calcext:value-type="string">
            <text:p>Delta 5</text:p>
          </table:table-cell>
          <table:table-cell/>
          <table:table-cell table:formula="of:=[.J93]" office:value-type="string" office:string-value="Delta 1" calcext:value-type="string">
            <text:p>Delta 1</text:p>
          </table:table-cell>
          <table:table-cell table:formula="of:=[.K93]" office:value-type="string" office:string-value="Delta 2" calcext:value-type="string">
            <text:p>Delta 2</text:p>
          </table:table-cell>
          <table:table-cell table:formula="of:=[.L93]" office:value-type="string" office:string-value="Delta 3" calcext:value-type="string">
            <text:p>Delta 3</text:p>
          </table:table-cell>
          <table:table-cell table:formula="of:=[.M93]" office:value-type="string" office:string-value="Delta 4" calcext:value-type="string">
            <text:p>Delta 4</text:p>
          </table:table-cell>
          <table:table-cell table:formula="of:=[.N93]" office:value-type="string" office:string-value="Delta 5" calcext:value-type="string">
            <text:p>Delta 5</text:p>
          </table:table-cell>
          <table:table-cell/>
          <table:table-cell table:formula="of:=[.P93]" office:value-type="string" office:string-value="Delta 1" calcext:value-type="string">
            <text:p>Delta 1</text:p>
          </table:table-cell>
          <table:table-cell table:formula="of:=[.Q93]" office:value-type="string" office:string-value="Delta 2" calcext:value-type="string">
            <text:p>Delta 2</text:p>
          </table:table-cell>
          <table:table-cell table:formula="of:=[.R93]" office:value-type="string" office:string-value="Delta 3" calcext:value-type="string">
            <text:p>Delta 3</text:p>
          </table:table-cell>
          <table:table-cell table:formula="of:=[.S93]" office:value-type="string" office:string-value="Delta 4" calcext:value-type="string">
            <text:p>Delta 4</text:p>
          </table:table-cell>
          <table:table-cell table:formula="of:=[.T93]" office:value-type="string" office:string-value="Delta 5" calcext:value-type="string">
            <text:p>Del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-2" office:value-type="float" office:value="14.26" calcext:value-type="float">
            <text:p>14.26</text:p>
          </table:table-cell>
          <table:table-cell table:formula="of:=[.B94]/2" office:value-type="float" office:value="7.13" calcext:value-type="float">
            <text:p>7.13</text:p>
          </table:table-cell>
          <table:table-cell table:style-name="ce2" table:formula="of:=IF([.D2]&lt;&gt;&quot;&quot;;[.D2]-0.005;&quot;&quot;)">
            <text:p/>
          </table:table-cell>
          <table:table-cell table:style-name="ce2" table:formula="of:=IF([.E2]&lt;&gt;&quot;&quot;;[.E2]-0.005;&quot;&quot;)" office:value-type="float" office:value="7.715" calcext:value-type="float">
            <text:p>7.715</text:p>
          </table:table-cell>
          <table:table-cell table:style-name="ce2" table:formula="of:=IF([.F2]&lt;&gt;&quot;&quot;;[.F2]-0.005;&quot;&quot;)" office:value-type="float" office:value="7.785" calcext:value-type="float">
            <text:p>7.785</text:p>
          </table:table-cell>
          <table:table-cell table:style-name="ce2" table:formula="of:=IF([.G2]&lt;&gt;&quot;&quot;;[.G2]-0.005;&quot;&quot;)">
            <text:p/>
          </table:table-cell>
          <table:table-cell table:style-name="ce2" table:formula="of:=IF([.H2]&lt;&gt;&quot;&quot;;[.H2]-0.005;&quot;&quot;)" office:value-type="float" office:value="7.855" calcext:value-type="float">
            <text:p>7.855</text:p>
          </table:table-cell>
          <table:table-cell table:number-columns-repeated="2"/>
          <table:table-cell table:formula="of:=[.$C94]-[.E94]" office:value-type="float" office:value="-0.584999999999999" calcext:value-type="float">
            <text:p>-0.585</text:p>
          </table:table-cell>
          <table:table-cell table:formula="of:=[.$C94]-[.F94]" office:value-type="float" office:value="-0.654999999999999" calcext:value-type="float">
            <text:p>-0.655</text:p>
          </table:table-cell>
          <table:table-cell/>
          <table:table-cell table:formula="of:=[.$C94]-[.H94]" office:value-type="float" office:value="-0.725" calcext:value-type="float">
            <text:p>-0.725</text:p>
          </table:table-cell>
          <table:table-cell table:number-columns-repeated="2"/>
          <table:table-cell table:formula="of:=0.274725275*[.K94]*1000" office:value-type="float" office:value="-160.714285875" calcext:value-type="float">
            <text:p>-160.714285875</text:p>
          </table:table-cell>
          <table:table-cell table:formula="of:=0.274725275*[.L94]*1000" office:value-type="float" office:value="-179.945055125" calcext:value-type="float">
            <text:p>-179.945055125</text:p>
          </table:table-cell>
          <table:table-cell/>
          <table:table-cell table:formula="of:=0.274725275*[.N94]*1000" office:value-type="float" office:value="-199.175824375" calcext:value-type="float">
            <text:p>-199.175824375</text:p>
          </table:table-cell>
          <table:table-cell table:number-columns-repeated="2"/>
          <table:table-cell table:formula="of:=[.Q94]-AVERAGE([.$P94:.$T94])" office:value-type="float" office:value="19.2307692500001" calcext:value-type="float">
            <text:p>19.23076925</text:p>
          </table:table-cell>
          <table:table-cell table:formula="of:=[.R94]-AVERAGE([.$P94:.$T94])" office:value-type="float" office:value="0" calcext:value-type="float">
            <text:p>0</text:p>
          </table:table-cell>
          <table:table-cell/>
          <table:table-cell table:formula="of:=[.T94]-AVERAGE([.$P94:.$T94])" office:value-type="float" office:value="-19.2307692500001" calcext:value-type="float">
            <text:p>-19.23076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-2" office:value-type="float" office:value="13.95" calcext:value-type="float">
            <text:p>13.95</text:p>
          </table:table-cell>
          <table:table-cell table:formula="of:=[.B95]/2" office:value-type="float" office:value="6.975" calcext:value-type="float">
            <text:p>6.975</text:p>
          </table:table-cell>
          <table:table-cell table:style-name="ce2" table:formula="of:=IF([.D3]&lt;&gt;&quot;&quot;;[.D3]-0.005;&quot;&quot;)" office:value-type="float" office:value="7.475" calcext:value-type="float">
            <text:p>7.475</text:p>
          </table:table-cell>
          <table:table-cell table:style-name="ce2" table:formula="of:=IF([.E3]&lt;&gt;&quot;&quot;;[.E3]-0.005;&quot;&quot;)" office:value-type="float" office:value="7.515" calcext:value-type="float">
            <text:p>7.515</text:p>
          </table:table-cell>
          <table:table-cell table:style-name="ce2" table:formula="of:=IF([.F3]&lt;&gt;&quot;&quot;;[.F3]-0.005;&quot;&quot;)" office:value-type="float" office:value="7.705" calcext:value-type="float">
            <text:p>7.705</text:p>
          </table:table-cell>
          <table:table-cell table:style-name="ce2" table:formula="of:=IF([.G3]&lt;&gt;&quot;&quot;;[.G3]-0.005;&quot;&quot;)" office:value-type="float" office:value="7.665" calcext:value-type="float">
            <text:p>7.665</text:p>
          </table:table-cell>
          <table:table-cell table:style-name="ce2" table:formula="of:=IF([.H3]&lt;&gt;&quot;&quot;;[.H3]-0.005;&quot;&quot;)" office:value-type="float" office:value="7.675" calcext:value-type="float">
            <text:p>7.675</text:p>
          </table:table-cell>
          <table:table-cell/>
          <table:table-cell table:formula="of:=[.$C95]-[.D95]" office:value-type="float" office:value="-0.500000000000001" calcext:value-type="float">
            <text:p>-0.5</text:p>
          </table:table-cell>
          <table:table-cell table:formula="of:=[.$C95]-[.E95]" office:value-type="float" office:value="-0.54" calcext:value-type="float">
            <text:p>-0.54</text:p>
          </table:table-cell>
          <table:table-cell table:formula="of:=[.$C95]-[.F95]" office:value-type="float" office:value="-0.73" calcext:value-type="float">
            <text:p>-0.73</text:p>
          </table:table-cell>
          <table:table-cell table:formula="of:=[.$C95]-[.G95]" office:value-type="float" office:value="-0.69" calcext:value-type="float">
            <text:p>-0.69</text:p>
          </table:table-cell>
          <table:table-cell table:formula="of:=[.$C95]-[.H95]" office:value-type="float" office:value="-0.7" calcext:value-type="float">
            <text:p>-0.7</text:p>
          </table:table-cell>
          <table:table-cell/>
          <table:table-cell table:formula="of:=0.274725275*[.J95]*1000" office:value-type="float" office:value="-137.3626375" calcext:value-type="float">
            <text:p>-137.3626375</text:p>
          </table:table-cell>
          <table:table-cell table:formula="of:=0.274725275*[.K95]*1000" office:value-type="float" office:value="-148.3516485" calcext:value-type="float">
            <text:p>-148.3516485</text:p>
          </table:table-cell>
          <table:table-cell table:formula="of:=0.274725275*[.L95]*1000" office:value-type="float" office:value="-200.54945075" calcext:value-type="float">
            <text:p>-200.54945075</text:p>
          </table:table-cell>
          <table:table-cell table:formula="of:=0.274725275*[.M95]*1000" office:value-type="float" office:value="-189.56043975" calcext:value-type="float">
            <text:p>-189.56043975</text:p>
          </table:table-cell>
          <table:table-cell table:formula="of:=0.274725275*[.N95]*1000" office:value-type="float" office:value="-192.3076925" calcext:value-type="float">
            <text:p>-192.3076925</text:p>
          </table:table-cell>
          <table:table-cell/>
          <table:table-cell table:formula="of:=[.P95]-AVERAGE([.$P95:.$T95])" office:value-type="float" office:value="36.2637362999999" calcext:value-type="float">
            <text:p>36.2637363</text:p>
          </table:table-cell>
          <table:table-cell table:formula="of:=[.Q95]-AVERAGE([.$P95:.$T95])" office:value-type="float" office:value="25.2747253000001" calcext:value-type="float">
            <text:p>25.2747253</text:p>
          </table:table-cell>
          <table:table-cell table:formula="of:=[.R95]-AVERAGE([.$P95:.$T95])" office:value-type="float" office:value="-26.92307695" calcext:value-type="float">
            <text:p>-26.92307695</text:p>
          </table:table-cell>
          <table:table-cell table:formula="of:=[.S95]-AVERAGE([.$P95:.$T95])" office:value-type="float" office:value="-15.93406595" calcext:value-type="float">
            <text:p>-15.93406595</text:p>
          </table:table-cell>
          <table:table-cell table:formula="of:=[.T95]-AVERAGE([.$P95:.$T95])" office:value-type="float" office:value="-18.6813186999999" calcext:value-type="float">
            <text:p>-18.6813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-2" office:value-type="float" office:value="14.61" calcext:value-type="float">
            <text:p>14.61</text:p>
          </table:table-cell>
          <table:table-cell table:formula="of:=[.B96]/2" office:value-type="float" office:value="7.305" calcext:value-type="float">
            <text:p>7.305</text:p>
          </table:table-cell>
          <table:table-cell table:style-name="ce2" table:formula="of:=IF([.D4]&lt;&gt;&quot;&quot;;[.D4]-0.005;&quot;&quot;)" office:value-type="float" office:value="8.135" calcext:value-type="float">
            <text:p>8.135</text:p>
          </table:table-cell>
          <table:table-cell table:style-name="ce2" table:formula="of:=IF([.E4]&lt;&gt;&quot;&quot;;[.E4]-0.005;&quot;&quot;)" office:value-type="float" office:value="8.295" calcext:value-type="float">
            <text:p>8.295</text:p>
          </table:table-cell>
          <table:table-cell table:style-name="ce2" table:formula="of:=IF([.F4]&lt;&gt;&quot;&quot;;[.F4]-0.005;&quot;&quot;)" office:value-type="float" office:value="8.465" calcext:value-type="float">
            <text:p>8.465</text:p>
          </table:table-cell>
          <table:table-cell table:style-name="ce2" table:formula="of:=IF([.G4]&lt;&gt;&quot;&quot;;[.G4]-0.005;&quot;&quot;)" office:value-type="float" office:value="8.385" calcext:value-type="float">
            <text:p>8.385</text:p>
          </table:table-cell>
          <table:table-cell table:style-name="ce2" table:formula="of:=IF([.H4]&lt;&gt;&quot;&quot;;[.H4]-0.005;&quot;&quot;)" office:value-type="float" office:value="8.365" calcext:value-type="float">
            <text:p>8.365</text:p>
          </table:table-cell>
          <table:table-cell/>
          <table:table-cell table:formula="of:=[.$C96]-[.D96]" office:value-type="float" office:value="-0.83" calcext:value-type="float">
            <text:p>-0.83</text:p>
          </table:table-cell>
          <table:table-cell table:formula="of:=[.$C96]-[.E96]" office:value-type="float" office:value="-0.99" calcext:value-type="float">
            <text:p>-0.99</text:p>
          </table:table-cell>
          <table:table-cell table:formula="of:=[.$C96]-[.F96]" office:value-type="float" office:value="-1.16" calcext:value-type="float">
            <text:p>-1.16</text:p>
          </table:table-cell>
          <table:table-cell table:formula="of:=[.$C96]-[.G96]" office:value-type="float" office:value="-1.08" calcext:value-type="float">
            <text:p>-1.08</text:p>
          </table:table-cell>
          <table:table-cell table:formula="of:=[.$C96]-[.H96]" office:value-type="float" office:value="-1.06" calcext:value-type="float">
            <text:p>-1.06</text:p>
          </table:table-cell>
          <table:table-cell/>
          <table:table-cell table:formula="of:=0.274725275*[.J96]*1000" office:value-type="float" office:value="-228.02197825" calcext:value-type="float">
            <text:p>-228.02197825</text:p>
          </table:table-cell>
          <table:table-cell table:formula="of:=0.274725275*[.K96]*1000" office:value-type="float" office:value="-271.97802225" calcext:value-type="float">
            <text:p>-271.97802225</text:p>
          </table:table-cell>
          <table:table-cell table:formula="of:=0.274725275*[.L96]*1000" office:value-type="float" office:value="-318.681319" calcext:value-type="float">
            <text:p>-318.681319</text:p>
          </table:table-cell>
          <table:table-cell table:formula="of:=0.274725275*[.M96]*1000" office:value-type="float" office:value="-296.703297" calcext:value-type="float">
            <text:p>-296.703297</text:p>
          </table:table-cell>
          <table:table-cell table:formula="of:=0.274725275*[.N96]*1000" office:value-type="float" office:value="-291.2087915" calcext:value-type="float">
            <text:p>-291.2087915</text:p>
          </table:table-cell>
          <table:table-cell/>
          <table:table-cell table:formula="of:=[.P96]-AVERAGE([.$P96:.$T96])" office:value-type="float" office:value="53.29670335" calcext:value-type="float">
            <text:p>53.29670335</text:p>
          </table:table-cell>
          <table:table-cell table:formula="of:=[.Q96]-AVERAGE([.$P96:.$T96])" office:value-type="float" office:value="9.34065934999995" calcext:value-type="float">
            <text:p>9.34065935</text:p>
          </table:table-cell>
          <table:table-cell table:formula="of:=[.R96]-AVERAGE([.$P96:.$T96])" office:value-type="float" office:value="-37.3626374" calcext:value-type="float">
            <text:p>-37.3626374</text:p>
          </table:table-cell>
          <table:table-cell table:formula="of:=[.S96]-AVERAGE([.$P96:.$T96])" office:value-type="float" office:value="-15.3846154" calcext:value-type="float">
            <text:p>-15.3846154</text:p>
          </table:table-cell>
          <table:table-cell table:formula="of:=[.T96]-AVERAGE([.$P96:.$T96])" office:value-type="float" office:value="-9.89010989999963" calcext:value-type="float">
            <text:p>-9.8901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-2" office:value-type="float" office:value="13.51" calcext:value-type="float">
            <text:p>13.51</text:p>
          </table:table-cell>
          <table:table-cell table:formula="of:=[.B97]/2" office:value-type="float" office:value="6.755" calcext:value-type="float">
            <text:p>6.755</text:p>
          </table:table-cell>
          <table:table-cell table:style-name="ce2" table:formula="of:=IF([.D5]&lt;&gt;&quot;&quot;;[.D5]-0.005;&quot;&quot;)" office:value-type="float" office:value="7.845" calcext:value-type="float">
            <text:p>7.845</text:p>
          </table:table-cell>
          <table:table-cell table:style-name="ce2" table:formula="of:=IF([.E5]&lt;&gt;&quot;&quot;;[.E5]-0.005;&quot;&quot;)" office:value-type="float" office:value="7.945" calcext:value-type="float">
            <text:p>7.945</text:p>
          </table:table-cell>
          <table:table-cell table:style-name="ce2" table:formula="of:=IF([.F5]&lt;&gt;&quot;&quot;;[.F5]-0.005;&quot;&quot;)" office:value-type="float" office:value="8.145" calcext:value-type="float">
            <text:p>8.145</text:p>
          </table:table-cell>
          <table:table-cell table:style-name="ce2" table:formula="of:=IF([.G5]&lt;&gt;&quot;&quot;;[.G5]-0.005;&quot;&quot;)" office:value-type="float" office:value="8.055" calcext:value-type="float">
            <text:p>8.055</text:p>
          </table:table-cell>
          <table:table-cell table:style-name="ce2" table:formula="of:=IF([.H5]&lt;&gt;&quot;&quot;;[.H5]-0.005;&quot;&quot;)" office:value-type="float" office:value="8.055" calcext:value-type="float">
            <text:p>8.055</text:p>
          </table:table-cell>
          <table:table-cell/>
          <table:table-cell table:formula="of:=[.$C97]-[.D97]" office:value-type="float" office:value="-1.09" calcext:value-type="float">
            <text:p>-1.09</text:p>
          </table:table-cell>
          <table:table-cell table:formula="of:=[.$C97]-[.E97]" office:value-type="float" office:value="-1.19" calcext:value-type="float">
            <text:p>-1.19</text:p>
          </table:table-cell>
          <table:table-cell table:formula="of:=[.$C97]-[.F97]" office:value-type="float" office:value="-1.39" calcext:value-type="float">
            <text:p>-1.39</text:p>
          </table:table-cell>
          <table:table-cell table:formula="of:=[.$C97]-[.G97]" office:value-type="float" office:value="-1.3" calcext:value-type="float">
            <text:p>-1.3</text:p>
          </table:table-cell>
          <table:table-cell table:formula="of:=[.$C97]-[.H97]" office:value-type="float" office:value="-1.3" calcext:value-type="float">
            <text:p>-1.3</text:p>
          </table:table-cell>
          <table:table-cell/>
          <table:table-cell table:formula="of:=0.274725275*[.J97]*1000" office:value-type="float" office:value="-299.45054975" calcext:value-type="float">
            <text:p>-299.45054975</text:p>
          </table:table-cell>
          <table:table-cell table:formula="of:=0.274725275*[.K97]*1000" office:value-type="float" office:value="-326.92307725" calcext:value-type="float">
            <text:p>-326.92307725</text:p>
          </table:table-cell>
          <table:table-cell table:formula="of:=0.274725275*[.L97]*1000" office:value-type="float" office:value="-381.86813225" calcext:value-type="float">
            <text:p>-381.86813225</text:p>
          </table:table-cell>
          <table:table-cell table:formula="of:=0.274725275*[.M97]*1000" office:value-type="float" office:value="-357.1428575" calcext:value-type="float">
            <text:p>-357.1428575</text:p>
          </table:table-cell>
          <table:table-cell table:formula="of:=0.274725275*[.N97]*1000" office:value-type="float" office:value="-357.1428575" calcext:value-type="float">
            <text:p>-357.1428575</text:p>
          </table:table-cell>
          <table:table-cell/>
          <table:table-cell table:formula="of:=[.P97]-AVERAGE([.$P97:.$T97])" office:value-type="float" office:value="45.0549451000001" calcext:value-type="float">
            <text:p>45.0549451</text:p>
          </table:table-cell>
          <table:table-cell table:formula="of:=[.Q97]-AVERAGE([.$P97:.$T97])" office:value-type="float" office:value="17.5824175999999" calcext:value-type="float">
            <text:p>17.5824176</text:p>
          </table:table-cell>
          <table:table-cell table:formula="of:=[.R97]-AVERAGE([.$P97:.$T97])" office:value-type="float" office:value="-37.3626373999999" calcext:value-type="float">
            <text:p>-37.3626374</text:p>
          </table:table-cell>
          <table:table-cell table:formula="of:=[.S97]-AVERAGE([.$P97:.$T97])" office:value-type="float" office:value="-12.63736265" calcext:value-type="float">
            <text:p>-12.63736265</text:p>
          </table:table-cell>
          <table:table-cell table:formula="of:=[.T97]-AVERAGE([.$P97:.$T97])" office:value-type="float" office:value="-12.63736265" calcext:value-type="float">
            <text:p>-12.63736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-2" office:value-type="float" office:value="13.97" calcext:value-type="float">
            <text:p>13.97</text:p>
          </table:table-cell>
          <table:table-cell table:formula="of:=[.B98]/2" office:value-type="float" office:value="6.985" calcext:value-type="float">
            <text:p>6.985</text:p>
          </table:table-cell>
          <table:table-cell table:style-name="ce2" table:formula="of:=IF([.D6]&lt;&gt;&quot;&quot;;[.D6]-0.005;&quot;&quot;)" office:value-type="float" office:value="7.975" calcext:value-type="float">
            <text:p>7.975</text:p>
          </table:table-cell>
          <table:table-cell table:style-name="ce2" table:formula="of:=IF([.E6]&lt;&gt;&quot;&quot;;[.E6]-0.005;&quot;&quot;)" office:value-type="float" office:value="8.215" calcext:value-type="float">
            <text:p>8.215</text:p>
          </table:table-cell>
          <table:table-cell table:style-name="ce2" table:formula="of:=IF([.F6]&lt;&gt;&quot;&quot;;[.F6]-0.005;&quot;&quot;)" office:value-type="float" office:value="8.405" calcext:value-type="float">
            <text:p>8.405</text:p>
          </table:table-cell>
          <table:table-cell table:style-name="ce2" table:formula="of:=IF([.G6]&lt;&gt;&quot;&quot;;[.G6]-0.005;&quot;&quot;)" office:value-type="float" office:value="8.305" calcext:value-type="float">
            <text:p>8.305</text:p>
          </table:table-cell>
          <table:table-cell table:style-name="ce2" table:formula="of:=IF([.H6]&lt;&gt;&quot;&quot;;[.H6]-0.005;&quot;&quot;)" office:value-type="float" office:value="8.355" calcext:value-type="float">
            <text:p>8.355</text:p>
          </table:table-cell>
          <table:table-cell/>
          <table:table-cell table:formula="of:=[.$C98]-[.D98]" office:value-type="float" office:value="-0.99" calcext:value-type="float">
            <text:p>-0.99</text:p>
          </table:table-cell>
          <table:table-cell table:formula="of:=[.$C98]-[.E98]" office:value-type="float" office:value="-1.23" calcext:value-type="float">
            <text:p>-1.23</text:p>
          </table:table-cell>
          <table:table-cell table:formula="of:=[.$C98]-[.F98]" office:value-type="float" office:value="-1.42" calcext:value-type="float">
            <text:p>-1.42</text:p>
          </table:table-cell>
          <table:table-cell table:formula="of:=[.$C98]-[.G98]" office:value-type="float" office:value="-1.32" calcext:value-type="float">
            <text:p>-1.32</text:p>
          </table:table-cell>
          <table:table-cell table:formula="of:=[.$C98]-[.H98]" office:value-type="float" office:value="-1.37" calcext:value-type="float">
            <text:p>-1.37</text:p>
          </table:table-cell>
          <table:table-cell/>
          <table:table-cell table:formula="of:=0.274725275*[.J98]*1000" office:value-type="float" office:value="-271.97802225" calcext:value-type="float">
            <text:p>-271.97802225</text:p>
          </table:table-cell>
          <table:table-cell table:formula="of:=0.274725275*[.K98]*1000" office:value-type="float" office:value="-337.91208825" calcext:value-type="float">
            <text:p>-337.91208825</text:p>
          </table:table-cell>
          <table:table-cell table:formula="of:=0.274725275*[.L98]*1000" office:value-type="float" office:value="-390.1098905" calcext:value-type="float">
            <text:p>-390.1098905</text:p>
          </table:table-cell>
          <table:table-cell table:formula="of:=0.274725275*[.M98]*1000" office:value-type="float" office:value="-362.637363" calcext:value-type="float">
            <text:p>-362.637363</text:p>
          </table:table-cell>
          <table:table-cell table:formula="of:=0.274725275*[.N98]*1000" office:value-type="float" office:value="-376.37362675" calcext:value-type="float">
            <text:p>-376.37362675</text:p>
          </table:table-cell>
          <table:table-cell/>
          <table:table-cell table:formula="of:=[.P98]-AVERAGE([.$P98:.$T98])" office:value-type="float" office:value="75.8241758999997" calcext:value-type="float">
            <text:p>75.8241759</text:p>
          </table:table-cell>
          <table:table-cell table:formula="of:=[.Q98]-AVERAGE([.$P98:.$T98])" office:value-type="float" office:value="9.89010989999991" calcext:value-type="float">
            <text:p>9.8901099</text:p>
          </table:table-cell>
          <table:table-cell table:formula="of:=[.R98]-AVERAGE([.$P98:.$T98])" office:value-type="float" office:value="-42.30769235" calcext:value-type="float">
            <text:p>-42.30769235</text:p>
          </table:table-cell>
          <table:table-cell table:formula="of:=[.S98]-AVERAGE([.$P98:.$T98])" office:value-type="float" office:value="-14.8351648500001" calcext:value-type="float">
            <text:p>-14.83516485</text:p>
          </table:table-cell>
          <table:table-cell table:formula="of:=[.T98]-AVERAGE([.$P98:.$T98])" office:value-type="float" office:value="-28.5714285999998" calcext:value-type="float">
            <text:p>-28.5714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-2" office:value-type="float" office:value="13.73" calcext:value-type="float">
            <text:p>13.73</text:p>
          </table:table-cell>
          <table:table-cell table:formula="of:=[.B99]/2" office:value-type="float" office:value="6.865" calcext:value-type="float">
            <text:p>6.865</text:p>
          </table:table-cell>
          <table:table-cell table:style-name="ce2" table:formula="of:=IF([.D7]&lt;&gt;&quot;&quot;;[.D7]-0.005;&quot;&quot;)" office:value-type="float" office:value="8.035" calcext:value-type="float">
            <text:p>8.035</text:p>
          </table:table-cell>
          <table:table-cell table:style-name="ce2" table:formula="of:=IF([.E7]&lt;&gt;&quot;&quot;;[.E7]-0.005;&quot;&quot;)" office:value-type="float" office:value="8.115" calcext:value-type="float">
            <text:p>8.115</text:p>
          </table:table-cell>
          <table:table-cell table:style-name="ce2" table:formula="of:=IF([.F7]&lt;&gt;&quot;&quot;;[.F7]-0.005;&quot;&quot;)" office:value-type="float" office:value="8.255" calcext:value-type="float">
            <text:p>8.255</text:p>
          </table:table-cell>
          <table:table-cell table:style-name="ce2" table:formula="of:=IF([.G7]&lt;&gt;&quot;&quot;;[.G7]-0.005;&quot;&quot;)" office:value-type="float" office:value="8.195" calcext:value-type="float">
            <text:p>8.195</text:p>
          </table:table-cell>
          <table:table-cell table:style-name="ce2" table:formula="of:=IF([.H7]&lt;&gt;&quot;&quot;;[.H7]-0.005;&quot;&quot;)" office:value-type="float" office:value="8.235" calcext:value-type="float">
            <text:p>8.235</text:p>
          </table:table-cell>
          <table:table-cell/>
          <table:table-cell table:formula="of:=[.$C99]-[.D99]" office:value-type="float" office:value="-1.17" calcext:value-type="float">
            <text:p>-1.17</text:p>
          </table:table-cell>
          <table:table-cell table:formula="of:=[.$C99]-[.E99]" office:value-type="float" office:value="-1.25" calcext:value-type="float">
            <text:p>-1.25</text:p>
          </table:table-cell>
          <table:table-cell table:formula="of:=[.$C99]-[.F99]" office:value-type="float" office:value="-1.39" calcext:value-type="float">
            <text:p>-1.39</text:p>
          </table:table-cell>
          <table:table-cell table:formula="of:=[.$C99]-[.G99]" office:value-type="float" office:value="-1.33" calcext:value-type="float">
            <text:p>-1.33</text:p>
          </table:table-cell>
          <table:table-cell table:formula="of:=[.$C99]-[.H99]" office:value-type="float" office:value="-1.37" calcext:value-type="float">
            <text:p>-1.37</text:p>
          </table:table-cell>
          <table:table-cell/>
          <table:table-cell table:formula="of:=0.274725275*[.J99]*1000" office:value-type="float" office:value="-321.428571749999" calcext:value-type="float">
            <text:p>-321.42857175</text:p>
          </table:table-cell>
          <table:table-cell table:formula="of:=0.274725275*[.K99]*1000" office:value-type="float" office:value="-343.406593749999" calcext:value-type="float">
            <text:p>-343.40659375</text:p>
          </table:table-cell>
          <table:table-cell table:formula="of:=0.274725275*[.L99]*1000" office:value-type="float" office:value="-381.86813225" calcext:value-type="float">
            <text:p>-381.86813225</text:p>
          </table:table-cell>
          <table:table-cell table:formula="of:=0.274725275*[.M99]*1000" office:value-type="float" office:value="-365.384615749999" calcext:value-type="float">
            <text:p>-365.38461575</text:p>
          </table:table-cell>
          <table:table-cell table:formula="of:=0.274725275*[.N99]*1000" office:value-type="float" office:value="-376.37362675" calcext:value-type="float">
            <text:p>-376.37362675</text:p>
          </table:table-cell>
          <table:table-cell/>
          <table:table-cell table:formula="of:=[.P99]-AVERAGE([.$P99:.$T99])" office:value-type="float" office:value="36.2637363000001" calcext:value-type="float">
            <text:p>36.2637363</text:p>
          </table:table-cell>
          <table:table-cell table:formula="of:=[.Q99]-AVERAGE([.$P99:.$T99])" office:value-type="float" office:value="14.2857143000001" calcext:value-type="float">
            <text:p>14.2857143</text:p>
          </table:table-cell>
          <table:table-cell table:formula="of:=[.R99]-AVERAGE([.$P99:.$T99])" office:value-type="float" office:value="-24.1758242000001" calcext:value-type="float">
            <text:p>-24.1758242</text:p>
          </table:table-cell>
          <table:table-cell table:formula="of:=[.S99]-AVERAGE([.$P99:.$T99])" office:value-type="float" office:value="-7.69230769999996" calcext:value-type="float">
            <text:p>-7.6923077</text:p>
          </table:table-cell>
          <table:table-cell table:formula="of:=[.T99]-AVERAGE([.$P99:.$T99])" office:value-type="float" office:value="-18.6813187000002" calcext:value-type="float">
            <text:p>-18.6813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-2" office:value-type="float" office:value="13.78" calcext:value-type="float">
            <text:p>13.78</text:p>
          </table:table-cell>
          <table:table-cell table:formula="of:=[.B100]/2" office:value-type="float" office:value="6.89" calcext:value-type="float">
            <text:p>6.89</text:p>
          </table:table-cell>
          <table:table-cell table:style-name="ce2" table:formula="of:=IF([.D8]&lt;&gt;&quot;&quot;;[.D8]-0.005;&quot;&quot;)" office:value-type="float" office:value="8.375" calcext:value-type="float">
            <text:p>8.375</text:p>
          </table:table-cell>
          <table:table-cell table:style-name="ce2" table:formula="of:=IF([.E8]&lt;&gt;&quot;&quot;;[.E8]-0.005;&quot;&quot;)" office:value-type="float" office:value="8.405" calcext:value-type="float">
            <text:p>8.405</text:p>
          </table:table-cell>
          <table:table-cell table:style-name="ce2" table:formula="of:=IF([.F8]&lt;&gt;&quot;&quot;;[.F8]-0.005;&quot;&quot;)" office:value-type="float" office:value="8.575" calcext:value-type="float">
            <text:p>8.575</text:p>
          </table:table-cell>
          <table:table-cell table:style-name="ce2" table:formula="of:=IF([.G8]&lt;&gt;&quot;&quot;;[.G8]-0.005;&quot;&quot;)" office:value-type="float" office:value="8.465" calcext:value-type="float">
            <text:p>8.465</text:p>
          </table:table-cell>
          <table:table-cell table:style-name="ce2" table:formula="of:=IF([.H8]&lt;&gt;&quot;&quot;;[.H8]-0.005;&quot;&quot;)" office:value-type="float" office:value="8.535" calcext:value-type="float">
            <text:p>8.535</text:p>
          </table:table-cell>
          <table:table-cell/>
          <table:table-cell table:formula="of:=[.$C100]-[.D100]" office:value-type="float" office:value="-1.485" calcext:value-type="float">
            <text:p>-1.485</text:p>
          </table:table-cell>
          <table:table-cell table:formula="of:=[.$C100]-[.E100]" office:value-type="float" office:value="-1.515" calcext:value-type="float">
            <text:p>-1.515</text:p>
          </table:table-cell>
          <table:table-cell table:formula="of:=[.$C100]-[.F100]" office:value-type="float" office:value="-1.685" calcext:value-type="float">
            <text:p>-1.685</text:p>
          </table:table-cell>
          <table:table-cell table:formula="of:=[.$C100]-[.G100]" office:value-type="float" office:value="-1.575" calcext:value-type="float">
            <text:p>-1.575</text:p>
          </table:table-cell>
          <table:table-cell table:formula="of:=[.$C100]-[.H100]" office:value-type="float" office:value="-1.645" calcext:value-type="float">
            <text:p>-1.645</text:p>
          </table:table-cell>
          <table:table-cell/>
          <table:table-cell table:formula="of:=0.274725275*[.J100]*1000" office:value-type="float" office:value="-407.967033375" calcext:value-type="float">
            <text:p>-407.967033375</text:p>
          </table:table-cell>
          <table:table-cell table:formula="of:=0.274725275*[.K100]*1000" office:value-type="float" office:value="-416.208791625" calcext:value-type="float">
            <text:p>-416.208791625</text:p>
          </table:table-cell>
          <table:table-cell table:formula="of:=0.274725275*[.L100]*1000" office:value-type="float" office:value="-462.912088375" calcext:value-type="float">
            <text:p>-462.912088375</text:p>
          </table:table-cell>
          <table:table-cell table:formula="of:=0.274725275*[.M100]*1000" office:value-type="float" office:value="-432.692308125" calcext:value-type="float">
            <text:p>-432.692308125</text:p>
          </table:table-cell>
          <table:table-cell table:formula="of:=0.274725275*[.N100]*1000" office:value-type="float" office:value="-451.923077375" calcext:value-type="float">
            <text:p>-451.923077375</text:p>
          </table:table-cell>
          <table:table-cell/>
          <table:table-cell table:formula="of:=[.P100]-AVERAGE([.$P100:.$T100])" office:value-type="float" office:value="26.3736263999998" calcext:value-type="float">
            <text:p>26.3736264</text:p>
          </table:table-cell>
          <table:table-cell table:formula="of:=[.Q100]-AVERAGE([.$P100:.$T100])" office:value-type="float" office:value="18.1318681499999" calcext:value-type="float">
            <text:p>18.13186815</text:p>
          </table:table-cell>
          <table:table-cell table:formula="of:=[.R100]-AVERAGE([.$P100:.$T100])" office:value-type="float" office:value="-28.5714286" calcext:value-type="float">
            <text:p>-28.5714286</text:p>
          </table:table-cell>
          <table:table-cell table:formula="of:=[.S100]-AVERAGE([.$P100:.$T100])" office:value-type="float" office:value="1.64835164999982" calcext:value-type="float">
            <text:p>1.64835165</text:p>
          </table:table-cell>
          <table:table-cell table:formula="of:=[.T100]-AVERAGE([.$P100:.$T100])" office:value-type="float" office:value="-17.5824175999998" calcext:value-type="float">
            <text:p>-17.5824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-2" office:value-type="float" office:value="14.19" calcext:value-type="float">
            <text:p>14.19</text:p>
          </table:table-cell>
          <table:table-cell table:formula="of:=[.B101]/2" office:value-type="float" office:value="7.095" calcext:value-type="float">
            <text:p>7.095</text:p>
          </table:table-cell>
          <table:table-cell table:style-name="ce2" table:formula="of:=IF([.D9]&lt;&gt;&quot;&quot;;[.D9]-0.005;&quot;&quot;)" office:value-type="float" office:value="8.485" calcext:value-type="float">
            <text:p>8.485</text:p>
          </table:table-cell>
          <table:table-cell table:style-name="ce2" table:formula="of:=IF([.E9]&lt;&gt;&quot;&quot;;[.E9]-0.005;&quot;&quot;)" office:value-type="float" office:value="8.525" calcext:value-type="float">
            <text:p>8.525</text:p>
          </table:table-cell>
          <table:table-cell table:style-name="ce2" table:formula="of:=IF([.F9]&lt;&gt;&quot;&quot;;[.F9]-0.005;&quot;&quot;)" office:value-type="float" office:value="8.705" calcext:value-type="float">
            <text:p>8.705</text:p>
          </table:table-cell>
          <table:table-cell table:style-name="ce2" table:formula="of:=IF([.G9]&lt;&gt;&quot;&quot;;[.G9]-0.005;&quot;&quot;)" office:value-type="float" office:value="8.555" calcext:value-type="float">
            <text:p>8.555</text:p>
          </table:table-cell>
          <table:table-cell table:style-name="ce2" table:formula="of:=IF([.H9]&lt;&gt;&quot;&quot;;[.H9]-0.005;&quot;&quot;)" office:value-type="float" office:value="8.675" calcext:value-type="float">
            <text:p>8.675</text:p>
          </table:table-cell>
          <table:table-cell/>
          <table:table-cell table:formula="of:=[.$C101]-[.D101]" office:value-type="float" office:value="-1.39" calcext:value-type="float">
            <text:p>-1.39</text:p>
          </table:table-cell>
          <table:table-cell table:formula="of:=[.$C101]-[.E101]" office:value-type="float" office:value="-1.43" calcext:value-type="float">
            <text:p>-1.43</text:p>
          </table:table-cell>
          <table:table-cell table:formula="of:=[.$C101]-[.F101]" office:value-type="float" office:value="-1.61" calcext:value-type="float">
            <text:p>-1.61</text:p>
          </table:table-cell>
          <table:table-cell table:formula="of:=[.$C101]-[.G101]" office:value-type="float" office:value="-1.46" calcext:value-type="float">
            <text:p>-1.46</text:p>
          </table:table-cell>
          <table:table-cell table:formula="of:=[.$C101]-[.H101]" office:value-type="float" office:value="-1.58" calcext:value-type="float">
            <text:p>-1.58</text:p>
          </table:table-cell>
          <table:table-cell/>
          <table:table-cell table:formula="of:=0.274725275*[.J101]*1000" office:value-type="float" office:value="-381.86813225" calcext:value-type="float">
            <text:p>-381.86813225</text:p>
          </table:table-cell>
          <table:table-cell table:formula="of:=0.274725275*[.K101]*1000" office:value-type="float" office:value="-392.857143249999" calcext:value-type="float">
            <text:p>-392.85714325</text:p>
          </table:table-cell>
          <table:table-cell table:formula="of:=0.274725275*[.L101]*1000" office:value-type="float" office:value="-442.30769275" calcext:value-type="float">
            <text:p>-442.30769275</text:p>
          </table:table-cell>
          <table:table-cell table:formula="of:=0.274725275*[.M101]*1000" office:value-type="float" office:value="-401.0989015" calcext:value-type="float">
            <text:p>-401.0989015</text:p>
          </table:table-cell>
          <table:table-cell table:formula="of:=0.274725275*[.N101]*1000" office:value-type="float" office:value="-434.0659345" calcext:value-type="float">
            <text:p>-434.0659345</text:p>
          </table:table-cell>
          <table:table-cell/>
          <table:table-cell table:formula="of:=[.P101]-AVERAGE([.$P101:.$T101])" office:value-type="float" office:value="28.5714286" calcext:value-type="float">
            <text:p>28.5714286</text:p>
          </table:table-cell>
          <table:table-cell table:formula="of:=[.Q101]-AVERAGE([.$P101:.$T101])" office:value-type="float" office:value="17.5824176000002" calcext:value-type="float">
            <text:p>17.5824176</text:p>
          </table:table-cell>
          <table:table-cell table:formula="of:=[.R101]-AVERAGE([.$P101:.$T101])" office:value-type="float" office:value="-31.8681319000002" calcext:value-type="float">
            <text:p>-31.8681319</text:p>
          </table:table-cell>
          <table:table-cell table:formula="of:=[.S101]-AVERAGE([.$P101:.$T101])" office:value-type="float" office:value="9.3406593499999" calcext:value-type="float">
            <text:p>9.34065935</text:p>
          </table:table-cell>
          <table:table-cell table:formula="of:=[.T101]-AVERAGE([.$P101:.$T101])" office:value-type="float" office:value="-23.6263736499999" calcext:value-type="float">
            <text:p>-23.62637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-2" office:value-type="float" office:value="14.42" calcext:value-type="float">
            <text:p>14.42</text:p>
          </table:table-cell>
          <table:table-cell table:formula="of:=[.B102]/2" office:value-type="float" office:value="7.21" calcext:value-type="float">
            <text:p>7.21</text:p>
          </table:table-cell>
          <table:table-cell table:style-name="ce2" table:formula="of:=IF([.D10]&lt;&gt;&quot;&quot;;[.D10]-0.005;&quot;&quot;)" office:value-type="float" office:value="8.425" calcext:value-type="float">
            <text:p>8.425</text:p>
          </table:table-cell>
          <table:table-cell table:style-name="ce2" table:formula="of:=IF([.E10]&lt;&gt;&quot;&quot;;[.E10]-0.005;&quot;&quot;)" office:value-type="float" office:value="8.635" calcext:value-type="float">
            <text:p>8.635</text:p>
          </table:table-cell>
          <table:table-cell table:style-name="ce2" table:formula="of:=IF([.F10]&lt;&gt;&quot;&quot;;[.F10]-0.005;&quot;&quot;)" office:value-type="float" office:value="8.755" calcext:value-type="float">
            <text:p>8.755</text:p>
          </table:table-cell>
          <table:table-cell table:style-name="ce2" table:formula="of:=IF([.G10]&lt;&gt;&quot;&quot;;[.G10]-0.005;&quot;&quot;)" office:value-type="float" office:value="8.605" calcext:value-type="float">
            <text:p>8.605</text:p>
          </table:table-cell>
          <table:table-cell table:style-name="ce2" table:formula="of:=IF([.H10]&lt;&gt;&quot;&quot;;[.H10]-0.005;&quot;&quot;)" office:value-type="float" office:value="8.735" calcext:value-type="float">
            <text:p>8.735</text:p>
          </table:table-cell>
          <table:table-cell/>
          <table:table-cell table:formula="of:=[.$C102]-[.D102]" office:value-type="float" office:value="-1.215" calcext:value-type="float">
            <text:p>-1.215</text:p>
          </table:table-cell>
          <table:table-cell table:formula="of:=[.$C102]-[.E102]" office:value-type="float" office:value="-1.425" calcext:value-type="float">
            <text:p>-1.425</text:p>
          </table:table-cell>
          <table:table-cell table:formula="of:=[.$C102]-[.F102]" office:value-type="float" office:value="-1.545" calcext:value-type="float">
            <text:p>-1.545</text:p>
          </table:table-cell>
          <table:table-cell table:formula="of:=[.$C102]-[.G102]" office:value-type="float" office:value="-1.395" calcext:value-type="float">
            <text:p>-1.395</text:p>
          </table:table-cell>
          <table:table-cell table:formula="of:=[.$C102]-[.H102]" office:value-type="float" office:value="-1.525" calcext:value-type="float">
            <text:p>-1.525</text:p>
          </table:table-cell>
          <table:table-cell/>
          <table:table-cell table:formula="of:=0.274725275*[.J102]*1000" office:value-type="float" office:value="-333.791209125" calcext:value-type="float">
            <text:p>-333.791209125</text:p>
          </table:table-cell>
          <table:table-cell table:formula="of:=0.274725275*[.K102]*1000" office:value-type="float" office:value="-391.483516875" calcext:value-type="float">
            <text:p>-391.483516875</text:p>
          </table:table-cell>
          <table:table-cell table:formula="of:=0.274725275*[.L102]*1000" office:value-type="float" office:value="-424.450549874999" calcext:value-type="float">
            <text:p>-424.450549875</text:p>
          </table:table-cell>
          <table:table-cell table:formula="of:=0.274725275*[.M102]*1000" office:value-type="float" office:value="-383.241758624999" calcext:value-type="float">
            <text:p>-383.241758625</text:p>
          </table:table-cell>
          <table:table-cell table:formula="of:=0.274725275*[.N102]*1000" office:value-type="float" office:value="-418.956044375" calcext:value-type="float">
            <text:p>-418.956044375</text:p>
          </table:table-cell>
          <table:table-cell/>
          <table:table-cell table:formula="of:=[.P102]-AVERAGE([.$P102:.$T102])" office:value-type="float" office:value="56.5934066500001" calcext:value-type="float">
            <text:p>56.59340665</text:p>
          </table:table-cell>
          <table:table-cell table:formula="of:=[.Q102]-AVERAGE([.$P102:.$T102])" office:value-type="float" office:value="-1.09890110000015" calcext:value-type="float">
            <text:p>-1.0989011</text:p>
          </table:table-cell>
          <table:table-cell table:formula="of:=[.R102]-AVERAGE([.$P102:.$T102])" office:value-type="float" office:value="-34.0659340999999" calcext:value-type="float">
            <text:p>-34.0659341</text:p>
          </table:table-cell>
          <table:table-cell table:formula="of:=[.S102]-AVERAGE([.$P102:.$T102])" office:value-type="float" office:value="7.14285715000023" calcext:value-type="float">
            <text:p>7.14285715</text:p>
          </table:table-cell>
          <table:table-cell table:formula="of:=[.T102]-AVERAGE([.$P102:.$T102])" office:value-type="float" office:value="-28.5714286" calcext:value-type="float">
            <text:p>-28.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-2" office:value-type="float" office:value="14.12" calcext:value-type="float">
            <text:p>14.12</text:p>
          </table:table-cell>
          <table:table-cell table:formula="of:=[.B103]/2" office:value-type="float" office:value="7.06" calcext:value-type="float">
            <text:p>7.06</text:p>
          </table:table-cell>
          <table:table-cell table:style-name="ce2" table:formula="of:=IF([.D11]&lt;&gt;&quot;&quot;;[.D11]-0.005;&quot;&quot;)" office:value-type="float" office:value="8.045" calcext:value-type="float">
            <text:p>8.045</text:p>
          </table:table-cell>
          <table:table-cell table:style-name="ce2" table:formula="of:=IF([.E11]&lt;&gt;&quot;&quot;;[.E11]-0.005;&quot;&quot;)" office:value-type="float" office:value="8.235" calcext:value-type="float">
            <text:p>8.235</text:p>
          </table:table-cell>
          <table:table-cell table:style-name="ce2" table:formula="of:=IF([.F11]&lt;&gt;&quot;&quot;;[.F11]-0.005;&quot;&quot;)" office:value-type="float" office:value="8.365" calcext:value-type="float">
            <text:p>8.365</text:p>
          </table:table-cell>
          <table:table-cell table:style-name="ce2" table:formula="of:=IF([.G11]&lt;&gt;&quot;&quot;;[.G11]-0.005;&quot;&quot;)" office:value-type="float" office:value="8.155" calcext:value-type="float">
            <text:p>8.155</text:p>
          </table:table-cell>
          <table:table-cell table:style-name="ce2" table:formula="of:=IF([.H11]&lt;&gt;&quot;&quot;;[.H11]-0.005;&quot;&quot;)" office:value-type="float" office:value="8.345" calcext:value-type="float">
            <text:p>8.345</text:p>
          </table:table-cell>
          <table:table-cell/>
          <table:table-cell table:formula="of:=[.$C103]-[.D103]" office:value-type="float" office:value="-0.984999999999999" calcext:value-type="float">
            <text:p>-0.985</text:p>
          </table:table-cell>
          <table:table-cell table:formula="of:=[.$C103]-[.E103]" office:value-type="float" office:value="-1.175" calcext:value-type="float">
            <text:p>-1.175</text:p>
          </table:table-cell>
          <table:table-cell table:formula="of:=[.$C103]-[.F103]" office:value-type="float" office:value="-1.305" calcext:value-type="float">
            <text:p>-1.305</text:p>
          </table:table-cell>
          <table:table-cell table:formula="of:=[.$C103]-[.G103]" office:value-type="float" office:value="-1.095" calcext:value-type="float">
            <text:p>-1.095</text:p>
          </table:table-cell>
          <table:table-cell table:formula="of:=[.$C103]-[.H103]" office:value-type="float" office:value="-1.285" calcext:value-type="float">
            <text:p>-1.285</text:p>
          </table:table-cell>
          <table:table-cell/>
          <table:table-cell table:formula="of:=0.274725275*[.J103]*1000" office:value-type="float" office:value="-270.604395875" calcext:value-type="float">
            <text:p>-270.604395875</text:p>
          </table:table-cell>
          <table:table-cell table:formula="of:=0.274725275*[.K103]*1000" office:value-type="float" office:value="-322.802198125" calcext:value-type="float">
            <text:p>-322.802198125</text:p>
          </table:table-cell>
          <table:table-cell table:formula="of:=0.274725275*[.L103]*1000" office:value-type="float" office:value="-358.516483874999" calcext:value-type="float">
            <text:p>-358.516483875</text:p>
          </table:table-cell>
          <table:table-cell table:formula="of:=0.274725275*[.M103]*1000" office:value-type="float" office:value="-300.824176125" calcext:value-type="float">
            <text:p>-300.824176125</text:p>
          </table:table-cell>
          <table:table-cell table:formula="of:=0.274725275*[.N103]*1000" office:value-type="float" office:value="-353.021978375" calcext:value-type="float">
            <text:p>-353.021978375</text:p>
          </table:table-cell>
          <table:table-cell/>
          <table:table-cell table:formula="of:=[.P103]-AVERAGE([.$P103:.$T103])" office:value-type="float" office:value="50.5494505999998" calcext:value-type="float">
            <text:p>50.5494506</text:p>
          </table:table-cell>
          <table:table-cell table:formula="of:=[.Q103]-AVERAGE([.$P103:.$T103])" office:value-type="float" office:value="-1.64835165000011" calcext:value-type="float">
            <text:p>-1.64835165</text:p>
          </table:table-cell>
          <table:table-cell table:formula="of:=[.R103]-AVERAGE([.$P103:.$T103])" office:value-type="float" office:value="-37.3626373999998" calcext:value-type="float">
            <text:p>-37.3626374</text:p>
          </table:table-cell>
          <table:table-cell table:formula="of:=[.S103]-AVERAGE([.$P103:.$T103])" office:value-type="float" office:value="20.32967035" calcext:value-type="float">
            <text:p>20.32967035</text:p>
          </table:table-cell>
          <table:table-cell table:formula="of:=[.T103]-AVERAGE([.$P103:.$T103])" office:value-type="float" office:value="-31.8681318999999" calcext:value-type="float">
            <text:p>-31.8681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-2" office:value-type="float" office:value="13.13" calcext:value-type="float">
            <text:p>13.13</text:p>
          </table:table-cell>
          <table:table-cell table:formula="of:=[.B104]/2" office:value-type="float" office:value="6.565" calcext:value-type="float">
            <text:p>6.565</text:p>
          </table:table-cell>
          <table:table-cell table:style-name="ce2" table:formula="of:=IF([.D12]&lt;&gt;&quot;&quot;;[.D12]-0.005;&quot;&quot;)" office:value-type="float" office:value="7.565" calcext:value-type="float">
            <text:p>7.565</text:p>
          </table:table-cell>
          <table:table-cell table:style-name="ce2" table:formula="of:=IF([.E12]&lt;&gt;&quot;&quot;;[.E12]-0.005;&quot;&quot;)" office:value-type="float" office:value="7.705" calcext:value-type="float">
            <text:p>7.705</text:p>
          </table:table-cell>
          <table:table-cell table:style-name="ce2" table:formula="of:=IF([.F12]&lt;&gt;&quot;&quot;;[.F12]-0.005;&quot;&quot;)" office:value-type="float" office:value="7.785" calcext:value-type="float">
            <text:p>7.785</text:p>
          </table:table-cell>
          <table:table-cell table:style-name="ce2" table:formula="of:=IF([.G12]&lt;&gt;&quot;&quot;;[.G12]-0.005;&quot;&quot;)" office:value-type="float" office:value="7.615" calcext:value-type="float">
            <text:p>7.615</text:p>
          </table:table-cell>
          <table:table-cell table:style-name="ce2" table:formula="of:=IF([.H12]&lt;&gt;&quot;&quot;;[.H12]-0.005;&quot;&quot;)" office:value-type="float" office:value="7.765" calcext:value-type="float">
            <text:p>7.765</text:p>
          </table:table-cell>
          <table:table-cell/>
          <table:table-cell table:formula="of:=[.$C104]-[.D104]" office:value-type="float" office:value="-1" calcext:value-type="float">
            <text:p>-1</text:p>
          </table:table-cell>
          <table:table-cell table:formula="of:=[.$C104]-[.E104]" office:value-type="float" office:value="-1.14" calcext:value-type="float">
            <text:p>-1.14</text:p>
          </table:table-cell>
          <table:table-cell table:formula="of:=[.$C104]-[.F104]" office:value-type="float" office:value="-1.22" calcext:value-type="float">
            <text:p>-1.22</text:p>
          </table:table-cell>
          <table:table-cell table:formula="of:=[.$C104]-[.G104]" office:value-type="float" office:value="-1.05" calcext:value-type="float">
            <text:p>-1.05</text:p>
          </table:table-cell>
          <table:table-cell table:formula="of:=[.$C104]-[.H104]" office:value-type="float" office:value="-1.2" calcext:value-type="float">
            <text:p>-1.2</text:p>
          </table:table-cell>
          <table:table-cell/>
          <table:table-cell table:formula="of:=0.274725275*[.J104]*1000" office:value-type="float" office:value="-274.725275" calcext:value-type="float">
            <text:p>-274.725275</text:p>
          </table:table-cell>
          <table:table-cell table:formula="of:=0.274725275*[.K104]*1000" office:value-type="float" office:value="-313.1868135" calcext:value-type="float">
            <text:p>-313.1868135</text:p>
          </table:table-cell>
          <table:table-cell table:formula="of:=0.274725275*[.L104]*1000" office:value-type="float" office:value="-335.1648355" calcext:value-type="float">
            <text:p>-335.1648355</text:p>
          </table:table-cell>
          <table:table-cell table:formula="of:=0.274725275*[.M104]*1000" office:value-type="float" office:value="-288.46153875" calcext:value-type="float">
            <text:p>-288.46153875</text:p>
          </table:table-cell>
          <table:table-cell table:formula="of:=0.274725275*[.N104]*1000" office:value-type="float" office:value="-329.67033" calcext:value-type="float">
            <text:p>-329.67033</text:p>
          </table:table-cell>
          <table:table-cell/>
          <table:table-cell table:formula="of:=[.P104]-AVERAGE([.$P104:.$T104])" office:value-type="float" office:value="33.5164835499999" calcext:value-type="float">
            <text:p>33.51648355</text:p>
          </table:table-cell>
          <table:table-cell table:formula="of:=[.Q104]-AVERAGE([.$P104:.$T104])" office:value-type="float" office:value="-4.94505494999999" calcext:value-type="float">
            <text:p>-4.94505495</text:p>
          </table:table-cell>
          <table:table-cell table:formula="of:=[.R104]-AVERAGE([.$P104:.$T104])" office:value-type="float" office:value="-26.92307695" calcext:value-type="float">
            <text:p>-26.92307695</text:p>
          </table:table-cell>
          <table:table-cell table:formula="of:=[.S104]-AVERAGE([.$P104:.$T104])" office:value-type="float" office:value="19.7802197999999" calcext:value-type="float">
            <text:p>19.7802198</text:p>
          </table:table-cell>
          <table:table-cell table:formula="of:=[.T104]-AVERAGE([.$P104:.$T104])" office:value-type="float" office:value="-21.4285714499999" calcext:value-type="float">
            <text:p>-21.42857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-2" office:value-type="float" office:value="14.17" calcext:value-type="float">
            <text:p>14.17</text:p>
          </table:table-cell>
          <table:table-cell table:formula="of:=[.B105]/2" office:value-type="float" office:value="7.085" calcext:value-type="float">
            <text:p>7.085</text:p>
          </table:table-cell>
          <table:table-cell table:style-name="ce2" table:formula="of:=IF([.D13]&lt;&gt;&quot;&quot;;[.D13]-0.005;&quot;&quot;)" office:value-type="float" office:value="8.355" calcext:value-type="float">
            <text:p>8.355</text:p>
          </table:table-cell>
          <table:table-cell table:style-name="ce2" table:formula="of:=IF([.E13]&lt;&gt;&quot;&quot;;[.E13]-0.005;&quot;&quot;)" office:value-type="float" office:value="8.595" calcext:value-type="float">
            <text:p>8.595</text:p>
          </table:table-cell>
          <table:table-cell table:style-name="ce2" table:formula="of:=IF([.F13]&lt;&gt;&quot;&quot;;[.F13]-0.005;&quot;&quot;)" office:value-type="float" office:value="8.665" calcext:value-type="float">
            <text:p>8.665</text:p>
          </table:table-cell>
          <table:table-cell table:style-name="ce2" table:formula="of:=IF([.G13]&lt;&gt;&quot;&quot;;[.G13]-0.005;&quot;&quot;)" office:value-type="float" office:value="8.425" calcext:value-type="float">
            <text:p>8.425</text:p>
          </table:table-cell>
          <table:table-cell table:style-name="ce2" table:formula="of:=IF([.H13]&lt;&gt;&quot;&quot;;[.H13]-0.005;&quot;&quot;)" office:value-type="float" office:value="8.555" calcext:value-type="float">
            <text:p>8.555</text:p>
          </table:table-cell>
          <table:table-cell/>
          <table:table-cell table:formula="of:=[.$C105]-[.D105]" office:value-type="float" office:value="-1.27" calcext:value-type="float">
            <text:p>-1.27</text:p>
          </table:table-cell>
          <table:table-cell table:formula="of:=[.$C105]-[.E105]" office:value-type="float" office:value="-1.51" calcext:value-type="float">
            <text:p>-1.51</text:p>
          </table:table-cell>
          <table:table-cell table:formula="of:=[.$C105]-[.F105]" office:value-type="float" office:value="-1.58" calcext:value-type="float">
            <text:p>-1.58</text:p>
          </table:table-cell>
          <table:table-cell table:formula="of:=[.$C105]-[.G105]" office:value-type="float" office:value="-1.34" calcext:value-type="float">
            <text:p>-1.34</text:p>
          </table:table-cell>
          <table:table-cell table:formula="of:=[.$C105]-[.H105]" office:value-type="float" office:value="-1.47" calcext:value-type="float">
            <text:p>-1.47</text:p>
          </table:table-cell>
          <table:table-cell/>
          <table:table-cell table:formula="of:=0.274725275*[.J105]*1000" office:value-type="float" office:value="-348.901099249999" calcext:value-type="float">
            <text:p>-348.90109925</text:p>
          </table:table-cell>
          <table:table-cell table:formula="of:=0.274725275*[.K105]*1000" office:value-type="float" office:value="-414.835165249999" calcext:value-type="float">
            <text:p>-414.83516525</text:p>
          </table:table-cell>
          <table:table-cell table:formula="of:=0.274725275*[.L105]*1000" office:value-type="float" office:value="-434.0659345" calcext:value-type="float">
            <text:p>-434.0659345</text:p>
          </table:table-cell>
          <table:table-cell table:formula="of:=0.274725275*[.M105]*1000" office:value-type="float" office:value="-368.131868499999" calcext:value-type="float">
            <text:p>-368.1318685</text:p>
          </table:table-cell>
          <table:table-cell table:formula="of:=0.274725275*[.N105]*1000" office:value-type="float" office:value="-403.84615425" calcext:value-type="float">
            <text:p>-403.84615425</text:p>
          </table:table-cell>
          <table:table-cell/>
          <table:table-cell table:formula="of:=[.P105]-AVERAGE([.$P105:.$T105])" office:value-type="float" office:value="45.0549451000001" calcext:value-type="float">
            <text:p>45.0549451</text:p>
          </table:table-cell>
          <table:table-cell table:formula="of:=[.Q105]-AVERAGE([.$P105:.$T105])" office:value-type="float" office:value="-20.8791208999999" calcext:value-type="float">
            <text:p>-20.8791209</text:p>
          </table:table-cell>
          <table:table-cell table:formula="of:=[.R105]-AVERAGE([.$P105:.$T105])" office:value-type="float" office:value="-40.10989015" calcext:value-type="float">
            <text:p>-40.10989015</text:p>
          </table:table-cell>
          <table:table-cell table:formula="of:=[.S105]-AVERAGE([.$P105:.$T105])" office:value-type="float" office:value="25.82417585" calcext:value-type="float">
            <text:p>25.82417585</text:p>
          </table:table-cell>
          <table:table-cell table:formula="of:=[.T105]-AVERAGE([.$P105:.$T105])" office:value-type="float" office:value="-9.8901099000002" calcext:value-type="float">
            <text:p>-9.89010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-2" office:value-type="float" office:value="13.82" calcext:value-type="float">
            <text:p>13.82</text:p>
          </table:table-cell>
          <table:table-cell table:formula="of:=[.B106]/2" office:value-type="float" office:value="6.91" calcext:value-type="float">
            <text:p>6.91</text:p>
          </table:table-cell>
          <table:table-cell table:style-name="ce2" table:formula="of:=IF([.D14]&lt;&gt;&quot;&quot;;[.D14]-0.005;&quot;&quot;)" office:value-type="float" office:value="7.895" calcext:value-type="float">
            <text:p>7.895</text:p>
          </table:table-cell>
          <table:table-cell table:style-name="ce2" table:formula="of:=IF([.E14]&lt;&gt;&quot;&quot;;[.E14]-0.005;&quot;&quot;)" office:value-type="float" office:value="8.165" calcext:value-type="float">
            <text:p>8.165</text:p>
          </table:table-cell>
          <table:table-cell table:style-name="ce2" table:formula="of:=IF([.F14]&lt;&gt;&quot;&quot;;[.F14]-0.005;&quot;&quot;)" office:value-type="float" office:value="8.315" calcext:value-type="float">
            <text:p>8.315</text:p>
          </table:table-cell>
          <table:table-cell table:style-name="ce2" table:formula="of:=IF([.G14]&lt;&gt;&quot;&quot;;[.G14]-0.005;&quot;&quot;)" office:value-type="float" office:value="7.995" calcext:value-type="float">
            <text:p>7.995</text:p>
          </table:table-cell>
          <table:table-cell table:style-name="ce2" table:formula="of:=IF([.H14]&lt;&gt;&quot;&quot;;[.H14]-0.005;&quot;&quot;)" office:value-type="float" office:value="8.175" calcext:value-type="float">
            <text:p>8.175</text:p>
          </table:table-cell>
          <table:table-cell/>
          <table:table-cell table:formula="of:=[.$C106]-[.D106]" office:value-type="float" office:value="-0.985" calcext:value-type="float">
            <text:p>-0.985</text:p>
          </table:table-cell>
          <table:table-cell table:formula="of:=[.$C106]-[.E106]" office:value-type="float" office:value="-1.255" calcext:value-type="float">
            <text:p>-1.255</text:p>
          </table:table-cell>
          <table:table-cell table:formula="of:=[.$C106]-[.F106]" office:value-type="float" office:value="-1.405" calcext:value-type="float">
            <text:p>-1.405</text:p>
          </table:table-cell>
          <table:table-cell table:formula="of:=[.$C106]-[.G106]" office:value-type="float" office:value="-1.085" calcext:value-type="float">
            <text:p>-1.085</text:p>
          </table:table-cell>
          <table:table-cell table:formula="of:=[.$C106]-[.H106]" office:value-type="float" office:value="-1.265" calcext:value-type="float">
            <text:p>-1.265</text:p>
          </table:table-cell>
          <table:table-cell/>
          <table:table-cell table:formula="of:=0.274725275*[.J106]*1000" office:value-type="float" office:value="-270.604395875" calcext:value-type="float">
            <text:p>-270.604395875</text:p>
          </table:table-cell>
          <table:table-cell table:formula="of:=0.274725275*[.K106]*1000" office:value-type="float" office:value="-344.780220125" calcext:value-type="float">
            <text:p>-344.780220125</text:p>
          </table:table-cell>
          <table:table-cell table:formula="of:=0.274725275*[.L106]*1000" office:value-type="float" office:value="-385.989011375" calcext:value-type="float">
            <text:p>-385.989011375</text:p>
          </table:table-cell>
          <table:table-cell table:formula="of:=0.274725275*[.M106]*1000" office:value-type="float" office:value="-298.076923375" calcext:value-type="float">
            <text:p>-298.076923375</text:p>
          </table:table-cell>
          <table:table-cell table:formula="of:=0.274725275*[.N106]*1000" office:value-type="float" office:value="-347.527472875" calcext:value-type="float">
            <text:p>-347.527472875</text:p>
          </table:table-cell>
          <table:table-cell/>
          <table:table-cell table:formula="of:=[.P106]-AVERAGE([.$P106:.$T106])" office:value-type="float" office:value="58.7912088499998" calcext:value-type="float">
            <text:p>58.79120885</text:p>
          </table:table-cell>
          <table:table-cell table:formula="of:=[.Q106]-AVERAGE([.$P106:.$T106])" office:value-type="float" office:value="-15.3846153999999" calcext:value-type="float">
            <text:p>-15.3846154</text:p>
          </table:table-cell>
          <table:table-cell table:formula="of:=[.R106]-AVERAGE([.$P106:.$T106])" office:value-type="float" office:value="-56.59340665" calcext:value-type="float">
            <text:p>-56.59340665</text:p>
          </table:table-cell>
          <table:table-cell table:formula="of:=[.S106]-AVERAGE([.$P106:.$T106])" office:value-type="float" office:value="31.3186813499998" calcext:value-type="float">
            <text:p>31.31868135</text:p>
          </table:table-cell>
          <table:table-cell table:formula="of:=[.T106]-AVERAGE([.$P106:.$T106])" office:value-type="float" office:value="-18.1318681499998" calcext:value-type="float">
            <text:p>-18.13186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-2" office:value-type="float" office:value="13.53" calcext:value-type="float">
            <text:p>13.53</text:p>
          </table:table-cell>
          <table:table-cell table:formula="of:=[.B107]/2" office:value-type="float" office:value="6.765" calcext:value-type="float">
            <text:p>6.765</text:p>
          </table:table-cell>
          <table:table-cell table:style-name="ce2" table:formula="of:=IF([.D15]&lt;&gt;&quot;&quot;;[.D15]-0.005;&quot;&quot;)" office:value-type="float" office:value="8.155" calcext:value-type="float">
            <text:p>8.155</text:p>
          </table:table-cell>
          <table:table-cell table:style-name="ce2" table:formula="of:=IF([.E15]&lt;&gt;&quot;&quot;;[.E15]-0.005;&quot;&quot;)" office:value-type="float" office:value="8.435" calcext:value-type="float">
            <text:p>8.435</text:p>
          </table:table-cell>
          <table:table-cell table:style-name="ce2" table:formula="of:=IF([.F15]&lt;&gt;&quot;&quot;;[.F15]-0.005;&quot;&quot;)" office:value-type="float" office:value="8.485" calcext:value-type="float">
            <text:p>8.485</text:p>
          </table:table-cell>
          <table:table-cell table:style-name="ce2" table:formula="of:=IF([.G15]&lt;&gt;&quot;&quot;;[.G15]-0.005;&quot;&quot;)" office:value-type="float" office:value="8.285" calcext:value-type="float">
            <text:p>8.285</text:p>
          </table:table-cell>
          <table:table-cell table:style-name="ce2" table:formula="of:=IF([.H15]&lt;&gt;&quot;&quot;;[.H15]-0.005;&quot;&quot;)" office:value-type="float" office:value="8.475" calcext:value-type="float">
            <text:p>8.475</text:p>
          </table:table-cell>
          <table:table-cell/>
          <table:table-cell table:formula="of:=[.$C107]-[.D107]" office:value-type="float" office:value="-1.39" calcext:value-type="float">
            <text:p>-1.39</text:p>
          </table:table-cell>
          <table:table-cell table:formula="of:=[.$C107]-[.E107]" office:value-type="float" office:value="-1.67" calcext:value-type="float">
            <text:p>-1.67</text:p>
          </table:table-cell>
          <table:table-cell table:formula="of:=[.$C107]-[.F107]" office:value-type="float" office:value="-1.72" calcext:value-type="float">
            <text:p>-1.72</text:p>
          </table:table-cell>
          <table:table-cell table:formula="of:=[.$C107]-[.G107]" office:value-type="float" office:value="-1.52" calcext:value-type="float">
            <text:p>-1.52</text:p>
          </table:table-cell>
          <table:table-cell table:formula="of:=[.$C107]-[.H107]" office:value-type="float" office:value="-1.71" calcext:value-type="float">
            <text:p>-1.71</text:p>
          </table:table-cell>
          <table:table-cell/>
          <table:table-cell table:formula="of:=0.274725275*[.J107]*1000" office:value-type="float" office:value="-381.86813225" calcext:value-type="float">
            <text:p>-381.86813225</text:p>
          </table:table-cell>
          <table:table-cell table:formula="of:=0.274725275*[.K107]*1000" office:value-type="float" office:value="-458.79120925" calcext:value-type="float">
            <text:p>-458.79120925</text:p>
          </table:table-cell>
          <table:table-cell table:formula="of:=0.274725275*[.L107]*1000" office:value-type="float" office:value="-472.527473" calcext:value-type="float">
            <text:p>-472.527473</text:p>
          </table:table-cell>
          <table:table-cell table:formula="of:=0.274725275*[.M107]*1000" office:value-type="float" office:value="-417.582418" calcext:value-type="float">
            <text:p>-417.582418</text:p>
          </table:table-cell>
          <table:table-cell table:formula="of:=0.274725275*[.N107]*1000" office:value-type="float" office:value="-469.78022025" calcext:value-type="float">
            <text:p>-469.78022025</text:p>
          </table:table-cell>
          <table:table-cell/>
          <table:table-cell table:formula="of:=[.P107]-AVERAGE([.$P107:.$T107])" office:value-type="float" office:value="58.2417583" calcext:value-type="float">
            <text:p>58.2417583</text:p>
          </table:table-cell>
          <table:table-cell table:formula="of:=[.Q107]-AVERAGE([.$P107:.$T107])" office:value-type="float" office:value="-18.6813186999999" calcext:value-type="float">
            <text:p>-18.6813187</text:p>
          </table:table-cell>
          <table:table-cell table:formula="of:=[.R107]-AVERAGE([.$P107:.$T107])" office:value-type="float" office:value="-32.4175824500001" calcext:value-type="float">
            <text:p>-32.41758245</text:p>
          </table:table-cell>
          <table:table-cell table:formula="of:=[.S107]-AVERAGE([.$P107:.$T107])" office:value-type="float" office:value="22.5274725500002" calcext:value-type="float">
            <text:p>22.52747255</text:p>
          </table:table-cell>
          <table:table-cell table:formula="of:=[.T107]-AVERAGE([.$P107:.$T107])" office:value-type="float" office:value="-29.6703297000002" calcext:value-type="float">
            <text:p>-29.6703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-2" office:value-type="float" office:value="13.81" calcext:value-type="float">
            <text:p>13.81</text:p>
          </table:table-cell>
          <table:table-cell table:formula="of:=[.B108]/2" office:value-type="float" office:value="6.905" calcext:value-type="float">
            <text:p>6.905</text:p>
          </table:table-cell>
          <table:table-cell table:style-name="ce2" table:formula="of:=IF([.D16]&lt;&gt;&quot;&quot;;[.D16]-0.005;&quot;&quot;)" office:value-type="float" office:value="7.985" calcext:value-type="float">
            <text:p>7.985</text:p>
          </table:table-cell>
          <table:table-cell table:style-name="ce2" table:formula="of:=IF([.E16]&lt;&gt;&quot;&quot;;[.E16]-0.005;&quot;&quot;)" office:value-type="float" office:value="8.265" calcext:value-type="float">
            <text:p>8.265</text:p>
          </table:table-cell>
          <table:table-cell table:style-name="ce2" table:formula="of:=IF([.F16]&lt;&gt;&quot;&quot;;[.F16]-0.005;&quot;&quot;)" office:value-type="float" office:value="8.285" calcext:value-type="float">
            <text:p>8.285</text:p>
          </table:table-cell>
          <table:table-cell table:style-name="ce2" table:formula="of:=IF([.G16]&lt;&gt;&quot;&quot;;[.G16]-0.005;&quot;&quot;)" office:value-type="float" office:value="8.095" calcext:value-type="float">
            <text:p>8.095</text:p>
          </table:table-cell>
          <table:table-cell table:style-name="ce2" table:formula="of:=IF([.H16]&lt;&gt;&quot;&quot;;[.H16]-0.005;&quot;&quot;)" office:value-type="float" office:value="8.325" calcext:value-type="float">
            <text:p>8.325</text:p>
          </table:table-cell>
          <table:table-cell/>
          <table:table-cell table:formula="of:=[.$C108]-[.D108]" office:value-type="float" office:value="-1.08" calcext:value-type="float">
            <text:p>-1.08</text:p>
          </table:table-cell>
          <table:table-cell table:formula="of:=[.$C108]-[.E108]" office:value-type="float" office:value="-1.36" calcext:value-type="float">
            <text:p>-1.36</text:p>
          </table:table-cell>
          <table:table-cell table:formula="of:=[.$C108]-[.F108]" office:value-type="float" office:value="-1.38" calcext:value-type="float">
            <text:p>-1.38</text:p>
          </table:table-cell>
          <table:table-cell table:formula="of:=[.$C108]-[.G108]" office:value-type="float" office:value="-1.19" calcext:value-type="float">
            <text:p>-1.19</text:p>
          </table:table-cell>
          <table:table-cell table:formula="of:=[.$C108]-[.H108]" office:value-type="float" office:value="-1.42" calcext:value-type="float">
            <text:p>-1.42</text:p>
          </table:table-cell>
          <table:table-cell/>
          <table:table-cell table:formula="of:=0.274725275*[.J108]*1000" office:value-type="float" office:value="-296.703297" calcext:value-type="float">
            <text:p>-296.703297</text:p>
          </table:table-cell>
          <table:table-cell table:formula="of:=0.274725275*[.K108]*1000" office:value-type="float" office:value="-373.626374" calcext:value-type="float">
            <text:p>-373.626374</text:p>
          </table:table-cell>
          <table:table-cell table:formula="of:=0.274725275*[.L108]*1000" office:value-type="float" office:value="-379.120879499999" calcext:value-type="float">
            <text:p>-379.1208795</text:p>
          </table:table-cell>
          <table:table-cell table:formula="of:=0.274725275*[.M108]*1000" office:value-type="float" office:value="-326.92307725" calcext:value-type="float">
            <text:p>-326.92307725</text:p>
          </table:table-cell>
          <table:table-cell table:formula="of:=0.274725275*[.N108]*1000" office:value-type="float" office:value="-390.1098905" calcext:value-type="float">
            <text:p>-390.1098905</text:p>
          </table:table-cell>
          <table:table-cell/>
          <table:table-cell table:formula="of:=[.P108]-AVERAGE([.$P108:.$T108])" office:value-type="float" office:value="56.5934066499996" calcext:value-type="float">
            <text:p>56.59340665</text:p>
          </table:table-cell>
          <table:table-cell table:formula="of:=[.Q108]-AVERAGE([.$P108:.$T108])" office:value-type="float" office:value="-20.32967035" calcext:value-type="float">
            <text:p>-20.32967035</text:p>
          </table:table-cell>
          <table:table-cell table:formula="of:=[.R108]-AVERAGE([.$P108:.$T108])" office:value-type="float" office:value="-25.8241758499998" calcext:value-type="float">
            <text:p>-25.82417585</text:p>
          </table:table-cell>
          <table:table-cell table:formula="of:=[.S108]-AVERAGE([.$P108:.$T108])" office:value-type="float" office:value="26.3736264" calcext:value-type="float">
            <text:p>26.3736264</text:p>
          </table:table-cell>
          <table:table-cell table:formula="of:=[.T108]-AVERAGE([.$P108:.$T108])" office:value-type="float" office:value="-36.8131868500001" calcext:value-type="float">
            <text:p>-36.81318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-2" office:value-type="float" office:value="14.58" calcext:value-type="float">
            <text:p>14.58</text:p>
          </table:table-cell>
          <table:table-cell table:formula="of:=[.B109]/2" office:value-type="float" office:value="7.29" calcext:value-type="float">
            <text:p>7.29</text:p>
          </table:table-cell>
          <table:table-cell table:style-name="ce2" table:formula="of:=IF([.D17]&lt;&gt;&quot;&quot;;[.D17]-0.005;&quot;&quot;)" office:value-type="float" office:value="8.735" calcext:value-type="float">
            <text:p>8.735</text:p>
          </table:table-cell>
          <table:table-cell table:style-name="ce2" table:formula="of:=IF([.E17]&lt;&gt;&quot;&quot;;[.E17]-0.005;&quot;&quot;)" office:value-type="float" office:value="9.025" calcext:value-type="float">
            <text:p>9.025</text:p>
          </table:table-cell>
          <table:table-cell table:style-name="ce2" table:formula="of:=IF([.F17]&lt;&gt;&quot;&quot;;[.F17]-0.005;&quot;&quot;)" office:value-type="float" office:value="9.105" calcext:value-type="float">
            <text:p>9.105</text:p>
          </table:table-cell>
          <table:table-cell table:style-name="ce2" table:formula="of:=IF([.G17]&lt;&gt;&quot;&quot;;[.G17]-0.005;&quot;&quot;)" office:value-type="float" office:value="8.875" calcext:value-type="float">
            <text:p>8.875</text:p>
          </table:table-cell>
          <table:table-cell table:style-name="ce2" table:formula="of:=IF([.H17]&lt;&gt;&quot;&quot;;[.H17]-0.005;&quot;&quot;)" office:value-type="float" office:value="9.055" calcext:value-type="float">
            <text:p>9.055</text:p>
          </table:table-cell>
          <table:table-cell/>
          <table:table-cell table:formula="of:=[.$C109]-[.D109]" office:value-type="float" office:value="-1.445" calcext:value-type="float">
            <text:p>-1.445</text:p>
          </table:table-cell>
          <table:table-cell table:formula="of:=[.$C109]-[.E109]" office:value-type="float" office:value="-1.735" calcext:value-type="float">
            <text:p>-1.735</text:p>
          </table:table-cell>
          <table:table-cell table:formula="of:=[.$C109]-[.F109]" office:value-type="float" office:value="-1.815" calcext:value-type="float">
            <text:p>-1.815</text:p>
          </table:table-cell>
          <table:table-cell table:formula="of:=[.$C109]-[.G109]" office:value-type="float" office:value="-1.585" calcext:value-type="float">
            <text:p>-1.585</text:p>
          </table:table-cell>
          <table:table-cell table:formula="of:=[.$C109]-[.H109]" office:value-type="float" office:value="-1.765" calcext:value-type="float">
            <text:p>-1.765</text:p>
          </table:table-cell>
          <table:table-cell/>
          <table:table-cell table:formula="of:=0.274725275*[.J109]*1000" office:value-type="float" office:value="-396.978022375" calcext:value-type="float">
            <text:p>-396.978022375</text:p>
          </table:table-cell>
          <table:table-cell table:formula="of:=0.274725275*[.K109]*1000" office:value-type="float" office:value="-476.648352125" calcext:value-type="float">
            <text:p>-476.648352125</text:p>
          </table:table-cell>
          <table:table-cell table:formula="of:=0.274725275*[.L109]*1000" office:value-type="float" office:value="-498.626374125" calcext:value-type="float">
            <text:p>-498.626374125</text:p>
          </table:table-cell>
          <table:table-cell table:formula="of:=0.274725275*[.M109]*1000" office:value-type="float" office:value="-435.439560875" calcext:value-type="float">
            <text:p>-435.439560875</text:p>
          </table:table-cell>
          <table:table-cell table:formula="of:=0.274725275*[.N109]*1000" office:value-type="float" office:value="-484.890110375" calcext:value-type="float">
            <text:p>-484.890110375</text:p>
          </table:table-cell>
          <table:table-cell/>
          <table:table-cell table:formula="of:=[.P109]-AVERAGE([.$P109:.$T109])" office:value-type="float" office:value="61.5384616" calcext:value-type="float">
            <text:p>61.5384616</text:p>
          </table:table-cell>
          <table:table-cell table:formula="of:=[.Q109]-AVERAGE([.$P109:.$T109])" office:value-type="float" office:value="-18.1318681499998" calcext:value-type="float">
            <text:p>-18.13186815</text:p>
          </table:table-cell>
          <table:table-cell table:formula="of:=[.R109]-AVERAGE([.$P109:.$T109])" office:value-type="float" office:value="-40.1098901499998" calcext:value-type="float">
            <text:p>-40.10989015</text:p>
          </table:table-cell>
          <table:table-cell table:formula="of:=[.S109]-AVERAGE([.$P109:.$T109])" office:value-type="float" office:value="23.0769230999998" calcext:value-type="float">
            <text:p>23.0769231</text:p>
          </table:table-cell>
          <table:table-cell table:formula="of:=[.T109]-AVERAGE([.$P109:.$T109])" office:value-type="float" office:value="-26.3736264000001" calcext:value-type="float">
            <text:p>-26.3736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-2" office:value-type="float" office:value="13.89" calcext:value-type="float">
            <text:p>13.89</text:p>
          </table:table-cell>
          <table:table-cell table:formula="of:=[.B110]/2" office:value-type="float" office:value="6.945" calcext:value-type="float">
            <text:p>6.945</text:p>
          </table:table-cell>
          <table:table-cell table:style-name="ce2" table:formula="of:=IF([.D18]&lt;&gt;&quot;&quot;;[.D18]-0.005;&quot;&quot;)" office:value-type="float" office:value="7.915" calcext:value-type="float">
            <text:p>7.915</text:p>
          </table:table-cell>
          <table:table-cell table:style-name="ce2" table:formula="of:=IF([.E18]&lt;&gt;&quot;&quot;;[.E18]-0.005;&quot;&quot;)" office:value-type="float" office:value="8.185" calcext:value-type="float">
            <text:p>8.185</text:p>
          </table:table-cell>
          <table:table-cell table:style-name="ce2" table:formula="of:=IF([.F18]&lt;&gt;&quot;&quot;;[.F18]-0.005;&quot;&quot;)" office:value-type="float" office:value="8.205" calcext:value-type="float">
            <text:p>8.205</text:p>
          </table:table-cell>
          <table:table-cell table:style-name="ce2" table:formula="of:=IF([.G18]&lt;&gt;&quot;&quot;;[.G18]-0.005;&quot;&quot;)" office:value-type="float" office:value="8.025" calcext:value-type="float">
            <text:p>8.025</text:p>
          </table:table-cell>
          <table:table-cell table:style-name="ce2" table:formula="of:=IF([.H18]&lt;&gt;&quot;&quot;;[.H18]-0.005;&quot;&quot;)" office:value-type="float" office:value="8.185" calcext:value-type="float">
            <text:p>8.185</text:p>
          </table:table-cell>
          <table:table-cell/>
          <table:table-cell table:formula="of:=[.$C110]-[.D110]" office:value-type="float" office:value="-0.97" calcext:value-type="float">
            <text:p>-0.97</text:p>
          </table:table-cell>
          <table:table-cell table:formula="of:=[.$C110]-[.E110]" office:value-type="float" office:value="-1.24" calcext:value-type="float">
            <text:p>-1.24</text:p>
          </table:table-cell>
          <table:table-cell table:formula="of:=[.$C110]-[.F110]" office:value-type="float" office:value="-1.26" calcext:value-type="float">
            <text:p>-1.26</text:p>
          </table:table-cell>
          <table:table-cell table:formula="of:=[.$C110]-[.G110]" office:value-type="float" office:value="-1.08" calcext:value-type="float">
            <text:p>-1.08</text:p>
          </table:table-cell>
          <table:table-cell table:formula="of:=[.$C110]-[.H110]" office:value-type="float" office:value="-1.24" calcext:value-type="float">
            <text:p>-1.24</text:p>
          </table:table-cell>
          <table:table-cell/>
          <table:table-cell table:formula="of:=0.274725275*[.J110]*1000" office:value-type="float" office:value="-266.48351675" calcext:value-type="float">
            <text:p>-266.48351675</text:p>
          </table:table-cell>
          <table:table-cell table:formula="of:=0.274725275*[.K110]*1000" office:value-type="float" office:value="-340.659341" calcext:value-type="float">
            <text:p>-340.659341</text:p>
          </table:table-cell>
          <table:table-cell table:formula="of:=0.274725275*[.L110]*1000" office:value-type="float" office:value="-346.1538465" calcext:value-type="float">
            <text:p>-346.1538465</text:p>
          </table:table-cell>
          <table:table-cell table:formula="of:=0.274725275*[.M110]*1000" office:value-type="float" office:value="-296.703296999999" calcext:value-type="float">
            <text:p>-296.703297</text:p>
          </table:table-cell>
          <table:table-cell table:formula="of:=0.274725275*[.N110]*1000" office:value-type="float" office:value="-340.659341" calcext:value-type="float">
            <text:p>-340.659341</text:p>
          </table:table-cell>
          <table:table-cell/>
          <table:table-cell table:formula="of:=[.P110]-AVERAGE([.$P110:.$T110])" office:value-type="float" office:value="51.6483516999998" calcext:value-type="float">
            <text:p>51.6483517</text:p>
          </table:table-cell>
          <table:table-cell table:formula="of:=[.Q110]-AVERAGE([.$P110:.$T110])" office:value-type="float" office:value="-22.5274725499999" calcext:value-type="float">
            <text:p>-22.52747255</text:p>
          </table:table-cell>
          <table:table-cell table:formula="of:=[.R110]-AVERAGE([.$P110:.$T110])" office:value-type="float" office:value="-28.0219780500002" calcext:value-type="float">
            <text:p>-28.02197805</text:p>
          </table:table-cell>
          <table:table-cell table:formula="of:=[.S110]-AVERAGE([.$P110:.$T110])" office:value-type="float" office:value="21.4285714500002" calcext:value-type="float">
            <text:p>21.42857145</text:p>
          </table:table-cell>
          <table:table-cell table:formula="of:=[.T110]-AVERAGE([.$P110:.$T110])" office:value-type="float" office:value="-22.5274725499999" calcext:value-type="float">
            <text:p>-22.52747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-2" office:value-type="float" office:value="12.85" calcext:value-type="float">
            <text:p>12.85</text:p>
          </table:table-cell>
          <table:table-cell table:formula="of:=[.B111]/2" office:value-type="float" office:value="6.425" calcext:value-type="float">
            <text:p>6.425</text:p>
          </table:table-cell>
          <table:table-cell table:style-name="ce2" table:formula="of:=IF([.D19]&lt;&gt;&quot;&quot;;[.D19]-0.005;&quot;&quot;)" office:value-type="float" office:value="7.235" calcext:value-type="float">
            <text:p>7.235</text:p>
          </table:table-cell>
          <table:table-cell table:style-name="ce2" table:formula="of:=IF([.E19]&lt;&gt;&quot;&quot;;[.E19]-0.005;&quot;&quot;)" office:value-type="float" office:value="7.415" calcext:value-type="float">
            <text:p>7.415</text:p>
          </table:table-cell>
          <table:table-cell table:style-name="ce2" table:formula="of:=IF([.F19]&lt;&gt;&quot;&quot;;[.F19]-0.005;&quot;&quot;)" office:value-type="float" office:value="7.495" calcext:value-type="float">
            <text:p>7.495</text:p>
          </table:table-cell>
          <table:table-cell table:style-name="ce2" table:formula="of:=IF([.G19]&lt;&gt;&quot;&quot;;[.G19]-0.005;&quot;&quot;)" office:value-type="float" office:value="7.315" calcext:value-type="float">
            <text:p>7.315</text:p>
          </table:table-cell>
          <table:table-cell table:style-name="ce2" table:formula="of:=IF([.H19]&lt;&gt;&quot;&quot;;[.H19]-0.005;&quot;&quot;)" office:value-type="float" office:value="7.435" calcext:value-type="float">
            <text:p>7.435</text:p>
          </table:table-cell>
          <table:table-cell/>
          <table:table-cell table:formula="of:=[.$C111]-[.D111]" office:value-type="float" office:value="-0.810000000000001" calcext:value-type="float">
            <text:p>-0.81</text:p>
          </table:table-cell>
          <table:table-cell table:formula="of:=[.$C111]-[.E111]" office:value-type="float" office:value="-0.99" calcext:value-type="float">
            <text:p>-0.99</text:p>
          </table:table-cell>
          <table:table-cell table:formula="of:=[.$C111]-[.F111]" office:value-type="float" office:value="-1.07" calcext:value-type="float">
            <text:p>-1.07</text:p>
          </table:table-cell>
          <table:table-cell table:formula="of:=[.$C111]-[.G111]" office:value-type="float" office:value="-0.890000000000001" calcext:value-type="float">
            <text:p>-0.89</text:p>
          </table:table-cell>
          <table:table-cell table:formula="of:=[.$C111]-[.H111]" office:value-type="float" office:value="-1.01" calcext:value-type="float">
            <text:p>-1.01</text:p>
          </table:table-cell>
          <table:table-cell/>
          <table:table-cell table:formula="of:=0.274725275*[.J111]*1000" office:value-type="float" office:value="-222.52747275" calcext:value-type="float">
            <text:p>-222.52747275</text:p>
          </table:table-cell>
          <table:table-cell table:formula="of:=0.274725275*[.K111]*1000" office:value-type="float" office:value="-271.97802225" calcext:value-type="float">
            <text:p>-271.97802225</text:p>
          </table:table-cell>
          <table:table-cell table:formula="of:=0.274725275*[.L111]*1000" office:value-type="float" office:value="-293.95604425" calcext:value-type="float">
            <text:p>-293.95604425</text:p>
          </table:table-cell>
          <table:table-cell table:formula="of:=0.274725275*[.M111]*1000" office:value-type="float" office:value="-244.50549475" calcext:value-type="float">
            <text:p>-244.50549475</text:p>
          </table:table-cell>
          <table:table-cell table:formula="of:=0.274725275*[.N111]*1000" office:value-type="float" office:value="-277.47252775" calcext:value-type="float">
            <text:p>-277.47252775</text:p>
          </table:table-cell>
          <table:table-cell/>
          <table:table-cell table:formula="of:=[.P111]-AVERAGE([.$P111:.$T111])" office:value-type="float" office:value="39.5604395999999" calcext:value-type="float">
            <text:p>39.5604396</text:p>
          </table:table-cell>
          <table:table-cell table:formula="of:=[.Q111]-AVERAGE([.$P111:.$T111])" office:value-type="float" office:value="-9.89010989999997" calcext:value-type="float">
            <text:p>-9.8901099</text:p>
          </table:table-cell>
          <table:table-cell table:formula="of:=[.R111]-AVERAGE([.$P111:.$T111])" office:value-type="float" office:value="-31.8681319" calcext:value-type="float">
            <text:p>-31.8681319</text:p>
          </table:table-cell>
          <table:table-cell table:formula="of:=[.S111]-AVERAGE([.$P111:.$T111])" office:value-type="float" office:value="17.5824175999999" calcext:value-type="float">
            <text:p>17.5824176</text:p>
          </table:table-cell>
          <table:table-cell table:formula="of:=[.T111]-AVERAGE([.$P111:.$T111])" office:value-type="float" office:value="-15.3846154000001" calcext:value-type="float">
            <text:p>-15.3846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-2" office:value-type="float" office:value="13.76" calcext:value-type="float">
            <text:p>13.76</text:p>
          </table:table-cell>
          <table:table-cell table:formula="of:=[.B112]/2" office:value-type="float" office:value="6.88" calcext:value-type="float">
            <text:p>6.88</text:p>
          </table:table-cell>
          <table:table-cell table:style-name="ce2" table:formula="of:=IF([.D20]&lt;&gt;&quot;&quot;;[.D20]-0.005;&quot;&quot;)" office:value-type="float" office:value="8.045" calcext:value-type="float">
            <text:p>8.045</text:p>
          </table:table-cell>
          <table:table-cell table:style-name="ce2" table:formula="of:=IF([.E20]&lt;&gt;&quot;&quot;;[.E20]-0.005;&quot;&quot;)" office:value-type="float" office:value="8.045" calcext:value-type="float">
            <text:p>8.045</text:p>
          </table:table-cell>
          <table:table-cell table:style-name="ce2" table:formula="of:=IF([.F20]&lt;&gt;&quot;&quot;;[.F20]-0.005;&quot;&quot;)" office:value-type="float" office:value="8.125" calcext:value-type="float">
            <text:p>8.125</text:p>
          </table:table-cell>
          <table:table-cell table:style-name="ce2" table:formula="of:=IF([.G20]&lt;&gt;&quot;&quot;;[.G20]-0.005;&quot;&quot;)" office:value-type="float" office:value="7.965" calcext:value-type="float">
            <text:p>7.965</text:p>
          </table:table-cell>
          <table:table-cell table:style-name="ce2" table:formula="of:=IF([.H20]&lt;&gt;&quot;&quot;;[.H20]-0.005;&quot;&quot;)" office:value-type="float" office:value="8.095" calcext:value-type="float">
            <text:p>8.095</text:p>
          </table:table-cell>
          <table:table-cell/>
          <table:table-cell table:formula="of:=[.$C112]-[.D112]" office:value-type="float" office:value="-1.165" calcext:value-type="float">
            <text:p>-1.165</text:p>
          </table:table-cell>
          <table:table-cell table:formula="of:=[.$C112]-[.E112]" office:value-type="float" office:value="-1.165" calcext:value-type="float">
            <text:p>-1.165</text:p>
          </table:table-cell>
          <table:table-cell table:formula="of:=[.$C112]-[.F112]" office:value-type="float" office:value="-1.245" calcext:value-type="float">
            <text:p>-1.245</text:p>
          </table:table-cell>
          <table:table-cell table:formula="of:=[.$C112]-[.G112]" office:value-type="float" office:value="-1.085" calcext:value-type="float">
            <text:p>-1.085</text:p>
          </table:table-cell>
          <table:table-cell table:formula="of:=[.$C112]-[.H112]" office:value-type="float" office:value="-1.215" calcext:value-type="float">
            <text:p>-1.215</text:p>
          </table:table-cell>
          <table:table-cell/>
          <table:table-cell table:formula="of:=0.274725275*[.J112]*1000" office:value-type="float" office:value="-320.054945375" calcext:value-type="float">
            <text:p>-320.054945375</text:p>
          </table:table-cell>
          <table:table-cell table:formula="of:=0.274725275*[.K112]*1000" office:value-type="float" office:value="-320.054945375" calcext:value-type="float">
            <text:p>-320.054945375</text:p>
          </table:table-cell>
          <table:table-cell table:formula="of:=0.274725275*[.L112]*1000" office:value-type="float" office:value="-342.032967375" calcext:value-type="float">
            <text:p>-342.032967375</text:p>
          </table:table-cell>
          <table:table-cell table:formula="of:=0.274725275*[.M112]*1000" office:value-type="float" office:value="-298.076923375" calcext:value-type="float">
            <text:p>-298.076923375</text:p>
          </table:table-cell>
          <table:table-cell table:formula="of:=0.274725275*[.N112]*1000" office:value-type="float" office:value="-333.791209125" calcext:value-type="float">
            <text:p>-333.791209125</text:p>
          </table:table-cell>
          <table:table-cell/>
          <table:table-cell table:formula="of:=[.P112]-AVERAGE([.$P112:.$T112])" office:value-type="float" office:value="2.74725274999992" calcext:value-type="float">
            <text:p>2.74725275</text:p>
          </table:table-cell>
          <table:table-cell table:formula="of:=[.Q112]-AVERAGE([.$P112:.$T112])" office:value-type="float" office:value="2.74725274999992" calcext:value-type="float">
            <text:p>2.74725275</text:p>
          </table:table-cell>
          <table:table-cell table:formula="of:=[.R112]-AVERAGE([.$P112:.$T112])" office:value-type="float" office:value="-19.2307692500001" calcext:value-type="float">
            <text:p>-19.23076925</text:p>
          </table:table-cell>
          <table:table-cell table:formula="of:=[.S112]-AVERAGE([.$P112:.$T112])" office:value-type="float" office:value="24.7252747499999" calcext:value-type="float">
            <text:p>24.72527475</text:p>
          </table:table-cell>
          <table:table-cell table:formula="of:=[.T112]-AVERAGE([.$P112:.$T112])" office:value-type="float" office:value="-10.9890109999998" calcext:value-type="float">
            <text:p>-10.989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-2" office:value-type="float" office:value="13.11" calcext:value-type="float">
            <text:p>13.11</text:p>
          </table:table-cell>
          <table:table-cell table:formula="of:=[.B113]/2" office:value-type="float" office:value="6.555" calcext:value-type="float">
            <text:p>6.555</text:p>
          </table:table-cell>
          <table:table-cell table:style-name="ce2" table:formula="of:=IF([.D21]&lt;&gt;&quot;&quot;;[.D21]-0.005;&quot;&quot;)" office:value-type="float" office:value="7.545" calcext:value-type="float">
            <text:p>7.545</text:p>
          </table:table-cell>
          <table:table-cell table:style-name="ce2" table:formula="of:=IF([.E21]&lt;&gt;&quot;&quot;;[.E21]-0.005;&quot;&quot;)" office:value-type="float" office:value="7.645" calcext:value-type="float">
            <text:p>7.645</text:p>
          </table:table-cell>
          <table:table-cell table:style-name="ce2" table:formula="of:=IF([.F21]&lt;&gt;&quot;&quot;;[.F21]-0.005;&quot;&quot;)" office:value-type="float" office:value="7.715" calcext:value-type="float">
            <text:p>7.715</text:p>
          </table:table-cell>
          <table:table-cell table:style-name="ce2" table:formula="of:=IF([.G21]&lt;&gt;&quot;&quot;;[.G21]-0.005;&quot;&quot;)" office:value-type="float" office:value="7.575" calcext:value-type="float">
            <text:p>7.575</text:p>
          </table:table-cell>
          <table:table-cell table:style-name="ce2" table:formula="of:=IF([.H21]&lt;&gt;&quot;&quot;;[.H21]-0.005;&quot;&quot;)" office:value-type="float" office:value="7.725" calcext:value-type="float">
            <text:p>7.725</text:p>
          </table:table-cell>
          <table:table-cell/>
          <table:table-cell table:formula="of:=[.$C113]-[.D113]" office:value-type="float" office:value="-0.99" calcext:value-type="float">
            <text:p>-0.99</text:p>
          </table:table-cell>
          <table:table-cell table:formula="of:=[.$C113]-[.E113]" office:value-type="float" office:value="-1.09" calcext:value-type="float">
            <text:p>-1.09</text:p>
          </table:table-cell>
          <table:table-cell table:formula="of:=[.$C113]-[.F113]" office:value-type="float" office:value="-1.16" calcext:value-type="float">
            <text:p>-1.16</text:p>
          </table:table-cell>
          <table:table-cell table:formula="of:=[.$C113]-[.G113]" office:value-type="float" office:value="-1.02" calcext:value-type="float">
            <text:p>-1.02</text:p>
          </table:table-cell>
          <table:table-cell table:formula="of:=[.$C113]-[.H113]" office:value-type="float" office:value="-1.17" calcext:value-type="float">
            <text:p>-1.17</text:p>
          </table:table-cell>
          <table:table-cell/>
          <table:table-cell table:formula="of:=0.274725275*[.J113]*1000" office:value-type="float" office:value="-271.97802225" calcext:value-type="float">
            <text:p>-271.97802225</text:p>
          </table:table-cell>
          <table:table-cell table:formula="of:=0.274725275*[.K113]*1000" office:value-type="float" office:value="-299.45054975" calcext:value-type="float">
            <text:p>-299.45054975</text:p>
          </table:table-cell>
          <table:table-cell table:formula="of:=0.274725275*[.L113]*1000" office:value-type="float" office:value="-318.681319" calcext:value-type="float">
            <text:p>-318.681319</text:p>
          </table:table-cell>
          <table:table-cell table:formula="of:=0.274725275*[.M113]*1000" office:value-type="float" office:value="-280.2197805" calcext:value-type="float">
            <text:p>-280.2197805</text:p>
          </table:table-cell>
          <table:table-cell table:formula="of:=0.274725275*[.N113]*1000" office:value-type="float" office:value="-321.42857175" calcext:value-type="float">
            <text:p>-321.42857175</text:p>
          </table:table-cell>
          <table:table-cell/>
          <table:table-cell table:formula="of:=[.P113]-AVERAGE([.$P113:.$T113])" office:value-type="float" office:value="26.3736264000001" calcext:value-type="float">
            <text:p>26.3736264</text:p>
          </table:table-cell>
          <table:table-cell table:formula="of:=[.Q113]-AVERAGE([.$P113:.$T113])" office:value-type="float" office:value="-1.09890110000003" calcext:value-type="float">
            <text:p>-1.0989011</text:p>
          </table:table-cell>
          <table:table-cell table:formula="of:=[.R113]-AVERAGE([.$P113:.$T113])" office:value-type="float" office:value="-20.3296703499999" calcext:value-type="float">
            <text:p>-20.32967035</text:p>
          </table:table-cell>
          <table:table-cell table:formula="of:=[.S113]-AVERAGE([.$P113:.$T113])" office:value-type="float" office:value="18.13186815" calcext:value-type="float">
            <text:p>18.13186815</text:p>
          </table:table-cell>
          <table:table-cell table:formula="of:=[.T113]-AVERAGE([.$P113:.$T113])" office:value-type="float" office:value="-23.0769231000001" calcext:value-type="float">
            <text:p>-23.0769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-2" office:value-type="float" office:value="13.53" calcext:value-type="float">
            <text:p>13.53</text:p>
          </table:table-cell>
          <table:table-cell table:formula="of:=[.B114]/2" office:value-type="float" office:value="6.765" calcext:value-type="float">
            <text:p>6.765</text:p>
          </table:table-cell>
          <table:table-cell table:style-name="ce2" table:formula="of:=IF([.D22]&lt;&gt;&quot;&quot;;[.D22]-0.005;&quot;&quot;)" office:value-type="float" office:value="7.835" calcext:value-type="float">
            <text:p>7.835</text:p>
          </table:table-cell>
          <table:table-cell table:style-name="ce2" table:formula="of:=IF([.E22]&lt;&gt;&quot;&quot;;[.E22]-0.005;&quot;&quot;)" office:value-type="float" office:value="7.915" calcext:value-type="float">
            <text:p>7.915</text:p>
          </table:table-cell>
          <table:table-cell table:style-name="ce2" table:formula="of:=IF([.F22]&lt;&gt;&quot;&quot;;[.F22]-0.005;&quot;&quot;)" office:value-type="float" office:value="7.915" calcext:value-type="float">
            <text:p>7.915</text:p>
          </table:table-cell>
          <table:table-cell table:style-name="ce2" table:formula="of:=IF([.G22]&lt;&gt;&quot;&quot;;[.G22]-0.005;&quot;&quot;)" office:value-type="float" office:value="7.795" calcext:value-type="float">
            <text:p>7.795</text:p>
          </table:table-cell>
          <table:table-cell table:style-name="ce2" table:formula="of:=IF([.H22]&lt;&gt;&quot;&quot;;[.H22]-0.005;&quot;&quot;)" office:value-type="float" office:value="8.025" calcext:value-type="float">
            <text:p>8.025</text:p>
          </table:table-cell>
          <table:table-cell/>
          <table:table-cell table:formula="of:=[.$C114]-[.D114]" office:value-type="float" office:value="-1.07" calcext:value-type="float">
            <text:p>-1.07</text:p>
          </table:table-cell>
          <table:table-cell table:formula="of:=[.$C114]-[.E114]" office:value-type="float" office:value="-1.15" calcext:value-type="float">
            <text:p>-1.15</text:p>
          </table:table-cell>
          <table:table-cell table:formula="of:=[.$C114]-[.F114]" office:value-type="float" office:value="-1.15" calcext:value-type="float">
            <text:p>-1.15</text:p>
          </table:table-cell>
          <table:table-cell table:formula="of:=[.$C114]-[.G114]" office:value-type="float" office:value="-1.03" calcext:value-type="float">
            <text:p>-1.03</text:p>
          </table:table-cell>
          <table:table-cell table:formula="of:=[.$C114]-[.H114]" office:value-type="float" office:value="-1.26" calcext:value-type="float">
            <text:p>-1.26</text:p>
          </table:table-cell>
          <table:table-cell/>
          <table:table-cell table:formula="of:=0.274725275*[.J114]*1000" office:value-type="float" office:value="-293.95604425" calcext:value-type="float">
            <text:p>-293.95604425</text:p>
          </table:table-cell>
          <table:table-cell table:formula="of:=0.274725275*[.K114]*1000" office:value-type="float" office:value="-315.93406625" calcext:value-type="float">
            <text:p>-315.93406625</text:p>
          </table:table-cell>
          <table:table-cell table:formula="of:=0.274725275*[.L114]*1000" office:value-type="float" office:value="-315.93406625" calcext:value-type="float">
            <text:p>-315.93406625</text:p>
          </table:table-cell>
          <table:table-cell table:formula="of:=0.274725275*[.M114]*1000" office:value-type="float" office:value="-282.96703325" calcext:value-type="float">
            <text:p>-282.96703325</text:p>
          </table:table-cell>
          <table:table-cell table:formula="of:=0.274725275*[.N114]*1000" office:value-type="float" office:value="-346.1538465" calcext:value-type="float">
            <text:p>-346.1538465</text:p>
          </table:table-cell>
          <table:table-cell/>
          <table:table-cell table:formula="of:=[.P114]-AVERAGE([.$P114:.$T114])" office:value-type="float" office:value="17.03296705" calcext:value-type="float">
            <text:p>17.03296705</text:p>
          </table:table-cell>
          <table:table-cell table:formula="of:=[.Q114]-AVERAGE([.$P114:.$T114])" office:value-type="float" office:value="-4.9450549500001" calcext:value-type="float">
            <text:p>-4.94505495</text:p>
          </table:table-cell>
          <table:table-cell table:formula="of:=[.R114]-AVERAGE([.$P114:.$T114])" office:value-type="float" office:value="-4.9450549500001" calcext:value-type="float">
            <text:p>-4.94505495</text:p>
          </table:table-cell>
          <table:table-cell table:formula="of:=[.S114]-AVERAGE([.$P114:.$T114])" office:value-type="float" office:value="28.02197805" calcext:value-type="float">
            <text:p>28.02197805</text:p>
          </table:table-cell>
          <table:table-cell table:formula="of:=[.T114]-AVERAGE([.$P114:.$T114])" office:value-type="float" office:value="-35.1648351999997" calcext:value-type="float">
            <text:p>-35.1648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-2" office:value-type="float" office:value="14.85" calcext:value-type="float">
            <text:p>14.85</text:p>
          </table:table-cell>
          <table:table-cell table:formula="of:=[.B115]/2" office:value-type="float" office:value="7.425" calcext:value-type="float">
            <text:p>7.425</text:p>
          </table:table-cell>
          <table:table-cell table:style-name="ce2" table:formula="of:=IF([.D23]&lt;&gt;&quot;&quot;;[.D23]-0.005;&quot;&quot;)" office:value-type="float" office:value="9.365" calcext:value-type="float">
            <text:p>9.365</text:p>
          </table:table-cell>
          <table:table-cell table:style-name="ce2" table:formula="of:=IF([.E23]&lt;&gt;&quot;&quot;;[.E23]-0.005;&quot;&quot;)" office:value-type="float" office:value="9.515" calcext:value-type="float">
            <text:p>9.515</text:p>
          </table:table-cell>
          <table:table-cell table:style-name="ce2" table:formula="of:=IF([.F23]&lt;&gt;&quot;&quot;;[.F23]-0.005;&quot;&quot;)" office:value-type="float" office:value="9.395" calcext:value-type="float">
            <text:p>9.395</text:p>
          </table:table-cell>
          <table:table-cell table:style-name="ce2" table:formula="of:=IF([.G23]&lt;&gt;&quot;&quot;;[.G23]-0.005;&quot;&quot;)" office:value-type="float" office:value="9.355" calcext:value-type="float">
            <text:p>9.355</text:p>
          </table:table-cell>
          <table:table-cell table:style-name="ce2" table:formula="of:=IF([.H23]&lt;&gt;&quot;&quot;;[.H23]-0.005;&quot;&quot;)" office:value-type="float" office:value="9.605" calcext:value-type="float">
            <text:p>9.605</text:p>
          </table:table-cell>
          <table:table-cell/>
          <table:table-cell table:formula="of:=[.$C115]-[.D115]" office:value-type="float" office:value="-1.94" calcext:value-type="float">
            <text:p>-1.94</text:p>
          </table:table-cell>
          <table:table-cell table:formula="of:=[.$C115]-[.E115]" office:value-type="float" office:value="-2.09" calcext:value-type="float">
            <text:p>-2.09</text:p>
          </table:table-cell>
          <table:table-cell table:formula="of:=[.$C115]-[.F115]" office:value-type="float" office:value="-1.97" calcext:value-type="float">
            <text:p>-1.97</text:p>
          </table:table-cell>
          <table:table-cell table:formula="of:=[.$C115]-[.G115]" office:value-type="float" office:value="-1.93" calcext:value-type="float">
            <text:p>-1.93</text:p>
          </table:table-cell>
          <table:table-cell table:formula="of:=[.$C115]-[.H115]" office:value-type="float" office:value="-2.18" calcext:value-type="float">
            <text:p>-2.18</text:p>
          </table:table-cell>
          <table:table-cell/>
          <table:table-cell table:formula="of:=0.274725275*[.J115]*1000" office:value-type="float" office:value="-532.967033499999" calcext:value-type="float">
            <text:p>-532.9670335</text:p>
          </table:table-cell>
          <table:table-cell table:formula="of:=0.274725275*[.K115]*1000" office:value-type="float" office:value="-574.175824749999" calcext:value-type="float">
            <text:p>-574.17582475</text:p>
          </table:table-cell>
          <table:table-cell table:formula="of:=0.274725275*[.L115]*1000" office:value-type="float" office:value="-541.20879175" calcext:value-type="float">
            <text:p>-541.20879175</text:p>
          </table:table-cell>
          <table:table-cell table:formula="of:=0.274725275*[.M115]*1000" office:value-type="float" office:value="-530.219780749999" calcext:value-type="float">
            <text:p>-530.21978075</text:p>
          </table:table-cell>
          <table:table-cell table:formula="of:=0.274725275*[.N115]*1000" office:value-type="float" office:value="-598.901099499999" calcext:value-type="float">
            <text:p>-598.9010995</text:p>
          </table:table-cell>
          <table:table-cell/>
          <table:table-cell table:formula="of:=[.P115]-AVERAGE([.$P115:.$T115])" office:value-type="float" office:value="22.5274725500001" calcext:value-type="float">
            <text:p>22.52747255</text:p>
          </table:table-cell>
          <table:table-cell table:formula="of:=[.Q115]-AVERAGE([.$P115:.$T115])" office:value-type="float" office:value="-18.6813187" calcext:value-type="float">
            <text:p>-18.6813187</text:p>
          </table:table-cell>
          <table:table-cell table:formula="of:=[.R115]-AVERAGE([.$P115:.$T115])" office:value-type="float" office:value="14.2857142999998" calcext:value-type="float">
            <text:p>14.2857143</text:p>
          </table:table-cell>
          <table:table-cell table:formula="of:=[.S115]-AVERAGE([.$P115:.$T115])" office:value-type="float" office:value="25.2747253" calcext:value-type="float">
            <text:p>25.2747253</text:p>
          </table:table-cell>
          <table:table-cell table:formula="of:=[.T115]-AVERAGE([.$P115:.$T115])" office:value-type="float" office:value="-43.4065934499999" calcext:value-type="float">
            <text:p>-43.406593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-2" office:value-type="float" office:value="13.72" calcext:value-type="float">
            <text:p>13.72</text:p>
          </table:table-cell>
          <table:table-cell table:formula="of:=[.B116]/2" office:value-type="float" office:value="6.86" calcext:value-type="float">
            <text:p>6.86</text:p>
          </table:table-cell>
          <table:table-cell table:style-name="ce2" table:formula="of:=IF([.D24]&lt;&gt;&quot;&quot;;[.D24]-0.005;&quot;&quot;)" office:value-type="float" office:value="7.855" calcext:value-type="float">
            <text:p>7.855</text:p>
          </table:table-cell>
          <table:table-cell table:style-name="ce2" table:formula="of:=IF([.E24]&lt;&gt;&quot;&quot;;[.E24]-0.005;&quot;&quot;)" office:value-type="float" office:value="8.065" calcext:value-type="float">
            <text:p>8.065</text:p>
          </table:table-cell>
          <table:table-cell table:style-name="ce2" table:formula="of:=IF([.F24]&lt;&gt;&quot;&quot;;[.F24]-0.005;&quot;&quot;)" office:value-type="float" office:value="8.045" calcext:value-type="float">
            <text:p>8.045</text:p>
          </table:table-cell>
          <table:table-cell table:style-name="ce2" table:formula="of:=IF([.G24]&lt;&gt;&quot;&quot;;[.G24]-0.005;&quot;&quot;)" office:value-type="float" office:value="7.905" calcext:value-type="float">
            <text:p>7.905</text:p>
          </table:table-cell>
          <table:table-cell table:style-name="ce2" table:formula="of:=IF([.H24]&lt;&gt;&quot;&quot;;[.H24]-0.005;&quot;&quot;)" office:value-type="float" office:value="7.995" calcext:value-type="float">
            <text:p>7.995</text:p>
          </table:table-cell>
          <table:table-cell/>
          <table:table-cell table:formula="of:=[.$C116]-[.D116]" office:value-type="float" office:value="-0.995" calcext:value-type="float">
            <text:p>-0.995</text:p>
          </table:table-cell>
          <table:table-cell table:formula="of:=[.$C116]-[.E116]" office:value-type="float" office:value="-1.205" calcext:value-type="float">
            <text:p>-1.205</text:p>
          </table:table-cell>
          <table:table-cell table:formula="of:=[.$C116]-[.F116]" office:value-type="float" office:value="-1.185" calcext:value-type="float">
            <text:p>-1.185</text:p>
          </table:table-cell>
          <table:table-cell table:formula="of:=[.$C116]-[.G116]" office:value-type="float" office:value="-1.045" calcext:value-type="float">
            <text:p>-1.045</text:p>
          </table:table-cell>
          <table:table-cell table:formula="of:=[.$C116]-[.H116]" office:value-type="float" office:value="-1.135" calcext:value-type="float">
            <text:p>-1.135</text:p>
          </table:table-cell>
          <table:table-cell/>
          <table:table-cell table:formula="of:=0.274725275*[.J116]*1000" office:value-type="float" office:value="-273.351648625" calcext:value-type="float">
            <text:p>-273.351648625</text:p>
          </table:table-cell>
          <table:table-cell table:formula="of:=0.274725275*[.K116]*1000" office:value-type="float" office:value="-331.043956375" calcext:value-type="float">
            <text:p>-331.043956375</text:p>
          </table:table-cell>
          <table:table-cell table:formula="of:=0.274725275*[.L116]*1000" office:value-type="float" office:value="-325.549450875" calcext:value-type="float">
            <text:p>-325.549450875</text:p>
          </table:table-cell>
          <table:table-cell table:formula="of:=0.274725275*[.M116]*1000" office:value-type="float" office:value="-287.087912375" calcext:value-type="float">
            <text:p>-287.087912375</text:p>
          </table:table-cell>
          <table:table-cell table:formula="of:=0.274725275*[.N116]*1000" office:value-type="float" office:value="-311.813187125" calcext:value-type="float">
            <text:p>-311.813187125</text:p>
          </table:table-cell>
          <table:table-cell/>
          <table:table-cell table:formula="of:=[.P116]-AVERAGE([.$P116:.$T116])" office:value-type="float" office:value="32.4175824499999" calcext:value-type="float">
            <text:p>32.41758245</text:p>
          </table:table-cell>
          <table:table-cell table:formula="of:=[.Q116]-AVERAGE([.$P116:.$T116])" office:value-type="float" office:value="-25.2747252999998" calcext:value-type="float">
            <text:p>-25.2747253</text:p>
          </table:table-cell>
          <table:table-cell table:formula="of:=[.R116]-AVERAGE([.$P116:.$T116])" office:value-type="float" office:value="-19.7802197999999" calcext:value-type="float">
            <text:p>-19.7802198</text:p>
          </table:table-cell>
          <table:table-cell table:formula="of:=[.S116]-AVERAGE([.$P116:.$T116])" office:value-type="float" office:value="18.6813187" calcext:value-type="float">
            <text:p>18.6813187</text:p>
          </table:table-cell>
          <table:table-cell table:formula="of:=[.T116]-AVERAGE([.$P116:.$T116])" office:value-type="float" office:value="-6.04395605000002" calcext:value-type="float">
            <text:p>-6.04395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-2" office:value-type="float" office:value="14.05" calcext:value-type="float">
            <text:p>14.05</text:p>
          </table:table-cell>
          <table:table-cell table:formula="of:=[.B117]/2" office:value-type="float" office:value="7.025" calcext:value-type="float">
            <text:p>7.025</text:p>
          </table:table-cell>
          <table:table-cell table:style-name="ce2" table:formula="of:=IF([.D25]&lt;&gt;&quot;&quot;;[.D25]-0.005;&quot;&quot;)" office:value-type="float" office:value="8.155" calcext:value-type="float">
            <text:p>8.155</text:p>
          </table:table-cell>
          <table:table-cell table:style-name="ce2" table:formula="of:=IF([.E25]&lt;&gt;&quot;&quot;;[.E25]-0.005;&quot;&quot;)" office:value-type="float" office:value="8.215" calcext:value-type="float">
            <text:p>8.215</text:p>
          </table:table-cell>
          <table:table-cell table:style-name="ce2" table:formula="of:=IF([.F25]&lt;&gt;&quot;&quot;;[.F25]-0.005;&quot;&quot;)" office:value-type="float" office:value="8.205" calcext:value-type="float">
            <text:p>8.205</text:p>
          </table:table-cell>
          <table:table-cell table:style-name="ce2" table:formula="of:=IF([.G25]&lt;&gt;&quot;&quot;;[.G25]-0.005;&quot;&quot;)" office:value-type="float" office:value="8.125" calcext:value-type="float">
            <text:p>8.125</text:p>
          </table:table-cell>
          <table:table-cell table:style-name="ce2" table:formula="of:=IF([.H25]&lt;&gt;&quot;&quot;;[.H25]-0.005;&quot;&quot;)" office:value-type="float" office:value="8.175" calcext:value-type="float">
            <text:p>8.175</text:p>
          </table:table-cell>
          <table:table-cell/>
          <table:table-cell table:formula="of:=[.$C117]-[.D117]" office:value-type="float" office:value="-1.13" calcext:value-type="float">
            <text:p>-1.13</text:p>
          </table:table-cell>
          <table:table-cell table:formula="of:=[.$C117]-[.E117]" office:value-type="float" office:value="-1.19" calcext:value-type="float">
            <text:p>-1.19</text:p>
          </table:table-cell>
          <table:table-cell table:formula="of:=[.$C117]-[.F117]" office:value-type="float" office:value="-1.18" calcext:value-type="float">
            <text:p>-1.18</text:p>
          </table:table-cell>
          <table:table-cell table:formula="of:=[.$C117]-[.G117]" office:value-type="float" office:value="-1.1" calcext:value-type="float">
            <text:p>-1.1</text:p>
          </table:table-cell>
          <table:table-cell table:formula="of:=[.$C117]-[.H117]" office:value-type="float" office:value="-1.15" calcext:value-type="float">
            <text:p>-1.15</text:p>
          </table:table-cell>
          <table:table-cell/>
          <table:table-cell table:formula="of:=0.274725275*[.J117]*1000" office:value-type="float" office:value="-310.43956075" calcext:value-type="float">
            <text:p>-310.43956075</text:p>
          </table:table-cell>
          <table:table-cell table:formula="of:=0.274725275*[.K117]*1000" office:value-type="float" office:value="-326.92307725" calcext:value-type="float">
            <text:p>-326.92307725</text:p>
          </table:table-cell>
          <table:table-cell table:formula="of:=0.274725275*[.L117]*1000" office:value-type="float" office:value="-324.1758245" calcext:value-type="float">
            <text:p>-324.1758245</text:p>
          </table:table-cell>
          <table:table-cell table:formula="of:=0.274725275*[.M117]*1000" office:value-type="float" office:value="-302.1978025" calcext:value-type="float">
            <text:p>-302.1978025</text:p>
          </table:table-cell>
          <table:table-cell table:formula="of:=0.274725275*[.N117]*1000" office:value-type="float" office:value="-315.93406625" calcext:value-type="float">
            <text:p>-315.93406625</text:p>
          </table:table-cell>
          <table:table-cell/>
          <table:table-cell table:formula="of:=[.P117]-AVERAGE([.$P117:.$T117])" office:value-type="float" office:value="5.49450550000006" calcext:value-type="float">
            <text:p>5.4945055</text:p>
          </table:table-cell>
          <table:table-cell table:formula="of:=[.Q117]-AVERAGE([.$P117:.$T117])" office:value-type="float" office:value="-10.9890110000001" calcext:value-type="float">
            <text:p>-10.989011</text:p>
          </table:table-cell>
          <table:table-cell table:formula="of:=[.R117]-AVERAGE([.$P117:.$T117])" office:value-type="float" office:value="-8.24175825000015" calcext:value-type="float">
            <text:p>-8.24175825</text:p>
          </table:table-cell>
          <table:table-cell table:formula="of:=[.S117]-AVERAGE([.$P117:.$T117])" office:value-type="float" office:value="13.7362637499999" calcext:value-type="float">
            <text:p>13.73626375</text:p>
          </table:table-cell>
          <table:table-cell table:formula="of:=[.T117]-AVERAGE([.$P117:.$T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-2" office:value-type="float" office:value="13.77" calcext:value-type="float">
            <text:p>13.77</text:p>
          </table:table-cell>
          <table:table-cell table:formula="of:=[.B118]/2" office:value-type="float" office:value="6.885" calcext:value-type="float">
            <text:p>6.885</text:p>
          </table:table-cell>
          <table:table-cell table:style-name="ce2" table:formula="of:=IF([.D26]&lt;&gt;&quot;&quot;;[.D26]-0.005;&quot;&quot;)" office:value-type="float" office:value="7.935" calcext:value-type="float">
            <text:p>7.935</text:p>
          </table:table-cell>
          <table:table-cell table:style-name="ce2" table:formula="of:=IF([.E26]&lt;&gt;&quot;&quot;;[.E26]-0.005;&quot;&quot;)" office:value-type="float" office:value="7.985" calcext:value-type="float">
            <text:p>7.985</text:p>
          </table:table-cell>
          <table:table-cell table:style-name="ce2" table:formula="of:=IF([.F26]&lt;&gt;&quot;&quot;;[.F26]-0.005;&quot;&quot;)" office:value-type="float" office:value="8.065" calcext:value-type="float">
            <text:p>8.065</text:p>
          </table:table-cell>
          <table:table-cell table:style-name="ce2" table:formula="of:=IF([.G26]&lt;&gt;&quot;&quot;;[.G26]-0.005;&quot;&quot;)" office:value-type="float" office:value="7.985" calcext:value-type="float">
            <text:p>7.985</text:p>
          </table:table-cell>
          <table:table-cell table:style-name="ce2" table:formula="of:=IF([.H26]&lt;&gt;&quot;&quot;;[.H26]-0.005;&quot;&quot;)" office:value-type="float" office:value="8.025" calcext:value-type="float">
            <text:p>8.025</text:p>
          </table:table-cell>
          <table:table-cell/>
          <table:table-cell table:formula="of:=[.$C118]-[.D118]" office:value-type="float" office:value="-1.05" calcext:value-type="float">
            <text:p>-1.05</text:p>
          </table:table-cell>
          <table:table-cell table:formula="of:=[.$C118]-[.E118]" office:value-type="float" office:value="-1.1" calcext:value-type="float">
            <text:p>-1.1</text:p>
          </table:table-cell>
          <table:table-cell table:formula="of:=[.$C118]-[.F118]" office:value-type="float" office:value="-1.18" calcext:value-type="float">
            <text:p>-1.18</text:p>
          </table:table-cell>
          <table:table-cell table:formula="of:=[.$C118]-[.G118]" office:value-type="float" office:value="-1.1" calcext:value-type="float">
            <text:p>-1.1</text:p>
          </table:table-cell>
          <table:table-cell table:formula="of:=[.$C118]-[.H118]" office:value-type="float" office:value="-1.14" calcext:value-type="float">
            <text:p>-1.14</text:p>
          </table:table-cell>
          <table:table-cell/>
          <table:table-cell table:formula="of:=0.274725275*[.J118]*1000" office:value-type="float" office:value="-288.46153875" calcext:value-type="float">
            <text:p>-288.46153875</text:p>
          </table:table-cell>
          <table:table-cell table:formula="of:=0.274725275*[.K118]*1000" office:value-type="float" office:value="-302.1978025" calcext:value-type="float">
            <text:p>-302.1978025</text:p>
          </table:table-cell>
          <table:table-cell table:formula="of:=0.274725275*[.L118]*1000" office:value-type="float" office:value="-324.1758245" calcext:value-type="float">
            <text:p>-324.1758245</text:p>
          </table:table-cell>
          <table:table-cell table:formula="of:=0.274725275*[.M118]*1000" office:value-type="float" office:value="-302.1978025" calcext:value-type="float">
            <text:p>-302.1978025</text:p>
          </table:table-cell>
          <table:table-cell table:formula="of:=0.274725275*[.N118]*1000" office:value-type="float" office:value="-313.1868135" calcext:value-type="float">
            <text:p>-313.1868135</text:p>
          </table:table-cell>
          <table:table-cell/>
          <table:table-cell table:formula="of:=[.P118]-AVERAGE([.$P118:.$T118])" office:value-type="float" office:value="17.5824175999998" calcext:value-type="float">
            <text:p>17.5824176</text:p>
          </table:table-cell>
          <table:table-cell table:formula="of:=[.Q118]-AVERAGE([.$P118:.$T118])" office:value-type="float" office:value="3.84615384999989" calcext:value-type="float">
            <text:p>3.84615385</text:p>
          </table:table-cell>
          <table:table-cell table:formula="of:=[.R118]-AVERAGE([.$P118:.$T118])" office:value-type="float" office:value="-18.1318681499999" calcext:value-type="float">
            <text:p>-18.13186815</text:p>
          </table:table-cell>
          <table:table-cell table:formula="of:=[.S118]-AVERAGE([.$P118:.$T118])" office:value-type="float" office:value="3.84615384999989" calcext:value-type="float">
            <text:p>3.84615385</text:p>
          </table:table-cell>
          <table:table-cell table:formula="of:=[.T118]-AVERAGE([.$P118:.$T118])" office:value-type="float" office:value="-7.14285714999966" calcext:value-type="float">
            <text:p>-7.14285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-2" office:value-type="float" office:value="14.06" calcext:value-type="float">
            <text:p>14.06</text:p>
          </table:table-cell>
          <table:table-cell table:formula="of:=[.B119]/2" office:value-type="float" office:value="7.03" calcext:value-type="float">
            <text:p>7.03</text:p>
          </table:table-cell>
          <table:table-cell table:style-name="ce2" table:formula="of:=IF([.D27]&lt;&gt;&quot;&quot;;[.D27]-0.005;&quot;&quot;)" office:value-type="float" office:value="7.415" calcext:value-type="float">
            <text:p>7.415</text:p>
          </table:table-cell>
          <table:table-cell table:style-name="ce2" table:formula="of:=IF([.E27]&lt;&gt;&quot;&quot;;[.E27]-0.005;&quot;&quot;)" office:value-type="float" office:value="7.555" calcext:value-type="float">
            <text:p>7.555</text:p>
          </table:table-cell>
          <table:table-cell table:style-name="ce2" table:formula="of:=IF([.F27]&lt;&gt;&quot;&quot;;[.F27]-0.005;&quot;&quot;)" office:value-type="float" office:value="7.565" calcext:value-type="float">
            <text:p>7.565</text:p>
          </table:table-cell>
          <table:table-cell table:style-name="ce2" table:formula="of:=IF([.G27]&lt;&gt;&quot;&quot;;[.G27]-0.005;&quot;&quot;)" office:value-type="float" office:value="7.485" calcext:value-type="float">
            <text:p>7.485</text:p>
          </table:table-cell>
          <table:table-cell table:style-name="ce2" table:formula="of:=IF([.H27]&lt;&gt;&quot;&quot;;[.H27]-0.005;&quot;&quot;)" office:value-type="float" office:value="7.545" calcext:value-type="float">
            <text:p>7.545</text:p>
          </table:table-cell>
          <table:table-cell/>
          <table:table-cell table:formula="of:=[.$C119]-[.D119]" office:value-type="float" office:value="-0.385000000000001" calcext:value-type="float">
            <text:p>-0.385</text:p>
          </table:table-cell>
          <table:table-cell table:formula="of:=[.$C119]-[.E119]" office:value-type="float" office:value="-0.525000000000001" calcext:value-type="float">
            <text:p>-0.525</text:p>
          </table:table-cell>
          <table:table-cell table:formula="of:=[.$C119]-[.F119]" office:value-type="float" office:value="-0.535000000000001" calcext:value-type="float">
            <text:p>-0.535</text:p>
          </table:table-cell>
          <table:table-cell table:formula="of:=[.$C119]-[.G119]" office:value-type="float" office:value="-0.455000000000001" calcext:value-type="float">
            <text:p>-0.455</text:p>
          </table:table-cell>
          <table:table-cell table:formula="of:=[.$C119]-[.H119]" office:value-type="float" office:value="-0.515000000000001" calcext:value-type="float">
            <text:p>-0.515</text:p>
          </table:table-cell>
          <table:table-cell/>
          <table:table-cell table:formula="of:=0.274725275*[.J119]*1000" office:value-type="float" office:value="-105.769230875" calcext:value-type="float">
            <text:p>-105.769230875</text:p>
          </table:table-cell>
          <table:table-cell table:formula="of:=0.274725275*[.K119]*1000" office:value-type="float" office:value="-144.230769375" calcext:value-type="float">
            <text:p>-144.230769375</text:p>
          </table:table-cell>
          <table:table-cell table:formula="of:=0.274725275*[.L119]*1000" office:value-type="float" office:value="-146.978022125" calcext:value-type="float">
            <text:p>-146.978022125</text:p>
          </table:table-cell>
          <table:table-cell table:formula="of:=0.274725275*[.M119]*1000" office:value-type="float" office:value="-125.000000125" calcext:value-type="float">
            <text:p>-125.000000125</text:p>
          </table:table-cell>
          <table:table-cell table:formula="of:=0.274725275*[.N119]*1000" office:value-type="float" office:value="-141.483516625" calcext:value-type="float">
            <text:p>-141.483516625</text:p>
          </table:table-cell>
          <table:table-cell/>
          <table:table-cell table:formula="of:=[.P119]-AVERAGE([.$P119:.$T119])" office:value-type="float" office:value="26.92307695" calcext:value-type="float">
            <text:p>26.92307695</text:p>
          </table:table-cell>
          <table:table-cell table:formula="of:=[.Q119]-AVERAGE([.$P119:.$T119])" office:value-type="float" office:value="-11.5384615500001" calcext:value-type="float">
            <text:p>-11.53846155</text:p>
          </table:table-cell>
          <table:table-cell table:formula="of:=[.R119]-AVERAGE([.$P119:.$T119])" office:value-type="float" office:value="-14.2857143000001" calcext:value-type="float">
            <text:p>-14.2857143</text:p>
          </table:table-cell>
          <table:table-cell table:formula="of:=[.S119]-AVERAGE([.$P119:.$T119])" office:value-type="float" office:value="7.69230769999997" calcext:value-type="float">
            <text:p>7.6923077</text:p>
          </table:table-cell>
          <table:table-cell table:formula="of:=[.T119]-AVERAGE([.$P119:.$T119])" office:value-type="float" office:value="-8.79120879999991" calcext:value-type="float">
            <text:p>-8.7912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-2" office:value-type="float" office:value="13.68" calcext:value-type="float">
            <text:p>13.68</text:p>
          </table:table-cell>
          <table:table-cell table:formula="of:=[.B120]/2" office:value-type="float" office:value="6.84" calcext:value-type="float">
            <text:p>6.84</text:p>
          </table:table-cell>
          <table:table-cell table:style-name="ce2" table:formula="of:=IF([.D28]&lt;&gt;&quot;&quot;;[.D28]-0.005;&quot;&quot;)" office:value-type="float" office:value="7.855" calcext:value-type="float">
            <text:p>7.855</text:p>
          </table:table-cell>
          <table:table-cell table:style-name="ce2" table:formula="of:=IF([.E28]&lt;&gt;&quot;&quot;;[.E28]-0.005;&quot;&quot;)" office:value-type="float" office:value="8.015" calcext:value-type="float">
            <text:p>8.015</text:p>
          </table:table-cell>
          <table:table-cell table:style-name="ce2" table:formula="of:=IF([.F28]&lt;&gt;&quot;&quot;;[.F28]-0.005;&quot;&quot;)" office:value-type="float" office:value="7.995" calcext:value-type="float">
            <text:p>7.995</text:p>
          </table:table-cell>
          <table:table-cell table:style-name="ce2" table:formula="of:=IF([.G28]&lt;&gt;&quot;&quot;;[.G28]-0.005;&quot;&quot;)" office:value-type="float" office:value="7.975" calcext:value-type="float">
            <text:p>7.975</text:p>
          </table:table-cell>
          <table:table-cell table:style-name="ce2" table:formula="of:=IF([.H28]&lt;&gt;&quot;&quot;;[.H28]-0.005;&quot;&quot;)" office:value-type="float" office:value="8.035" calcext:value-type="float">
            <text:p>8.035</text:p>
          </table:table-cell>
          <table:table-cell/>
          <table:table-cell table:formula="of:=[.$C120]-[.D120]" office:value-type="float" office:value="-1.015" calcext:value-type="float">
            <text:p>-1.015</text:p>
          </table:table-cell>
          <table:table-cell table:formula="of:=[.$C120]-[.E120]" office:value-type="float" office:value="-1.175" calcext:value-type="float">
            <text:p>-1.175</text:p>
          </table:table-cell>
          <table:table-cell table:formula="of:=[.$C120]-[.F120]" office:value-type="float" office:value="-1.155" calcext:value-type="float">
            <text:p>-1.155</text:p>
          </table:table-cell>
          <table:table-cell table:formula="of:=[.$C120]-[.G120]" office:value-type="float" office:value="-1.135" calcext:value-type="float">
            <text:p>-1.135</text:p>
          </table:table-cell>
          <table:table-cell table:formula="of:=[.$C120]-[.H120]" office:value-type="float" office:value="-1.195" calcext:value-type="float">
            <text:p>-1.195</text:p>
          </table:table-cell>
          <table:table-cell/>
          <table:table-cell table:formula="of:=0.274725275*[.J120]*1000" office:value-type="float" office:value="-278.846154125" calcext:value-type="float">
            <text:p>-278.846154125</text:p>
          </table:table-cell>
          <table:table-cell table:formula="of:=0.274725275*[.K120]*1000" office:value-type="float" office:value="-322.802198125" calcext:value-type="float">
            <text:p>-322.802198125</text:p>
          </table:table-cell>
          <table:table-cell table:formula="of:=0.274725275*[.L120]*1000" office:value-type="float" office:value="-317.307692625" calcext:value-type="float">
            <text:p>-317.307692625</text:p>
          </table:table-cell>
          <table:table-cell table:formula="of:=0.274725275*[.M120]*1000" office:value-type="float" office:value="-311.813187125" calcext:value-type="float">
            <text:p>-311.813187125</text:p>
          </table:table-cell>
          <table:table-cell table:formula="of:=0.274725275*[.N120]*1000" office:value-type="float" office:value="-328.296703625" calcext:value-type="float">
            <text:p>-328.296703625</text:p>
          </table:table-cell>
          <table:table-cell/>
          <table:table-cell table:formula="of:=[.P120]-AVERAGE([.$P120:.$T120])" office:value-type="float" office:value="32.9670329999998" calcext:value-type="float">
            <text:p>32.967033</text:p>
          </table:table-cell>
          <table:table-cell table:formula="of:=[.Q120]-AVERAGE([.$P120:.$T120])" office:value-type="float" office:value="-10.9890109999998" calcext:value-type="float">
            <text:p>-10.989011</text:p>
          </table:table-cell>
          <table:table-cell table:formula="of:=[.R120]-AVERAGE([.$P120:.$T120])" office:value-type="float" office:value="-5.49450550000017" calcext:value-type="float">
            <text:p>-5.4945055</text:p>
          </table:table-cell>
          <table:table-cell table:formula="of:=[.S120]-AVERAGE([.$P120:.$T120])" office:value-type="float" office:value="0" calcext:value-type="float">
            <text:p>0</text:p>
          </table:table-cell>
          <table:table-cell table:formula="of:=[.T120]-AVERAGE([.$P120:.$T120])" office:value-type="float" office:value="-16.4835164999997" calcext:value-type="float">
            <text:p>-16.48351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-2" office:value-type="float" office:value="14.11" calcext:value-type="float">
            <text:p>14.11</text:p>
          </table:table-cell>
          <table:table-cell table:formula="of:=[.B121]/2" office:value-type="float" office:value="7.055" calcext:value-type="float">
            <text:p>7.055</text:p>
          </table:table-cell>
          <table:table-cell table:style-name="ce2" table:formula="of:=IF([.D29]&lt;&gt;&quot;&quot;;[.D29]-0.005;&quot;&quot;)" office:value-type="float" office:value="8.045" calcext:value-type="float">
            <text:p>8.045</text:p>
          </table:table-cell>
          <table:table-cell table:style-name="ce2" table:formula="of:=IF([.E29]&lt;&gt;&quot;&quot;;[.E29]-0.005;&quot;&quot;)" office:value-type="float" office:value="8.255" calcext:value-type="float">
            <text:p>8.255</text:p>
          </table:table-cell>
          <table:table-cell table:style-name="ce2" table:formula="of:=IF([.F29]&lt;&gt;&quot;&quot;;[.F29]-0.005;&quot;&quot;)" office:value-type="float" office:value="8.075" calcext:value-type="float">
            <text:p>8.075</text:p>
          </table:table-cell>
          <table:table-cell table:style-name="ce2" table:formula="of:=IF([.G29]&lt;&gt;&quot;&quot;;[.G29]-0.005;&quot;&quot;)" office:value-type="float" office:value="8.185" calcext:value-type="float">
            <text:p>8.185</text:p>
          </table:table-cell>
          <table:table-cell table:style-name="ce2" table:formula="of:=IF([.H29]&lt;&gt;&quot;&quot;;[.H29]-0.005;&quot;&quot;)" office:value-type="float" office:value="8.235" calcext:value-type="float">
            <text:p>8.235</text:p>
          </table:table-cell>
          <table:table-cell/>
          <table:table-cell table:formula="of:=[.$C121]-[.D121]" office:value-type="float" office:value="-0.99" calcext:value-type="float">
            <text:p>-0.99</text:p>
          </table:table-cell>
          <table:table-cell table:formula="of:=[.$C121]-[.E121]" office:value-type="float" office:value="-1.2" calcext:value-type="float">
            <text:p>-1.2</text:p>
          </table:table-cell>
          <table:table-cell table:formula="of:=[.$C121]-[.F121]" office:value-type="float" office:value="-1.02" calcext:value-type="float">
            <text:p>-1.02</text:p>
          </table:table-cell>
          <table:table-cell table:formula="of:=[.$C121]-[.G121]" office:value-type="float" office:value="-1.13" calcext:value-type="float">
            <text:p>-1.13</text:p>
          </table:table-cell>
          <table:table-cell table:formula="of:=[.$C121]-[.H121]" office:value-type="float" office:value="-1.18" calcext:value-type="float">
            <text:p>-1.18</text:p>
          </table:table-cell>
          <table:table-cell/>
          <table:table-cell table:formula="of:=0.274725275*[.J121]*1000" office:value-type="float" office:value="-271.97802225" calcext:value-type="float">
            <text:p>-271.97802225</text:p>
          </table:table-cell>
          <table:table-cell table:formula="of:=0.274725275*[.K121]*1000" office:value-type="float" office:value="-329.67033" calcext:value-type="float">
            <text:p>-329.67033</text:p>
          </table:table-cell>
          <table:table-cell table:formula="of:=0.274725275*[.L121]*1000" office:value-type="float" office:value="-280.2197805" calcext:value-type="float">
            <text:p>-280.2197805</text:p>
          </table:table-cell>
          <table:table-cell table:formula="of:=0.274725275*[.M121]*1000" office:value-type="float" office:value="-310.43956075" calcext:value-type="float">
            <text:p>-310.43956075</text:p>
          </table:table-cell>
          <table:table-cell table:formula="of:=0.274725275*[.N121]*1000" office:value-type="float" office:value="-324.1758245" calcext:value-type="float">
            <text:p>-324.1758245</text:p>
          </table:table-cell>
          <table:table-cell/>
          <table:table-cell table:formula="of:=[.P121]-AVERAGE([.$P121:.$T121])" office:value-type="float" office:value="31.3186813499998" calcext:value-type="float">
            <text:p>31.31868135</text:p>
          </table:table-cell>
          <table:table-cell table:formula="of:=[.Q121]-AVERAGE([.$P121:.$T121])" office:value-type="float" office:value="-26.3736263999999" calcext:value-type="float">
            <text:p>-26.3736264</text:p>
          </table:table-cell>
          <table:table-cell table:formula="of:=[.R121]-AVERAGE([.$P121:.$T121])" office:value-type="float" office:value="23.0769231" calcext:value-type="float">
            <text:p>23.0769231</text:p>
          </table:table-cell>
          <table:table-cell table:formula="of:=[.S121]-AVERAGE([.$P121:.$T121])" office:value-type="float" office:value="-7.14285714999983" calcext:value-type="float">
            <text:p>-7.14285715</text:p>
          </table:table-cell>
          <table:table-cell table:formula="of:=[.T121]-AVERAGE([.$P121:.$T121])" office:value-type="float" office:value="-20.8791209" calcext:value-type="float">
            <text:p>-20.8791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-2" office:value-type="float" office:value="13.76" calcext:value-type="float">
            <text:p>13.76</text:p>
          </table:table-cell>
          <table:table-cell table:formula="of:=[.B122]/2" office:value-type="float" office:value="6.88" calcext:value-type="float">
            <text:p>6.88</text:p>
          </table:table-cell>
          <table:table-cell table:style-name="ce2" table:formula="of:=IF([.D30]&lt;&gt;&quot;&quot;;[.D30]-0.005;&quot;&quot;)" office:value-type="float" office:value="7.755" calcext:value-type="float">
            <text:p>7.755</text:p>
          </table:table-cell>
          <table:table-cell table:style-name="ce2" table:formula="of:=IF([.E30]&lt;&gt;&quot;&quot;;[.E30]-0.005;&quot;&quot;)" office:value-type="float" office:value="7.805" calcext:value-type="float">
            <text:p>7.805</text:p>
          </table:table-cell>
          <table:table-cell table:style-name="ce2" table:formula="of:=IF([.F30]&lt;&gt;&quot;&quot;;[.F30]-0.005;&quot;&quot;)" office:value-type="float" office:value="7.795" calcext:value-type="float">
            <text:p>7.795</text:p>
          </table:table-cell>
          <table:table-cell table:style-name="ce2" table:formula="of:=IF([.G30]&lt;&gt;&quot;&quot;;[.G30]-0.005;&quot;&quot;)" office:value-type="float" office:value="7.785" calcext:value-type="float">
            <text:p>7.785</text:p>
          </table:table-cell>
          <table:table-cell table:style-name="ce2" table:formula="of:=IF([.H30]&lt;&gt;&quot;&quot;;[.H30]-0.005;&quot;&quot;)" office:value-type="float" office:value="7.885" calcext:value-type="float">
            <text:p>7.885</text:p>
          </table:table-cell>
          <table:table-cell/>
          <table:table-cell table:formula="of:=[.$C122]-[.D122]" office:value-type="float" office:value="-0.875" calcext:value-type="float">
            <text:p>-0.875</text:p>
          </table:table-cell>
          <table:table-cell table:formula="of:=[.$C122]-[.E122]" office:value-type="float" office:value="-0.925000000000001" calcext:value-type="float">
            <text:p>-0.925</text:p>
          </table:table-cell>
          <table:table-cell table:formula="of:=[.$C122]-[.F122]" office:value-type="float" office:value="-0.915" calcext:value-type="float">
            <text:p>-0.915</text:p>
          </table:table-cell>
          <table:table-cell table:formula="of:=[.$C122]-[.G122]" office:value-type="float" office:value="-0.905" calcext:value-type="float">
            <text:p>-0.905</text:p>
          </table:table-cell>
          <table:table-cell table:formula="of:=[.$C122]-[.H122]" office:value-type="float" office:value="-1.005" calcext:value-type="float">
            <text:p>-1.005</text:p>
          </table:table-cell>
          <table:table-cell/>
          <table:table-cell table:formula="of:=0.274725275*[.J122]*1000" office:value-type="float" office:value="-240.384615625" calcext:value-type="float">
            <text:p>-240.384615625</text:p>
          </table:table-cell>
          <table:table-cell table:formula="of:=0.274725275*[.K122]*1000" office:value-type="float" office:value="-254.120879375" calcext:value-type="float">
            <text:p>-254.120879375</text:p>
          </table:table-cell>
          <table:table-cell table:formula="of:=0.274725275*[.L122]*1000" office:value-type="float" office:value="-251.373626625" calcext:value-type="float">
            <text:p>-251.373626625</text:p>
          </table:table-cell>
          <table:table-cell table:formula="of:=0.274725275*[.M122]*1000" office:value-type="float" office:value="-248.626373875" calcext:value-type="float">
            <text:p>-248.626373875</text:p>
          </table:table-cell>
          <table:table-cell table:formula="of:=0.274725275*[.N122]*1000" office:value-type="float" office:value="-276.098901375" calcext:value-type="float">
            <text:p>-276.098901375</text:p>
          </table:table-cell>
          <table:table-cell/>
          <table:table-cell table:formula="of:=[.P122]-AVERAGE([.$P122:.$T122])" office:value-type="float" office:value="13.7362637500001" calcext:value-type="float">
            <text:p>13.73626375</text:p>
          </table:table-cell>
          <table:table-cell table:formula="of:=[.Q122]-AVERAGE([.$P122:.$T122])" office:value-type="float" office:value="0" calcext:value-type="float">
            <text:p>0</text:p>
          </table:table-cell>
          <table:table-cell table:formula="of:=[.R122]-AVERAGE([.$P122:.$T122])" office:value-type="float" office:value="2.74725275000003" calcext:value-type="float">
            <text:p>2.74725275</text:p>
          </table:table-cell>
          <table:table-cell table:formula="of:=[.S122]-AVERAGE([.$P122:.$T122])" office:value-type="float" office:value="5.49450549999997" calcext:value-type="float">
            <text:p>5.4945055</text:p>
          </table:table-cell>
          <table:table-cell table:formula="of:=[.T122]-AVERAGE([.$P122:.$T122])" office:value-type="float" office:value="-21.9780219999999" calcext:value-type="float">
            <text:p>-21.978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-2" office:value-type="float" office:value="13.4" calcext:value-type="float">
            <text:p>13.4</text:p>
          </table:table-cell>
          <table:table-cell table:formula="of:=[.B123]/2" office:value-type="float" office:value="6.7" calcext:value-type="float">
            <text:p>6.7</text:p>
          </table:table-cell>
          <table:table-cell table:style-name="ce2" table:formula="of:=IF([.D31]&lt;&gt;&quot;&quot;;[.D31]-0.005;&quot;&quot;)" office:value-type="float" office:value="7.365" calcext:value-type="float">
            <text:p>7.365</text:p>
          </table:table-cell>
          <table:table-cell table:style-name="ce2" table:formula="of:=IF([.E31]&lt;&gt;&quot;&quot;;[.E31]-0.005;&quot;&quot;)" office:value-type="float" office:value="7.395" calcext:value-type="float">
            <text:p>7.395</text:p>
          </table:table-cell>
          <table:table-cell table:style-name="ce2" table:formula="of:=IF([.F31]&lt;&gt;&quot;&quot;;[.F31]-0.005;&quot;&quot;)" office:value-type="float" office:value="7.375" calcext:value-type="float">
            <text:p>7.375</text:p>
          </table:table-cell>
          <table:table-cell table:style-name="ce2" table:formula="of:=IF([.G31]&lt;&gt;&quot;&quot;;[.G31]-0.005;&quot;&quot;)" office:value-type="float" office:value="7.365" calcext:value-type="float">
            <text:p>7.365</text:p>
          </table:table-cell>
          <table:table-cell table:style-name="ce2" table:formula="of:=IF([.H31]&lt;&gt;&quot;&quot;;[.H31]-0.005;&quot;&quot;)" office:value-type="float" office:value="7.345" calcext:value-type="float">
            <text:p>7.345</text:p>
          </table:table-cell>
          <table:table-cell/>
          <table:table-cell table:formula="of:=[.$C123]-[.D123]" office:value-type="float" office:value="-0.665" calcext:value-type="float">
            <text:p>-0.665</text:p>
          </table:table-cell>
          <table:table-cell table:formula="of:=[.$C123]-[.E123]" office:value-type="float" office:value="-0.695" calcext:value-type="float">
            <text:p>-0.695</text:p>
          </table:table-cell>
          <table:table-cell table:formula="of:=[.$C123]-[.F123]" office:value-type="float" office:value="-0.675" calcext:value-type="float">
            <text:p>-0.675</text:p>
          </table:table-cell>
          <table:table-cell table:formula="of:=[.$C123]-[.G123]" office:value-type="float" office:value="-0.665" calcext:value-type="float">
            <text:p>-0.665</text:p>
          </table:table-cell>
          <table:table-cell table:formula="of:=[.$C123]-[.H123]" office:value-type="float" office:value="-0.645" calcext:value-type="float">
            <text:p>-0.645</text:p>
          </table:table-cell>
          <table:table-cell/>
          <table:table-cell table:formula="of:=0.274725275*[.J123]*1000" office:value-type="float" office:value="-182.692307875" calcext:value-type="float">
            <text:p>-182.692307875</text:p>
          </table:table-cell>
          <table:table-cell table:formula="of:=0.274725275*[.K123]*1000" office:value-type="float" office:value="-190.934066125" calcext:value-type="float">
            <text:p>-190.934066125</text:p>
          </table:table-cell>
          <table:table-cell table:formula="of:=0.274725275*[.L123]*1000" office:value-type="float" office:value="-185.439560625" calcext:value-type="float">
            <text:p>-185.439560625</text:p>
          </table:table-cell>
          <table:table-cell table:formula="of:=0.274725275*[.M123]*1000" office:value-type="float" office:value="-182.692307875" calcext:value-type="float">
            <text:p>-182.692307875</text:p>
          </table:table-cell>
          <table:table-cell table:formula="of:=0.274725275*[.N123]*1000" office:value-type="float" office:value="-177.197802375" calcext:value-type="float">
            <text:p>-177.197802375</text:p>
          </table:table-cell>
          <table:table-cell/>
          <table:table-cell table:formula="of:=[.P123]-AVERAGE([.$P123:.$T123])" office:value-type="float" office:value="1.09890109999998" calcext:value-type="float">
            <text:p>1.0989011</text:p>
          </table:table-cell>
          <table:table-cell table:formula="of:=[.Q123]-AVERAGE([.$P123:.$T123])" office:value-type="float" office:value="-7.14285715000008" calcext:value-type="float">
            <text:p>-7.14285715</text:p>
          </table:table-cell>
          <table:table-cell table:formula="of:=[.R123]-AVERAGE([.$P123:.$T123])" office:value-type="float" office:value="-1.64835164999997" calcext:value-type="float">
            <text:p>-1.64835165</text:p>
          </table:table-cell>
          <table:table-cell table:formula="of:=[.S123]-AVERAGE([.$P123:.$T123])" office:value-type="float" office:value="1.09890109999998" calcext:value-type="float">
            <text:p>1.0989011</text:p>
          </table:table-cell>
          <table:table-cell table:formula="of:=[.T123]-AVERAGE([.$P123:.$T123])" office:value-type="float" office:value="6.59340660000012" calcext:value-type="float">
            <text:p>6.59340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-2" office:value-type="float" office:value="13.84" calcext:value-type="float">
            <text:p>13.84</text:p>
          </table:table-cell>
          <table:table-cell table:formula="of:=[.B124]/2" office:value-type="float" office:value="6.92" calcext:value-type="float">
            <text:p>6.92</text:p>
          </table:table-cell>
          <table:table-cell table:style-name="ce2" table:formula="of:=IF([.D32]&lt;&gt;&quot;&quot;;[.D32]-0.005;&quot;&quot;)" office:value-type="float" office:value="7.915" calcext:value-type="float">
            <text:p>7.915</text:p>
          </table:table-cell>
          <table:table-cell table:style-name="ce2" table:formula="of:=IF([.E32]&lt;&gt;&quot;&quot;;[.E32]-0.005;&quot;&quot;)" office:value-type="float" office:value="7.995" calcext:value-type="float">
            <text:p>7.995</text:p>
          </table:table-cell>
          <table:table-cell table:style-name="ce2" table:formula="of:=IF([.F32]&lt;&gt;&quot;&quot;;[.F32]-0.005;&quot;&quot;)" office:value-type="float" office:value="8.055" calcext:value-type="float">
            <text:p>8.055</text:p>
          </table:table-cell>
          <table:table-cell table:style-name="ce2" table:formula="of:=IF([.G32]&lt;&gt;&quot;&quot;;[.G32]-0.005;&quot;&quot;)" office:value-type="float" office:value="7.945" calcext:value-type="float">
            <text:p>7.945</text:p>
          </table:table-cell>
          <table:table-cell table:style-name="ce2" table:formula="of:=IF([.H32]&lt;&gt;&quot;&quot;;[.H32]-0.005;&quot;&quot;)" office:value-type="float" office:value="7.955" calcext:value-type="float">
            <text:p>7.955</text:p>
          </table:table-cell>
          <table:table-cell/>
          <table:table-cell table:formula="of:=[.$C124]-[.D124]" office:value-type="float" office:value="-0.995" calcext:value-type="float">
            <text:p>-0.995</text:p>
          </table:table-cell>
          <table:table-cell table:formula="of:=[.$C124]-[.E124]" office:value-type="float" office:value="-1.075" calcext:value-type="float">
            <text:p>-1.075</text:p>
          </table:table-cell>
          <table:table-cell table:formula="of:=[.$C124]-[.F124]" office:value-type="float" office:value="-1.135" calcext:value-type="float">
            <text:p>-1.135</text:p>
          </table:table-cell>
          <table:table-cell table:formula="of:=[.$C124]-[.G124]" office:value-type="float" office:value="-1.025" calcext:value-type="float">
            <text:p>-1.025</text:p>
          </table:table-cell>
          <table:table-cell table:formula="of:=[.$C124]-[.H124]" office:value-type="float" office:value="-1.035" calcext:value-type="float">
            <text:p>-1.035</text:p>
          </table:table-cell>
          <table:table-cell/>
          <table:table-cell table:formula="of:=0.274725275*[.J124]*1000" office:value-type="float" office:value="-273.351648625" calcext:value-type="float">
            <text:p>-273.351648625</text:p>
          </table:table-cell>
          <table:table-cell table:formula="of:=0.274725275*[.K124]*1000" office:value-type="float" office:value="-295.329670625" calcext:value-type="float">
            <text:p>-295.329670625</text:p>
          </table:table-cell>
          <table:table-cell table:formula="of:=0.274725275*[.L124]*1000" office:value-type="float" office:value="-311.813187125" calcext:value-type="float">
            <text:p>-311.813187125</text:p>
          </table:table-cell>
          <table:table-cell table:formula="of:=0.274725275*[.M124]*1000" office:value-type="float" office:value="-281.593406875" calcext:value-type="float">
            <text:p>-281.593406875</text:p>
          </table:table-cell>
          <table:table-cell table:formula="of:=0.274725275*[.N124]*1000" office:value-type="float" office:value="-284.340659625" calcext:value-type="float">
            <text:p>-284.340659625</text:p>
          </table:table-cell>
          <table:table-cell/>
          <table:table-cell table:formula="of:=[.P124]-AVERAGE([.$P124:.$T124])" office:value-type="float" office:value="15.93406595" calcext:value-type="float">
            <text:p>15.93406595</text:p>
          </table:table-cell>
          <table:table-cell table:formula="of:=[.Q124]-AVERAGE([.$P124:.$T124])" office:value-type="float" office:value="-6.04395605000002" calcext:value-type="float">
            <text:p>-6.04395605</text:p>
          </table:table-cell>
          <table:table-cell table:formula="of:=[.R124]-AVERAGE([.$P124:.$T124])" office:value-type="float" office:value="-22.5274725499999" calcext:value-type="float">
            <text:p>-22.52747255</text:p>
          </table:table-cell>
          <table:table-cell table:formula="of:=[.S124]-AVERAGE([.$P124:.$T124])" office:value-type="float" office:value="7.69230769999996" calcext:value-type="float">
            <text:p>7.6923077</text:p>
          </table:table-cell>
          <table:table-cell table:formula="of:=[.T124]-AVERAGE([.$P124:.$T124])" office:value-type="float" office:value="4.94505494999999" calcext:value-type="float">
            <text:p>4.94505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-2" office:value-type="float" office:value="13.4" calcext:value-type="float">
            <text:p>13.4</text:p>
          </table:table-cell>
          <table:table-cell table:formula="of:=[.B125]/2" office:value-type="float" office:value="6.7" calcext:value-type="float">
            <text:p>6.7</text:p>
          </table:table-cell>
          <table:table-cell table:style-name="ce2" table:formula="of:=IF([.D33]&lt;&gt;&quot;&quot;;[.D33]-0.005;&quot;&quot;)" office:value-type="float" office:value="8.255" calcext:value-type="float">
            <text:p>8.255</text:p>
          </table:table-cell>
          <table:table-cell table:style-name="ce2" table:formula="of:=IF([.E33]&lt;&gt;&quot;&quot;;[.E33]-0.005;&quot;&quot;)" office:value-type="float" office:value="8.295" calcext:value-type="float">
            <text:p>8.295</text:p>
          </table:table-cell>
          <table:table-cell table:style-name="ce2" table:formula="of:=IF([.F33]&lt;&gt;&quot;&quot;;[.F33]-0.005;&quot;&quot;)" office:value-type="float" office:value="8.375" calcext:value-type="float">
            <text:p>8.375</text:p>
          </table:table-cell>
          <table:table-cell table:style-name="ce2" table:formula="of:=IF([.G33]&lt;&gt;&quot;&quot;;[.G33]-0.005;&quot;&quot;)" office:value-type="float" office:value="8.335" calcext:value-type="float">
            <text:p>8.335</text:p>
          </table:table-cell>
          <table:table-cell table:style-name="ce2" table:formula="of:=IF([.H33]&lt;&gt;&quot;&quot;;[.H33]-0.005;&quot;&quot;)" office:value-type="float" office:value="8.365" calcext:value-type="float">
            <text:p>8.365</text:p>
          </table:table-cell>
          <table:table-cell/>
          <table:table-cell table:formula="of:=[.$C125]-[.D125]" office:value-type="float" office:value="-1.555" calcext:value-type="float">
            <text:p>-1.555</text:p>
          </table:table-cell>
          <table:table-cell table:formula="of:=[.$C125]-[.E125]" office:value-type="float" office:value="-1.595" calcext:value-type="float">
            <text:p>-1.595</text:p>
          </table:table-cell>
          <table:table-cell table:formula="of:=[.$C125]-[.F125]" office:value-type="float" office:value="-1.675" calcext:value-type="float">
            <text:p>-1.675</text:p>
          </table:table-cell>
          <table:table-cell table:formula="of:=[.$C125]-[.G125]" office:value-type="float" office:value="-1.635" calcext:value-type="float">
            <text:p>-1.635</text:p>
          </table:table-cell>
          <table:table-cell table:formula="of:=[.$C125]-[.H125]" office:value-type="float" office:value="-1.665" calcext:value-type="float">
            <text:p>-1.665</text:p>
          </table:table-cell>
          <table:table-cell/>
          <table:table-cell table:formula="of:=0.274725275*[.J125]*1000" office:value-type="float" office:value="-427.197802625" calcext:value-type="float">
            <text:p>-427.197802625</text:p>
          </table:table-cell>
          <table:table-cell table:formula="of:=0.274725275*[.K125]*1000" office:value-type="float" office:value="-438.186813625" calcext:value-type="float">
            <text:p>-438.186813625</text:p>
          </table:table-cell>
          <table:table-cell table:formula="of:=0.274725275*[.L125]*1000" office:value-type="float" office:value="-460.164835625" calcext:value-type="float">
            <text:p>-460.164835625</text:p>
          </table:table-cell>
          <table:table-cell table:formula="of:=0.274725275*[.M125]*1000" office:value-type="float" office:value="-449.175824625" calcext:value-type="float">
            <text:p>-449.175824625</text:p>
          </table:table-cell>
          <table:table-cell table:formula="of:=0.274725275*[.N125]*1000" office:value-type="float" office:value="-457.417582875" calcext:value-type="float">
            <text:p>-457.417582875</text:p>
          </table:table-cell>
          <table:table-cell/>
          <table:table-cell table:formula="of:=[.P125]-AVERAGE([.$P125:.$T125])" office:value-type="float" office:value="19.2307692500001" calcext:value-type="float">
            <text:p>19.23076925</text:p>
          </table:table-cell>
          <table:table-cell table:formula="of:=[.Q125]-AVERAGE([.$P125:.$T125])" office:value-type="float" office:value="8.24175824999986" calcext:value-type="float">
            <text:p>8.24175825</text:p>
          </table:table-cell>
          <table:table-cell table:formula="of:=[.R125]-AVERAGE([.$P125:.$T125])" office:value-type="float" office:value="-13.7362637500001" calcext:value-type="float">
            <text:p>-13.73626375</text:p>
          </table:table-cell>
          <table:table-cell table:formula="of:=[.S125]-AVERAGE([.$P125:.$T125])" office:value-type="float" office:value="-2.74725274999992" calcext:value-type="float">
            <text:p>-2.74725275</text:p>
          </table:table-cell>
          <table:table-cell table:formula="of:=[.T125]-AVERAGE([.$P125:.$T125])" office:value-type="float" office:value="-10.9890109999997" calcext:value-type="float">
            <text:p>-10.9890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-2" office:value-type="float" office:value="13.93" calcext:value-type="float">
            <text:p>13.93</text:p>
          </table:table-cell>
          <table:table-cell table:formula="of:=[.B126]/2" office:value-type="float" office:value="6.965" calcext:value-type="float">
            <text:p>6.965</text:p>
          </table:table-cell>
          <table:table-cell table:style-name="ce2" table:formula="of:=IF([.D34]&lt;&gt;&quot;&quot;;[.D34]-0.005;&quot;&quot;)" office:value-type="float" office:value="8.005" calcext:value-type="float">
            <text:p>8.005</text:p>
          </table:table-cell>
          <table:table-cell table:style-name="ce2" table:formula="of:=IF([.E34]&lt;&gt;&quot;&quot;;[.E34]-0.005;&quot;&quot;)" office:value-type="float" office:value="8.085" calcext:value-type="float">
            <text:p>8.085</text:p>
          </table:table-cell>
          <table:table-cell table:style-name="ce2" table:formula="of:=IF([.F34]&lt;&gt;&quot;&quot;;[.F34]-0.005;&quot;&quot;)" office:value-type="float" office:value="8.115" calcext:value-type="float">
            <text:p>8.115</text:p>
          </table:table-cell>
          <table:table-cell table:style-name="ce2" table:formula="of:=IF([.G34]&lt;&gt;&quot;&quot;;[.G34]-0.005;&quot;&quot;)" office:value-type="float" office:value="8.055" calcext:value-type="float">
            <text:p>8.055</text:p>
          </table:table-cell>
          <table:table-cell table:style-name="ce2" table:formula="of:=IF([.H34]&lt;&gt;&quot;&quot;;[.H34]-0.005;&quot;&quot;)" office:value-type="float" office:value="8.115" calcext:value-type="float">
            <text:p>8.115</text:p>
          </table:table-cell>
          <table:table-cell/>
          <table:table-cell table:formula="of:=[.$C126]-[.D126]" office:value-type="float" office:value="-1.04" calcext:value-type="float">
            <text:p>-1.04</text:p>
          </table:table-cell>
          <table:table-cell table:formula="of:=[.$C126]-[.E126]" office:value-type="float" office:value="-1.12" calcext:value-type="float">
            <text:p>-1.12</text:p>
          </table:table-cell>
          <table:table-cell table:formula="of:=[.$C126]-[.F126]" office:value-type="float" office:value="-1.15" calcext:value-type="float">
            <text:p>-1.15</text:p>
          </table:table-cell>
          <table:table-cell table:formula="of:=[.$C126]-[.G126]" office:value-type="float" office:value="-1.09" calcext:value-type="float">
            <text:p>-1.09</text:p>
          </table:table-cell>
          <table:table-cell table:formula="of:=[.$C126]-[.H126]" office:value-type="float" office:value="-1.15" calcext:value-type="float">
            <text:p>-1.15</text:p>
          </table:table-cell>
          <table:table-cell/>
          <table:table-cell table:formula="of:=0.274725275*[.J126]*1000" office:value-type="float" office:value="-285.714286" calcext:value-type="float">
            <text:p>-285.714286</text:p>
          </table:table-cell>
          <table:table-cell table:formula="of:=0.274725275*[.K126]*1000" office:value-type="float" office:value="-307.692308" calcext:value-type="float">
            <text:p>-307.692308</text:p>
          </table:table-cell>
          <table:table-cell table:formula="of:=0.274725275*[.L126]*1000" office:value-type="float" office:value="-315.93406625" calcext:value-type="float">
            <text:p>-315.93406625</text:p>
          </table:table-cell>
          <table:table-cell table:formula="of:=0.274725275*[.M126]*1000" office:value-type="float" office:value="-299.45054975" calcext:value-type="float">
            <text:p>-299.45054975</text:p>
          </table:table-cell>
          <table:table-cell table:formula="of:=0.274725275*[.N126]*1000" office:value-type="float" office:value="-315.93406625" calcext:value-type="float">
            <text:p>-315.93406625</text:p>
          </table:table-cell>
          <table:table-cell/>
          <table:table-cell table:formula="of:=[.P126]-AVERAGE([.$P126:.$T126])" office:value-type="float" office:value="19.23076925" calcext:value-type="float">
            <text:p>19.23076925</text:p>
          </table:table-cell>
          <table:table-cell table:formula="of:=[.Q126]-AVERAGE([.$P126:.$T126])" office:value-type="float" office:value="-2.74725274999997" calcext:value-type="float">
            <text:p>-2.74725275</text:p>
          </table:table-cell>
          <table:table-cell table:formula="of:=[.R126]-AVERAGE([.$P126:.$T126])" office:value-type="float" office:value="-10.9890109999998" calcext:value-type="float">
            <text:p>-10.989011</text:p>
          </table:table-cell>
          <table:table-cell table:formula="of:=[.S126]-AVERAGE([.$P126:.$T126])" office:value-type="float" office:value="5.49450549999983" calcext:value-type="float">
            <text:p>5.4945055</text:p>
          </table:table-cell>
          <table:table-cell table:formula="of:=[.T126]-AVERAGE([.$P126:.$T126])" office:value-type="float" office:value="-10.9890109999998" calcext:value-type="float">
            <text:p>-10.989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-2" office:value-type="float" office:value="14.41" calcext:value-type="float">
            <text:p>14.41</text:p>
          </table:table-cell>
          <table:table-cell table:formula="of:=[.B127]/2" office:value-type="float" office:value="7.205" calcext:value-type="float">
            <text:p>7.205</text:p>
          </table:table-cell>
          <table:table-cell table:style-name="ce2" table:formula="of:=IF([.D35]&lt;&gt;&quot;&quot;;[.D35]-0.005;&quot;&quot;)" office:value-type="float" office:value="8.195" calcext:value-type="float">
            <text:p>8.195</text:p>
          </table:table-cell>
          <table:table-cell table:style-name="ce2" table:formula="of:=IF([.E35]&lt;&gt;&quot;&quot;;[.E35]-0.005;&quot;&quot;)" office:value-type="float" office:value="8.445" calcext:value-type="float">
            <text:p>8.445</text:p>
          </table:table-cell>
          <table:table-cell table:style-name="ce2" table:formula="of:=IF([.F35]&lt;&gt;&quot;&quot;;[.F35]-0.005;&quot;&quot;)" office:value-type="float" office:value="8.405" calcext:value-type="float">
            <text:p>8.405</text:p>
          </table:table-cell>
          <table:table-cell table:style-name="ce2" table:formula="of:=IF([.G35]&lt;&gt;&quot;&quot;;[.G35]-0.005;&quot;&quot;)" office:value-type="float" office:value="8.365" calcext:value-type="float">
            <text:p>8.365</text:p>
          </table:table-cell>
          <table:table-cell table:style-name="ce2" table:formula="of:=IF([.H35]&lt;&gt;&quot;&quot;;[.H35]-0.005;&quot;&quot;)" office:value-type="float" office:value="8.415" calcext:value-type="float">
            <text:p>8.415</text:p>
          </table:table-cell>
          <table:table-cell/>
          <table:table-cell table:formula="of:=[.$C127]-[.D127]" office:value-type="float" office:value="-0.989999999999998" calcext:value-type="float">
            <text:p>-0.99</text:p>
          </table:table-cell>
          <table:table-cell table:formula="of:=[.$C127]-[.E127]" office:value-type="float" office:value="-1.24" calcext:value-type="float">
            <text:p>-1.24</text:p>
          </table:table-cell>
          <table:table-cell table:formula="of:=[.$C127]-[.F127]" office:value-type="float" office:value="-1.2" calcext:value-type="float">
            <text:p>-1.2</text:p>
          </table:table-cell>
          <table:table-cell table:formula="of:=[.$C127]-[.G127]" office:value-type="float" office:value="-1.16" calcext:value-type="float">
            <text:p>-1.16</text:p>
          </table:table-cell>
          <table:table-cell table:formula="of:=[.$C127]-[.H127]" office:value-type="float" office:value="-1.21" calcext:value-type="float">
            <text:p>-1.21</text:p>
          </table:table-cell>
          <table:table-cell/>
          <table:table-cell table:formula="of:=0.274725275*[.J127]*1000" office:value-type="float" office:value="-271.97802225" calcext:value-type="float">
            <text:p>-271.97802225</text:p>
          </table:table-cell>
          <table:table-cell table:formula="of:=0.274725275*[.K127]*1000" office:value-type="float" office:value="-340.659341" calcext:value-type="float">
            <text:p>-340.659341</text:p>
          </table:table-cell>
          <table:table-cell table:formula="of:=0.274725275*[.L127]*1000" office:value-type="float" office:value="-329.67033" calcext:value-type="float">
            <text:p>-329.67033</text:p>
          </table:table-cell>
          <table:table-cell table:formula="of:=0.274725275*[.M127]*1000" office:value-type="float" office:value="-318.681319" calcext:value-type="float">
            <text:p>-318.681319</text:p>
          </table:table-cell>
          <table:table-cell table:formula="of:=0.274725275*[.N127]*1000" office:value-type="float" office:value="-332.41758275" calcext:value-type="float">
            <text:p>-332.41758275</text:p>
          </table:table-cell>
          <table:table-cell/>
          <table:table-cell table:formula="of:=[.P127]-AVERAGE([.$P127:.$T127])" office:value-type="float" office:value="46.7032967500001" calcext:value-type="float">
            <text:p>46.70329675</text:p>
          </table:table-cell>
          <table:table-cell table:formula="of:=[.Q127]-AVERAGE([.$P127:.$T127])" office:value-type="float" office:value="-21.9780219999999" calcext:value-type="float">
            <text:p>-21.978022</text:p>
          </table:table-cell>
          <table:table-cell table:formula="of:=[.R127]-AVERAGE([.$P127:.$T127])" office:value-type="float" office:value="-10.9890110000001" calcext:value-type="float">
            <text:p>-10.989011</text:p>
          </table:table-cell>
          <table:table-cell table:formula="of:=[.S127]-AVERAGE([.$P127:.$T127])" office:value-type="float" office:value="0" calcext:value-type="float">
            <text:p>0</text:p>
          </table:table-cell>
          <table:table-cell table:formula="of:=[.T127]-AVERAGE([.$P127:.$T127])" office:value-type="float" office:value="-13.73626375" calcext:value-type="float">
            <text:p>-13.73626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-2" office:value-type="float" office:value="13.93" calcext:value-type="float">
            <text:p>13.93</text:p>
          </table:table-cell>
          <table:table-cell table:formula="of:=[.B128]/2" office:value-type="float" office:value="6.965" calcext:value-type="float">
            <text:p>6.965</text:p>
          </table:table-cell>
          <table:table-cell table:style-name="ce2" table:formula="of:=IF([.D36]&lt;&gt;&quot;&quot;;[.D36]-0.005;&quot;&quot;)" office:value-type="float" office:value="8.165" calcext:value-type="float">
            <text:p>8.165</text:p>
          </table:table-cell>
          <table:table-cell table:style-name="ce2" table:formula="of:=IF([.E36]&lt;&gt;&quot;&quot;;[.E36]-0.005;&quot;&quot;)" office:value-type="float" office:value="8.225" calcext:value-type="float">
            <text:p>8.225</text:p>
          </table:table-cell>
          <table:table-cell table:style-name="ce2" table:formula="of:=IF([.F36]&lt;&gt;&quot;&quot;;[.F36]-0.005;&quot;&quot;)" office:value-type="float" office:value="8.175" calcext:value-type="float">
            <text:p>8.175</text:p>
          </table:table-cell>
          <table:table-cell table:style-name="ce2" table:formula="of:=IF([.G36]&lt;&gt;&quot;&quot;;[.G36]-0.005;&quot;&quot;)" office:value-type="float" office:value="8.185" calcext:value-type="float">
            <text:p>8.185</text:p>
          </table:table-cell>
          <table:table-cell table:style-name="ce2" table:formula="of:=IF([.H36]&lt;&gt;&quot;&quot;;[.H36]-0.005;&quot;&quot;)" office:value-type="float" office:value="8.165" calcext:value-type="float">
            <text:p>8.165</text:p>
          </table:table-cell>
          <table:table-cell/>
          <table:table-cell table:formula="of:=[.$C128]-[.D128]" office:value-type="float" office:value="-1.2" calcext:value-type="float">
            <text:p>-1.2</text:p>
          </table:table-cell>
          <table:table-cell table:formula="of:=[.$C128]-[.E128]" office:value-type="float" office:value="-1.26" calcext:value-type="float">
            <text:p>-1.26</text:p>
          </table:table-cell>
          <table:table-cell table:formula="of:=[.$C128]-[.F128]" office:value-type="float" office:value="-1.21" calcext:value-type="float">
            <text:p>-1.21</text:p>
          </table:table-cell>
          <table:table-cell table:formula="of:=[.$C128]-[.G128]" office:value-type="float" office:value="-1.22" calcext:value-type="float">
            <text:p>-1.22</text:p>
          </table:table-cell>
          <table:table-cell table:formula="of:=[.$C128]-[.H128]" office:value-type="float" office:value="-1.2" calcext:value-type="float">
            <text:p>-1.2</text:p>
          </table:table-cell>
          <table:table-cell/>
          <table:table-cell table:formula="of:=0.274725275*[.J128]*1000" office:value-type="float" office:value="-329.67033" calcext:value-type="float">
            <text:p>-329.67033</text:p>
          </table:table-cell>
          <table:table-cell table:formula="of:=0.274725275*[.K128]*1000" office:value-type="float" office:value="-346.1538465" calcext:value-type="float">
            <text:p>-346.1538465</text:p>
          </table:table-cell>
          <table:table-cell table:formula="of:=0.274725275*[.L128]*1000" office:value-type="float" office:value="-332.41758275" calcext:value-type="float">
            <text:p>-332.41758275</text:p>
          </table:table-cell>
          <table:table-cell table:formula="of:=0.274725275*[.M128]*1000" office:value-type="float" office:value="-335.1648355" calcext:value-type="float">
            <text:p>-335.1648355</text:p>
          </table:table-cell>
          <table:table-cell table:formula="of:=0.274725275*[.N128]*1000" office:value-type="float" office:value="-329.67033" calcext:value-type="float">
            <text:p>-329.67033</text:p>
          </table:table-cell>
          <table:table-cell/>
          <table:table-cell table:formula="of:=[.P128]-AVERAGE([.$P128:.$T128])" office:value-type="float" office:value="4.94505495000004" calcext:value-type="float">
            <text:p>4.94505495</text:p>
          </table:table-cell>
          <table:table-cell table:formula="of:=[.Q128]-AVERAGE([.$P128:.$T128])" office:value-type="float" office:value="-11.5384615500001" calcext:value-type="float">
            <text:p>-11.53846155</text:p>
          </table:table-cell>
          <table:table-cell table:formula="of:=[.R128]-AVERAGE([.$P128:.$T128])" office:value-type="float" office:value="2.19780220000013" calcext:value-type="float">
            <text:p>2.1978022</text:p>
          </table:table-cell>
          <table:table-cell table:formula="of:=[.S128]-AVERAGE([.$P128:.$T128])" office:value-type="float" office:value="-0.549450549999847" calcext:value-type="float">
            <text:p>-0.54945055</text:p>
          </table:table-cell>
          <table:table-cell table:formula="of:=[.T128]-AVERAGE([.$P128:.$T128])" office:value-type="float" office:value="4.94505495000004" calcext:value-type="float">
            <text:p>4.945054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-2" office:value-type="float" office:value="13.13" calcext:value-type="float">
            <text:p>13.13</text:p>
          </table:table-cell>
          <table:table-cell table:formula="of:=[.B129]/2" office:value-type="float" office:value="6.565" calcext:value-type="float">
            <text:p>6.565</text:p>
          </table:table-cell>
          <table:table-cell table:style-name="ce2" table:formula="of:=IF([.D37]&lt;&gt;&quot;&quot;;[.D37]-0.005;&quot;&quot;)" office:value-type="float" office:value="7.905" calcext:value-type="float">
            <text:p>7.905</text:p>
          </table:table-cell>
          <table:table-cell table:style-name="ce2" table:formula="of:=IF([.E37]&lt;&gt;&quot;&quot;;[.E37]-0.005;&quot;&quot;)" office:value-type="float" office:value="7.885" calcext:value-type="float">
            <text:p>7.885</text:p>
          </table:table-cell>
          <table:table-cell table:style-name="ce2" table:formula="of:=IF([.F37]&lt;&gt;&quot;&quot;;[.F37]-0.005;&quot;&quot;)" office:value-type="float" office:value="7.885" calcext:value-type="float">
            <text:p>7.885</text:p>
          </table:table-cell>
          <table:table-cell table:style-name="ce2" table:formula="of:=IF([.G37]&lt;&gt;&quot;&quot;;[.G37]-0.005;&quot;&quot;)" office:value-type="float" office:value="7.935" calcext:value-type="float">
            <text:p>7.935</text:p>
          </table:table-cell>
          <table:table-cell table:style-name="ce2" table:formula="of:=IF([.H37]&lt;&gt;&quot;&quot;;[.H37]-0.005;&quot;&quot;)" office:value-type="float" office:value="7.875" calcext:value-type="float">
            <text:p>7.875</text:p>
          </table:table-cell>
          <table:table-cell/>
          <table:table-cell table:formula="of:=[.$C129]-[.D129]" office:value-type="float" office:value="-1.34" calcext:value-type="float">
            <text:p>-1.34</text:p>
          </table:table-cell>
          <table:table-cell table:formula="of:=[.$C129]-[.E129]" office:value-type="float" office:value="-1.32" calcext:value-type="float">
            <text:p>-1.32</text:p>
          </table:table-cell>
          <table:table-cell table:formula="of:=[.$C129]-[.F129]" office:value-type="float" office:value="-1.32" calcext:value-type="float">
            <text:p>-1.32</text:p>
          </table:table-cell>
          <table:table-cell table:formula="of:=[.$C129]-[.G129]" office:value-type="float" office:value="-1.37" calcext:value-type="float">
            <text:p>-1.37</text:p>
          </table:table-cell>
          <table:table-cell table:formula="of:=[.$C129]-[.H129]" office:value-type="float" office:value="-1.31" calcext:value-type="float">
            <text:p>-1.31</text:p>
          </table:table-cell>
          <table:table-cell/>
          <table:table-cell table:formula="of:=0.274725275*[.J129]*1000" office:value-type="float" office:value="-368.1318685" calcext:value-type="float">
            <text:p>-368.1318685</text:p>
          </table:table-cell>
          <table:table-cell table:formula="of:=0.274725275*[.K129]*1000" office:value-type="float" office:value="-362.637363" calcext:value-type="float">
            <text:p>-362.637363</text:p>
          </table:table-cell>
          <table:table-cell table:formula="of:=0.274725275*[.L129]*1000" office:value-type="float" office:value="-362.637363" calcext:value-type="float">
            <text:p>-362.637363</text:p>
          </table:table-cell>
          <table:table-cell table:formula="of:=0.274725275*[.M129]*1000" office:value-type="float" office:value="-376.37362675" calcext:value-type="float">
            <text:p>-376.37362675</text:p>
          </table:table-cell>
          <table:table-cell table:formula="of:=0.274725275*[.N129]*1000" office:value-type="float" office:value="-359.89011025" calcext:value-type="float">
            <text:p>-359.89011025</text:p>
          </table:table-cell>
          <table:table-cell/>
          <table:table-cell table:formula="of:=[.P129]-AVERAGE([.$P129:.$T129])" office:value-type="float" office:value="-2.19780220000001" calcext:value-type="float">
            <text:p>-2.1978022</text:p>
          </table:table-cell>
          <table:table-cell table:formula="of:=[.Q129]-AVERAGE([.$P129:.$T129])" office:value-type="float" office:value="3.2967033000001" calcext:value-type="float">
            <text:p>3.2967033</text:p>
          </table:table-cell>
          <table:table-cell table:formula="of:=[.R129]-AVERAGE([.$P129:.$T129])" office:value-type="float" office:value="3.2967033000001" calcext:value-type="float">
            <text:p>3.2967033</text:p>
          </table:table-cell>
          <table:table-cell table:formula="of:=[.S129]-AVERAGE([.$P129:.$T129])" office:value-type="float" office:value="-10.4395604500001" calcext:value-type="float">
            <text:p>-10.43956045</text:p>
          </table:table-cell>
          <table:table-cell table:formula="of:=[.T129]-AVERAGE([.$P129:.$T129])" office:value-type="float" office:value="6.04395605000002" calcext:value-type="float">
            <text:p>6.04395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-2" office:value-type="float" office:value="13.79" calcext:value-type="float">
            <text:p>13.79</text:p>
          </table:table-cell>
          <table:table-cell table:formula="of:=[.B130]/2" office:value-type="float" office:value="6.895" calcext:value-type="float">
            <text:p>6.895</text:p>
          </table:table-cell>
          <table:table-cell table:style-name="ce2" table:formula="of:=IF([.D38]&lt;&gt;&quot;&quot;;[.D38]-0.005;&quot;&quot;)" office:value-type="float" office:value="8.245" calcext:value-type="float">
            <text:p>8.245</text:p>
          </table:table-cell>
          <table:table-cell table:style-name="ce2" table:formula="of:=IF([.E38]&lt;&gt;&quot;&quot;;[.E38]-0.005;&quot;&quot;)" office:value-type="float" office:value="8.205" calcext:value-type="float">
            <text:p>8.205</text:p>
          </table:table-cell>
          <table:table-cell table:style-name="ce2" table:formula="of:=IF([.F38]&lt;&gt;&quot;&quot;;[.F38]-0.005;&quot;&quot;)" office:value-type="float" office:value="8.315" calcext:value-type="float">
            <text:p>8.315</text:p>
          </table:table-cell>
          <table:table-cell table:style-name="ce2" table:formula="of:=IF([.G38]&lt;&gt;&quot;&quot;;[.G38]-0.005;&quot;&quot;)" office:value-type="float" office:value="8.225" calcext:value-type="float">
            <text:p>8.225</text:p>
          </table:table-cell>
          <table:table-cell table:style-name="ce2" table:formula="of:=IF([.H38]&lt;&gt;&quot;&quot;;[.H38]-0.005;&quot;&quot;)" office:value-type="float" office:value="8.235" calcext:value-type="float">
            <text:p>8.235</text:p>
          </table:table-cell>
          <table:table-cell/>
          <table:table-cell table:formula="of:=[.$C130]-[.D130]" office:value-type="float" office:value="-1.35" calcext:value-type="float">
            <text:p>-1.35</text:p>
          </table:table-cell>
          <table:table-cell table:formula="of:=[.$C130]-[.E130]" office:value-type="float" office:value="-1.31" calcext:value-type="float">
            <text:p>-1.31</text:p>
          </table:table-cell>
          <table:table-cell table:formula="of:=[.$C130]-[.F130]" office:value-type="float" office:value="-1.42" calcext:value-type="float">
            <text:p>-1.42</text:p>
          </table:table-cell>
          <table:table-cell table:formula="of:=[.$C130]-[.G130]" office:value-type="float" office:value="-1.33" calcext:value-type="float">
            <text:p>-1.33</text:p>
          </table:table-cell>
          <table:table-cell table:formula="of:=[.$C130]-[.H130]" office:value-type="float" office:value="-1.34" calcext:value-type="float">
            <text:p>-1.34</text:p>
          </table:table-cell>
          <table:table-cell/>
          <table:table-cell table:formula="of:=0.274725275*[.J130]*1000" office:value-type="float" office:value="-370.87912125" calcext:value-type="float">
            <text:p>-370.87912125</text:p>
          </table:table-cell>
          <table:table-cell table:formula="of:=0.274725275*[.K130]*1000" office:value-type="float" office:value="-359.89011025" calcext:value-type="float">
            <text:p>-359.89011025</text:p>
          </table:table-cell>
          <table:table-cell table:formula="of:=0.274725275*[.L130]*1000" office:value-type="float" office:value="-390.1098905" calcext:value-type="float">
            <text:p>-390.1098905</text:p>
          </table:table-cell>
          <table:table-cell table:formula="of:=0.274725275*[.M130]*1000" office:value-type="float" office:value="-365.38461575" calcext:value-type="float">
            <text:p>-365.38461575</text:p>
          </table:table-cell>
          <table:table-cell table:formula="of:=0.274725275*[.N130]*1000" office:value-type="float" office:value="-368.1318685" calcext:value-type="float">
            <text:p>-368.1318685</text:p>
          </table:table-cell>
          <table:table-cell/>
          <table:table-cell table:formula="of:=[.P130]-AVERAGE([.$P130:.$T130])" office:value-type="float" office:value="0" calcext:value-type="float">
            <text:p>0</text:p>
          </table:table-cell>
          <table:table-cell table:formula="of:=[.Q130]-AVERAGE([.$P130:.$T130])" office:value-type="float" office:value="10.9890109999998" calcext:value-type="float">
            <text:p>10.989011</text:p>
          </table:table-cell>
          <table:table-cell table:formula="of:=[.R130]-AVERAGE([.$P130:.$T130])" office:value-type="float" office:value="-19.23076925" calcext:value-type="float">
            <text:p>-19.23076925</text:p>
          </table:table-cell>
          <table:table-cell table:formula="of:=[.S130]-AVERAGE([.$P130:.$T130])" office:value-type="float" office:value="5.49450549999989" calcext:value-type="float">
            <text:p>5.4945055</text:p>
          </table:table-cell>
          <table:table-cell table:formula="of:=[.T130]-AVERAGE([.$P130:.$T130])" office:value-type="float" office:value="2.74725274999997" calcext:value-type="float">
            <text:p>2.747252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-2" office:value-type="float" office:value="13.41" calcext:value-type="float">
            <text:p>13.41</text:p>
          </table:table-cell>
          <table:table-cell table:formula="of:=[.B131]/2" office:value-type="float" office:value="6.705" calcext:value-type="float">
            <text:p>6.705</text:p>
          </table:table-cell>
          <table:table-cell table:style-name="ce2" table:formula="of:=IF([.D39]&lt;&gt;&quot;&quot;;[.D39]-0.005;&quot;&quot;)" office:value-type="float" office:value="7.965" calcext:value-type="float">
            <text:p>7.965</text:p>
          </table:table-cell>
          <table:table-cell table:style-name="ce2" table:formula="of:=IF([.E39]&lt;&gt;&quot;&quot;;[.E39]-0.005;&quot;&quot;)" office:value-type="float" office:value="7.915" calcext:value-type="float">
            <text:p>7.915</text:p>
          </table:table-cell>
          <table:table-cell table:style-name="ce2" table:formula="of:=IF([.F39]&lt;&gt;&quot;&quot;;[.F39]-0.005;&quot;&quot;)" office:value-type="float" office:value="8.085" calcext:value-type="float">
            <text:p>8.085</text:p>
          </table:table-cell>
          <table:table-cell table:style-name="ce2" table:formula="of:=IF([.G39]&lt;&gt;&quot;&quot;;[.G39]-0.005;&quot;&quot;)" office:value-type="float" office:value="7.945" calcext:value-type="float">
            <text:p>7.945</text:p>
          </table:table-cell>
          <table:table-cell table:style-name="ce2" table:formula="of:=IF([.H39]&lt;&gt;&quot;&quot;;[.H39]-0.005;&quot;&quot;)" office:value-type="float" office:value="7.985" calcext:value-type="float">
            <text:p>7.985</text:p>
          </table:table-cell>
          <table:table-cell/>
          <table:table-cell table:formula="of:=[.$C131]-[.D131]" office:value-type="float" office:value="-1.26" calcext:value-type="float">
            <text:p>-1.26</text:p>
          </table:table-cell>
          <table:table-cell table:formula="of:=[.$C131]-[.E131]" office:value-type="float" office:value="-1.21" calcext:value-type="float">
            <text:p>-1.21</text:p>
          </table:table-cell>
          <table:table-cell table:formula="of:=[.$C131]-[.F131]" office:value-type="float" office:value="-1.38" calcext:value-type="float">
            <text:p>-1.38</text:p>
          </table:table-cell>
          <table:table-cell table:formula="of:=[.$C131]-[.G131]" office:value-type="float" office:value="-1.24" calcext:value-type="float">
            <text:p>-1.24</text:p>
          </table:table-cell>
          <table:table-cell table:formula="of:=[.$C131]-[.H131]" office:value-type="float" office:value="-1.28" calcext:value-type="float">
            <text:p>-1.28</text:p>
          </table:table-cell>
          <table:table-cell/>
          <table:table-cell table:formula="of:=0.274725275*[.J131]*1000" office:value-type="float" office:value="-346.1538465" calcext:value-type="float">
            <text:p>-346.1538465</text:p>
          </table:table-cell>
          <table:table-cell table:formula="of:=0.274725275*[.K131]*1000" office:value-type="float" office:value="-332.41758275" calcext:value-type="float">
            <text:p>-332.41758275</text:p>
          </table:table-cell>
          <table:table-cell table:formula="of:=0.274725275*[.L131]*1000" office:value-type="float" office:value="-379.1208795" calcext:value-type="float">
            <text:p>-379.1208795</text:p>
          </table:table-cell>
          <table:table-cell table:formula="of:=0.274725275*[.M131]*1000" office:value-type="float" office:value="-340.659341" calcext:value-type="float">
            <text:p>-340.659341</text:p>
          </table:table-cell>
          <table:table-cell table:formula="of:=0.274725275*[.N131]*1000" office:value-type="float" office:value="-351.648352" calcext:value-type="float">
            <text:p>-351.648352</text:p>
          </table:table-cell>
          <table:table-cell/>
          <table:table-cell table:formula="of:=[.P131]-AVERAGE([.$P131:.$T131])" office:value-type="float" office:value="3.84615385000001" calcext:value-type="float">
            <text:p>3.84615385</text:p>
          </table:table-cell>
          <table:table-cell table:formula="of:=[.Q131]-AVERAGE([.$P131:.$T131])" office:value-type="float" office:value="17.5824175999999" calcext:value-type="float">
            <text:p>17.5824176</text:p>
          </table:table-cell>
          <table:table-cell table:formula="of:=[.R131]-AVERAGE([.$P131:.$T131])" office:value-type="float" office:value="-29.1208791499998" calcext:value-type="float">
            <text:p>-29.12087915</text:p>
          </table:table-cell>
          <table:table-cell table:formula="of:=[.S131]-AVERAGE([.$P131:.$T131])" office:value-type="float" office:value="9.3406593499999" calcext:value-type="float">
            <text:p>9.34065935</text:p>
          </table:table-cell>
          <table:table-cell table:formula="of:=[.T131]-AVERAGE([.$P131:.$T131])" office:value-type="float" office:value="-1.64835165000011" calcext:value-type="float">
            <text:p>-1.64835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-2" office:value-type="float" office:value="13.83" calcext:value-type="float">
            <text:p>13.83</text:p>
          </table:table-cell>
          <table:table-cell table:formula="of:=[.B132]/2" office:value-type="float" office:value="6.915" calcext:value-type="float">
            <text:p>6.915</text:p>
          </table:table-cell>
          <table:table-cell table:style-name="ce2" table:formula="of:=IF([.D40]&lt;&gt;&quot;&quot;;[.D40]-0.005;&quot;&quot;)" office:value-type="float" office:value="8.285" calcext:value-type="float">
            <text:p>8.285</text:p>
          </table:table-cell>
          <table:table-cell table:style-name="ce2" table:formula="of:=IF([.E40]&lt;&gt;&quot;&quot;;[.E40]-0.005;&quot;&quot;)" office:value-type="float" office:value="8.205" calcext:value-type="float">
            <text:p>8.205</text:p>
          </table:table-cell>
          <table:table-cell table:style-name="ce2" table:formula="of:=IF([.F40]&lt;&gt;&quot;&quot;;[.F40]-0.005;&quot;&quot;)" office:value-type="float" office:value="8.325" calcext:value-type="float">
            <text:p>8.325</text:p>
          </table:table-cell>
          <table:table-cell table:style-name="ce2" table:formula="of:=IF([.G40]&lt;&gt;&quot;&quot;;[.G40]-0.005;&quot;&quot;)" office:value-type="float" office:value="8.245" calcext:value-type="float">
            <text:p>8.245</text:p>
          </table:table-cell>
          <table:table-cell table:style-name="ce2" table:formula="of:=IF([.H40]&lt;&gt;&quot;&quot;;[.H40]-0.005;&quot;&quot;)" office:value-type="float" office:value="8.235" calcext:value-type="float">
            <text:p>8.235</text:p>
          </table:table-cell>
          <table:table-cell/>
          <table:table-cell table:formula="of:=[.$C132]-[.D132]" office:value-type="float" office:value="-1.37" calcext:value-type="float">
            <text:p>-1.37</text:p>
          </table:table-cell>
          <table:table-cell table:formula="of:=[.$C132]-[.E132]" office:value-type="float" office:value="-1.29" calcext:value-type="float">
            <text:p>-1.29</text:p>
          </table:table-cell>
          <table:table-cell table:formula="of:=[.$C132]-[.F132]" office:value-type="float" office:value="-1.41" calcext:value-type="float">
            <text:p>-1.41</text:p>
          </table:table-cell>
          <table:table-cell table:formula="of:=[.$C132]-[.G132]" office:value-type="float" office:value="-1.33" calcext:value-type="float">
            <text:p>-1.33</text:p>
          </table:table-cell>
          <table:table-cell table:formula="of:=[.$C132]-[.H132]" office:value-type="float" office:value="-1.32" calcext:value-type="float">
            <text:p>-1.32</text:p>
          </table:table-cell>
          <table:table-cell/>
          <table:table-cell table:formula="of:=0.274725275*[.J132]*1000" office:value-type="float" office:value="-376.37362675" calcext:value-type="float">
            <text:p>-376.37362675</text:p>
          </table:table-cell>
          <table:table-cell table:formula="of:=0.274725275*[.K132]*1000" office:value-type="float" office:value="-354.39560475" calcext:value-type="float">
            <text:p>-354.39560475</text:p>
          </table:table-cell>
          <table:table-cell table:formula="of:=0.274725275*[.L132]*1000" office:value-type="float" office:value="-387.36263775" calcext:value-type="float">
            <text:p>-387.36263775</text:p>
          </table:table-cell>
          <table:table-cell table:formula="of:=0.274725275*[.M132]*1000" office:value-type="float" office:value="-365.38461575" calcext:value-type="float">
            <text:p>-365.38461575</text:p>
          </table:table-cell>
          <table:table-cell table:formula="of:=0.274725275*[.N132]*1000" office:value-type="float" office:value="-362.637363" calcext:value-type="float">
            <text:p>-362.637363</text:p>
          </table:table-cell>
          <table:table-cell/>
          <table:table-cell table:formula="of:=[.P132]-AVERAGE([.$P132:.$T132])" office:value-type="float" office:value="-7.14285714999971" calcext:value-type="float">
            <text:p>-7.14285715</text:p>
          </table:table-cell>
          <table:table-cell table:formula="of:=[.Q132]-AVERAGE([.$P132:.$T132])" office:value-type="float" office:value="14.8351648499998" calcext:value-type="float">
            <text:p>14.83516485</text:p>
          </table:table-cell>
          <table:table-cell table:formula="of:=[.R132]-AVERAGE([.$P132:.$T132])" office:value-type="float" office:value="-18.13186815" calcext:value-type="float">
            <text:p>-18.13186815</text:p>
          </table:table-cell>
          <table:table-cell table:formula="of:=[.S132]-AVERAGE([.$P132:.$T132])" office:value-type="float" office:value="3.84615385000006" calcext:value-type="float">
            <text:p>3.84615385</text:p>
          </table:table-cell>
          <table:table-cell table:formula="of:=[.T132]-AVERAGE([.$P132:.$T132])" office:value-type="float" office:value="6.59340659999998" calcext:value-type="float">
            <text:p>6.59340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-2" office:value-type="float" office:value="13.17" calcext:value-type="float">
            <text:p>13.17</text:p>
          </table:table-cell>
          <table:table-cell table:formula="of:=[.B133]/2" office:value-type="float" office:value="6.585" calcext:value-type="float">
            <text:p>6.585</text:p>
          </table:table-cell>
          <table:table-cell table:style-name="ce2" table:formula="of:=IF([.D41]&lt;&gt;&quot;&quot;;[.D41]-0.005;&quot;&quot;)" office:value-type="float" office:value="7.955" calcext:value-type="float">
            <text:p>7.955</text:p>
          </table:table-cell>
          <table:table-cell table:style-name="ce2" table:formula="of:=IF([.E41]&lt;&gt;&quot;&quot;;[.E41]-0.005;&quot;&quot;)">
            <text:p/>
          </table:table-cell>
          <table:table-cell table:style-name="ce2" table:formula="of:=IF([.F41]&lt;&gt;&quot;&quot;;[.F41]-0.005;&quot;&quot;)">
            <text:p/>
          </table:table-cell>
          <table:table-cell table:style-name="ce2" table:formula="of:=IF([.G41]&lt;&gt;&quot;&quot;;[.G41]-0.005;&quot;&quot;)">
            <text:p/>
          </table:table-cell>
          <table:table-cell table:style-name="ce2" table:formula="of:=IF([.H41]&lt;&gt;&quot;&quot;;[.H41]-0.005;&quot;&quot;)">
            <text:p/>
          </table:table-cell>
          <table:table-cell/>
          <table:table-cell table:formula="of:=[.$C133]-[.D133]" office:value-type="float" office:value="-1.37" calcext:value-type="float">
            <text:p>-1.37</text:p>
          </table:table-cell>
          <table:table-cell table:number-columns-repeated="5"/>
          <table:table-cell table:formula="of:=0.274725275*[.J133]*1000" office:value-type="float" office:value="-376.37362675" calcext:value-type="float">
            <text:p>-376.37362675</text:p>
          </table:table-cell>
          <table:table-cell table:number-columns-repeated="5"/>
          <table:table-cell table:formula="of:=[.P133]-AVERAGE([.$P133:.$T133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39:34.539196783</meta:creation-date>
    <dc:date>2018-12-06T20:27:41.426532630</dc:date>
    <meta:editing-duration>PT1H5M8S</meta:editing-duration>
    <meta:editing-cycles>7</meta:editing-cycles>
    <meta:generator>LibreOffice/5.1.6.2$Linux_X86_64 LibreOffice_project/10m0$Build-2</meta:generator>
    <meta:document-statistic meta:table-count="1" meta:cell-count="27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205cm" style:legend-expansion="high" chart:style-name="ch2"/>
        <chart:plot-area chart:style-name="ch3" table:cell-range-address="Sheet1.P1:Sheet1.T41" chart:data-source-has-labels="row" svg:x="0.32cm" svg:y="0.18cm" svg:width="12.931cm" svg:height="8.64cm">
          <chartooo:coordinate-region svg:x="1.232cm" svg:y="0.379cm" svg:width="12.01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41" chart:label-cell-address="Sheet1.P1:Sheet1.P1" chart:class="chart:line">
            <chart:data-point chart:repeated="40"/>
          </chart:series>
          <chart:series chart:style-name="ch7" chart:values-cell-range-address="Sheet1.Q2:Sheet1.Q41" chart:label-cell-address="Sheet1.Q1:Sheet1.Q1" chart:class="chart:line">
            <chart:data-point chart:repeated="40"/>
          </chart:series>
          <chart:series chart:style-name="ch8" chart:values-cell-range-address="Sheet1.R2:Sheet1.R41" chart:label-cell-address="Sheet1.R1:Sheet1.R1" chart:class="chart:line">
            <chart:data-point chart:repeated="40"/>
          </chart:series>
          <chart:series chart:style-name="ch9" chart:values-cell-range-address="Sheet1.S2:Sheet1.S41" chart:label-cell-address="Sheet1.S1:Sheet1.S1" chart:class="chart:line">
            <chart:data-point chart:repeated="40"/>
          </chart:series>
          <chart:series chart:style-name="ch10" chart:values-cell-range-address="Sheet1.T2:Sheet1.T41" chart:label-cell-address="Sheet1.T1:Sheet1.T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1</text:p>
                <draw:g>
                  <svg:desc>Sheet1.P1:Sheet1.P1</svg:desc>
                </draw:g>
              </table:table-cell>
              <table:table-cell office:value-type="string">
                <text:p>Delta 2</text:p>
                <draw:g>
                  <svg:desc>Sheet1.Q1:Sheet1.Q1</svg:desc>
                </draw:g>
              </table:table-cell>
              <table:table-cell office:value-type="string">
                <text:p>Delta 3</text:p>
                <draw:g>
                  <svg:desc>Sheet1.R1:Sheet1.R1</svg:desc>
                </draw:g>
              </table:table-cell>
              <table:table-cell office:value-type="string">
                <text:p>Delta 4</text:p>
                <draw:g>
                  <svg:desc>Sheet1.S1:Sheet1.S1</svg:desc>
                </draw:g>
              </table:table-cell>
              <table:table-cell office:value-type="string">
                <text:p>Delta 5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P2:Sheet1.P41</svg:desc>
                </draw:g>
              </table:table-cell>
              <table:table-cell office:value-type="float" office:value="112.63736275">
                <text:p>112.63736275</text:p>
                <draw:g>
                  <svg:desc>Sheet1.Q2:Sheet1.Q41</svg:desc>
                </draw:g>
              </table:table-cell>
              <table:table-cell office:value-type="float" office:value="93.4065935000002">
                <text:p>93.4065935000002</text:p>
                <draw:g>
                  <svg:desc>Sheet1.R2:Sheet1.R41</svg:desc>
                </draw:g>
              </table:table-cell>
              <table:table-cell office:value-type="float" office:value="NaN">
                <text:p>NaN</text:p>
                <draw:g>
                  <svg:desc>Sheet1.S2:Sheet1.S41</svg:desc>
                </draw:g>
              </table:table-cell>
              <table:table-cell office:value-type="float" office:value="74.1758242500001">
                <text:p>74.1758242500001</text:p>
                <draw:g>
                  <svg:desc>Sheet1.T2:Sheet1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.989011125">
                <text:p>135.989011125</text:p>
              </table:table-cell>
              <table:table-cell office:value-type="float" office:value="125.000000125">
                <text:p>125.000000125</text:p>
              </table:table-cell>
              <table:table-cell office:value-type="float" office:value="72.8021978749999">
                <text:p>72.8021978749999</text:p>
              </table:table-cell>
              <table:table-cell office:value-type="float" office:value="83.7912088749999">
                <text:p>83.7912088749999</text:p>
              </table:table-cell>
              <table:table-cell office:value-type="float" office:value="81.043956125">
                <text:p>81.04395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3296703749998">
                <text:p>45.3296703749998</text:p>
              </table:table-cell>
              <table:table-cell office:value-type="float" office:value="1.37362637499973">
                <text:p>1.37362637499973</text:p>
              </table:table-cell>
              <table:table-cell office:value-type="float" office:value="-45.3296703750003">
                <text:p>-45.3296703750003</text:p>
              </table:table-cell>
              <table:table-cell office:value-type="float" office:value="-23.3516483750002">
                <text:p>-23.3516483750002</text:p>
              </table:table-cell>
              <table:table-cell office:value-type="float" office:value="-17.8571428749999">
                <text:p>-17.857142874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.0989011249999">
                <text:p>-26.0989011249999</text:p>
              </table:table-cell>
              <table:table-cell office:value-type="float" office:value="-53.5714286250001">
                <text:p>-53.5714286250001</text:p>
              </table:table-cell>
              <table:table-cell office:value-type="float" office:value="-108.516483625">
                <text:p>-108.516483625</text:p>
              </table:table-cell>
              <table:table-cell office:value-type="float" office:value="-83.7912088750002">
                <text:p>-83.7912088750002</text:p>
              </table:table-cell>
              <table:table-cell office:value-type="float" office:value="-83.7912088750002">
                <text:p>-83.791208875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362637499997">
                <text:p>1.37362637499997</text:p>
              </table:table-cell>
              <table:table-cell office:value-type="float" office:value="-64.5604396250001">
                <text:p>-64.5604396250001</text:p>
              </table:table-cell>
              <table:table-cell office:value-type="float" office:value="-116.758241875">
                <text:p>-116.758241875</text:p>
              </table:table-cell>
              <table:table-cell office:value-type="float" office:value="-89.285714375">
                <text:p>-89.285714375</text:p>
              </table:table-cell>
              <table:table-cell office:value-type="float" office:value="-103.021978125">
                <text:p>-103.0219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8.0769231249997">
                <text:p>-48.0769231249997</text:p>
              </table:table-cell>
              <table:table-cell office:value-type="float" office:value="-70.0549451249997">
                <text:p>-70.0549451249997</text:p>
              </table:table-cell>
              <table:table-cell office:value-type="float" office:value="-108.516483625">
                <text:p>-108.516483625</text:p>
              </table:table-cell>
              <table:table-cell office:value-type="float" office:value="-92.0329671249997">
                <text:p>-92.0329671249997</text:p>
              </table:table-cell>
              <table:table-cell office:value-type="float" office:value="-103.021978125">
                <text:p>-103.0219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4.61538475">
                <text:p>-134.61538475</text:p>
              </table:table-cell>
              <table:table-cell office:value-type="float" office:value="-142.857143">
                <text:p>-142.857143</text:p>
              </table:table-cell>
              <table:table-cell office:value-type="float" office:value="-189.56043975">
                <text:p>-189.56043975</text:p>
              </table:table-cell>
              <table:table-cell office:value-type="float" office:value="-159.3406595">
                <text:p>-159.3406595</text:p>
              </table:table-cell>
              <table:table-cell office:value-type="float" office:value="-178.57142875">
                <text:p>-178.57142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8.516483625">
                <text:p>-108.516483625</text:p>
              </table:table-cell>
              <table:table-cell office:value-type="float" office:value="-119.505494625">
                <text:p>-119.505494625</text:p>
              </table:table-cell>
              <table:table-cell office:value-type="float" office:value="-168.956044125">
                <text:p>-168.956044125</text:p>
              </table:table-cell>
              <table:table-cell office:value-type="float" office:value="-127.747252875">
                <text:p>-127.747252875</text:p>
              </table:table-cell>
              <table:table-cell office:value-type="float" office:value="-160.714285875">
                <text:p>-160.714285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.4395604999997">
                <text:p>-60.4395604999997</text:p>
              </table:table-cell>
              <table:table-cell office:value-type="float" office:value="-118.13186825">
                <text:p>-118.13186825</text:p>
              </table:table-cell>
              <table:table-cell office:value-type="float" office:value="-151.09890125">
                <text:p>-151.09890125</text:p>
              </table:table-cell>
              <table:table-cell office:value-type="float" office:value="-109.89011">
                <text:p>-109.89011</text:p>
              </table:table-cell>
              <table:table-cell office:value-type="float" office:value="-145.60439575">
                <text:p>-145.60439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725274999994">
                <text:p>2.74725274999994</text:p>
              </table:table-cell>
              <table:table-cell office:value-type="float" office:value="-49.4505494999999">
                <text:p>-49.4505494999999</text:p>
              </table:table-cell>
              <table:table-cell office:value-type="float" office:value="-85.1648352499996">
                <text:p>-85.1648352499996</text:p>
              </table:table-cell>
              <table:table-cell office:value-type="float" office:value="-27.4725274999999">
                <text:p>-27.4725274999999</text:p>
              </table:table-cell>
              <table:table-cell office:value-type="float" office:value="-79.6703297499998">
                <text:p>-79.67032974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7362637499997">
                <text:p>-1.37362637499997</text:p>
              </table:table-cell>
              <table:table-cell office:value-type="float" office:value="-39.8351648749999">
                <text:p>-39.8351648749999</text:p>
              </table:table-cell>
              <table:table-cell office:value-type="float" office:value="-61.8131868749999">
                <text:p>-61.8131868749999</text:p>
              </table:table-cell>
              <table:table-cell office:value-type="float" office:value="-15.1098901249999">
                <text:p>-15.1098901249999</text:p>
              </table:table-cell>
              <table:table-cell office:value-type="float" office:value="-56.3186813749998">
                <text:p>-56.318681374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5.5494506249996">
                <text:p>-75.5494506249996</text:p>
              </table:table-cell>
              <table:table-cell office:value-type="float" office:value="-141.483516625">
                <text:p>-141.483516625</text:p>
              </table:table-cell>
              <table:table-cell office:value-type="float" office:value="-160.714285875">
                <text:p>-160.714285875</text:p>
              </table:table-cell>
              <table:table-cell office:value-type="float" office:value="-94.7802198749997">
                <text:p>-94.7802198749997</text:p>
              </table:table-cell>
              <table:table-cell office:value-type="float" office:value="-130.494505625">
                <text:p>-130.49450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725274999994">
                <text:p>2.74725274999994</text:p>
              </table:table-cell>
              <table:table-cell office:value-type="float" office:value="-71.4285715">
                <text:p>-71.4285715</text:p>
              </table:table-cell>
              <table:table-cell office:value-type="float" office:value="-112.63736275">
                <text:p>-112.63736275</text:p>
              </table:table-cell>
              <table:table-cell office:value-type="float" office:value="-24.72527475">
                <text:p>-24.72527475</text:p>
              </table:table-cell>
              <table:table-cell office:value-type="float" office:value="-74.1758242499999">
                <text:p>-74.17582424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8.516483625">
                <text:p>-108.516483625</text:p>
              </table:table-cell>
              <table:table-cell office:value-type="float" office:value="-185.439560625">
                <text:p>-185.439560625</text:p>
              </table:table-cell>
              <table:table-cell office:value-type="float" office:value="-199.175824375">
                <text:p>-199.175824375</text:p>
              </table:table-cell>
              <table:table-cell office:value-type="float" office:value="-144.230769375">
                <text:p>-144.230769375</text:p>
              </table:table-cell>
              <table:table-cell office:value-type="float" office:value="-196.428571625">
                <text:p>-196.428571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.351648375">
                <text:p>-23.351648375</text:p>
              </table:table-cell>
              <table:table-cell office:value-type="float" office:value="-100.274725375">
                <text:p>-100.274725375</text:p>
              </table:table-cell>
              <table:table-cell office:value-type="float" office:value="-105.769230875">
                <text:p>-105.769230875</text:p>
              </table:table-cell>
              <table:table-cell office:value-type="float" office:value="-53.5714286249998">
                <text:p>-53.5714286249998</text:p>
              </table:table-cell>
              <table:table-cell office:value-type="float" office:value="-116.758241875">
                <text:p>-116.75824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3.62637375">
                <text:p>-123.62637375</text:p>
              </table:table-cell>
              <table:table-cell office:value-type="float" office:value="-203.2967035">
                <text:p>-203.2967035</text:p>
              </table:table-cell>
              <table:table-cell office:value-type="float" office:value="-225.2747255">
                <text:p>-225.2747255</text:p>
              </table:table-cell>
              <table:table-cell office:value-type="float" office:value="-162.08791225">
                <text:p>-162.08791225</text:p>
              </table:table-cell>
              <table:table-cell office:value-type="float" office:value="-211.53846175">
                <text:p>-211.53846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681318750001">
                <text:p>6.8681318750001</text:p>
              </table:table-cell>
              <table:table-cell office:value-type="float" office:value="-67.3076923749998">
                <text:p>-67.3076923749998</text:p>
              </table:table-cell>
              <table:table-cell office:value-type="float" office:value="-72.8021978750002">
                <text:p>-72.8021978750002</text:p>
              </table:table-cell>
              <table:table-cell office:value-type="float" office:value="-23.3516483749997">
                <text:p>-23.3516483749997</text:p>
              </table:table-cell>
              <table:table-cell office:value-type="float" office:value="-67.3076923749998">
                <text:p>-67.307692374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8241758749999">
                <text:p>50.8241758749999</text:p>
              </table:table-cell>
              <table:table-cell office:value-type="float" office:value="1.37362637499997">
                <text:p>1.37362637499997</text:p>
              </table:table-cell>
              <table:table-cell office:value-type="float" office:value="-20.604395625">
                <text:p>-20.604395625</text:p>
              </table:table-cell>
              <table:table-cell office:value-type="float" office:value="28.8461538749999">
                <text:p>28.8461538749999</text:p>
              </table:table-cell>
              <table:table-cell office:value-type="float" office:value="-4.12087912500016">
                <text:p>-4.12087912500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.7032967500002">
                <text:p>-46.7032967500002</text:p>
              </table:table-cell>
              <table:table-cell office:value-type="float" office:value="-46.7032967500002">
                <text:p>-46.7032967500002</text:p>
              </table:table-cell>
              <table:table-cell office:value-type="float" office:value="-68.6813187500002">
                <text:p>-68.6813187500002</text:p>
              </table:table-cell>
              <table:table-cell office:value-type="float" office:value="-24.72527475">
                <text:p>-24.72527475</text:p>
              </table:table-cell>
              <table:table-cell office:value-type="float" office:value="-60.4395604999999">
                <text:p>-60.4395604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362637499997">
                <text:p>1.37362637499997</text:p>
              </table:table-cell>
              <table:table-cell office:value-type="float" office:value="-26.0989011250002">
                <text:p>-26.0989011250002</text:p>
              </table:table-cell>
              <table:table-cell office:value-type="float" office:value="-45.329670375">
                <text:p>-45.329670375</text:p>
              </table:table-cell>
              <table:table-cell office:value-type="float" office:value="-6.8681318750001">
                <text:p>-6.8681318750001</text:p>
              </table:table-cell>
              <table:table-cell office:value-type="float" office:value="-48.0769231250002">
                <text:p>-48.07692312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.604395625">
                <text:p>-20.604395625</text:p>
              </table:table-cell>
              <table:table-cell office:value-type="float" office:value="-42.5824176250001">
                <text:p>-42.5824176250001</text:p>
              </table:table-cell>
              <table:table-cell office:value-type="float" office:value="-42.5824176250001">
                <text:p>-42.5824176250001</text:p>
              </table:table-cell>
              <table:table-cell office:value-type="float" office:value="-9.61538462500004">
                <text:p>-9.61538462500004</text:p>
              </table:table-cell>
              <table:table-cell office:value-type="float" office:value="-72.8021978749999">
                <text:p>-72.802197874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9.615384875">
                <text:p>-259.615384875</text:p>
              </table:table-cell>
              <table:table-cell office:value-type="float" office:value="-300.824176125">
                <text:p>-300.824176125</text:p>
              </table:table-cell>
              <table:table-cell office:value-type="float" office:value="-267.857143125">
                <text:p>-267.857143125</text:p>
              </table:table-cell>
              <table:table-cell office:value-type="float" office:value="-256.868132125">
                <text:p>-256.868132125</text:p>
              </table:table-cell>
              <table:table-cell office:value-type="float" office:value="-325.549450875">
                <text:p>-325.549450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57.69230775">
                <text:p>-57.69230775</text:p>
              </table:table-cell>
              <table:table-cell office:value-type="float" office:value="-52.1978022500001">
                <text:p>-52.1978022500001</text:p>
              </table:table-cell>
              <table:table-cell office:value-type="float" office:value="-13.73626375">
                <text:p>-13.73626375</text:p>
              </table:table-cell>
              <table:table-cell office:value-type="float" office:value="-38.4615384999999">
                <text:p>-38.4615384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.0879121249999">
                <text:p>-37.0879121249999</text:p>
              </table:table-cell>
              <table:table-cell office:value-type="float" office:value="-53.5714286250001">
                <text:p>-53.5714286250001</text:p>
              </table:table-cell>
              <table:table-cell office:value-type="float" office:value="-50.8241758750001">
                <text:p>-50.8241758750001</text:p>
              </table:table-cell>
              <table:table-cell office:value-type="float" office:value="-28.8461538750001">
                <text:p>-28.8461538750001</text:p>
              </table:table-cell>
              <table:table-cell office:value-type="float" office:value="-42.5824176249998">
                <text:p>-42.582417624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.1098901250002">
                <text:p>-15.1098901250002</text:p>
              </table:table-cell>
              <table:table-cell office:value-type="float" office:value="-28.8461538750001">
                <text:p>-28.8461538750001</text:p>
              </table:table-cell>
              <table:table-cell office:value-type="float" office:value="-50.8241758750001">
                <text:p>-50.8241758750001</text:p>
              </table:table-cell>
              <table:table-cell office:value-type="float" office:value="-28.8461538750001">
                <text:p>-28.8461538750001</text:p>
              </table:table-cell>
              <table:table-cell office:value-type="float" office:value="-39.8351648749999">
                <text:p>-39.835164874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.58241775">
                <text:p>167.58241775</text:p>
              </table:table-cell>
              <table:table-cell office:value-type="float" office:value="129.12087925">
                <text:p>129.12087925</text:p>
              </table:table-cell>
              <table:table-cell office:value-type="float" office:value="126.3736265">
                <text:p>126.3736265</text:p>
              </table:table-cell>
              <table:table-cell office:value-type="float" office:value="148.3516485">
                <text:p>148.3516485</text:p>
              </table:table-cell>
              <table:table-cell office:value-type="float" office:value="131.868132">
                <text:p>131.868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49450550000013">
                <text:p>-5.49450550000013</text:p>
              </table:table-cell>
              <table:table-cell office:value-type="float" office:value="-49.4505494999999">
                <text:p>-49.4505494999999</text:p>
              </table:table-cell>
              <table:table-cell office:value-type="float" office:value="-43.956044">
                <text:p>-43.956044</text:p>
              </table:table-cell>
              <table:table-cell office:value-type="float" office:value="-38.4615385000002">
                <text:p>-38.4615385000002</text:p>
              </table:table-cell>
              <table:table-cell office:value-type="float" office:value="-54.9450549999998">
                <text:p>-54.94505499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7362637499973">
                <text:p>1.37362637499973</text:p>
              </table:table-cell>
              <table:table-cell office:value-type="float" office:value="-56.318681375">
                <text:p>-56.318681375</text:p>
              </table:table-cell>
              <table:table-cell office:value-type="float" office:value="-6.8681318750001">
                <text:p>-6.8681318750001</text:p>
              </table:table-cell>
              <table:table-cell office:value-type="float" office:value="-37.0879121249999">
                <text:p>-37.0879121249999</text:p>
              </table:table-cell>
              <table:table-cell office:value-type="float" office:value="-50.8241758750001">
                <text:p>-50.824175875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967033">
                <text:p>32.967033</text:p>
              </table:table-cell>
              <table:table-cell office:value-type="float" office:value="19.2307692499998">
                <text:p>19.2307692499998</text:p>
              </table:table-cell>
              <table:table-cell office:value-type="float" office:value="21.978022">
                <text:p>21.978022</text:p>
              </table:table-cell>
              <table:table-cell office:value-type="float" office:value="24.72527475">
                <text:p>24.72527475</text:p>
              </table:table-cell>
              <table:table-cell office:value-type="float" office:value="-2.74725274999994">
                <text:p>-2.7472527499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65934075">
                <text:p>90.65934075</text:p>
              </table:table-cell>
              <table:table-cell office:value-type="float" office:value="82.4175825">
                <text:p>82.4175825</text:p>
              </table:table-cell>
              <table:table-cell office:value-type="float" office:value="87.9120880000001">
                <text:p>87.9120880000001</text:p>
              </table:table-cell>
              <table:table-cell office:value-type="float" office:value="90.65934075">
                <text:p>90.65934075</text:p>
              </table:table-cell>
              <table:table-cell office:value-type="float" office:value="96.1538462500002">
                <text:p>96.15384625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21.978022">
                <text:p>-21.978022</text:p>
              </table:table-cell>
              <table:table-cell office:value-type="float" office:value="-38.4615385000002">
                <text:p>-38.4615385000002</text:p>
              </table:table-cell>
              <table:table-cell office:value-type="float" office:value="-8.24175825000007">
                <text:p>-8.24175825000007</text:p>
              </table:table-cell>
              <table:table-cell office:value-type="float" office:value="-10.989011">
                <text:p>-10.989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3.846154">
                <text:p>-153.846154</text:p>
              </table:table-cell>
              <table:table-cell office:value-type="float" office:value="-164.835165">
                <text:p>-164.835165</text:p>
              </table:table-cell>
              <table:table-cell office:value-type="float" office:value="-186.813187">
                <text:p>-186.813187</text:p>
              </table:table-cell>
              <table:table-cell office:value-type="float" office:value="-175.824176">
                <text:p>-175.824176</text:p>
              </table:table-cell>
              <table:table-cell office:value-type="float" office:value="-184.06593425">
                <text:p>-184.06593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362637375">
                <text:p>-12.362637375</text:p>
              </table:table-cell>
              <table:table-cell office:value-type="float" office:value="-34.340659375">
                <text:p>-34.340659375</text:p>
              </table:table-cell>
              <table:table-cell office:value-type="float" office:value="-42.5824176249998">
                <text:p>-42.5824176249998</text:p>
              </table:table-cell>
              <table:table-cell office:value-type="float" office:value="-26.0989011250002">
                <text:p>-26.0989011250002</text:p>
              </table:table-cell>
              <table:table-cell office:value-type="float" office:value="-42.5824176249998">
                <text:p>-42.58241762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7362637500021">
                <text:p>1.37362637500021</text:p>
              </table:table-cell>
              <table:table-cell office:value-type="float" office:value="-67.3076923749998">
                <text:p>-67.3076923749998</text:p>
              </table:table-cell>
              <table:table-cell office:value-type="float" office:value="-56.318681375">
                <text:p>-56.318681375</text:p>
              </table:table-cell>
              <table:table-cell office:value-type="float" office:value="-45.3296703749998">
                <text:p>-45.3296703749998</text:p>
              </table:table-cell>
              <table:table-cell office:value-type="float" office:value="-59.065934125">
                <text:p>-59.065934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6.318681375">
                <text:p>-56.318681375</text:p>
              </table:table-cell>
              <table:table-cell office:value-type="float" office:value="-72.8021978750002">
                <text:p>-72.8021978750002</text:p>
              </table:table-cell>
              <table:table-cell office:value-type="float" office:value="-59.065934125">
                <text:p>-59.065934125</text:p>
              </table:table-cell>
              <table:table-cell office:value-type="float" office:value="-61.8131868749999">
                <text:p>-61.8131868749999</text:p>
              </table:table-cell>
              <table:table-cell office:value-type="float" office:value="-56.318681375">
                <text:p>-56.318681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4.7802198749999">
                <text:p>-94.7802198749999</text:p>
              </table:table-cell>
              <table:table-cell office:value-type="float" office:value="-89.2857143749998">
                <text:p>-89.2857143749998</text:p>
              </table:table-cell>
              <table:table-cell office:value-type="float" office:value="-89.2857143749998">
                <text:p>-89.2857143749998</text:p>
              </table:table-cell>
              <table:table-cell office:value-type="float" office:value="-103.021978125">
                <text:p>-103.021978125</text:p>
              </table:table-cell>
              <table:table-cell office:value-type="float" office:value="-86.5384616249999">
                <text:p>-86.538461624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7.5274726250001">
                <text:p>-97.5274726250001</text:p>
              </table:table-cell>
              <table:table-cell office:value-type="float" office:value="-86.5384616250003">
                <text:p>-86.5384616250003</text:p>
              </table:table-cell>
              <table:table-cell office:value-type="float" office:value="-116.758241875">
                <text:p>-116.758241875</text:p>
              </table:table-cell>
              <table:table-cell office:value-type="float" office:value="-92.0329671250002">
                <text:p>-92.0329671250002</text:p>
              </table:table-cell>
              <table:table-cell office:value-type="float" office:value="-94.7802198750002">
                <text:p>-94.780219875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2.8021978749999">
                <text:p>-72.8021978749999</text:p>
              </table:table-cell>
              <table:table-cell office:value-type="float" office:value="-59.065934125">
                <text:p>-59.065934125</text:p>
              </table:table-cell>
              <table:table-cell office:value-type="float" office:value="-105.769230875">
                <text:p>-105.769230875</text:p>
              </table:table-cell>
              <table:table-cell office:value-type="float" office:value="-67.307692375">
                <text:p>-67.307692375</text:p>
              </table:table-cell>
              <table:table-cell office:value-type="float" office:value="-78.296703375">
                <text:p>-78.296703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3.021978125">
                <text:p>-103.021978125</text:p>
              </table:table-cell>
              <table:table-cell office:value-type="float" office:value="-81.0439561250002">
                <text:p>-81.0439561250002</text:p>
              </table:table-cell>
              <table:table-cell office:value-type="float" office:value="-114.010989125">
                <text:p>-114.010989125</text:p>
              </table:table-cell>
              <table:table-cell office:value-type="float" office:value="-92.032967125">
                <text:p>-92.032967125</text:p>
              </table:table-cell>
              <table:table-cell office:value-type="float" office:value="-89.285714375">
                <text:p>-89.28571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3.021978125">
                <text:p>-103.0219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205cm" style:legend-expansion="high" chart:style-name="ch2"/>
        <chart:plot-area chart:style-name="ch3" table:cell-range-address="Sheet1.V1:Sheet1.Z41" chart:data-source-has-labels="row" svg:x="0.32cm" svg:y="0.18cm" svg:width="12.931cm" svg:height="8.64cm">
          <chartooo:coordinate-region svg:x="1.127cm" svg:y="0.379cm" svg:width="12.1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2:Sheet1.V41" chart:label-cell-address="Sheet1.V1:Sheet1.V1" chart:class="chart:line">
            <chart:data-point chart:repeated="40"/>
          </chart:series>
          <chart:series chart:style-name="ch7" chart:values-cell-range-address="Sheet1.W2:Sheet1.W41" chart:label-cell-address="Sheet1.W1:Sheet1.W1" chart:class="chart:line">
            <chart:data-point chart:repeated="40"/>
          </chart:series>
          <chart:series chart:style-name="ch8" chart:values-cell-range-address="Sheet1.X2:Sheet1.X41" chart:label-cell-address="Sheet1.X1:Sheet1.X1" chart:class="chart:line">
            <chart:data-point chart:repeated="40"/>
          </chart:series>
          <chart:series chart:style-name="ch9" chart:values-cell-range-address="Sheet1.Y2:Sheet1.Y41" chart:label-cell-address="Sheet1.Y1:Sheet1.Y1" chart:class="chart:line">
            <chart:data-point chart:repeated="40"/>
          </chart:series>
          <chart:series chart:style-name="ch10" chart:values-cell-range-address="Sheet1.Z2:Sheet1.Z41" chart:label-cell-address="Sheet1.Z1:Sheet1.Z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1</text:p>
                <draw:g>
                  <svg:desc>Sheet1.V1:Sheet1.V1</svg:desc>
                </draw:g>
              </table:table-cell>
              <table:table-cell office:value-type="string">
                <text:p>Delta 2</text:p>
                <draw:g>
                  <svg:desc>Sheet1.W1:Sheet1.W1</svg:desc>
                </draw:g>
              </table:table-cell>
              <table:table-cell office:value-type="string">
                <text:p>Delta 3</text:p>
                <draw:g>
                  <svg:desc>Sheet1.X1:Sheet1.X1</svg:desc>
                </draw:g>
              </table:table-cell>
              <table:table-cell office:value-type="string">
                <text:p>Delta 4</text:p>
                <draw:g>
                  <svg:desc>Sheet1.Y1:Sheet1.Y1</svg:desc>
                </draw:g>
              </table:table-cell>
              <table:table-cell office:value-type="string">
                <text:p>Delta 5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V2:Sheet1.V41</svg:desc>
                </draw:g>
              </table:table-cell>
              <table:table-cell office:value-type="float" office:value="19.2307692500001">
                <text:p>19.2307692500001</text:p>
                <draw:g>
                  <svg:desc>Sheet1.W2:Sheet1.W41</svg:desc>
                </draw:g>
              </table:table-cell>
              <table:table-cell office:value-type="float" office:value="0">
                <text:p>0</text:p>
                <draw:g>
                  <svg:desc>Sheet1.X2:Sheet1.X41</svg:desc>
                </draw:g>
              </table:table-cell>
              <table:table-cell office:value-type="float" office:value="NaN">
                <text:p>NaN</text:p>
                <draw:g>
                  <svg:desc>Sheet1.Y2:Sheet1.Y41</svg:desc>
                </draw:g>
              </table:table-cell>
              <table:table-cell office:value-type="float" office:value="-19.2307692500001">
                <text:p>-19.2307692500001</text:p>
                <draw:g>
                  <svg:desc>Sheet1.Z2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2637362999999">
                <text:p>36.2637362999999</text:p>
              </table:table-cell>
              <table:table-cell office:value-type="float" office:value="25.2747253000001">
                <text:p>25.2747253000001</text:p>
              </table:table-cell>
              <table:table-cell office:value-type="float" office:value="-26.92307695">
                <text:p>-26.92307695</text:p>
              </table:table-cell>
              <table:table-cell office:value-type="float" office:value="-15.93406595">
                <text:p>-15.93406595</text:p>
              </table:table-cell>
              <table:table-cell office:value-type="float" office:value="-18.6813187">
                <text:p>-18.681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2967033499999">
                <text:p>53.2967033499999</text:p>
              </table:table-cell>
              <table:table-cell office:value-type="float" office:value="9.3406593499999">
                <text:p>9.3406593499999</text:p>
              </table:table-cell>
              <table:table-cell office:value-type="float" office:value="-37.3626374000001">
                <text:p>-37.3626374000001</text:p>
              </table:table-cell>
              <table:table-cell office:value-type="float" office:value="-15.3846154000001">
                <text:p>-15.3846154000001</text:p>
              </table:table-cell>
              <table:table-cell office:value-type="float" office:value="-9.89010989999969">
                <text:p>-9.89010989999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0549451000002">
                <text:p>45.0549451000002</text:p>
              </table:table-cell>
              <table:table-cell office:value-type="float" office:value="17.5824176">
                <text:p>17.5824176</text:p>
              </table:table-cell>
              <table:table-cell office:value-type="float" office:value="-37.3626374">
                <text:p>-37.3626374</text:p>
              </table:table-cell>
              <table:table-cell office:value-type="float" office:value="-12.6373626500001">
                <text:p>-12.6373626500001</text:p>
              </table:table-cell>
              <table:table-cell office:value-type="float" office:value="-12.6373626500001">
                <text:p>-12.63736265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8241758999999">
                <text:p>75.8241758999999</text:p>
              </table:table-cell>
              <table:table-cell office:value-type="float" office:value="9.89010989999989">
                <text:p>9.89010989999989</text:p>
              </table:table-cell>
              <table:table-cell office:value-type="float" office:value="-42.30769235">
                <text:p>-42.30769235</text:p>
              </table:table-cell>
              <table:table-cell office:value-type="float" office:value="-14.8351648500001">
                <text:p>-14.8351648500001</text:p>
              </table:table-cell>
              <table:table-cell office:value-type="float" office:value="-28.5714285999998">
                <text:p>-28.5714285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2637363000001">
                <text:p>36.2637363000001</text:p>
              </table:table-cell>
              <table:table-cell office:value-type="float" office:value="14.2857143000001">
                <text:p>14.2857143000001</text:p>
              </table:table-cell>
              <table:table-cell office:value-type="float" office:value="-24.1758242000001">
                <text:p>-24.1758242000001</text:p>
              </table:table-cell>
              <table:table-cell office:value-type="float" office:value="-7.69230769999993">
                <text:p>-7.69230769999993</text:p>
              </table:table-cell>
              <table:table-cell office:value-type="float" office:value="-18.6813187000002">
                <text:p>-18.6813187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3736263999999">
                <text:p>26.3736263999999</text:p>
              </table:table-cell>
              <table:table-cell office:value-type="float" office:value="18.13186815">
                <text:p>18.13186815</text:p>
              </table:table-cell>
              <table:table-cell office:value-type="float" office:value="-28.5714286">
                <text:p>-28.5714286</text:p>
              </table:table-cell>
              <table:table-cell office:value-type="float" office:value="1.64835164999988">
                <text:p>1.64835164999988</text:p>
              </table:table-cell>
              <table:table-cell office:value-type="float" office:value="-17.5824175999997">
                <text:p>-17.5824175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5714286">
                <text:p>28.5714286</text:p>
              </table:table-cell>
              <table:table-cell office:value-type="float" office:value="17.5824176000002">
                <text:p>17.5824176000002</text:p>
              </table:table-cell>
              <table:table-cell office:value-type="float" office:value="-31.8681319000002">
                <text:p>-31.8681319000002</text:p>
              </table:table-cell>
              <table:table-cell office:value-type="float" office:value="9.34065934999988">
                <text:p>9.34065934999988</text:p>
              </table:table-cell>
              <table:table-cell office:value-type="float" office:value="-23.6263736499999">
                <text:p>-23.62637364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59340665">
                <text:p>56.59340665</text:p>
              </table:table-cell>
              <table:table-cell office:value-type="float" office:value="-1.09890110000019">
                <text:p>-1.09890110000019</text:p>
              </table:table-cell>
              <table:table-cell office:value-type="float" office:value="-34.0659341">
                <text:p>-34.0659341</text:p>
              </table:table-cell>
              <table:table-cell office:value-type="float" office:value="7.14285715000013">
                <text:p>7.14285715000013</text:p>
              </table:table-cell>
              <table:table-cell office:value-type="float" office:value="-28.5714286000001">
                <text:p>-28.5714286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5494505999998">
                <text:p>50.5494505999998</text:p>
              </table:table-cell>
              <table:table-cell office:value-type="float" office:value="-1.64835165000006">
                <text:p>-1.64835165000006</text:p>
              </table:table-cell>
              <table:table-cell office:value-type="float" office:value="-37.3626373999998">
                <text:p>-37.3626373999998</text:p>
              </table:table-cell>
              <table:table-cell office:value-type="float" office:value="20.32967035">
                <text:p>20.32967035</text:p>
              </table:table-cell>
              <table:table-cell office:value-type="float" office:value="-31.8681318999999">
                <text:p>-31.8681318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5164835499999">
                <text:p>33.5164835499999</text:p>
              </table:table-cell>
              <table:table-cell office:value-type="float" office:value="-4.94505494999999">
                <text:p>-4.94505494999999</text:p>
              </table:table-cell>
              <table:table-cell office:value-type="float" office:value="-26.92307695">
                <text:p>-26.92307695</text:p>
              </table:table-cell>
              <table:table-cell office:value-type="float" office:value="19.7802198">
                <text:p>19.7802198</text:p>
              </table:table-cell>
              <table:table-cell office:value-type="float" office:value="-21.4285714499999">
                <text:p>-21.42857144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0549451000001">
                <text:p>45.0549451000001</text:p>
              </table:table-cell>
              <table:table-cell office:value-type="float" office:value="-20.8791209">
                <text:p>-20.8791209</text:p>
              </table:table-cell>
              <table:table-cell office:value-type="float" office:value="-40.10989015">
                <text:p>-40.10989015</text:p>
              </table:table-cell>
              <table:table-cell office:value-type="float" office:value="25.82417585">
                <text:p>25.82417585</text:p>
              </table:table-cell>
              <table:table-cell office:value-type="float" office:value="-9.89010990000018">
                <text:p>-9.890109900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7912088499999">
                <text:p>58.7912088499999</text:p>
              </table:table-cell>
              <table:table-cell office:value-type="float" office:value="-15.3846154">
                <text:p>-15.3846154</text:p>
              </table:table-cell>
              <table:table-cell office:value-type="float" office:value="-56.5934066500001">
                <text:p>-56.5934066500001</text:p>
              </table:table-cell>
              <table:table-cell office:value-type="float" office:value="31.31868135">
                <text:p>31.31868135</text:p>
              </table:table-cell>
              <table:table-cell office:value-type="float" office:value="-18.1318681499999">
                <text:p>-18.13186814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2417582999999">
                <text:p>58.2417582999999</text:p>
              </table:table-cell>
              <table:table-cell office:value-type="float" office:value="-18.6813186999999">
                <text:p>-18.6813186999999</text:p>
              </table:table-cell>
              <table:table-cell office:value-type="float" office:value="-32.4175824500001">
                <text:p>-32.4175824500001</text:p>
              </table:table-cell>
              <table:table-cell office:value-type="float" office:value="22.5274725500002">
                <text:p>22.5274725500002</text:p>
              </table:table-cell>
              <table:table-cell office:value-type="float" office:value="-29.6703297000001">
                <text:p>-29.6703297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5934066499999">
                <text:p>56.5934066499999</text:p>
              </table:table-cell>
              <table:table-cell office:value-type="float" office:value="-20.32967035">
                <text:p>-20.32967035</text:p>
              </table:table-cell>
              <table:table-cell office:value-type="float" office:value="-25.8241758499998">
                <text:p>-25.8241758499998</text:p>
              </table:table-cell>
              <table:table-cell office:value-type="float" office:value="26.3736264">
                <text:p>26.3736264</text:p>
              </table:table-cell>
              <table:table-cell office:value-type="float" office:value="-36.8131868500001">
                <text:p>-36.81318685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5384616">
                <text:p>61.5384616</text:p>
              </table:table-cell>
              <table:table-cell office:value-type="float" office:value="-18.1318681499998">
                <text:p>-18.1318681499998</text:p>
              </table:table-cell>
              <table:table-cell office:value-type="float" office:value="-40.1098901499998">
                <text:p>-40.1098901499998</text:p>
              </table:table-cell>
              <table:table-cell office:value-type="float" office:value="23.0769230999998">
                <text:p>23.0769230999998</text:p>
              </table:table-cell>
              <table:table-cell office:value-type="float" office:value="-26.3736264000001">
                <text:p>-26.3736264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6483517">
                <text:p>51.6483517</text:p>
              </table:table-cell>
              <table:table-cell office:value-type="float" office:value="-22.5274725499999">
                <text:p>-22.5274725499999</text:p>
              </table:table-cell>
              <table:table-cell office:value-type="float" office:value="-28.0219780500003">
                <text:p>-28.0219780500003</text:p>
              </table:table-cell>
              <table:table-cell office:value-type="float" office:value="21.4285714500001">
                <text:p>21.4285714500001</text:p>
              </table:table-cell>
              <table:table-cell office:value-type="float" office:value="-22.5274725499999">
                <text:p>-22.52747254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5604396">
                <text:p>39.5604396</text:p>
              </table:table-cell>
              <table:table-cell office:value-type="float" office:value="-9.89010989999994">
                <text:p>-9.89010989999994</text:p>
              </table:table-cell>
              <table:table-cell office:value-type="float" office:value="-31.8681319">
                <text:p>-31.8681319</text:p>
              </table:table-cell>
              <table:table-cell office:value-type="float" office:value="17.5824176">
                <text:p>17.5824176</text:p>
              </table:table-cell>
              <table:table-cell office:value-type="float" office:value="-15.3846154000001">
                <text:p>-15.3846154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4725274999989">
                <text:p>2.74725274999989</text:p>
              </table:table-cell>
              <table:table-cell office:value-type="float" office:value="2.74725274999989">
                <text:p>2.74725274999989</text:p>
              </table:table-cell>
              <table:table-cell office:value-type="float" office:value="-19.2307692500001">
                <text:p>-19.2307692500001</text:p>
              </table:table-cell>
              <table:table-cell office:value-type="float" office:value="24.7252747500002">
                <text:p>24.7252747500002</text:p>
              </table:table-cell>
              <table:table-cell office:value-type="float" office:value="-10.9890109999998">
                <text:p>-10.989010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3736264000001">
                <text:p>26.3736264000001</text:p>
              </table:table-cell>
              <table:table-cell office:value-type="float" office:value="-1.09890110000008">
                <text:p>-1.09890110000008</text:p>
              </table:table-cell>
              <table:table-cell office:value-type="float" office:value="-20.3296703499999">
                <text:p>-20.3296703499999</text:p>
              </table:table-cell>
              <table:table-cell office:value-type="float" office:value="18.13186815">
                <text:p>18.13186815</text:p>
              </table:table-cell>
              <table:table-cell office:value-type="float" office:value="-23.0769231000001">
                <text:p>-23.0769231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03296705">
                <text:p>17.03296705</text:p>
              </table:table-cell>
              <table:table-cell office:value-type="float" office:value="-4.94505495000004">
                <text:p>-4.94505495000004</text:p>
              </table:table-cell>
              <table:table-cell office:value-type="float" office:value="-4.94505495000004">
                <text:p>-4.94505495000004</text:p>
              </table:table-cell>
              <table:table-cell office:value-type="float" office:value="28.02197805">
                <text:p>28.02197805</text:p>
              </table:table-cell>
              <table:table-cell office:value-type="float" office:value="-35.1648351999999">
                <text:p>-35.164835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5274725500001">
                <text:p>22.5274725500001</text:p>
              </table:table-cell>
              <table:table-cell office:value-type="float" office:value="-18.6813187">
                <text:p>-18.6813187</text:p>
              </table:table-cell>
              <table:table-cell office:value-type="float" office:value="14.2857142999998">
                <text:p>14.2857142999998</text:p>
              </table:table-cell>
              <table:table-cell office:value-type="float" office:value="25.2747253000001">
                <text:p>25.2747253000001</text:p>
              </table:table-cell>
              <table:table-cell office:value-type="float" office:value="-43.4065934499999">
                <text:p>-43.40659344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41758245">
                <text:p>32.41758245</text:p>
              </table:table-cell>
              <table:table-cell office:value-type="float" office:value="-25.2747253">
                <text:p>-25.2747253</text:p>
              </table:table-cell>
              <table:table-cell office:value-type="float" office:value="-19.7802198000001">
                <text:p>-19.7802198000001</text:p>
              </table:table-cell>
              <table:table-cell office:value-type="float" office:value="18.6813187">
                <text:p>18.6813187</text:p>
              </table:table-cell>
              <table:table-cell office:value-type="float" office:value="-6.04395604999992">
                <text:p>-6.04395604999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9450550000008">
                <text:p>5.49450550000008</text:p>
              </table:table-cell>
              <table:table-cell office:value-type="float" office:value="-10.9890110000001">
                <text:p>-10.9890110000001</text:p>
              </table:table-cell>
              <table:table-cell office:value-type="float" office:value="-8.24175825000012">
                <text:p>-8.24175825000012</text:p>
              </table:table-cell>
              <table:table-cell office:value-type="float" office:value="13.7362637499999">
                <text:p>13.7362637499999</text:p>
              </table:table-cell>
              <table:table-cell office:value-type="float" office:value="0.000000000000198951966012828">
                <text:p>0.000000000000198951966012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5824175999999">
                <text:p>17.5824175999999</text:p>
              </table:table-cell>
              <table:table-cell office:value-type="float" office:value="3.84615384999996">
                <text:p>3.84615384999996</text:p>
              </table:table-cell>
              <table:table-cell office:value-type="float" office:value="-18.1318681500001">
                <text:p>-18.1318681500001</text:p>
              </table:table-cell>
              <table:table-cell office:value-type="float" office:value="3.84615384999996">
                <text:p>3.84615384999996</text:p>
              </table:table-cell>
              <table:table-cell office:value-type="float" office:value="-7.14285714999981">
                <text:p>-7.14285714999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92307695">
                <text:p>26.92307695</text:p>
              </table:table-cell>
              <table:table-cell office:value-type="float" office:value="-11.5384615500001">
                <text:p>-11.5384615500001</text:p>
              </table:table-cell>
              <table:table-cell office:value-type="float" office:value="-14.2857143">
                <text:p>-14.2857143</text:p>
              </table:table-cell>
              <table:table-cell office:value-type="float" office:value="7.69230769999996">
                <text:p>7.69230769999996</text:p>
              </table:table-cell>
              <table:table-cell office:value-type="float" office:value="-8.79120879999994">
                <text:p>-8.79120879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9670329999999">
                <text:p>32.9670329999999</text:p>
              </table:table-cell>
              <table:table-cell office:value-type="float" office:value="-10.9890109999999">
                <text:p>-10.9890109999999</text:p>
              </table:table-cell>
              <table:table-cell office:value-type="float" office:value="-5.49450550000003">
                <text:p>-5.49450550000003</text:p>
              </table:table-cell>
              <table:table-cell office:value-type="float" office:value="-0.000000000000149213974509621">
                <text:p>-0.000000000000149213974509621</text:p>
              </table:table-cell>
              <table:table-cell office:value-type="float" office:value="-16.4835164999998">
                <text:p>-16.48351649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3186813499998">
                <text:p>31.3186813499998</text:p>
              </table:table-cell>
              <table:table-cell office:value-type="float" office:value="-26.3736263999999">
                <text:p>-26.3736263999999</text:p>
              </table:table-cell>
              <table:table-cell office:value-type="float" office:value="23.0769231">
                <text:p>23.0769231</text:p>
              </table:table-cell>
              <table:table-cell office:value-type="float" office:value="-7.14285714999984">
                <text:p>-7.14285714999984</text:p>
              </table:table-cell>
              <table:table-cell office:value-type="float" office:value="-20.8791209">
                <text:p>-20.8791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362637500001">
                <text:p>13.7362637500001</text:p>
              </table:table-cell>
              <table:table-cell office:value-type="float" office:value="-0.00000000000014210854715202">
                <text:p>-0.00000000000014210854715202</text:p>
              </table:table-cell>
              <table:table-cell office:value-type="float" office:value="2.74725275000004">
                <text:p>2.74725275000004</text:p>
              </table:table-cell>
              <table:table-cell office:value-type="float" office:value="5.49450549999999">
                <text:p>5.49450549999999</text:p>
              </table:table-cell>
              <table:table-cell office:value-type="float" office:value="-21.9780219999999">
                <text:p>-21.978021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9890109999998">
                <text:p>1.09890109999998</text:p>
              </table:table-cell>
              <table:table-cell office:value-type="float" office:value="-7.14285715000008">
                <text:p>-7.14285715000008</text:p>
              </table:table-cell>
              <table:table-cell office:value-type="float" office:value="-1.64835164999997">
                <text:p>-1.64835164999997</text:p>
              </table:table-cell>
              <table:table-cell office:value-type="float" office:value="1.09890109999998">
                <text:p>1.09890109999998</text:p>
              </table:table-cell>
              <table:table-cell office:value-type="float" office:value="6.59340660000011">
                <text:p>6.59340660000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3406595">
                <text:p>15.93406595</text:p>
              </table:table-cell>
              <table:table-cell office:value-type="float" office:value="-6.04395604999997">
                <text:p>-6.04395604999997</text:p>
              </table:table-cell>
              <table:table-cell office:value-type="float" office:value="-22.5274725500001">
                <text:p>-22.5274725500001</text:p>
              </table:table-cell>
              <table:table-cell office:value-type="float" office:value="7.69230769999998">
                <text:p>7.69230769999998</text:p>
              </table:table-cell>
              <table:table-cell office:value-type="float" office:value="4.94505495000004">
                <text:p>4.94505495000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2307692500001">
                <text:p>19.2307692500001</text:p>
              </table:table-cell>
              <table:table-cell office:value-type="float" office:value="8.24175824999983">
                <text:p>8.24175824999983</text:p>
              </table:table-cell>
              <table:table-cell office:value-type="float" office:value="-13.7362637500002">
                <text:p>-13.7362637500002</text:p>
              </table:table-cell>
              <table:table-cell office:value-type="float" office:value="-2.74725274999994">
                <text:p>-2.74725274999994</text:p>
              </table:table-cell>
              <table:table-cell office:value-type="float" office:value="-10.9890109999998">
                <text:p>-10.989010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23076925">
                <text:p>19.23076925</text:p>
              </table:table-cell>
              <table:table-cell office:value-type="float" office:value="-2.74725275000004">
                <text:p>-2.74725275000004</text:p>
              </table:table-cell>
              <table:table-cell office:value-type="float" office:value="-10.9890109999999">
                <text:p>-10.9890109999999</text:p>
              </table:table-cell>
              <table:table-cell office:value-type="float" office:value="5.49450549999979">
                <text:p>5.49450549999979</text:p>
              </table:table-cell>
              <table:table-cell office:value-type="float" office:value="-10.9890109999999">
                <text:p>-10.989010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7032967500001">
                <text:p>46.7032967500001</text:p>
              </table:table-cell>
              <table:table-cell office:value-type="float" office:value="-21.9780219999999">
                <text:p>-21.9780219999999</text:p>
              </table:table-cell>
              <table:table-cell office:value-type="float" office:value="-10.9890110000002">
                <text:p>-10.9890110000002</text:p>
              </table:table-cell>
              <table:table-cell office:value-type="float" office:value="0">
                <text:p>0</text:p>
              </table:table-cell>
              <table:table-cell office:value-type="float" office:value="-13.7362637500001">
                <text:p>-13.73626375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4505494999999">
                <text:p>4.94505494999999</text:p>
              </table:table-cell>
              <table:table-cell office:value-type="float" office:value="-11.5384615500002">
                <text:p>-11.5384615500002</text:p>
              </table:table-cell>
              <table:table-cell office:value-type="float" office:value="2.19780220000005">
                <text:p>2.19780220000005</text:p>
              </table:table-cell>
              <table:table-cell office:value-type="float" office:value="-0.549450549999889">
                <text:p>-0.549450549999889</text:p>
              </table:table-cell>
              <table:table-cell office:value-type="float" office:value="4.94505494999999">
                <text:p>4.94505494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19780220000005">
                <text:p>-2.19780220000005</text:p>
              </table:table-cell>
              <table:table-cell office:value-type="float" office:value="3.29670330000008">
                <text:p>3.29670330000008</text:p>
              </table:table-cell>
              <table:table-cell office:value-type="float" office:value="3.29670330000008">
                <text:p>3.29670330000008</text:p>
              </table:table-cell>
              <table:table-cell office:value-type="float" office:value="-10.4395604500001">
                <text:p>-10.4395604500001</text:p>
              </table:table-cell>
              <table:table-cell office:value-type="float" office:value="6.04395605000002">
                <text:p>6.04395605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.9890109999998">
                <text:p>10.9890109999998</text:p>
              </table:table-cell>
              <table:table-cell office:value-type="float" office:value="-19.23076925">
                <text:p>-19.23076925</text:p>
              </table:table-cell>
              <table:table-cell office:value-type="float" office:value="5.49450549999997">
                <text:p>5.49450549999997</text:p>
              </table:table-cell>
              <table:table-cell office:value-type="float" office:value="2.74725275000003">
                <text:p>2.7472527500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4615385000006">
                <text:p>3.84615385000006</text:p>
              </table:table-cell>
              <table:table-cell office:value-type="float" office:value="17.5824176">
                <text:p>17.5824176</text:p>
              </table:table-cell>
              <table:table-cell office:value-type="float" office:value="-29.12087915">
                <text:p>-29.12087915</text:p>
              </table:table-cell>
              <table:table-cell office:value-type="float" office:value="9.34065934999994">
                <text:p>9.34065934999994</text:p>
              </table:table-cell>
              <table:table-cell office:value-type="float" office:value="-1.64835165000007">
                <text:p>-1.64835165000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14285714999974">
                <text:p>-7.14285714999974</text:p>
              </table:table-cell>
              <table:table-cell office:value-type="float" office:value="14.8351648499998">
                <text:p>14.8351648499998</text:p>
              </table:table-cell>
              <table:table-cell office:value-type="float" office:value="-18.13186815">
                <text:p>-18.13186815</text:p>
              </table:table-cell>
              <table:table-cell office:value-type="float" office:value="3.84615385000002">
                <text:p>3.84615385000002</text:p>
              </table:table-cell>
              <table:table-cell office:value-type="float" office:value="6.59340659999997">
                <text:p>6.59340659999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